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licon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/>
          <table:table-cell office:value-type="string" calcext:value-type="string">
            <text:p>Gsas-ii</text:p>
          </table:table-cell>
          <table:table-cell table:number-columns-repeated="3"/>
          <table:table-cell office:value-type="string" calcext:value-type="string">
            <text:p>11B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.13572210253077" calcext:value-type="float">
            <text:p>3.1357221025</text:p>
          </table:table-cell>
          <table:table-cell office:value-type="float" office:value="7.56731266827012" calcext:value-type="float">
            <text:p>7.56731266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13572210253" calcext:value-type="float">
            <text:p>3.1357221025</text:p>
          </table:table-cell>
          <table:table-cell office:value-type="float" office:value="7.56809" calcext:value-type="float">
            <text:p>7.5680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2978159191" calcext:value-type="float">
            <text:p>1.9202297816</text:p>
          </table:table-cell>
          <table:table-cell office:value-type="float" office:value="12.3724146825711" calcext:value-type="float">
            <text:p>12.37241468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5615" calcext:value-type="float">
            <text:p>2.715615</text:p>
          </table:table-cell>
          <table:table-cell office:value-type="float" office:value="12.37247" calcext:value-type="float">
            <text:p>12.37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46001109" calcext:value-type="float">
            <text:p>1.63757746</text:p>
          </table:table-cell>
          <table:table-cell office:value-type="float" office:value="14.5185831621068" calcext:value-type="float">
            <text:p>14.51858316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2022978159" calcext:value-type="float">
            <text:p>1.9202297816</text:p>
          </table:table-cell>
          <table:table-cell office:value-type="float" office:value="14.51919" calcext:value-type="float">
            <text:p>14.51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75" calcext:value-type="float">
            <text:p>1.3578075</text:p>
          </table:table-cell>
          <table:table-cell office:value-type="float" office:value="17.5315730537423" calcext:value-type="float">
            <text:p>17.53157305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3757746001" calcext:value-type="float">
            <text:p>1.63757746</text:p>
          </table:table-cell>
          <table:table-cell office:value-type="float" office:value="17.53181" calcext:value-type="float">
            <text:p>17.5318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0961626981" calcext:value-type="float">
            <text:p>1.2460096163</text:p>
          </table:table-cell>
          <table:table-cell office:value-type="float" office:value="19.1187233117163" calcext:value-type="float">
            <text:p>19.11872331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6786105127" calcext:value-type="float">
            <text:p>1.5678610513</text:p>
          </table:table-cell>
          <table:table-cell office:value-type="float" office:value="19.1196" calcext:value-type="float">
            <text:p>19.1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18130802" calcext:value-type="float">
            <text:p>1.1086451813</text:p>
          </table:table-cell>
          <table:table-cell office:value-type="float" office:value="21.514208684709" calcext:value-type="float">
            <text:p>21.5142086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8075" calcext:value-type="float">
            <text:p>1.3578075</text:p>
          </table:table-cell>
          <table:table-cell office:value-type="float" office:value="21.51529" calcext:value-type="float">
            <text:p>21.5152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1.04524070084359" calcext:value-type="float">
            <text:p>1.0452407008</text:p>
          </table:table-cell>
          <table:table-cell office:value-type="float" office:value="22.8362958036982" calcext:value-type="float">
            <text:p>22.8362958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4600961627" calcext:value-type="float">
            <text:p>1.2460096163</text:p>
          </table:table-cell>
          <table:table-cell office:value-type="float" office:value="22.83712" calcext:value-type="float">
            <text:p>22.837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4890795953" calcext:value-type="float">
            <text:p>0.9601148908</text:p>
          </table:table-cell>
          <table:table-cell office:value-type="float" office:value="24.8920804959793" calcext:value-type="float">
            <text:p>24.8920804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445994814" calcext:value-type="float">
            <text:p>1.2144599481</text:p>
          </table:table-cell>
          <table:table-cell office:value-type="float" office:value="24.89286" calcext:value-type="float">
            <text:p>24.89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428581832" calcext:value-type="float">
            <text:p>0.9180454286</text:p>
          </table:table-cell>
          <table:table-cell office:value-type="float" office:value="26.0523639707648" calcext:value-type="float">
            <text:p>26.05236397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0864518131" calcext:value-type="float">
            <text:p>1.1086451813</text:p>
          </table:table-cell>
          <table:table-cell office:value-type="float" office:value="26.05271" calcext:value-type="float">
            <text:p>26.05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2864811815" calcext:value-type="float">
            <text:p>0.8587528648</text:p>
          </table:table-cell>
          <table:table-cell office:value-type="float" office:value="27.8862680675519" calcext:value-type="float">
            <text:p>27.88626806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4524070084" calcext:value-type="float">
            <text:p>1.0452407008</text:p>
          </table:table-cell>
          <table:table-cell office:value-type="float" office:value="27.88747" calcext:value-type="float">
            <text:p>27.887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4810147553" calcext:value-type="float">
            <text:p>0.8282548101</text:p>
          </table:table-cell>
          <table:table-cell office:value-type="float" office:value="28.9350662709614" calcext:value-type="float">
            <text:p>28.93506627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04524070084" calcext:value-type="float">
            <text:p>1.0452407008</text:p>
          </table:table-cell>
          <table:table-cell office:value-type="float" office:value="28.93534" calcext:value-type="float">
            <text:p>28.9353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783930525632693" calcext:value-type="float">
            <text:p>0.7839305256</text:p>
          </table:table-cell>
          <table:table-cell office:value-type="float" office:value="30.6099850023696" calcext:value-type="float">
            <text:p>30.6099850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60114890796" calcext:value-type="float">
            <text:p>0.9601148908</text:p>
          </table:table-cell>
          <table:table-cell office:value-type="float" office:value="30.61112" calcext:value-type="float">
            <text:p>30.611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320077545" calcext:value-type="float">
            <text:p>0.7605243201</text:p>
          </table:table-cell>
          <table:table-cell office:value-type="float" office:value="31.5762420382181" calcext:value-type="float">
            <text:p>31.57624203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8045428582" calcext:value-type="float">
            <text:p>0.9180454286</text:p>
          </table:table-cell>
          <table:table-cell office:value-type="float" office:value="31.577" calcext:value-type="float">
            <text:p>31.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8637456008" calcext:value-type="float">
            <text:p>0.7257786375</text:p>
          </table:table-cell>
          <table:table-cell office:value-type="float" office:value="33.1303994495068" calcext:value-type="float">
            <text:p>33.13039944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5205" calcext:value-type="float">
            <text:p>0.905205</text:p>
          </table:table-cell>
          <table:table-cell office:value-type="float" office:value="33.1308" calcext:value-type="float">
            <text:p>33.130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591898638" calcext:value-type="float">
            <text:p>0.707085919</text:p>
          </table:table-cell>
          <table:table-cell office:value-type="float" office:value="34.0325575890079" calcext:value-type="float">
            <text:p>34.0325575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5205" calcext:value-type="float">
            <text:p>0.905205</text:p>
          </table:table-cell>
          <table:table-cell office:value-type="float" office:value="34.03368" calcext:value-type="float">
            <text:p>34.0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890375" calcext:value-type="float">
            <text:p>0.67890375</text:p>
          </table:table-cell>
          <table:table-cell office:value-type="float" office:value="35.4912290866831" calcext:value-type="float">
            <text:p>35.491229086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8752864812" calcext:value-type="float">
            <text:p>0.8587528648</text:p>
          </table:table-cell>
          <table:table-cell office:value-type="float" office:value="35.49149" calcext:value-type="float">
            <text:p>35.49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63530351271296" calcext:value-type="float">
            <text:p>0.6635303513</text:p>
          </table:table-cell>
          <table:table-cell office:value-type="float" office:value="36.3418900134483" calcext:value-type="float">
            <text:p>36.3418900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28254810148" calcext:value-type="float">
            <text:p>0.8282548101</text:p>
          </table:table-cell>
          <table:table-cell office:value-type="float" office:value="36.34238" calcext:value-type="float">
            <text:p>36.3423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40076593863969" calcext:value-type="float">
            <text:p>0.6400765939</text:p>
          </table:table-cell>
          <table:table-cell office:value-type="float" office:value="37.7228157542662" calcext:value-type="float">
            <text:p>37.72281575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18788730006" calcext:value-type="float">
            <text:p>0.81878873</text:p>
          </table:table-cell>
          <table:table-cell office:value-type="float" office:value="37.7232" calcext:value-type="float">
            <text:p>37.723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627144420506154" calcext:value-type="float">
            <text:p>0.6271444205</text:p>
          </table:table-cell>
          <table:table-cell office:value-type="float" office:value="38.5310408405268" calcext:value-type="float">
            <text:p>38.53104084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783930525633" calcext:value-type="float">
            <text:p>0.7839305256</text:p>
          </table:table-cell>
          <table:table-cell office:value-type="float" office:value="38.5321" calcext:value-type="float">
            <text:p>38.5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07229974071809" calcext:value-type="float">
            <text:p>0.6072299741</text:p>
          </table:table-cell>
          <table:table-cell office:value-type="float" office:value="39.8472392595554" calcext:value-type="float">
            <text:p>39.847239259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524320078" calcext:value-type="float">
            <text:p>0.7605243201</text:p>
          </table:table-cell>
          <table:table-cell office:value-type="float" office:value="39.84893" calcext:value-type="float">
            <text:p>39.848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96154941783806" calcext:value-type="float">
            <text:p>0.5961549418</text:p>
          </table:table-cell>
          <table:table-cell office:value-type="float" office:value="40.6198030513961" calcext:value-type="float">
            <text:p>40.61980305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0524320078" calcext:value-type="float">
            <text:p>0.7605243201</text:p>
          </table:table-cell>
          <table:table-cell office:value-type="float" office:value="40.62083" calcext:value-type="float">
            <text:p>40.6208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578971063346041" calcext:value-type="float">
            <text:p>0.5789710633</text:p>
          </table:table-cell>
          <table:table-cell office:value-type="float" office:value="41.8811641002703" calcext:value-type="float">
            <text:p>41.88116410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53176086686" calcext:value-type="float">
            <text:p>0.7531760867</text:p>
          </table:table-cell>
          <table:table-cell office:value-type="float" office:value="41.88167" calcext:value-type="float">
            <text:p>41.88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69347605374918" calcext:value-type="float">
            <text:p>0.5693476054</text:p>
          </table:table-cell>
          <table:table-cell office:value-type="float" office:value="42.623289877658" calcext:value-type="float">
            <text:p>42.62328987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5778637456" calcext:value-type="float">
            <text:p>0.7257786375</text:p>
          </table:table-cell>
          <table:table-cell office:value-type="float" office:value="42.62457" calcext:value-type="float">
            <text:p>42.62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4322590654012" calcext:value-type="float">
            <text:p>0.5543225907</text:p>
          </table:table-cell>
          <table:table-cell office:value-type="float" office:value="43.8375381777491" calcext:value-type="float">
            <text:p>43.83753817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7085918986" calcext:value-type="float">
            <text:p>0.707085919</text:p>
          </table:table-cell>
          <table:table-cell office:value-type="float" office:value="43.83942" calcext:value-type="float">
            <text:p>43.83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45859153337029" calcext:value-type="float">
            <text:p>0.5458591533</text:p>
          </table:table-cell>
          <table:table-cell office:value-type="float" office:value="44.5533551771809" calcext:value-type="float">
            <text:p>44.55335517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707085918986" calcext:value-type="float">
            <text:p>0.707085919</text:p>
          </table:table-cell>
          <table:table-cell office:value-type="float" office:value="44.55532" calcext:value-type="float">
            <text:p>44.55532</text:p>
          </table:table-cell>
        </table:table-row>
      </table:table>
      <table:table table:name="NAC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061960668" calcext:value-type="float">
            <text:p>7.2488606196</text:p>
          </table:table-cell>
          <table:table-cell office:value-type="float" office:value="3.27202657481227" calcext:value-type="float">
            <text:p>3.27202657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248861" calcext:value-type="float">
            <text:p>7.248861</text:p>
          </table:table-cell>
          <table:table-cell/>
          <table:table-cell office:value-type="float" office:value="3.27164" calcext:value-type="float">
            <text:p>3.27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5" calcext:value-type="float">
            <text:p>5.1257185</text:p>
          </table:table-cell>
          <table:table-cell office:value-type="float" office:value="4.62797358949678" calcext:value-type="float">
            <text:p>4.62797358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25718" calcext:value-type="float">
            <text:p>5.125718</text:p>
          </table:table-cell>
          <table:table-cell/>
          <table:table-cell office:value-type="float" office:value="4.62747" calcext:value-type="float">
            <text:p>4.627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163004799" calcext:value-type="float">
            <text:p>4.18513163</text:p>
          </table:table-cell>
          <table:table-cell office:value-type="float" office:value="5.66885813241753" calcext:value-type="float">
            <text:p>5.66885813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85132" calcext:value-type="float">
            <text:p>4.185132</text:p>
          </table:table-cell>
          <table:table-cell/>
          <table:table-cell office:value-type="float" office:value="5.66933" calcext:value-type="float">
            <text:p>5.6693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030980334" calcext:value-type="float">
            <text:p>3.6244303098</text:p>
          </table:table-cell>
          <table:table-cell office:value-type="float" office:value="6.54672471336079" calcext:value-type="float">
            <text:p>6.546724713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62443" calcext:value-type="float">
            <text:p>3.62443</text:p>
          </table:table-cell>
          <table:table-cell/>
          <table:table-cell office:value-type="float" office:value="6.54622" calcext:value-type="float">
            <text:p>6.546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02097235" calcext:value-type="float">
            <text:p>3.241789021</text:p>
          </table:table-cell>
          <table:table-cell office:value-type="float" office:value="7.32045784274015" calcext:value-type="float">
            <text:p>7.3204578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241789" calcext:value-type="float">
            <text:p>3.241789</text:p>
          </table:table-cell>
          <table:table-cell/>
          <table:table-cell office:value-type="float" office:value="7.32012" calcext:value-type="float">
            <text:p>7.32012</text:p>
          </table:table-cell>
          <table:table-cell office:value-type="float" office:value="7.52209" calcext:value-type="float">
            <text:p>7.5220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.95933495576524" calcext:value-type="float">
            <text:p>2.9593349558</text:p>
          </table:table-cell>
          <table:table-cell office:value-type="float" office:value="8.02025285431072" calcext:value-type="float">
            <text:p>8.020252854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2.959335" calcext:value-type="float">
            <text:p>2.959335</text:p>
          </table:table-cell>
          <table:table-cell/>
          <table:table-cell office:value-type="float" office:value="8.02003" calcext:value-type="float">
            <text:p>8.02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178400698" calcext:value-type="float">
            <text:p>2.739811784</text:p>
          </table:table-cell>
          <table:table-cell office:value-type="float" office:value="8.66404470239349" calcext:value-type="float">
            <text:p>8.66404470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39812" calcext:value-type="float">
            <text:p>2.739812</text:p>
          </table:table-cell>
          <table:table-cell/>
          <table:table-cell office:value-type="float" office:value="8.66394" calcext:value-type="float">
            <text:p>8.663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25" calcext:value-type="float">
            <text:p>2.56285925</text:p>
          </table:table-cell>
          <table:table-cell office:value-type="float" office:value="9.26351742000884" calcext:value-type="float">
            <text:p>9.2635174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62859" calcext:value-type="float">
            <text:p>2.562859</text:p>
          </table:table-cell>
          <table:table-cell/>
          <table:table-cell office:value-type="float" office:value="9.26387" calcext:value-type="float">
            <text:p>9.2638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1628687320223" calcext:value-type="float">
            <text:p>2.4162868732</text:p>
          </table:table-cell>
          <table:table-cell office:value-type="float" office:value="9.82678567538741" calcext:value-type="float">
            <text:p>9.826785675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16287" calcext:value-type="float">
            <text:p>2.416287</text:p>
          </table:table-cell>
          <table:table-cell/>
          <table:table-cell office:value-type="float" office:value="9.82679" calcext:value-type="float">
            <text:p>9.826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099990565" calcext:value-type="float">
            <text:p>2.2922909999</text:p>
          </table:table-cell>
          <table:table-cell office:value-type="float" office:value="10.3597569220825" calcext:value-type="float">
            <text:p>10.35975692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92291" calcext:value-type="float">
            <text:p>2.292291</text:p>
          </table:table-cell>
          <table:table-cell/>
          <table:table-cell office:value-type="float" office:value="10.35973" calcext:value-type="float">
            <text:p>10.3597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371207441" calcext:value-type="float">
            <text:p>2.1856137121</text:p>
          </table:table-cell>
          <table:table-cell office:value-type="float" office:value="10.8668902199769" calcext:value-type="float">
            <text:p>10.8668902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85614" calcext:value-type="float">
            <text:p>2.185614</text:p>
          </table:table-cell>
          <table:table-cell/>
          <table:table-cell office:value-type="float" office:value="10.86666" calcext:value-type="float">
            <text:p>10.866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5815024" calcext:value-type="float">
            <text:p>2.092565815</text:p>
          </table:table-cell>
          <table:table-cell office:value-type="float" office:value="11.3516493590073" calcext:value-type="float">
            <text:p>11.35164935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92566" calcext:value-type="float">
            <text:p>2.092566</text:p>
          </table:table-cell>
          <table:table-cell/>
          <table:table-cell office:value-type="float" office:value="11.3516" calcext:value-type="float">
            <text:p>11.35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20405258" calcext:value-type="float">
            <text:p>2.0104722041</text:p>
          </table:table-cell>
          <table:table-cell office:value-type="float" office:value="11.8167885487639" calcext:value-type="float">
            <text:p>11.8167885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10472" calcext:value-type="float">
            <text:p>2.010472</text:p>
          </table:table-cell>
          <table:table-cell/>
          <table:table-cell office:value-type="float" office:value="11.81654" calcext:value-type="float">
            <text:p>11.816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776391436" calcext:value-type="float">
            <text:p>1.8716477639</text:p>
          </table:table-cell>
          <table:table-cell office:value-type="float" office:value="12.6967454335428" calcext:value-type="float">
            <text:p>12.69674543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71648" calcext:value-type="float">
            <text:p>1.871648</text:p>
          </table:table-cell>
          <table:table-cell/>
          <table:table-cell office:value-type="float" office:value="12.29747" calcext:value-type="float">
            <text:p>12.29747</text:p>
          </table:table-cell>
          <table:table-cell office:value-type="float" office:value="12.69642" calcext:value-type="float">
            <text:p>12.6964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15490167" calcext:value-type="float">
            <text:p>1.8122151549</text:p>
          </table:table-cell>
          <table:table-cell office:value-type="float" office:value="13.1149405179945" calcext:value-type="float">
            <text:p>13.11494051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812215" calcext:value-type="float">
            <text:p>1.812215</text:p>
          </table:table-cell>
          <table:table-cell/>
          <table:table-cell office:value-type="float" office:value="13.11537" calcext:value-type="float">
            <text:p>13.11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694117757" calcext:value-type="float">
            <text:p>1.7581069412</text:p>
          </table:table-cell>
          <table:table-cell office:value-type="float" office:value="13.5204261969025" calcext:value-type="float">
            <text:p>13.52042619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758107" calcext:value-type="float">
            <text:p>1.758107</text:p>
          </table:table-cell>
          <table:table-cell/>
          <table:table-cell office:value-type="float" office:value="13.52032" calcext:value-type="float">
            <text:p>13.5203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283333333" calcext:value-type="float">
            <text:p>1.7085728333</text:p>
          </table:table-cell>
          <table:table-cell office:value-type="float" office:value="13.9143139149635" calcext:value-type="float">
            <text:p>13.91431391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708573" calcext:value-type="float">
            <text:p>1.708573</text:p>
          </table:table-cell>
          <table:table-cell/>
          <table:table-cell office:value-type="float" office:value="13.91427" calcext:value-type="float">
            <text:p>13.914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267877248" calcext:value-type="float">
            <text:p>1.6630026788</text:p>
          </table:table-cell>
          <table:table-cell office:value-type="float" office:value="14.297562526386" calcext:value-type="float">
            <text:p>14.29756252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63003" calcext:value-type="float">
            <text:p>1.663003</text:p>
          </table:table-cell>
          <table:table-cell/>
          <table:table-cell office:value-type="float" office:value="14.29722" calcext:value-type="float">
            <text:p>14.29722</text:p>
          </table:table-cell>
          <table:table-cell office:value-type="float" office:value="14.4312" calcext:value-type="float">
            <text:p>14.4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451048618" calcext:value-type="float">
            <text:p>1.6208945105</text:p>
          </table:table-cell>
          <table:table-cell office:value-type="float" office:value="14.6710060953076" calcext:value-type="float">
            <text:p>14.67100609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20895" calcext:value-type="float">
            <text:p>1.620895</text:p>
          </table:table-cell>
          <table:table-cell/>
          <table:table-cell office:value-type="float" office:value="14.67117" calcext:value-type="float">
            <text:p>14.671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07102534" calcext:value-type="float">
            <text:p>1.581831071</text:p>
          </table:table-cell>
          <table:table-cell office:value-type="float" office:value="15.035375505328" calcext:value-type="float">
            <text:p>15.0353755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81831" calcext:value-type="float">
            <text:p>1.581831</text:p>
          </table:table-cell>
          <table:table-cell/>
          <table:table-cell office:value-type="float" office:value="15.03512" calcext:value-type="float">
            <text:p>15.035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27686212" calcext:value-type="float">
            <text:p>1.5454622769</text:p>
          </table:table-cell>
          <table:table-cell office:value-type="float" office:value="15.391315484062" calcext:value-type="float">
            <text:p>15.391315484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45462" calcext:value-type="float">
            <text:p>1.545462</text:p>
          </table:table-cell>
          <table:table-cell/>
          <table:table-cell office:value-type="float" office:value="15.39107" calcext:value-type="float">
            <text:p>15.391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192467869" calcext:value-type="float">
            <text:p>1.5114919247</text:p>
          </table:table-cell>
          <table:table-cell office:value-type="float" office:value="15.7393981783806" calcext:value-type="float">
            <text:p>15.73939817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11492" calcext:value-type="float">
            <text:p>1.511492</text:p>
          </table:table-cell>
          <table:table-cell/>
          <table:table-cell office:value-type="float" office:value="15.73903" calcext:value-type="float">
            <text:p>15.73903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.47966747788262" calcext:value-type="float">
            <text:p>1.4796674779</text:p>
          </table:table-cell>
          <table:table-cell office:value-type="float" office:value="16.0801340978284" calcext:value-type="float">
            <text:p>16.0801340978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1.479667" calcext:value-type="float">
            <text:p>1.479667</text:p>
          </table:table-cell>
          <table:table-cell/>
          <table:table-cell office:value-type="float" office:value="16.07999" calcext:value-type="float">
            <text:p>16.079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12392134" calcext:value-type="float">
            <text:p>1.4497721239</text:p>
          </table:table-cell>
          <table:table-cell office:value-type="float" office:value="16.4139810241577" calcext:value-type="float">
            <text:p>16.41398102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449772" calcext:value-type="float">
            <text:p>1.449772</text:p>
          </table:table-cell>
          <table:table-cell/>
          <table:table-cell office:value-type="float" office:value="16.41394" calcext:value-type="float">
            <text:p>16.4139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852887264" calcext:value-type="float">
            <text:p>1.4216185289</text:p>
          </table:table-cell>
          <table:table-cell office:value-type="float" office:value="16.7413513307123" calcext:value-type="float">
            <text:p>16.74135133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21619" calcext:value-type="float">
            <text:p>1.421619</text:p>
          </table:table-cell>
          <table:table-cell/>
          <table:table-cell office:value-type="float" office:value="16.7409" calcext:value-type="float">
            <text:p>16.7409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39504387668266" calcext:value-type="float">
            <text:p>1.3950438767</text:p>
          </table:table-cell>
          <table:table-cell office:value-type="float" office:value="17.0626180453349" calcext:value-type="float">
            <text:p>17.06261804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95044" calcext:value-type="float">
            <text:p>1.395044</text:p>
          </table:table-cell>
          <table:table-cell/>
          <table:table-cell office:value-type="float" office:value="17.06286" calcext:value-type="float">
            <text:p>17.06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589200349" calcext:value-type="float">
            <text:p>1.369905892</text:p>
          </table:table-cell>
          <table:table-cell office:value-type="float" office:value="17.3781199107541" calcext:value-type="float">
            <text:p>17.37811991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69906" calcext:value-type="float">
            <text:p>1.369906</text:p>
          </table:table-cell>
          <table:table-cell/>
          <table:table-cell office:value-type="float" office:value="17.37782" calcext:value-type="float">
            <text:p>17.37782</text:p>
          </table:table-cell>
          <table:table-cell office:value-type="float" office:value="17.42681" calcext:value-type="float">
            <text:p>17.42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7962415618" calcext:value-type="float">
            <text:p>1.3460796242</text:p>
          </table:table-cell>
          <table:table-cell office:value-type="float" office:value="17.6881656378899" calcext:value-type="float">
            <text:p>17.6881656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4608" calcext:value-type="float">
            <text:p>1.34608</text:p>
          </table:table-cell>
          <table:table-cell/>
          <table:table-cell office:value-type="float" office:value="17.68778" calcext:value-type="float">
            <text:p>17.687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0193380093445" calcext:value-type="float">
            <text:p>1.3019338009</text:p>
          </table:table-cell>
          <table:table-cell office:value-type="float" office:value="18.2929944151064" calcext:value-type="float">
            <text:p>18.2929944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01934" calcext:value-type="float">
            <text:p>1.301934</text:p>
          </table:table-cell>
          <table:table-cell/>
          <table:table-cell office:value-type="float" office:value="18.2927" calcext:value-type="float">
            <text:p>18.29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29625" calcext:value-type="float">
            <text:p>1.281429625</text:p>
          </table:table-cell>
          <table:table-cell office:value-type="float" office:value="18.5882745265727" calcext:value-type="float">
            <text:p>18.58827452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143" calcext:value-type="float">
            <text:p>1.28143</text:p>
          </table:table-cell>
          <table:table-cell/>
          <table:table-cell office:value-type="float" office:value="18.58866" calcext:value-type="float">
            <text:p>18.5886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46650107" calcext:value-type="float">
            <text:p>1.261864665</text:p>
          </table:table-cell>
          <table:table-cell office:value-type="float" office:value="18.8790974981166" calcext:value-type="float">
            <text:p>18.879097498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261865" calcext:value-type="float">
            <text:p>1.261865</text:p>
          </table:table-cell>
          <table:table-cell/>
          <table:table-cell office:value-type="float" office:value="18.87962" calcext:value-type="float">
            <text:p>18.87962</text:p>
          </table:table-cell>
          <table:table-cell office:value-type="float" office:value="19.00361" calcext:value-type="float">
            <text:p>19.00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3401578" calcext:value-type="float">
            <text:p>1.2431693402</text:p>
          </table:table-cell>
          <table:table-cell office:value-type="float" office:value="19.1656664429602" calcext:value-type="float">
            <text:p>19.1656664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43169" calcext:value-type="float">
            <text:p>1.243169</text:p>
          </table:table-cell>
          <table:table-cell/>
          <table:table-cell office:value-type="float" office:value="19.16559" calcext:value-type="float">
            <text:p>19.165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07891891" calcext:value-type="float">
            <text:p>1.2252810789</text:p>
          </table:table-cell>
          <table:table-cell office:value-type="float" office:value="19.4481696207693" calcext:value-type="float">
            <text:p>19.4481696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25281" calcext:value-type="float">
            <text:p>1.225281</text:p>
          </table:table-cell>
          <table:table-cell/>
          <table:table-cell office:value-type="float" office:value="19.44855" calcext:value-type="float">
            <text:p>19.4485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0814343660111" calcext:value-type="float">
            <text:p>1.2081434366</text:p>
          </table:table-cell>
          <table:table-cell office:value-type="float" office:value="19.7267819142378" calcext:value-type="float">
            <text:p>19.726781914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08143" calcext:value-type="float">
            <text:p>1.208143</text:p>
          </table:table-cell>
          <table:table-cell/>
          <table:table-cell office:value-type="float" office:value="19.72651" calcext:value-type="float">
            <text:p>19.726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34498102" calcext:value-type="float">
            <text:p>1.191705345</text:p>
          </table:table-cell>
          <table:table-cell office:value-type="float" office:value="20.0016661221956" calcext:value-type="float">
            <text:p>20.00166612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191705" calcext:value-type="float">
            <text:p>1.191705</text:p>
          </table:table-cell>
          <table:table-cell/>
          <table:table-cell office:value-type="float" office:value="20.00148" calcext:value-type="float">
            <text:p>20.00148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047129141" calcext:value-type="float">
            <text:p>1.1759204713</text:p>
          </table:table-cell>
          <table:table-cell office:value-type="float" office:value="20.2729740963548" calcext:value-type="float">
            <text:p>20.272974096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17592" calcext:value-type="float">
            <text:p>1.17592</text:p>
          </table:table-cell>
          <table:table-cell/>
          <table:table-cell office:value-type="float" office:value="20.27344" calcext:value-type="float">
            <text:p>20.273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666820802" calcext:value-type="float">
            <text:p>1.1607466682</text:p>
          </table:table-cell>
          <table:table-cell office:value-type="float" office:value="20.5408477441968" calcext:value-type="float">
            <text:p>20.54084774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60747" calcext:value-type="float">
            <text:p>1.160747</text:p>
          </table:table-cell>
          <table:table-cell/>
          <table:table-cell office:value-type="float" office:value="20.54041" calcext:value-type="float">
            <text:p>20.540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49995283" calcext:value-type="float">
            <text:p>1.1461455</text:p>
          </table:table-cell>
          <table:table-cell office:value-type="float" office:value="20.805419916774" calcext:value-type="float">
            <text:p>20.80541991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46145" calcext:value-type="float">
            <text:p>1.146145</text:p>
          </table:table-cell>
          <table:table-cell/>
          <table:table-cell office:value-type="float" office:value="20.80537" calcext:value-type="float">
            <text:p>20.805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183237015" calcext:value-type="float">
            <text:p>1.1320818324</text:p>
          </table:table-cell>
          <table:table-cell office:value-type="float" office:value="21.0668151971641" calcext:value-type="float">
            <text:p>21.06681519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132082" calcext:value-type="float">
            <text:p>1.132082</text:p>
          </table:table-cell>
          <table:table-cell/>
          <table:table-cell office:value-type="float" office:value="21.06734" calcext:value-type="float">
            <text:p>21.067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4770136" calcext:value-type="float">
            <text:p>1.118523477</text:p>
          </table:table-cell>
          <table:table-cell office:value-type="float" office:value="21.3251506028352" calcext:value-type="float">
            <text:p>21.32515060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18523" calcext:value-type="float">
            <text:p>1.118523</text:p>
          </table:table-cell>
          <table:table-cell/>
          <table:table-cell office:value-type="float" office:value="21.32531" calcext:value-type="float">
            <text:p>21.32531</text:p>
          </table:table-cell>
          <table:table-cell office:value-type="float" office:value="21.3843" calcext:value-type="float">
            <text:p>21.3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088103034" calcext:value-type="float">
            <text:p>1.105440881</text:p>
          </table:table-cell>
          <table:table-cell office:value-type="float" office:value="21.5805362131359" calcext:value-type="float">
            <text:p>21.580536213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105441" calcext:value-type="float">
            <text:p>1.105441</text:p>
          </table:table-cell>
          <table:table-cell/>
          <table:table-cell office:value-type="float" office:value="21.58027" calcext:value-type="float">
            <text:p>21.5802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68560372" calcext:value-type="float">
            <text:p>1.092806856</text:p>
          </table:table-cell>
          <table:table-cell office:value-type="float" office:value="21.8330757314406" calcext:value-type="float">
            <text:p>21.83307573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092807" calcext:value-type="float">
            <text:p>1.092807</text:p>
          </table:table-cell>
          <table:table-cell/>
          <table:table-cell office:value-type="float" office:value="21.83324" calcext:value-type="float">
            <text:p>21.833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34032412" calcext:value-type="float">
            <text:p>1.0805963403</text:p>
          </table:table-cell>
          <table:table-cell office:value-type="float" office:value="22.0828669900775" calcext:value-type="float">
            <text:p>22.0828669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80596" calcext:value-type="float">
            <text:p>1.080596</text:p>
          </table:table-cell>
          <table:table-cell/>
          <table:table-cell office:value-type="float" office:value="22.08321" calcext:value-type="float">
            <text:p>22.083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499264835" calcext:value-type="float">
            <text:p>1.0573549926</text:p>
          </table:table-cell>
          <table:table-cell office:value-type="float" office:value="22.5745693861778" calcext:value-type="float">
            <text:p>22.57456938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057355" calcext:value-type="float">
            <text:p>1.057355</text:p>
          </table:table-cell>
          <table:table-cell/>
          <table:table-cell office:value-type="float" office:value="22.57415" calcext:value-type="float">
            <text:p>22.57415</text:p>
          </table:table-cell>
          <table:table-cell office:value-type="float" office:value="22.69813" calcext:value-type="float">
            <text:p>22.6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2907512" calcext:value-type="float">
            <text:p>1.0462829075</text:p>
          </table:table-cell>
          <table:table-cell office:value-type="float" office:value="22.8166507088783" calcext:value-type="float">
            <text:p>22.81665070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46283" calcext:value-type="float">
            <text:p>1.046283</text:p>
          </table:table-cell>
          <table:table-cell/>
          <table:table-cell office:value-type="float" office:value="22.81711" calcext:value-type="float">
            <text:p>22.8171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03555151708667" calcext:value-type="float">
            <text:p>1.0355515171</text:p>
          </table:table-cell>
          <table:table-cell office:value-type="float" office:value="23.0563248502797" calcext:value-type="float">
            <text:p>23.05632485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035552" calcext:value-type="float">
            <text:p>1.035552</text:p>
          </table:table-cell>
          <table:table-cell/>
          <table:table-cell office:value-type="float" office:value="23.05608" calcext:value-type="float">
            <text:p>23.056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37" calcext:value-type="float">
            <text:p>1.0251437</text:p>
          </table:table-cell>
          <table:table-cell office:value-type="float" office:value="23.2936662953091" calcext:value-type="float">
            <text:p>23.29366629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5144" calcext:value-type="float">
            <text:p>1.025144</text:p>
          </table:table-cell>
          <table:table-cell/>
          <table:table-cell office:value-type="float" office:value="23.29405" calcext:value-type="float">
            <text:p>23.2940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351575302" calcext:value-type="float">
            <text:p>1.0150435158</text:p>
          </table:table-cell>
          <table:table-cell office:value-type="float" office:value="23.5287458150658" calcext:value-type="float">
            <text:p>23.528745815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015044" calcext:value-type="float">
            <text:p>1.015044</text:p>
          </table:table-cell>
          <table:table-cell/>
          <table:table-cell office:value-type="float" office:value="23.52902" calcext:value-type="float">
            <text:p>23.529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10202629" calcext:value-type="float">
            <text:p>1.005236102</text:p>
          </table:table-cell>
          <table:table-cell office:value-type="float" office:value="23.761630720777" calcext:value-type="float">
            <text:p>23.76163072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005236" calcext:value-type="float">
            <text:p>1.005236</text:p>
          </table:table-cell>
          <table:table-cell/>
          <table:table-cell office:value-type="float" office:value="23.76199" calcext:value-type="float">
            <text:p>23.761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7582694616" calcext:value-type="float">
            <text:p>0.9957075827</text:p>
          </table:table-cell>
          <table:table-cell office:value-type="float" office:value="23.9923850958625" calcext:value-type="float">
            <text:p>23.9923850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708" calcext:value-type="float">
            <text:p>0.995708</text:p>
          </table:table-cell>
          <table:table-cell/>
          <table:table-cell office:value-type="float" office:value="23.99296" calcext:value-type="float">
            <text:p>23.99296</text:p>
          </table:table-cell>
          <table:table-cell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986444985255082" calcext:value-type="float">
            <text:p>0.9864449853</text:p>
          </table:table-cell>
          <table:table-cell office:value-type="float" office:value="24.2210700083721" calcext:value-type="float">
            <text:p>24.221070008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0.986445" calcext:value-type="float">
            <text:p>0.98644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166550807" calcext:value-type="float">
            <text:p>0.9774361666</text:p>
          </table:table-cell>
          <table:table-cell office:value-type="float" office:value="24.4477437057852" calcext:value-type="float">
            <text:p>24.44774370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77436" calcext:value-type="float">
            <text:p>0.9774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60135044252361" calcext:value-type="float">
            <text:p>0.9601350443</text:p>
          </table:table-cell>
          <table:table-cell office:value-type="float" office:value="24.8952774015864" calcext:value-type="float">
            <text:p>24.89527740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60135" calcext:value-type="float">
            <text:p>0.9601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030257871" calcext:value-type="float">
            <text:p>0.9518220303</text:p>
          </table:table-cell>
          <table:table-cell office:value-type="float" office:value="25.1162413321129" calcext:value-type="float">
            <text:p>25.11624133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51822" calcext:value-type="float">
            <text:p>0.95182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43721269918373" calcext:value-type="float">
            <text:p>0.9437212699</text:p>
          </table:table-cell>
          <table:table-cell office:value-type="float" office:value="25.3354022033853" calcext:value-type="float">
            <text:p>25.33540220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43721" calcext:value-type="float">
            <text:p>0.94372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3881957181" calcext:value-type="float">
            <text:p>0.935823882</text:p>
          </table:table-cell>
          <table:table-cell office:value-type="float" office:value="25.5528065770706" calcext:value-type="float">
            <text:p>25.55280657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35824" calcext:value-type="float">
            <text:p>0.9358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28121496802878" calcext:value-type="float">
            <text:p>0.9281214968</text:p>
          </table:table-cell>
          <table:table-cell office:value-type="float" office:value="25.7684990782485" calcext:value-type="float">
            <text:p>25.76849907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928121" calcext:value-type="float">
            <text:p>0.92812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0594668993" calcext:value-type="float">
            <text:p>0.9132705947</text:p>
          </table:table-cell>
          <table:table-cell office:value-type="float" office:value="26.1949179373794" calcext:value-type="float">
            <text:p>26.19491793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13271" calcext:value-type="float">
            <text:p>0.91327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7577450834" calcext:value-type="float">
            <text:p>0.9061075775</text:p>
          </table:table-cell>
          <table:table-cell office:value-type="float" office:value="26.4057248205634" calcext:value-type="float">
            <text:p>26.405724820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06108" calcext:value-type="float">
            <text:p>0.9061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899110503027079" calcext:value-type="float">
            <text:p>0.899110503</text:p>
          </table:table-cell>
          <table:table-cell office:value-type="float" office:value="26.614981065975" calcext:value-type="float">
            <text:p>26.6149810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892273061568756" calcext:value-type="float">
            <text:p>0.8922730616</text:p>
          </table:table-cell>
          <table:table-cell office:value-type="float" office:value="26.8227231277772" calcext:value-type="float">
            <text:p>26.82272312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8558927411365" calcext:value-type="float">
            <text:p>0.8855892741</text:p>
          </table:table-cell>
          <table:table-cell office:value-type="float" office:value="27.0289860811472" calcext:value-type="float">
            <text:p>27.02898608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79053470588783" calcext:value-type="float">
            <text:p>0.8790534706</text:p>
          </table:table-cell>
          <table:table-cell office:value-type="float" office:value="27.2338036941576" calcext:value-type="float">
            <text:p>27.23380369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72660269591187" calcext:value-type="float">
            <text:p>0.8726602696</text:p>
          </table:table-cell>
          <table:table-cell office:value-type="float" office:value="27.4372084949127" calcext:value-type="float">
            <text:p>27.437208494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866404559763134" calcext:value-type="float">
            <text:p>0.8664045598</text:p>
          </table:table-cell>
          <table:table-cell office:value-type="float" office:value="27.6392318343194" calcext:value-type="float">
            <text:p>27.63923183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860281482615293" calcext:value-type="float">
            <text:p>0.8602814826</text:p>
          </table:table-cell>
          <table:table-cell office:value-type="float" office:value="27.8399039448324" calcext:value-type="float">
            <text:p>27.83990394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854286416666667" calcext:value-type="float">
            <text:p>0.8542864167</text:p>
          </table:table-cell>
          <table:table-cell office:value-type="float" office:value="28.0392539954856" calcext:value-type="float">
            <text:p>28.039253995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848414962783619" calcext:value-type="float">
            <text:p>0.8484149628</text:p>
          </table:table-cell>
          <table:table-cell office:value-type="float" office:value="28.2373101434931" calcext:value-type="float">
            <text:p>28.23731014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42662930612335" calcext:value-type="float">
            <text:p>0.8426629306</text:p>
          </table:table-cell>
          <table:table-cell office:value-type="float" office:value="28.4340995826767" calcext:value-type="float">
            <text:p>28.43409958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37026326009598" calcext:value-type="float">
            <text:p>0.837026326</text:p>
          </table:table-cell>
          <table:table-cell office:value-type="float" office:value="28.6296485889556" calcext:value-type="float">
            <text:p>28.6296485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3150133938624" calcext:value-type="float">
            <text:p>0.8315013394</text:p>
          </table:table-cell>
          <table:table-cell office:value-type="float" office:value="28.8239825631133" calcext:value-type="float">
            <text:p>28.8239825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826084334885945" calcext:value-type="float">
            <text:p>0.8260843349</text:p>
          </table:table-cell>
          <table:table-cell office:value-type="float" office:value="29.0171260710373" calcext:value-type="float">
            <text:p>29.0171260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815560537861859" calcext:value-type="float">
            <text:p>0.8155605379</text:p>
          </table:table-cell>
          <table:table-cell office:value-type="float" office:value="29.399936002438" calcext:value-type="float">
            <text:p>29.39993600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10447255243089" calcext:value-type="float">
            <text:p>0.8104472552</text:p>
          </table:table-cell>
          <table:table-cell office:value-type="float" office:value="29.5896477134998" calcext:value-type="float">
            <text:p>29.5896477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05428957734075" calcext:value-type="float">
            <text:p>0.8054289577</text:p>
          </table:table-cell>
          <table:table-cell office:value-type="float" office:value="29.7782595989722" calcext:value-type="float">
            <text:p>29.7782595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00502740527023" calcext:value-type="float">
            <text:p>0.8005027405</text:p>
          </table:table-cell>
          <table:table-cell office:value-type="float" office:value="29.9657925772424" calcext:value-type="float">
            <text:p>29.965792577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95665821679535" calcext:value-type="float">
            <text:p>0.7956658217</text:p>
          </table:table-cell>
          <table:table-cell office:value-type="float" office:value="30.1522669292955" calcext:value-type="float">
            <text:p>30.15226692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90915535512669" calcext:value-type="float">
            <text:p>0.7909155355</text:p>
          </table:table-cell>
          <table:table-cell office:value-type="float" office:value="30.3377023255631" calcext:value-type="float">
            <text:p>30.33770232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86249326437452" calcext:value-type="float">
            <text:p>0.7862493264</text:p>
          </table:table-cell>
          <table:table-cell office:value-type="float" office:value="30.5221178513364" calcext:value-type="float">
            <text:p>30.52211785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1664743177383" calcext:value-type="float">
            <text:p>0.7816647432</text:p>
          </table:table-cell>
          <table:table-cell office:value-type="float" office:value="30.705532030836" calcext:value-type="float">
            <text:p>30.70553203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77159433357238" calcext:value-type="float">
            <text:p>0.7771594334</text:p>
          </table:table-cell>
          <table:table-cell office:value-type="float" office:value="30.8879628500249" calcext:value-type="float">
            <text:p>30.887962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2731138431059" calcext:value-type="float">
            <text:p>0.7727311384</text:p>
          </table:table-cell>
          <table:table-cell office:value-type="float" office:value="31.0694277782432" calcext:value-type="float">
            <text:p>31.069427778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768377688924467" calcext:value-type="float">
            <text:p>0.7683776889</text:p>
          </table:table-cell>
          <table:table-cell office:value-type="float" office:value="31.2499437887389" calcext:value-type="float">
            <text:p>31.249943788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76409699996855" calcext:value-type="float">
            <text:p>0.764097</text:p>
          </table:table-cell>
          <table:table-cell office:value-type="float" office:value="31.4295273781621" calcext:value-type="float">
            <text:p>31.42952737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759887067104433" calcext:value-type="float">
            <text:p>0.7598870671</text:p>
          </table:table-cell>
          <table:table-cell office:value-type="float" office:value="31.6081945850857" calcext:value-type="float">
            <text:p>31.608194585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5745962339345" calcext:value-type="float">
            <text:p>0.7557459623</text:p>
          </table:table-cell>
          <table:table-cell office:value-type="float" office:value="31.7859610076125" calcext:value-type="float">
            <text:p>31.78596100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751671830436578" calcext:value-type="float">
            <text:p>0.7516718304</text:p>
          </table:table-cell>
          <table:table-cell office:value-type="float" office:value="31.962841820122" calcext:value-type="float">
            <text:p>31.96284182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743717407299903" calcext:value-type="float">
            <text:p>0.7437174073</text:p>
          </table:table-cell>
          <table:table-cell office:value-type="float" office:value="32.3140052888545" calcext:value-type="float">
            <text:p>32.314005288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739833738941311" calcext:value-type="float">
            <text:p>0.7398337389</text:p>
          </table:table-cell>
          <table:table-cell office:value-type="float" office:value="32.488316314894" calcext:value-type="float">
            <text:p>32.48831631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736010283170575" calcext:value-type="float">
            <text:p>0.7360102832</text:p>
          </table:table-cell>
          <table:table-cell office:value-type="float" office:value="32.6617984987885" calcext:value-type="float">
            <text:p>32.661798498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322455" calcext:value-type="float">
            <text:p>0.7322455</text:p>
          </table:table-cell>
          <table:table-cell office:value-type="float" office:value="32.8344651207728" calcext:value-type="float">
            <text:p>32.83446512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728537904024803" calcext:value-type="float">
            <text:p>0.728537904</text:p>
          </table:table-cell>
          <table:table-cell office:value-type="float" office:value="33.0063291223944" calcext:value-type="float">
            <text:p>33.00632912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724886061960668" calcext:value-type="float">
            <text:p>0.724886062</text:p>
          </table:table-cell>
          <table:table-cell office:value-type="float" office:value="33.1774031184845" calcext:value-type="float">
            <text:p>33.177403118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21288590315727" calcext:value-type="float">
            <text:p>0.7212885903</text:p>
          </table:table-cell>
          <table:table-cell office:value-type="float" office:value="33.3476994085907" calcext:value-type="float">
            <text:p>33.34769940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717744153188392" calcext:value-type="float">
            <text:p>0.7177441532</text:p>
          </table:table-cell>
          <table:table-cell office:value-type="float" office:value="33.5172299879019" calcext:value-type="float">
            <text:p>33.517229987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51460183062" calcext:value-type="float">
            <text:p>0.7142514602</text:p>
          </table:table-cell>
          <table:table-cell office:value-type="float" office:value="33.68600655769" calcext:value-type="float">
            <text:p>33.68600655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10809264436322" calcext:value-type="float">
            <text:p>0.7108092644</text:p>
          </table:table-cell>
          <table:table-cell office:value-type="float" office:value="33.854040535298" calcext:value-type="float">
            <text:p>33.854040535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707416360746791" calcext:value-type="float">
            <text:p>0.7074163607</text:p>
          </table:table-cell>
          <table:table-cell office:value-type="float" office:value="34.021343063695" calcext:value-type="float">
            <text:p>34.02134306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704071583802228" calcext:value-type="float">
            <text:p>0.7040715838</text:p>
          </table:table-cell>
          <table:table-cell office:value-type="float" office:value="34.1879250206224" calcext:value-type="float">
            <text:p>34.187925020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00773806497993" calcext:value-type="float">
            <text:p>0.7007738065</text:p>
          </table:table-cell>
          <table:table-cell office:value-type="float" office:value="34.3537970273529" calcext:value-type="float">
            <text:p>34.35379702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97521938341332" calcext:value-type="float">
            <text:p>0.6975219383</text:p>
          </table:table-cell>
          <table:table-cell office:value-type="float" office:value="34.5189694570809" calcext:value-type="float">
            <text:p>34.518969457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694314923936376" calcext:value-type="float">
            <text:p>0.6943149239</text:p>
          </table:table-cell>
          <table:table-cell office:value-type="float" office:value="34.6834524429634" calcext:value-type="float">
            <text:p>34.68345244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688031401719509" calcext:value-type="float">
            <text:p>0.6880314017</text:p>
          </table:table-cell>
          <table:table-cell office:value-type="float" office:value="35.010389461579" calcext:value-type="float">
            <text:p>35.010389461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84952946001745" calcext:value-type="float">
            <text:p>0.684952946</text:p>
          </table:table-cell>
          <table:table-cell office:value-type="float" office:value="35.1728626282682" calcext:value-type="float">
            <text:p>35.1728626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81915445686805" calcext:value-type="float">
            <text:p>0.6819154457</text:p>
          </table:table-cell>
          <table:table-cell office:value-type="float" office:value="35.33468463293" calcext:value-type="float">
            <text:p>35.33468463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7891800064569" calcext:value-type="float">
            <text:p>0.6789180006</text:p>
          </table:table-cell>
          <table:table-cell office:value-type="float" office:value="35.4958645181077" calcext:value-type="float">
            <text:p>35.495864518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75959738204709" calcext:value-type="float">
            <text:p>0.6759597382</text:p>
          </table:table-cell>
          <table:table-cell office:value-type="float" office:value="35.656411128138" calcext:value-type="float">
            <text:p>35.65641112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3039812078088" calcext:value-type="float">
            <text:p>0.6730398121</text:p>
          </table:table-cell>
          <table:table-cell office:value-type="float" office:value="35.8163331151866" calcext:value-type="float">
            <text:p>35.816333115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7015740135086" calcext:value-type="float">
            <text:p>0.6701574014</text:p>
          </table:table-cell>
          <table:table-cell office:value-type="float" office:value="35.9756389450496" calcext:value-type="float">
            <text:p>35.975638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67311709509262" calcext:value-type="float">
            <text:p>0.6673117095</text:p>
          </table:table-cell>
          <table:table-cell office:value-type="float" office:value="36.1343369027331" calcext:value-type="float">
            <text:p>36.13433690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64501963516043" calcext:value-type="float">
            <text:p>0.6645019635</text:p>
          </table:table-cell>
          <table:table-cell office:value-type="float" office:value="36.2924350978187" calcext:value-type="float">
            <text:p>36.29243509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58987329055152" calcext:value-type="float">
            <text:p>0.6589873291</text:p>
          </table:table-cell>
          <table:table-cell office:value-type="float" office:value="36.6068637921896" calcext:value-type="float">
            <text:p>36.60686379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656281004154324" calcext:value-type="float">
            <text:p>0.6562810042</text:p>
          </table:table-cell>
          <table:table-cell office:value-type="float" office:value="36.7632096790298" calcext:value-type="float">
            <text:p>36.7632096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53607750663589" calcext:value-type="float">
            <text:p>0.6536077507</text:p>
          </table:table-cell>
          <table:table-cell office:value-type="float" office:value="36.9189865877763" calcext:value-type="float">
            <text:p>36.91898658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650966900467226" calcext:value-type="float">
            <text:p>0.6509669005</text:p>
          </table:table-cell>
          <table:table-cell office:value-type="float" office:value="37.0742018246008" calcext:value-type="float">
            <text:p>37.074201824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648357804194471" calcext:value-type="float">
            <text:p>0.6483578042</text:p>
          </table:table-cell>
          <table:table-cell office:value-type="float" office:value="37.2288625484982" calcext:value-type="float">
            <text:p>37.228862548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643232365665811" calcext:value-type="float">
            <text:p>0.6432323657</text:p>
          </table:table-cell>
          <table:table-cell office:value-type="float" office:value="37.5365483822103" calcext:value-type="float">
            <text:p>37.536548382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07148125" calcext:value-type="float">
            <text:p>0.6407148125</text:p>
          </table:table-cell>
          <table:table-cell office:value-type="float" office:value="37.6895871105276" calcext:value-type="float">
            <text:p>37.68958711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638226590236082" calcext:value-type="float">
            <text:p>0.6382265902</text:p>
          </table:table-cell>
          <table:table-cell office:value-type="float" office:value="37.8420985704624" calcext:value-type="float">
            <text:p>37.84209857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635767133726496" calcext:value-type="float">
            <text:p>0.6357671337</text:p>
          </table:table-cell>
          <table:table-cell office:value-type="float" office:value="37.994089244153" calcext:value-type="float">
            <text:p>37.994089244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63333589295208" calcext:value-type="float">
            <text:p>0.633335893</text:p>
          </table:table-cell>
          <table:table-cell office:value-type="float" office:value="38.1455654892264" calcext:value-type="float">
            <text:p>38.145565489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630932332505349" calcext:value-type="float">
            <text:p>0.6309323325</text:p>
          </table:table-cell>
          <table:table-cell office:value-type="float" office:value="38.2965335421295" calcext:value-type="float">
            <text:p>38.296533542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628555931095174" calcext:value-type="float">
            <text:p>0.6285559311</text:p>
          </table:table-cell>
          <table:table-cell office:value-type="float" office:value="38.4469995213471" calcext:value-type="float">
            <text:p>38.44699952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26206181071834" calcext:value-type="float">
            <text:p>0.6262061811</text:p>
          </table:table-cell>
          <table:table-cell office:value-type="float" office:value="38.5969694305102" calcext:value-type="float">
            <text:p>38.59696943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623882587971454" calcext:value-type="float">
            <text:p>0.623882588</text:p>
          </table:table-cell>
          <table:table-cell office:value-type="float" office:value="38.7464491614009" calcext:value-type="float">
            <text:p>38.746449161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21584670078898" calcext:value-type="float">
            <text:p>0.6215846701</text:p>
          </table:table-cell>
          <table:table-cell office:value-type="float" office:value="38.8954444968566" calcext:value-type="float">
            <text:p>38.89544449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619311958008243" calcext:value-type="float">
            <text:p>0.619311958</text:p>
          </table:table-cell>
          <table:table-cell office:value-type="float" office:value="39.0439611135782" calcext:value-type="float">
            <text:p>39.043961113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617063994300009" calcext:value-type="float">
            <text:p>0.6170639943</text:p>
          </table:table-cell>
          <table:table-cell office:value-type="float" office:value="39.1920045848462" calcext:value-type="float">
            <text:p>39.1920045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614840333034348" calcext:value-type="float">
            <text:p>0.614840333</text:p>
          </table:table-cell>
          <table:table-cell office:value-type="float" office:value="39.3395803831483" calcext:value-type="float">
            <text:p>39.33958038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612640539459457" calcext:value-type="float">
            <text:p>0.6126405395</text:p>
          </table:table-cell>
          <table:table-cell office:value-type="float" office:value="39.4866938827219" calcext:value-type="float">
            <text:p>39.486693882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61046418963452" calcext:value-type="float">
            <text:p>0.6104641896</text:p>
          </table:table-cell>
          <table:table-cell office:value-type="float" office:value="39.6333503620146" calcext:value-type="float">
            <text:p>39.63335036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606180177480113" calcext:value-type="float">
            <text:p>0.6061801775</text:p>
          </table:table-cell>
          <table:table-cell office:value-type="float" office:value="39.9253129088185" calcext:value-type="float">
            <text:p>39.9253129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04071718300556" calcext:value-type="float">
            <text:p>0.6040717183</text:p>
          </table:table-cell>
          <table:table-cell office:value-type="float" office:value="40.0706290753428" calcext:value-type="float">
            <text:p>40.07062907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601985108548115" calcext:value-type="float">
            <text:p>0.6019851085</text:p>
          </table:table-cell>
          <table:table-cell office:value-type="float" office:value="40.2155084240114" calcext:value-type="float">
            <text:p>40.2155084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59991997344443" calcext:value-type="float">
            <text:p>0.5999199734</text:p>
          </table:table-cell>
          <table:table-cell office:value-type="float" office:value="40.3599557885908" calcext:value-type="float">
            <text:p>40.359955788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97875947149713" calcext:value-type="float">
            <text:p>0.5978759471</text:p>
          </table:table-cell>
          <table:table-cell office:value-type="float" office:value="40.5039759202756" calcext:value-type="float">
            <text:p>40.50397592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95852672490511" calcext:value-type="float">
            <text:p>0.5958526725</text:p>
          </table:table-cell>
          <table:table-cell office:value-type="float" office:value="40.6475734896584" calcext:value-type="float">
            <text:p>40.647573489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593849800697522" calcext:value-type="float">
            <text:p>0.5938498007</text:p>
          </table:table-cell>
          <table:table-cell office:value-type="float" office:value="40.7907530886406" calcext:value-type="float">
            <text:p>40.79075308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0.591866991153049" calcext:value-type="float">
            <text:p>0.5918669912</text:p>
          </table:table-cell>
          <table:table-cell office:value-type="float" office:value="40.9335192322851" calcext:value-type="float">
            <text:p>40.93351923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89903911147667" calcext:value-type="float">
            <text:p>0.5899039111</text:p>
          </table:table-cell>
          <table:table-cell office:value-type="float" office:value="41.0758763606134" calcext:value-type="float">
            <text:p>41.07587636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87960235645707" calcext:value-type="float">
            <text:p>0.5879602356</text:p>
          </table:table-cell>
          <table:table-cell office:value-type="float" office:value="41.2178288403493" calcext:value-type="float">
            <text:p>41.21782884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86035647059188" calcext:value-type="float">
            <text:p>0.5860356471</text:p>
          </table:table-cell>
          <table:table-cell office:value-type="float" office:value="41.3593809666107" calcext:value-type="float">
            <text:p>41.35938096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84129835029831" calcext:value-type="float">
            <text:p>0.584129835</text:p>
          </table:table-cell>
          <table:table-cell office:value-type="float" office:value="41.5005369645524" calcext:value-type="float">
            <text:p>41.500536964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82242496218823" calcext:value-type="float">
            <text:p>0.5822424962</text:p>
          </table:table-cell>
          <table:table-cell office:value-type="float" office:value="41.6413009909599" calcext:value-type="float">
            <text:p>41.6413009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80373334104008" calcext:value-type="float">
            <text:p>0.5803733341</text:p>
          </table:table-cell>
          <table:table-cell office:value-type="float" office:value="41.7816771357973" calcext:value-type="float">
            <text:p>41.781677135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78522058784193" calcext:value-type="float">
            <text:p>0.5785220588</text:p>
          </table:table-cell>
          <table:table-cell office:value-type="float" office:value="41.9216694237112" calcext:value-type="float">
            <text:p>41.921669423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574872040902888" calcext:value-type="float">
            <text:p>0.5748720409</text:p>
          </table:table-cell>
          <table:table-cell office:value-type="float" office:value="42.2005182094841" calcext:value-type="float">
            <text:p>42.20051820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3072749976413" calcext:value-type="float">
            <text:p>0.57307275</text:p>
          </table:table-cell>
          <table:table-cell office:value-type="float" office:value="42.3393824429822" calcext:value-type="float">
            <text:p>42.33938244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71290248768884" calcext:value-type="float">
            <text:p>0.5712902488</text:p>
          </table:table-cell>
          <table:table-cell office:value-type="float" office:value="42.4778782935528" calcext:value-type="float">
            <text:p>42.47787829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69524277777778" calcext:value-type="float">
            <text:p>0.5695242778</text:p>
          </table:table-cell>
          <table:table-cell office:value-type="float" office:value="42.6160094803458" calcext:value-type="float">
            <text:p>42.61600948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67774583081311" calcext:value-type="float">
            <text:p>0.5677745831</text:p>
          </table:table-cell>
          <table:table-cell office:value-type="float" office:value="42.7537796653587" calcext:value-type="float">
            <text:p>42.753779665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566040916185073" calcext:value-type="float">
            <text:p>0.5660409162</text:p>
          </table:table-cell>
          <table:table-cell office:value-type="float" office:value="42.8911924546675" calcext:value-type="float">
            <text:p>42.891192454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64323033873784" calcext:value-type="float">
            <text:p>0.5643230339</text:p>
          </table:table-cell>
          <table:table-cell office:value-type="float" office:value="43.0282513996243" calcext:value-type="float">
            <text:p>43.028251399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62620698067966" calcext:value-type="float">
            <text:p>0.5626206981</text:p>
          </table:table-cell>
          <table:table-cell office:value-type="float" office:value="43.1649599980219" calcext:value-type="float">
            <text:p>43.16495999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560933675685344" calcext:value-type="float">
            <text:p>0.5609336757</text:p>
          </table:table-cell>
          <table:table-cell office:value-type="float" office:value="43.3013216952268" calcext:value-type="float">
            <text:p>43.30132169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559261738506798" calcext:value-type="float">
            <text:p>0.5592617385</text:p>
          </table:table-cell>
          <table:table-cell office:value-type="float" office:value="43.4373398852818" calcext:value-type="float">
            <text:p>43.437339885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557604663046667" calcext:value-type="float">
            <text:p>0.557604663</text:p>
          </table:table-cell>
          <table:table-cell office:value-type="float" office:value="43.5730179119792" calcext:value-type="float">
            <text:p>43.5730179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55962230427278" calcext:value-type="float">
            <text:p>0.5559622304</text:p>
          </table:table-cell>
          <table:table-cell office:value-type="float" office:value="43.708359069905" calcext:value-type="float">
            <text:p>43.70835906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54334226257494" calcext:value-type="float">
            <text:p>0.5543342263</text:p>
          </table:table-cell>
          <table:table-cell office:value-type="float" office:value="43.8433666054559" calcext:value-type="float">
            <text:p>43.843366605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52720440515169" calcext:value-type="float">
            <text:p>0.5527204405</text:p>
          </table:table-cell>
          <table:table-cell office:value-type="float" office:value="43.9780437178291" calcext:value-type="float">
            <text:p>43.97804371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51120667433335" calcext:value-type="float">
            <text:p>0.5511206674</text:p>
          </table:table-cell>
          <table:table-cell office:value-type="float" office:value="44.1123935599868" calcext:value-type="float">
            <text:p>44.1123935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47962356801396" calcext:value-type="float">
            <text:p>0.5479623568</text:p>
          </table:table-cell>
          <table:table-cell office:value-type="float" office:value="44.3801238199369" calcext:value-type="float">
            <text:p>44.380123819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46403428018602" calcext:value-type="float">
            <text:p>0.546403428</text:p>
          </table:table-cell>
          <table:table-cell office:value-type="float" office:value="44.5135103208078" calcext:value-type="float">
            <text:p>44.513510320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44857729227348" calcext:value-type="float">
            <text:p>0.5448577292</text:p>
          </table:table-cell>
          <table:table-cell office:value-type="float" office:value="44.6465817193795" calcext:value-type="float">
            <text:p>44.646581719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43325074350938" calcext:value-type="float">
            <text:p>0.5433250744</text:p>
          </table:table-cell>
          <table:table-cell office:value-type="float" office:value="44.7793409510488" calcext:value-type="float">
            <text:p>44.77934095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541805280956157" calcext:value-type="float">
            <text:p>0.541805281</text:p>
          </table:table-cell>
          <table:table-cell office:value-type="float" office:value="44.9117909102618" calcext:value-type="float">
            <text:p>44.91179091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40298170162059" calcext:value-type="float">
            <text:p>0.5402981702</text:p>
          </table:table-cell>
          <table:table-cell office:value-type="float" office:value="45.0439344513184" calcext:value-type="float">
            <text:p>45.043934451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38803566551525" calcext:value-type="float">
            <text:p>0.5388035666</text:p>
          </table:table-cell>
          <table:table-cell office:value-type="float" office:value="45.175774389156" calcext:value-type="float">
            <text:p>45.1757743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37321298085502" calcext:value-type="float">
            <text:p>0.5373212981</text:p>
          </table:table-cell>
          <table:table-cell office:value-type="float" office:value="45.3073135001146" calcext:value-type="float">
            <text:p>45.307313500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3585119601982" calcext:value-type="float">
            <text:p>0.535851196</text:p>
          </table:table-cell>
          <table:table-cell office:value-type="float" office:value="45.4385545226817" calcext:value-type="float">
            <text:p>45.438554522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532946832105481" calcext:value-type="float">
            <text:p>0.5329468321</text:p>
          </table:table-cell>
          <table:table-cell office:value-type="float" office:value="45.7001530716789" calcext:value-type="float">
            <text:p>45.70015307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531512248528609" calcext:value-type="float">
            <text:p>0.5315122485</text:p>
          </table:table-cell>
          <table:table-cell office:value-type="float" office:value="45.8305158922817" calcext:value-type="float">
            <text:p>45.83051589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530089187745947" calcext:value-type="float">
            <text:p>0.5300891877</text:p>
          </table:table-cell>
          <table:table-cell office:value-type="float" office:value="45.9605912142065" calcext:value-type="float">
            <text:p>45.96059121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528677496324175" calcext:value-type="float">
            <text:p>0.5286774963</text:p>
          </table:table-cell>
          <table:table-cell office:value-type="float" office:value="46.0903815972427" calcext:value-type="float">
            <text:p>46.090381597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527277023675113" calcext:value-type="float">
            <text:p>0.5272770237</text:p>
          </table:table-cell>
          <table:table-cell office:value-type="float" office:value="46.219889567435" calcext:value-type="float">
            <text:p>46.219889567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524509146165168" calcext:value-type="float">
            <text:p>0.5245091462</text:p>
          </table:table-cell>
          <table:table-cell office:value-type="float" office:value="46.4780682084974" calcext:value-type="float">
            <text:p>46.478068208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23141453755999" calcext:value-type="float">
            <text:p>0.5231414538</text:p>
          </table:table-cell>
          <table:table-cell office:value-type="float" office:value="46.6067437683127" calcext:value-type="float">
            <text:p>46.606743768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521784404897483" calcext:value-type="float">
            <text:p>0.5217844049</text:p>
          </table:table-cell>
          <table:table-cell office:value-type="float" office:value="46.7351466943583" calcext:value-type="float">
            <text:p>46.73514669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520437862252945" calcext:value-type="float">
            <text:p>0.5204378623</text:p>
          </table:table-cell>
          <table:table-cell office:value-type="float" office:value="46.8632793530864" calcext:value-type="float">
            <text:p>46.863279353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519101690953904" calcext:value-type="float">
            <text:p>0.519101691</text:p>
          </table:table-cell>
          <table:table-cell office:value-type="float" office:value="46.9911440807583" calcext:value-type="float">
            <text:p>46.991144080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517775758543334" calcext:value-type="float">
            <text:p>0.5177757585</text:p>
          </table:table-cell>
          <table:table-cell office:value-type="float" office:value="47.1187431839898" calcext:value-type="float">
            <text:p>47.11874318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516459934920507" calcext:value-type="float">
            <text:p>0.5164599349</text:p>
          </table:table-cell>
          <table:table-cell office:value-type="float" office:value="47.2460789402834" calcext:value-type="float">
            <text:p>47.246078940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15154092287373" calcext:value-type="float">
            <text:p>0.5151540923</text:p>
          </table:table-cell>
          <table:table-cell office:value-type="float" office:value="47.3731535985487" calcext:value-type="float">
            <text:p>47.373153598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513858105096425" calcext:value-type="float">
            <text:p>0.5138581051</text:p>
          </table:table-cell>
          <table:table-cell office:value-type="float" office:value="47.4999693796108" calcext:value-type="float">
            <text:p>47.499969379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1257185" calcext:value-type="float">
            <text:p>0.51257185</text:p>
          </table:table-cell>
          <table:table-cell office:value-type="float" office:value="47.6265284767074" calcext:value-type="float">
            <text:p>47.6265284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511295205800961" calcext:value-type="float">
            <text:p>0.5112952058</text:p>
          </table:table-cell>
          <table:table-cell office:value-type="float" office:value="47.7528330559745" calcext:value-type="float">
            <text:p>47.7528330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510028053404736" calcext:value-type="float">
            <text:p>0.5100280534</text:p>
          </table:table-cell>
          <table:table-cell office:value-type="float" office:value="47.8788852569213" calcext:value-type="float">
            <text:p>47.87888525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508770275772647" calcext:value-type="float">
            <text:p>0.5087702758</text:p>
          </table:table-cell>
          <table:table-cell office:value-type="float" office:value="48.0046871928949" calcext:value-type="float">
            <text:p>48.00468719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507521757876508" calcext:value-type="float">
            <text:p>0.5075217579</text:p>
          </table:table-cell>
          <table:table-cell office:value-type="float" office:value="48.1302409515335" calcext:value-type="float">
            <text:p>48.130240951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506282386654434" calcext:value-type="float">
            <text:p>0.5062823867</text:p>
          </table:table-cell>
          <table:table-cell office:value-type="float" office:value="48.2555485952114" calcext:value-type="float">
            <text:p>48.25554859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503830641559563" calcext:value-type="float">
            <text:p>0.5038306416</text:p>
          </table:table-cell>
          <table:table-cell office:value-type="float" office:value="48.5054336634556" calcext:value-type="float">
            <text:p>48.505433663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502618051013145" calcext:value-type="float">
            <text:p>0.502618051</text:p>
          </table:table-cell>
          <table:table-cell office:value-type="float" office:value="48.6300150903095" calcext:value-type="float">
            <text:p>48.630015090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501414173713113" calcext:value-type="float">
            <text:p>0.5014141737</text:p>
          </table:table-cell>
          <table:table-cell office:value-type="float" office:value="48.7543584075998" calcext:value-type="float">
            <text:p>48.754358407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500218905806365" calcext:value-type="float">
            <text:p>0.5002189058</text:p>
          </table:table-cell>
          <table:table-cell office:value-type="float" office:value="48.8784655577068" calcext:value-type="float">
            <text:p>48.87846555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499032145164527" calcext:value-type="float">
            <text:p>0.4990321452</text:p>
          </table:table-cell>
          <table:table-cell office:value-type="float" office:value="49.0023384602145" calcext:value-type="float">
            <text:p>49.002338460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497853791347308" calcext:value-type="float">
            <text:p>0.4978537913</text:p>
          </table:table-cell>
          <table:table-cell office:value-type="float" office:value="49.1259790122917" calcext:value-type="float">
            <text:p>49.125979012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49668374556679" calcext:value-type="float">
            <text:p>0.4966837456</text:p>
          </table:table-cell>
          <table:table-cell office:value-type="float" office:value="49.2493890890648" calcext:value-type="float">
            <text:p>49.249389089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9552191065264" calcext:value-type="float">
            <text:p>0.4955219107</text:p>
          </table:table-cell>
          <table:table-cell office:value-type="float" office:value="49.3725705439828" calcext:value-type="float">
            <text:p>49.37257054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494368191018218" calcext:value-type="float">
            <text:p>0.494368191</text:p>
          </table:table-cell>
          <table:table-cell office:value-type="float" office:value="49.4955252091748" calcext:value-type="float">
            <text:p>49.495525209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0.493222492627541" calcext:value-type="float">
            <text:p>0.4932224926</text:p>
          </table:table-cell>
          <table:table-cell office:value-type="float" office:value="49.6182548957995" calcext:value-type="float">
            <text:p>49.618254895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9208472296309" calcext:value-type="float">
            <text:p>0.492084723</text:p>
          </table:table-cell>
          <table:table-cell office:value-type="float" office:value="49.7407613943882" calcext:value-type="float">
            <text:p>49.740761394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90954790994433" calcext:value-type="float">
            <text:p>0.490954791</text:p>
          </table:table-cell>
          <table:table-cell office:value-type="float" office:value="49.8630464751796" calcext:value-type="float">
            <text:p>49.863046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89832607147629" calcext:value-type="float">
            <text:p>0.4898326071</text:p>
          </table:table-cell>
          <table:table-cell office:value-type="float" office:value="49.985111888449" calcext:value-type="float">
            <text:p>49.985111888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88718083275403" calcext:value-type="float">
            <text:p>0.4887180833</text:p>
          </table:table-cell>
          <table:table-cell office:value-type="float" office:value="50.1069593648295" calcext:value-type="float">
            <text:p>50.106959364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87611132628066" calcext:value-type="float">
            <text:p>0.4876111326</text:p>
          </table:table-cell>
          <table:table-cell office:value-type="float" office:value="50.2285906156275" calcext:value-type="float">
            <text:p>50.22859061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85419610827749" calcext:value-type="float">
            <text:p>0.4854196108</text:p>
          </table:table-cell>
          <table:table-cell office:value-type="float" office:value="50.4712111909144" calcext:value-type="float">
            <text:p>50.47121119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83257374640445" calcext:value-type="float">
            <text:p>0.4832573746</text:p>
          </table:table-cell>
          <table:table-cell office:value-type="float" office:value="50.712986929803" calcext:value-type="float">
            <text:p>50.71298692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82187035840987" calcext:value-type="float">
            <text:p>0.4821870358</text:p>
          </table:table-cell>
          <table:table-cell office:value-type="float" office:value="50.8335620671149" calcext:value-type="float">
            <text:p>50.83356206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81123777577197" calcext:value-type="float">
            <text:p>0.4811237776</text:p>
          </table:table-cell>
          <table:table-cell office:value-type="float" office:value="50.9539308576814" calcext:value-type="float">
            <text:p>50.953930857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8006752212618" calcext:value-type="float">
            <text:p>0.4800675221</text:p>
          </table:table-cell>
          <table:table-cell office:value-type="float" office:value="51.0740948858268" calcext:value-type="float">
            <text:p>51.07409488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7901819295425" calcext:value-type="float">
            <text:p>0.479018193</text:p>
          </table:table-cell>
          <table:table-cell office:value-type="float" office:value="51.1940557188518" calcext:value-type="float">
            <text:p>51.19405571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7975714693633" calcext:value-type="float">
            <text:p>0.4779757147</text:p>
          </table:table-cell>
          <table:table-cell office:value-type="float" office:value="51.3138149072963" calcext:value-type="float">
            <text:p>51.313814907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76940013119733" calcext:value-type="float">
            <text:p>0.4769400131</text:p>
          </table:table-cell>
          <table:table-cell office:value-type="float" office:value="51.4333739851967" calcext:value-type="float">
            <text:p>51.433373985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75911015128936" calcext:value-type="float">
            <text:p>0.4759110151</text:p>
          </table:table-cell>
          <table:table-cell office:value-type="float" office:value="51.5527344703392" calcext:value-type="float">
            <text:p>51.55273447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474888648716929" calcext:value-type="float">
            <text:p>0.4748886487</text:p>
          </table:table-cell>
          <table:table-cell office:value-type="float" office:value="51.6718978645068" calcext:value-type="float">
            <text:p>51.671897864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473872842957548" calcext:value-type="float">
            <text:p>0.473872843</text:p>
          </table:table-cell>
          <table:table-cell office:value-type="float" office:value="51.7908656537226" calcext:value-type="float">
            <text:p>51.79086565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4728635279821" calcext:value-type="float">
            <text:p>0.472863528</text:p>
          </table:table-cell>
          <table:table-cell office:value-type="float" office:value="51.9096393084881" calcext:value-type="float">
            <text:p>51.909639308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471860634959187" calcext:value-type="float">
            <text:p>0.471860635</text:p>
          </table:table-cell>
          <table:table-cell office:value-type="float" office:value="52.0282202840167" calcext:value-type="float">
            <text:p>52.0282202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47086409607498" calcext:value-type="float">
            <text:p>0.4708640961</text:p>
          </table:table-cell>
          <table:table-cell office:value-type="float" office:value="52.1466100204628" calcext:value-type="float">
            <text:p>52.14661002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6888981444014" calcext:value-type="float">
            <text:p>0.4688898144</text:p>
          </table:table-cell>
          <table:table-cell office:value-type="float" office:value="52.3828214627778" calcext:value-type="float">
            <text:p>52.382821462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467911940978591" calcext:value-type="float">
            <text:p>0.467911941</text:p>
          </table:table-cell>
          <table:table-cell office:value-type="float" office:value="52.5006459756647" calcext:value-type="float">
            <text:p>52.50064597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66940160197567" calcext:value-type="float">
            <text:p>0.4669401602</text:p>
          </table:table-cell>
          <table:table-cell office:value-type="float" office:value="52.6182848639344" calcext:value-type="float">
            <text:p>52.618284863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65974409090909" calcext:value-type="float">
            <text:p>0.4659744091</text:p>
          </table:table-cell>
          <table:table-cell office:value-type="float" office:value="52.7357394957375" calcext:value-type="float">
            <text:p>52.735739495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65014625560888" calcext:value-type="float">
            <text:p>0.4650146256</text:p>
          </table:table-cell>
          <table:table-cell office:value-type="float" office:value="52.853011225453" calcext:value-type="float">
            <text:p>52.853011225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64060748401439" calcext:value-type="float">
            <text:p>0.4640607484</text:p>
          </table:table-cell>
          <table:table-cell office:value-type="float" office:value="52.9701013938895" calcext:value-type="float">
            <text:p>52.970101393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63112717281765" calcext:value-type="float">
            <text:p>0.4631127173</text:p>
          </table:table-cell>
          <table:table-cell office:value-type="float" office:value="53.0870113284824" calcext:value-type="float">
            <text:p>53.08701132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6217047273031" calcext:value-type="float">
            <text:p>0.4621704727</text:p>
          </table:table-cell>
          <table:table-cell office:value-type="float" office:value="53.203742343487" calcext:value-type="float">
            <text:p>53.203742343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61233956119088" calcext:value-type="float">
            <text:p>0.4612339561</text:p>
          </table:table-cell>
          <table:table-cell office:value-type="float" office:value="53.3202957401685" calcext:value-type="float">
            <text:p>53.320295740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459377876331664" calcext:value-type="float">
            <text:p>0.4593778763</text:p>
          </table:table-cell>
          <table:table-cell office:value-type="float" office:value="53.5528748197892" calcext:value-type="float">
            <text:p>53.552874819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5845819998113" calcext:value-type="float">
            <text:p>0.4584582</text:p>
          </table:table-cell>
          <table:table-cell office:value-type="float" office:value="53.6689030419706" calcext:value-type="float">
            <text:p>53.66890304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57544025193181" calcext:value-type="float">
            <text:p>0.4575440252</text:p>
          </table:table-cell>
          <table:table-cell office:value-type="float" office:value="53.7847587246698" calcext:value-type="float">
            <text:p>53.78475872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456635297334496" calcext:value-type="float">
            <text:p>0.4566352973</text:p>
          </table:table-cell>
          <table:table-cell office:value-type="float" office:value="53.9004431069329" calcext:value-type="float">
            <text:p>53.90044310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55731962528304" calcext:value-type="float">
            <text:p>0.4557319625</text:p>
          </table:table-cell>
          <table:table-cell office:value-type="float" office:value="54.0159574158855" calcext:value-type="float">
            <text:p>54.015957415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53941260268825" calcext:value-type="float">
            <text:p>0.4539412603</text:p>
          </table:table-cell>
          <table:table-cell office:value-type="float" office:value="54.2464806637617" calcext:value-type="float">
            <text:p>54.2464806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53053788725417" calcext:value-type="float">
            <text:p>0.4530537887</text:p>
          </table:table-cell>
          <table:table-cell office:value-type="float" office:value="54.3614919988258" calcext:value-type="float">
            <text:p>54.3614919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52171502028845" calcext:value-type="float">
            <text:p>0.452171502</text:p>
          </table:table-cell>
          <table:table-cell office:value-type="float" office:value="54.4763380531805" calcext:value-type="float">
            <text:p>54.476338053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51294349889502" calcext:value-type="float">
            <text:p>0.4512943499</text:p>
          </table:table-cell>
          <table:table-cell office:value-type="float" office:value="54.5910199968009" calcext:value-type="float">
            <text:p>54.591019996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450422282698031" calcext:value-type="float">
            <text:p>0.4504222827</text:p>
          </table:table-cell>
          <table:table-cell office:value-type="float" office:value="54.7055389887019" calcext:value-type="float">
            <text:p>54.705538988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4955525151354" calcext:value-type="float">
            <text:p>0.4495552515</text:p>
          </table:table-cell>
          <table:table-cell office:value-type="float" office:value="54.8198961770893" calcext:value-type="float">
            <text:p>54.819896177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448693208052058" calcext:value-type="float">
            <text:p>0.4486932081</text:p>
          </table:table-cell>
          <table:table-cell office:value-type="float" office:value="54.934092699507" calcext:value-type="float">
            <text:p>54.934092699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47836104675253" calcext:value-type="float">
            <text:p>0.4478361047</text:p>
          </table:table-cell>
          <table:table-cell office:value-type="float" office:value="55.048129682983" calcext:value-type="float">
            <text:p>55.04812968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446983894379363" calcext:value-type="float">
            <text:p>0.4469838944</text:p>
          </table:table-cell>
          <table:table-cell office:value-type="float" office:value="55.1620082441715" calcext:value-type="float">
            <text:p>55.16200824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446136530784378" calcext:value-type="float">
            <text:p>0.4461365308</text:p>
          </table:table-cell>
          <table:table-cell office:value-type="float" office:value="55.2757294894938" calcext:value-type="float">
            <text:p>55.27572948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45293968123431" calcext:value-type="float">
            <text:p>0.4452939681</text:p>
          </table:table-cell>
          <table:table-cell office:value-type="float" office:value="55.3892945152761" calcext:value-type="float">
            <text:p>55.38929451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44456161232422" calcext:value-type="float">
            <text:p>0.4444561612</text:p>
          </table:table-cell>
          <table:table-cell office:value-type="float" office:value="55.5027044078848" calcext:value-type="float">
            <text:p>55.502704407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443623065539843" calcext:value-type="float">
            <text:p>0.4436230655</text:p>
          </table:table-cell>
          <table:table-cell office:value-type="float" office:value="55.6159602438604" calcext:value-type="float">
            <text:p>55.61596024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42794637056825" calcext:value-type="float">
            <text:p>0.4427946371</text:p>
          </table:table-cell>
          <table:table-cell office:value-type="float" office:value="55.7290630900482" calcext:value-type="float">
            <text:p>55.7290630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441970832367376" calcext:value-type="float">
            <text:p>0.4419708324</text:p>
          </table:table-cell>
          <table:table-cell office:value-type="float" office:value="55.8420140037275" calcext:value-type="float">
            <text:p>55.842014003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40336923512473" calcext:value-type="float">
            <text:p>0.4403369235</text:p>
          </table:table-cell>
          <table:table-cell office:value-type="float" office:value="56.0674642156045" calcext:value-type="float">
            <text:p>56.067464215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439526735294391" calcext:value-type="float">
            <text:p>0.4395267353</text:p>
          </table:table-cell>
          <table:table-cell office:value-type="float" office:value="56.1799655816601" calcext:value-type="float">
            <text:p>56.179965581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438721002746459" calcext:value-type="float">
            <text:p>0.4387210027</text:p>
          </table:table-cell>
          <table:table-cell office:value-type="float" office:value="56.2923191511658" calcext:value-type="float">
            <text:p>56.292319151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37919685177547" calcext:value-type="float">
            <text:p>0.4379196852</text:p>
          </table:table-cell>
          <table:table-cell office:value-type="float" office:value="56.4045259354297" calcext:value-type="float">
            <text:p>56.40452593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37122742414882" calcext:value-type="float">
            <text:p>0.4371227424</text:p>
          </table:table-cell>
          <table:table-cell office:value-type="float" office:value="56.5165869369233" calcext:value-type="float">
            <text:p>56.516586936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36330134795594" calcext:value-type="float">
            <text:p>0.4363301348</text:p>
          </table:table-cell>
          <table:table-cell office:value-type="float" office:value="56.6285031493965" calcext:value-type="float">
            <text:p>56.628503149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.43554182315842" calcext:value-type="float">
            <text:p>0.4355418232</text:p>
          </table:table-cell>
          <table:table-cell office:value-type="float" office:value="56.7402755579902" calcext:value-type="float">
            <text:p>56.74027555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34757768835583" calcext:value-type="float">
            <text:p>0.4347577688</text:p>
          </table:table-cell>
          <table:table-cell office:value-type="float" office:value="56.8519051393477" calcext:value-type="float">
            <text:p>56.8519051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433977933644817" calcext:value-type="float">
            <text:p>0.4339779336</text:p>
          </table:table-cell>
          <table:table-cell office:value-type="float" office:value="56.9633928617232" calcext:value-type="float">
            <text:p>56.963392861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3202279881567" calcext:value-type="float">
            <text:p>0.4332022799</text:p>
          </table:table-cell>
          <table:table-cell office:value-type="float" office:value="57.0747396850903" calcext:value-type="float">
            <text:p>57.074739685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32430770311323" calcext:value-type="float">
            <text:p>0.4324307703</text:p>
          </table:table-cell>
          <table:table-cell office:value-type="float" office:value="57.1859465612469" calcext:value-type="float">
            <text:p>57.18594656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.43166336816212" calcext:value-type="float">
            <text:p>0.4316633682</text:p>
          </table:table-cell>
          <table:table-cell office:value-type="float" office:value="57.2970144339196" calcext:value-type="float">
            <text:p>57.297014433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430900037117169" calcext:value-type="float">
            <text:p>0.4309000371</text:p>
          </table:table-cell>
          <table:table-cell office:value-type="float" office:value="57.407944238866" calcext:value-type="float">
            <text:p>57.40794423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430140741307647" calcext:value-type="float">
            <text:p>0.4301407413</text:p>
          </table:table-cell>
          <table:table-cell office:value-type="float" office:value="57.5187369039758" calcext:value-type="float">
            <text:p>57.51873690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429385445305609" calcext:value-type="float">
            <text:p>0.4293854453</text:p>
          </table:table-cell>
          <table:table-cell office:value-type="float" office:value="57.6293933493697" calcext:value-type="float">
            <text:p>57.62939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427886713175103" calcext:value-type="float">
            <text:p>0.4278867132</text:p>
          </table:table-cell>
          <table:table-cell office:value-type="float" office:value="57.8503012232316" calcext:value-type="float">
            <text:p>57.8503012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27143208333333" calcext:value-type="float">
            <text:p>0.4271432083</text:p>
          </table:table-cell>
          <table:table-cell office:value-type="float" office:value="57.9605544539673" calcext:value-type="float">
            <text:p>57.96055445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426403565859216" calcext:value-type="float">
            <text:p>0.4264035659</text:p>
          </table:table-cell>
          <table:table-cell office:value-type="float" office:value="58.0706750697102" calcext:value-type="float">
            <text:p>58.070675069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25667752427692" calcext:value-type="float">
            <text:p>0.4256677524</text:p>
          </table:table-cell>
          <table:table-cell office:value-type="float" office:value="58.1806639531705" calcext:value-type="float">
            <text:p>58.18066395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424935735114864" calcext:value-type="float">
            <text:p>0.4249357351</text:p>
          </table:table-cell>
          <table:table-cell office:value-type="float" office:value="58.2905219798529" calcext:value-type="float">
            <text:p>58.29052197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2420748139181" calcext:value-type="float">
            <text:p>0.4242074814</text:p>
          </table:table-cell>
          <table:table-cell office:value-type="float" office:value="58.4002500181455" calcext:value-type="float">
            <text:p>58.400250018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42348295911851" calcext:value-type="float">
            <text:p>0.4234829591</text:p>
          </table:table-cell>
          <table:table-cell office:value-type="float" office:value="58.5098489294074" calcext:value-type="float">
            <text:p>58.509848929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office:value-type="float" office:value="0.422762136537892" calcext:value-type="float">
            <text:p>0.4227621365</text:p>
          </table:table-cell>
          <table:table-cell office:value-type="float" office:value="58.6193195680546" calcext:value-type="float">
            <text:p>58.619319568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22044982269982" calcext:value-type="float">
            <text:p>0.4220449823</text:p>
          </table:table-cell>
          <table:table-cell office:value-type="float" office:value="58.728662781645" calcext:value-type="float">
            <text:p>58.72866278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1331465306167" calcext:value-type="float">
            <text:p>0.4213314653</text:p>
          </table:table-cell>
          <table:table-cell office:value-type="float" office:value="58.8378794109619" calcext:value-type="float">
            <text:p>58.837879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420621555003566" calcext:value-type="float">
            <text:p>0.420621555</text:p>
          </table:table-cell>
          <table:table-cell office:value-type="float" office:value="58.9469702900966" calcext:value-type="float">
            <text:p>58.946970290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419915221079498" calcext:value-type="float">
            <text:p>0.4199152211</text:p>
          </table:table-cell>
          <table:table-cell office:value-type="float" office:value="59.055936246529" calcext:value-type="float">
            <text:p>59.0559362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419212433606059" calcext:value-type="float">
            <text:p>0.4192124336</text:p>
          </table:table-cell>
          <table:table-cell office:value-type="float" office:value="59.1647781012079" calcext:value-type="float">
            <text:p>59.164778101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18513163004799" calcext:value-type="float">
            <text:p>0.418513163</text:p>
          </table:table-cell>
          <table:table-cell office:value-type="float" office:value="59.2734966686293" calcext:value-type="float">
            <text:p>59.273496668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417817380041487" calcext:value-type="float">
            <text:p>0.41781738</text:p>
          </table:table-cell>
          <table:table-cell office:value-type="float" office:value="59.382092756914" calcext:value-type="float">
            <text:p>59.382092756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416436161782191" calcext:value-type="float">
            <text:p>0.4164361618</text:p>
          </table:table-cell>
          <table:table-cell office:value-type="float" office:value="59.598920697138" calcext:value-type="float">
            <text:p>59.598920697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41575066969312" calcext:value-type="float">
            <text:p>0.4157506697</text:p>
          </table:table-cell>
          <table:table-cell office:value-type="float" office:value="59.7071541341244" calcext:value-type="float">
            <text:p>59.70715413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15068551646018" calcext:value-type="float">
            <text:p>0.4150685516</text:p>
          </table:table-cell>
          <table:table-cell office:value-type="float" office:value="59.8152682622155" calcext:value-type="float">
            <text:p>59.81526826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414389780052598" calcext:value-type="float">
            <text:p>0.4143897801</text:p>
          </table:table-cell>
          <table:table-cell office:value-type="float" office:value="59.9232638587789" calcext:value-type="float">
            <text:p>59.923263858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413714327639358" calcext:value-type="float">
            <text:p>0.4137143276</text:p>
          </table:table-cell>
          <table:table-cell office:value-type="float" office:value="60.0311416952483" calcext:value-type="float">
            <text:p>60.03114169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413042167442973" calcext:value-type="float">
            <text:p>0.4130421674</text:p>
          </table:table-cell>
          <table:table-cell office:value-type="float" office:value="60.1389025371936" calcext:value-type="float">
            <text:p>60.138902537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412373272805774" calcext:value-type="float">
            <text:p>0.4123732728</text:p>
          </table:table-cell>
          <table:table-cell office:value-type="float" office:value="60.2465471443895" calcext:value-type="float">
            <text:p>60.24654714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411707617371312" calcext:value-type="float">
            <text:p>0.4117076174</text:p>
          </table:table-cell>
          <table:table-cell office:value-type="float" office:value="60.3540762708834" calcext:value-type="float">
            <text:p>60.354076270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.411045175079993" calcext:value-type="float">
            <text:p>0.4110451751</text:p>
          </table:table-cell>
          <table:table-cell office:value-type="float" office:value="60.4614906650623" calcext:value-type="float">
            <text:p>60.4614906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409729827147041" calcext:value-type="float">
            <text:p>0.4097298271</text:p>
          </table:table-cell>
          <table:table-cell office:value-type="float" office:value="60.6759782221154" calcext:value-type="float">
            <text:p>60.67597822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09076870832305" calcext:value-type="float">
            <text:p>0.4090768708</text:p>
          </table:table-cell>
          <table:table-cell office:value-type="float" office:value="60.7830528540498" calcext:value-type="float">
            <text:p>60.78305285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408427026306305" calcext:value-type="float">
            <text:p>0.4084270263</text:p>
          </table:table-cell>
          <table:table-cell office:value-type="float" office:value="60.8900156919166" calcext:value-type="float">
            <text:p>60.89001569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40778026893093" calcext:value-type="float">
            <text:p>0.4077802689</text:p>
          </table:table-cell>
          <table:table-cell office:value-type="float" office:value="60.9968674567705" calcext:value-type="float">
            <text:p>60.996867456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407136574340314" calcext:value-type="float">
            <text:p>0.4071365743</text:p>
          </table:table-cell>
          <table:table-cell office:value-type="float" office:value="61.1036088643873" calcext:value-type="float">
            <text:p>61.103608864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405858277388059" calcext:value-type="float">
            <text:p>0.4058582774</text:p>
          </table:table-cell>
          <table:table-cell office:value-type="float" office:value="61.3167634449793" calcext:value-type="float">
            <text:p>61.31676344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5223627621544" calcext:value-type="float">
            <text:p>0.4052236276</text:p>
          </table:table-cell>
          <table:table-cell office:value-type="float" office:value="61.4231780236517" calcext:value-type="float">
            <text:p>61.42317802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404591945822655" calcext:value-type="float">
            <text:p>0.4045919458</text:p>
          </table:table-cell>
          <table:table-cell office:value-type="float" office:value="61.5294850565974" calcext:value-type="float">
            <text:p>61.529485056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403963208930227" calcext:value-type="float">
            <text:p>0.4039632089</text:p>
          </table:table-cell>
          <table:table-cell office:value-type="float" office:value="61.6356852340881" calcext:value-type="float">
            <text:p>61.635685234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40333739413318" calcext:value-type="float">
            <text:p>0.4033373941</text:p>
          </table:table-cell>
          <table:table-cell office:value-type="float" office:value="61.7417792414669" calcext:value-type="float">
            <text:p>61.74177924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402714478867038" calcext:value-type="float">
            <text:p>0.4027144789</text:p>
          </table:table-cell>
          <table:table-cell office:value-type="float" office:value="61.8477677592039" calcext:value-type="float">
            <text:p>61.847767759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402094440810516" calcext:value-type="float">
            <text:p>0.4020944408</text:p>
          </table:table-cell>
          <table:table-cell office:value-type="float" office:value="61.9536514629512" calcext:value-type="float">
            <text:p>61.9536514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40147725788216" calcext:value-type="float">
            <text:p>0.4014772579</text:p>
          </table:table-cell>
          <table:table-cell office:value-type="float" office:value="62.0594310235969" calcext:value-type="float">
            <text:p>62.059431023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400862908237041" calcext:value-type="float">
            <text:p>0.4008629082</text:p>
          </table:table-cell>
          <table:table-cell office:value-type="float" office:value="62.1651071073185" calcext:value-type="float">
            <text:p>62.16510710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400251370263511" calcext:value-type="float">
            <text:p>0.4002513703</text:p>
          </table:table-cell>
          <table:table-cell office:value-type="float" office:value="62.2706803756356" calcext:value-type="float">
            <text:p>62.270680375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99642622580009" calcext:value-type="float">
            <text:p>0.3996426226</text:p>
          </table:table-cell>
          <table:table-cell office:value-type="float" office:value="62.3761514854613" calcext:value-type="float">
            <text:p>62.376151485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99036644031918" calcext:value-type="float">
            <text:p>0.399036644</text:p>
          </table:table-cell>
          <table:table-cell office:value-type="float" office:value="62.4815210891542" calcext:value-type="float">
            <text:p>62.481521089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398433413688483" calcext:value-type="float">
            <text:p>0.3984334137</text:p>
          </table:table-cell>
          <table:table-cell office:value-type="float" office:value="62.5867898345681" calcext:value-type="float">
            <text:p>62.586789834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97832910839768" calcext:value-type="float">
            <text:p>0.3978329108</text:p>
          </table:table-cell>
          <table:table-cell office:value-type="float" office:value="62.6919583651027" calcext:value-type="float">
            <text:p>62.691958365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97235114993674" calcext:value-type="float">
            <text:p>0.397235115</text:p>
          </table:table-cell>
          <table:table-cell office:value-type="float" office:value="62.7970273197518" calcext:value-type="float">
            <text:p>62.79702731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96047563412563" calcext:value-type="float">
            <text:p>0.3960475634</text:p>
          </table:table-cell>
          <table:table-cell office:value-type="float" office:value="63.006869035633" calcext:value-type="float">
            <text:p>63.006869035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95457767756334" calcext:value-type="float">
            <text:p>0.3954577678</text:p>
          </table:table-cell>
          <table:table-cell office:value-type="float" office:value="63.1116430532593" calcext:value-type="float">
            <text:p>63.11164305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94870599254668" calcext:value-type="float">
            <text:p>0.3948705993</text:p>
          </table:table-cell>
          <table:table-cell office:value-type="float" office:value="63.2163200078826" calcext:value-type="float">
            <text:p>63.216320007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94286038461538" calcext:value-type="float">
            <text:p>0.3942860385</text:p>
          </table:table-cell>
          <table:table-cell office:value-type="float" office:value="63.3209005171845" calcext:value-type="float">
            <text:p>63.320900517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93704066131841" calcext:value-type="float">
            <text:p>0.3937040661</text:p>
          </table:table-cell>
          <table:table-cell office:value-type="float" office:value="63.4253851947231" calcext:value-type="float">
            <text:p>63.42538519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93124663218726" calcext:value-type="float">
            <text:p>0.3931246632</text:p>
          </table:table-cell>
          <table:table-cell office:value-type="float" office:value="63.5297746499771" calcext:value-type="float">
            <text:p>63.529774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392547810870985" calcext:value-type="float">
            <text:p>0.3925478109</text:p>
          </table:table-cell>
          <table:table-cell office:value-type="float" office:value="63.6340694883907" calcext:value-type="float">
            <text:p>63.63406948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91973490430472" calcext:value-type="float">
            <text:p>0.3919734904</text:p>
          </table:table-cell>
          <table:table-cell office:value-type="float" office:value="63.7382703114165" calcext:value-type="float">
            <text:p>63.73827031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391401683429568" calcext:value-type="float">
            <text:p>0.3914016834</text:p>
          </table:table-cell>
          <table:table-cell office:value-type="float" office:value="63.8423777165593" calcext:value-type="float">
            <text:p>63.84237771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90832371588691" calcext:value-type="float">
            <text:p>0.3908323716</text:p>
          </table:table-cell>
          <table:table-cell office:value-type="float" office:value="63.946392297418" calcext:value-type="float">
            <text:p>63.946392297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390265536813837" calcext:value-type="float">
            <text:p>0.3902655368</text:p>
          </table:table-cell>
          <table:table-cell office:value-type="float" office:value="64.0503146437281" calcext:value-type="float">
            <text:p>64.05031464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389701161194167" calcext:value-type="float">
            <text:p>0.3897011612</text:p>
          </table:table-cell>
          <table:table-cell office:value-type="float" office:value="64.1541453414024" calcext:value-type="float">
            <text:p>64.154145341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89139226999629" calcext:value-type="float">
            <text:p>0.389139227</text:p>
          </table:table-cell>
          <table:table-cell office:value-type="float" office:value="64.2578849725728" calcext:value-type="float">
            <text:p>64.25788497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88579716678619" calcext:value-type="float">
            <text:p>0.3885797167</text:p>
          </table:table-cell>
          <table:table-cell office:value-type="float" office:value="64.3615341156299" calcext:value-type="float">
            <text:p>64.361534115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88022612855679" calcext:value-type="float">
            <text:p>0.3880226129</text:p>
          </table:table-cell>
          <table:table-cell office:value-type="float" office:value="64.4650933452633" calcext:value-type="float">
            <text:p>64.465093345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386915556069339" calcext:value-type="float">
            <text:p>0.3869155561</text:p>
          </table:table-cell>
          <table:table-cell office:value-type="float" office:value="64.671944344747" calcext:value-type="float">
            <text:p>64.67194434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86365569215529" calcext:value-type="float">
            <text:p>0.3863655692</text:p>
          </table:table-cell>
          <table:table-cell office:value-type="float" office:value="64.7752372458226" calcext:value-type="float">
            <text:p>64.77523724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85817921074612" calcext:value-type="float">
            <text:p>0.3858179211</text:p>
          </table:table-cell>
          <table:table-cell office:value-type="float" office:value="64.878442496001" calcext:value-type="float">
            <text:p>64.8784424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85272595118562" calcext:value-type="float">
            <text:p>0.3852725951</text:p>
          </table:table-cell>
          <table:table-cell office:value-type="float" office:value="64.9815606520465" calcext:value-type="float">
            <text:p>64.981560652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8472957498242" calcext:value-type="float">
            <text:p>0.384729575</text:p>
          </table:table-cell>
          <table:table-cell office:value-type="float" office:value="65.0845922672513" calcext:value-type="float">
            <text:p>65.08459226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84188844462233" calcext:value-type="float">
            <text:p>0.3841888445</text:p>
          </table:table-cell>
          <table:table-cell office:value-type="float" office:value="65.1875378914715" calcext:value-type="float">
            <text:p>65.187537891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83650387513022" calcext:value-type="float">
            <text:p>0.3836503875</text:p>
          </table:table-cell>
          <table:table-cell office:value-type="float" office:value="65.2903980711636" calcext:value-type="float">
            <text:p>65.290398071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83114188246781" calcext:value-type="float">
            <text:p>0.3831141882</text:p>
          </table:table-cell>
          <table:table-cell office:value-type="float" office:value="65.3931733494197" calcext:value-type="float">
            <text:p>65.393173349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8258023093051" calcext:value-type="float">
            <text:p>0.3825802309</text:p>
          </table:table-cell>
          <table:table-cell office:value-type="float" office:value="65.495864266003" calcext:value-type="float">
            <text:p>65.49586426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82048499984275" calcext:value-type="float">
            <text:p>0.3820485</text:p>
          </table:table-cell>
          <table:table-cell office:value-type="float" office:value="65.5984713573823" calcext:value-type="float">
            <text:p>65.59847135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81518979979299" calcext:value-type="float">
            <text:p>0.38151898</text:p>
          </table:table-cell>
          <table:table-cell office:value-type="float" office:value="65.7009951567663" calcext:value-type="float">
            <text:p>65.700995156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80991655636081" calcext:value-type="float">
            <text:p>0.3809916556</text:p>
          </table:table-cell>
          <table:table-cell office:value-type="float" office:value="65.8034361941378" calcext:value-type="float">
            <text:p>65.803436194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380466511822545" calcext:value-type="float">
            <text:p>0.3804665118</text:p>
          </table:table-cell>
          <table:table-cell office:value-type="float" office:value="65.9057949962866" calcext:value-type="float">
            <text:p>65.905794996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79943533552216" calcext:value-type="float">
            <text:p>0.3799435336</text:p>
          </table:table-cell>
          <table:table-cell office:value-type="float" office:value="66.0080720868431" calcext:value-type="float">
            <text:p>66.008072086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79422705982425" calcext:value-type="float">
            <text:p>0.379422706</text:p>
          </table:table-cell>
          <table:table-cell office:value-type="float" office:value="66.1102679863104" calcext:value-type="float">
            <text:p>66.110267986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78387444282208" calcext:value-type="float">
            <text:p>0.3783874443</text:p>
          </table:table-cell>
          <table:table-cell office:value-type="float" office:value="66.3144182785497" calcext:value-type="float">
            <text:p>66.314418278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7872981169673" calcext:value-type="float">
            <text:p>0.3778729812</text:p>
          </table:table-cell>
          <table:table-cell office:value-type="float" office:value="66.4163736969818" calcext:value-type="float">
            <text:p>66.41637369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77360610790049" calcext:value-type="float">
            <text:p>0.3773606108</text:p>
          </table:table-cell>
          <table:table-cell office:value-type="float" office:value="66.5182499757081" calcext:value-type="float">
            <text:p>66.518249975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76850318993674" calcext:value-type="float">
            <text:p>0.376850319</text:p>
          </table:table-cell>
          <table:table-cell office:value-type="float" office:value="66.6200476200734" calcext:value-type="float">
            <text:p>66.620047620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376342091764462" calcext:value-type="float">
            <text:p>0.3763420918</text:p>
          </table:table-cell>
          <table:table-cell office:value-type="float" office:value="66.7217671324834" calcext:value-type="float">
            <text:p>66.72176713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375835915218289" calcext:value-type="float">
            <text:p>0.3758359152</text:p>
          </table:table-cell>
          <table:table-cell office:value-type="float" office:value="66.8234090124351" calcext:value-type="float">
            <text:p>66.82340901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375331775601398" calcext:value-type="float">
            <text:p>0.3753317756</text:p>
          </table:table-cell>
          <table:table-cell office:value-type="float" office:value="66.924973756546" calcext:value-type="float">
            <text:p>66.92497375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74829659288828" calcext:value-type="float">
            <text:p>0.3748296593</text:p>
          </table:table-cell>
          <table:table-cell office:value-type="float" office:value="67.0264618585833" calcext:value-type="float">
            <text:p>67.02646185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74329552782872" calcext:value-type="float">
            <text:p>0.3743295528</text:p>
          </table:table-cell>
          <table:table-cell office:value-type="float" office:value="67.1278738094938" calcext:value-type="float">
            <text:p>67.127873809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373335315827107" calcext:value-type="float">
            <text:p>0.3733353158</text:p>
          </table:table-cell>
          <table:table-cell office:value-type="float" office:value="67.3304712077864" calcext:value-type="float">
            <text:p>67.330471207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72841159004532" calcext:value-type="float">
            <text:p>0.372841159</text:p>
          </table:table-cell>
          <table:table-cell office:value-type="float" office:value="67.4316576232127" calcext:value-type="float">
            <text:p>67.43165762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372348959240104" calcext:value-type="float">
            <text:p>0.3723489592</text:p>
          </table:table-cell>
          <table:table-cell office:value-type="float" office:value="67.5327698236561" calcext:value-type="float">
            <text:p>67.532769823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71858703649951" calcext:value-type="float">
            <text:p>0.3718587036</text:p>
          </table:table-cell>
          <table:table-cell office:value-type="float" office:value="67.6338082863812" calcext:value-type="float">
            <text:p>67.633808286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371370379468636" calcext:value-type="float">
            <text:p>0.3713703795</text:p>
          </table:table-cell>
          <table:table-cell office:value-type="float" office:value="67.7347734859988" calcext:value-type="float">
            <text:p>67.7347734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70399474854574" calcext:value-type="float">
            <text:p>0.3703994749</text:p>
          </table:table-cell>
          <table:table-cell office:value-type="float" office:value="67.9364859812443" calcext:value-type="float">
            <text:p>67.936485981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" calcext:value-type="float">
            <text:p>16</text:p>
          </table:table-cell>
          <table:table-cell office:value-type="float" office:value="0.369916869470656" calcext:value-type="float">
            <text:p>0.3699168695</text:p>
          </table:table-cell>
          <table:table-cell office:value-type="float" office:value="68.0372342130628" calcext:value-type="float">
            <text:p>68.037234213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69436145590535" calcext:value-type="float">
            <text:p>0.3694361456</text:p>
          </table:table-cell>
          <table:table-cell office:value-type="float" office:value="68.1379110542068" calcext:value-type="float">
            <text:p>68.137911054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68957291020397" calcext:value-type="float">
            <text:p>0.368957291</text:p>
          </table:table-cell>
          <table:table-cell office:value-type="float" office:value="68.2385169664122" calcext:value-type="float">
            <text:p>68.23851696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68480293676779" calcext:value-type="float">
            <text:p>0.3684802937</text:p>
          </table:table-cell>
          <table:table-cell office:value-type="float" office:value="68.3390524089165" calcext:value-type="float">
            <text:p>68.339052408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68005141585287" calcext:value-type="float">
            <text:p>0.3680051416</text:p>
          </table:table-cell>
          <table:table-cell office:value-type="float" office:value="68.4395178384843" calcext:value-type="float">
            <text:p>68.4395178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367531822879338" calcext:value-type="float">
            <text:p>0.3675318229</text:p>
          </table:table-cell>
          <table:table-cell office:value-type="float" office:value="68.539913709432" calcext:value-type="float">
            <text:p>68.5399137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367060325798909" calcext:value-type="float">
            <text:p>0.3670603258</text:p>
          </table:table-cell>
          <table:table-cell office:value-type="float" office:value="68.6402404736515" calcext:value-type="float">
            <text:p>68.640240473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66590638689316" calcext:value-type="float">
            <text:p>0.3665906387</text:p>
          </table:table-cell>
          <table:table-cell office:value-type="float" office:value="68.7404985806353" calcext:value-type="float">
            <text:p>68.74049858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36612275" calcext:value-type="float">
            <text:p>0.36612275</text:p>
          </table:table-cell>
          <table:table-cell office:value-type="float" office:value="68.8406884774997" calcext:value-type="float">
            <text:p>68.840688477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65656648283335" calcext:value-type="float">
            <text:p>0.3656566483</text:p>
          </table:table-cell>
          <table:table-cell office:value-type="float" office:value="68.9408106090087" calcext:value-type="float">
            <text:p>68.9408106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65192322193453" calcext:value-type="float">
            <text:p>0.3651923222</text:p>
          </table:table-cell>
          <table:table-cell office:value-type="float" office:value="69.0408654175974" calcext:value-type="float">
            <text:p>69.040865417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364729760485082" calcext:value-type="float">
            <text:p>0.3647297605</text:p>
          </table:table-cell>
          <table:table-cell office:value-type="float" office:value="69.140853343395" calcext:value-type="float">
            <text:p>69.14085334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64268952012402" calcext:value-type="float">
            <text:p>0.364268952</text:p>
          </table:table-cell>
          <table:table-cell office:value-type="float" office:value="69.2407748242474" calcext:value-type="float">
            <text:p>69.2407748242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63809885727919" calcext:value-type="float">
            <text:p>0.3638098857</text:p>
          </table:table-cell>
          <table:table-cell office:value-type="float" office:value="69.3406302957406" calcext:value-type="float">
            <text:p>69.340630295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362896936018535" calcext:value-type="float">
            <text:p>0.362896936</text:p>
          </table:table-cell>
          <table:table-cell office:value-type="float" office:value="69.5401449418234" calcext:value-type="float">
            <text:p>69.540144941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62443030980334" calcext:value-type="float">
            <text:p>0.362443031</text:p>
          </table:table-cell>
          <table:table-cell office:value-type="float" office:value="69.6398049764823" calcext:value-type="float">
            <text:p>69.639804976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61990824901584" calcext:value-type="float">
            <text:p>0.3619908249</text:p>
          </table:table-cell>
          <table:table-cell office:value-type="float" office:value="69.7394007219639" calcext:value-type="float">
            <text:p>69.7394007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61540307210031" calcext:value-type="float">
            <text:p>0.3615403072</text:p>
          </table:table-cell>
          <table:table-cell office:value-type="float" office:value="69.8389326028825" calcext:value-type="float">
            <text:p>69.83893260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61091467425299" calcext:value-type="float">
            <text:p>0.3610914674</text:p>
          </table:table-cell>
          <table:table-cell office:value-type="float" office:value="69.9384010417221" calcext:value-type="float">
            <text:p>69.938401041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60644295157863" calcext:value-type="float">
            <text:p>0.3606442952</text:p>
          </table:table-cell>
          <table:table-cell office:value-type="float" office:value="70.0378064588584" calcext:value-type="float">
            <text:p>70.037806458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60198780108039" calcext:value-type="float">
            <text:p>0.3601987801</text:p>
          </table:table-cell>
          <table:table-cell office:value-type="float" office:value="70.1371492725787" calcext:value-type="float">
            <text:p>70.137149272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359754912064989" calcext:value-type="float">
            <text:p>0.3597549121</text:p>
          </table:table-cell>
          <table:table-cell office:value-type="float" office:value="70.2364298991028" calcext:value-type="float">
            <text:p>70.23642989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359312680905736" calcext:value-type="float">
            <text:p>0.3593126809</text:p>
          </table:table-cell>
          <table:table-cell office:value-type="float" office:value="70.3356487526031" calcext:value-type="float">
            <text:p>70.335648752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58872076594196" calcext:value-type="float">
            <text:p>0.3588720766</text:p>
          </table:table-cell>
          <table:table-cell office:value-type="float" office:value="70.4348062452248" calcext:value-type="float">
            <text:p>70.43480624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58433089180223" calcext:value-type="float">
            <text:p>0.3584330892</text:p>
          </table:table-cell>
          <table:table-cell office:value-type="float" office:value="70.5339027871059" calcext:value-type="float">
            <text:p>70.53390278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35799570879866" calcext:value-type="float">
            <text:p>0.3579957088</text:p>
          </table:table-cell>
          <table:table-cell office:value-type="float" office:value="70.6329387863967" calcext:value-type="float">
            <text:p>70.6329387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57559925668413" calcext:value-type="float">
            <text:p>0.3575599257</text:p>
          </table:table-cell>
          <table:table-cell office:value-type="float" office:value="70.7319146492794" calcext:value-type="float">
            <text:p>70.731914649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57125730091531" calcext:value-type="float">
            <text:p>0.3571257301</text:p>
          </table:table-cell>
          <table:table-cell office:value-type="float" office:value="70.8308307799872" calcext:value-type="float">
            <text:p>70.8308307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356693112452297" calcext:value-type="float">
            <text:p>0.3566931125</text:p>
          </table:table-cell>
          <table:table-cell office:value-type="float" office:value="70.9296875808236" calcext:value-type="float">
            <text:p>70.929687580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355832572929733" calcext:value-type="float">
            <text:p>0.3558325729</text:p>
          </table:table-cell>
          <table:table-cell office:value-type="float" office:value="71.1272247925601" calcext:value-type="float">
            <text:p>71.127224792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55404632218161" calcext:value-type="float">
            <text:p>0.3554046322</text:p>
          </table:table-cell>
          <table:table-cell office:value-type="float" office:value="71.2259059985871" calcext:value-type="float">
            <text:p>71.225905998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5497823178602" calcext:value-type="float">
            <text:p>0.3549782318</text:p>
          </table:table-cell>
          <table:table-cell office:value-type="float" office:value="71.3245294650334" calcext:value-type="float">
            <text:p>71.32452946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54553362415592" calcext:value-type="float">
            <text:p>0.3545533624</text:p>
          </table:table-cell>
          <table:table-cell office:value-type="float" office:value="71.4230955848326" calcext:value-type="float">
            <text:p>71.423095584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54130014966203" calcext:value-type="float">
            <text:p>0.354130015</text:p>
          </table:table-cell>
          <table:table-cell office:value-type="float" office:value="71.5216047490995" calcext:value-type="float">
            <text:p>71.52160474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53708180373395" calcext:value-type="float">
            <text:p>0.3537081804</text:p>
          </table:table-cell>
          <table:table-cell office:value-type="float" office:value="71.6200573471469" calcext:value-type="float">
            <text:p>71.62005734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53287849648115" calcext:value-type="float">
            <text:p>0.3532878496</text:p>
          </table:table-cell>
          <table:table-cell office:value-type="float" office:value="71.7184537665037" calcext:value-type="float">
            <text:p>71.71845376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52869013875907" calcext:value-type="float">
            <text:p>0.3528690139</text:p>
          </table:table-cell>
          <table:table-cell office:value-type="float" office:value="71.8167943929324" calcext:value-type="float">
            <text:p>71.816794392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52451664216117" calcext:value-type="float">
            <text:p>0.3524516642</text:p>
          </table:table-cell>
          <table:table-cell office:value-type="float" office:value="71.9150796104459" calcext:value-type="float">
            <text:p>71.915079610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352035791901114" calcext:value-type="float">
            <text:p>0.3520357919</text:p>
          </table:table-cell>
          <table:table-cell office:value-type="float" office:value="72.013309801325" calcext:value-type="float">
            <text:p>72.0133098013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351621388235513" calcext:value-type="float">
            <text:p>0.3516213882</text:p>
          </table:table-cell>
          <table:table-cell office:value-type="float" office:value="72.1114853461351" calcext:value-type="float">
            <text:p>72.11148534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51208444595411" calcext:value-type="float">
            <text:p>0.3512084446</text:p>
          </table:table-cell>
          <table:table-cell office:value-type="float" office:value="72.2096066237429" calcext:value-type="float">
            <text:p>72.209606623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50796952427635" calcext:value-type="float">
            <text:p>0.3507969524</text:p>
          </table:table-cell>
          <table:table-cell office:value-type="float" office:value="72.3076740113332" calcext:value-type="float">
            <text:p>72.307674011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50386903248997" calcext:value-type="float">
            <text:p>0.3503869032</text:p>
          </table:table-cell>
          <table:table-cell office:value-type="float" office:value="72.4056878844251" calcext:value-type="float">
            <text:p>72.405687884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49978288645559" calcext:value-type="float">
            <text:p>0.3499782886</text:p>
          </table:table-cell>
          <table:table-cell office:value-type="float" office:value="72.5036486168883" calcext:value-type="float">
            <text:p>72.50364861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349165329850444" calcext:value-type="float">
            <text:p>0.3491653299</text:p>
          </table:table-cell>
          <table:table-cell office:value-type="float" office:value="72.6994121472566" calcext:value-type="float">
            <text:p>72.69941214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48760969170666" calcext:value-type="float">
            <text:p>0.3487609692</text:p>
          </table:table-cell>
          <table:table-cell office:value-type="float" office:value="72.7972156847984" calcext:value-type="float">
            <text:p>72.79721568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48358010088479" calcext:value-type="float">
            <text:p>0.3483580101</text:p>
          </table:table-cell>
          <table:table-cell office:value-type="float" office:value="72.894967561016" calcext:value-type="float">
            <text:p>72.8949675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47956444525505" calcext:value-type="float">
            <text:p>0.3479564445</text:p>
          </table:table-cell>
          <table:table-cell office:value-type="float" office:value="72.9926681417708" calcext:value-type="float">
            <text:p>72.992668141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3475562644684" calcext:value-type="float">
            <text:p>0.3475562645</text:p>
          </table:table-cell>
          <table:table-cell office:value-type="float" office:value="73.0903177913687" calcext:value-type="float">
            <text:p>73.090317791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47157461968188" calcext:value-type="float">
            <text:p>0.347157462</text:p>
          </table:table-cell>
          <table:table-cell office:value-type="float" office:value="73.187916872576" calcext:value-type="float">
            <text:p>73.187916872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.34676002913959" calcext:value-type="float">
            <text:p>0.3467600291</text:p>
          </table:table-cell>
          <table:table-cell office:value-type="float" office:value="73.2854657466342" calcext:value-type="float">
            <text:p>73.285465746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346363958160375" calcext:value-type="float">
            <text:p>0.3463639582</text:p>
          </table:table-cell>
          <table:table-cell office:value-type="float" office:value="73.3829647732749" calcext:value-type="float">
            <text:p>73.3829647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345969241270711" calcext:value-type="float">
            <text:p>0.3459692413</text:p>
          </table:table-cell>
          <table:table-cell office:value-type="float" office:value="73.4804143107343" calcext:value-type="float">
            <text:p>73.48041431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45183839028889" calcext:value-type="float">
            <text:p>0.345183839</text:p>
          </table:table-cell>
          <table:table-cell office:value-type="float" office:value="73.6751663436675" calcext:value-type="float">
            <text:p>73.675166343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44793138463359" calcext:value-type="float">
            <text:p>0.3447931385</text:p>
          </table:table-cell>
          <table:table-cell office:value-type="float" office:value="73.7724695482697" calcext:value-type="float">
            <text:p>73.772469548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344403761559398" calcext:value-type="float">
            <text:p>0.3444037616</text:p>
          </table:table-cell>
          <table:table-cell office:value-type="float" office:value="73.869724681976" calcext:value-type="float">
            <text:p>73.8697246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344015700859755" calcext:value-type="float">
            <text:p>0.3440157009</text:p>
          </table:table-cell>
          <table:table-cell office:value-type="float" office:value="73.9669320957643" calcext:value-type="float">
            <text:p>73.966932095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343628948965859" calcext:value-type="float">
            <text:p>0.343628949</text:p>
          </table:table-cell>
          <table:table-cell office:value-type="float" office:value="74.064092139203" calcext:value-type="float">
            <text:p>74.06409213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34285934229092" calcext:value-type="float">
            <text:p>0.3428593423</text:p>
          </table:table-cell>
          <table:table-cell office:value-type="float" office:value="74.2582715063429" calcext:value-type="float">
            <text:p>74.258271506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42476473000872" calcext:value-type="float">
            <text:p>0.342476473</text:p>
          </table:table-cell>
          <table:table-cell office:value-type="float" office:value="74.3552915222587" calcext:value-type="float">
            <text:p>74.35529152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42094883497415" calcext:value-type="float">
            <text:p>0.3420948835</text:p>
          </table:table-cell>
          <table:table-cell office:value-type="float" office:value="74.452265552282" calcext:value-type="float">
            <text:p>74.452265552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41714566666667" calcext:value-type="float">
            <text:p>0.3417145667</text:p>
          </table:table-cell>
          <table:table-cell office:value-type="float" office:value="74.5491939391401" calcext:value-type="float">
            <text:p>74.549193939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41335515449981" calcext:value-type="float">
            <text:p>0.3413355154</text:p>
          </table:table-cell>
          <table:table-cell office:value-type="float" office:value="74.6460770242328" calcext:value-type="float">
            <text:p>74.646077024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40957722843403" calcext:value-type="float">
            <text:p>0.3409577228</text:p>
          </table:table-cell>
          <table:table-cell office:value-type="float" office:value="74.742915147645" calcext:value-type="float">
            <text:p>74.742915147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40581181897119" calcext:value-type="float">
            <text:p>0.3405811819</text:p>
          </table:table-cell>
          <table:table-cell office:value-type="float" office:value="74.8397086481596" calcext:value-type="float">
            <text:p>74.839708648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40205885714924" calcext:value-type="float">
            <text:p>0.3402058857</text:p>
          </table:table-cell>
          <table:table-cell office:value-type="float" office:value="74.9364578632709" calcext:value-type="float">
            <text:p>74.936457863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39831827453691" calcext:value-type="float">
            <text:p>0.3398318275</text:p>
          </table:table-cell>
          <table:table-cell office:value-type="float" office:value="75.0331631291969" calcext:value-type="float">
            <text:p>75.0331631292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39459000322845" calcext:value-type="float">
            <text:p>0.3394590003</text:p>
          </table:table-cell>
          <table:table-cell office:value-type="float" office:value="75.1298247808921" calcext:value-type="float">
            <text:p>75.129824780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39087397583845" calcext:value-type="float">
            <text:p>0.3390873976</text:p>
          </table:table-cell>
          <table:table-cell office:value-type="float" office:value="75.2264431520604" calcext:value-type="float">
            <text:p>75.22644315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38717012549676" calcext:value-type="float">
            <text:p>0.3387170125</text:p>
          </table:table-cell>
          <table:table-cell office:value-type="float" office:value="75.3230185751671" calcext:value-type="float">
            <text:p>75.3230185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38347838584339" calcext:value-type="float">
            <text:p>0.3383478386</text:p>
          </table:table-cell>
          <table:table-cell office:value-type="float" office:value="75.4195513814515" calcext:value-type="float">
            <text:p>75.419551381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37979869102354" calcext:value-type="float">
            <text:p>0.3379798691</text:p>
          </table:table-cell>
          <table:table-cell office:value-type="float" office:value="75.5160419009393" calcext:value-type="float">
            <text:p>75.516041900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337613097568268" calcext:value-type="float">
            <text:p>0.3376130976</text:p>
          </table:table-cell>
          <table:table-cell office:value-type="float" office:value="75.6124904624544" calcext:value-type="float">
            <text:p>75.612490462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36883122449183" calcext:value-type="float">
            <text:p>0.3368831224</text:p>
          </table:table-cell>
          <table:table-cell office:value-type="float" office:value="75.8052630209259" calcext:value-type="float">
            <text:p>75.8052630209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36519906039044" calcext:value-type="float">
            <text:p>0.336519906</text:p>
          </table:table-cell>
          <table:table-cell office:value-type="float" office:value="75.9015876696301" calcext:value-type="float">
            <text:p>75.90158766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36157861925577" calcext:value-type="float">
            <text:p>0.3361578619</text:p>
          </table:table-cell>
          <table:table-cell office:value-type="float" office:value="75.9978716638804" calcext:value-type="float">
            <text:p>75.997871663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335796983816257" calcext:value-type="float">
            <text:p>0.3357969838</text:p>
          </table:table-cell>
          <table:table-cell office:value-type="float" office:value="76.0941153266713" calcext:value-type="float">
            <text:p>76.094115326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35437265465744" calcext:value-type="float">
            <text:p>0.3354372655</text:p>
          </table:table-cell>
          <table:table-cell office:value-type="float" office:value="76.1903189798664" calcext:value-type="float">
            <text:p>76.190318979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3507870067543" calcext:value-type="float">
            <text:p>0.3350787007</text:p>
          </table:table-cell>
          <table:table-cell office:value-type="float" office:value="76.2864829442101" calcext:value-type="float">
            <text:p>76.286482944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.33472128329299" calcext:value-type="float">
            <text:p>0.3347212833</text:p>
          </table:table-cell>
          <table:table-cell office:value-type="float" office:value="76.3826075393386" calcext:value-type="float">
            <text:p>76.382607539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4365007211938" calcext:value-type="float">
            <text:p>0.3343650072</text:p>
          </table:table-cell>
          <table:table-cell office:value-type="float" office:value="76.4786930837914" calcext:value-type="float">
            <text:p>76.478693083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.33400986637119" calcext:value-type="float">
            <text:p>0.3340098664</text:p>
          </table:table-cell>
          <table:table-cell office:value-type="float" office:value="76.5747398950225" calcext:value-type="float">
            <text:p>76.5747398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33655854754631" calcext:value-type="float">
            <text:p>0.3336558548</text:p>
          </table:table-cell>
          <table:table-cell office:value-type="float" office:value="76.6707482894116" calcext:value-type="float">
            <text:p>76.670748289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33302966390685" calcext:value-type="float">
            <text:p>0.3333029664</text:p>
          </table:table-cell>
          <table:table-cell office:value-type="float" office:value="76.7667185822746" calcext:value-type="float">
            <text:p>76.766718582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32951195351893" calcext:value-type="float">
            <text:p>0.3329511954</text:p>
          </table:table-cell>
          <table:table-cell office:value-type="float" office:value="76.8626510878751" calcext:value-type="float">
            <text:p>76.862651087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32600535754496" calcext:value-type="float">
            <text:p>0.3326005358</text:p>
          </table:table-cell>
          <table:table-cell office:value-type="float" office:value="76.9585461194351" calcext:value-type="float">
            <text:p>76.95854611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32250981758021" calcext:value-type="float">
            <text:p>0.3322509818</text:p>
          </table:table-cell>
          <table:table-cell office:value-type="float" office:value="77.0544039891454" calcext:value-type="float">
            <text:p>77.054403989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.331902527564872" calcext:value-type="float">
            <text:p>0.3319025276</text:p>
          </table:table-cell>
          <table:table-cell office:value-type="float" office:value="77.1502250081768" calcext:value-type="float">
            <text:p>77.150225008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.331208895610131" calcext:value-type="float">
            <text:p>0.3312088956</text:p>
          </table:table-cell>
          <table:table-cell office:value-type="float" office:value="77.3417577338472" calcext:value-type="float">
            <text:p>77.341757733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.330519594351814" calcext:value-type="float">
            <text:p>0.3305195944</text:p>
          </table:table-cell>
          <table:table-cell office:value-type="float" office:value="77.5331467658062" calcext:value-type="float">
            <text:p>77.533146765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330176553684033" calcext:value-type="float">
            <text:p>0.3301765537</text:p>
          </table:table-cell>
          <table:table-cell office:value-type="float" office:value="77.628788164029" calcext:value-type="float">
            <text:p>77.6287881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329834578912123" calcext:value-type="float">
            <text:p>0.3298345789</text:p>
          </table:table-cell>
          <table:table-cell office:value-type="float" office:value="77.7243945577579" calcext:value-type="float">
            <text:p>77.724394557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29493664527576" calcext:value-type="float">
            <text:p>0.3294936645</text:p>
          </table:table-cell>
          <table:table-cell office:value-type="float" office:value="77.8199662513134" calcext:value-type="float">
            <text:p>77.819966251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29153805061655" calcext:value-type="float">
            <text:p>0.3291538051</text:p>
          </table:table-cell>
          <table:table-cell office:value-type="float" office:value="77.915503548078" calcext:value-type="float">
            <text:p>77.915503548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8" calcext:value-type="float">
            <text:p>18</text:p>
          </table:table-cell>
          <table:table-cell office:value-type="float" office:value="0.328814995085027" calcext:value-type="float">
            <text:p>0.3288149951</text:p>
          </table:table-cell>
          <table:table-cell office:value-type="float" office:value="78.0110067505067" calcext:value-type="float">
            <text:p>78.011006750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284772292074" calcext:value-type="float">
            <text:p>0.3284772292</text:p>
          </table:table-cell>
          <table:table-cell office:value-type="float" office:value="78.1064761601361" calcext:value-type="float">
            <text:p>78.10647616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328140502077162" calcext:value-type="float">
            <text:p>0.3281405021</text:p>
          </table:table-cell>
          <table:table-cell office:value-type="float" office:value="78.2019120775947" calcext:value-type="float">
            <text:p>78.201912077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27804808381022" calcext:value-type="float">
            <text:p>0.3278048084</text:p>
          </table:table-cell>
          <table:table-cell office:value-type="float" office:value="78.2973148026128" calcext:value-type="float">
            <text:p>78.29731480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27470142843664" calcext:value-type="float">
            <text:p>0.3274701428</text:p>
          </table:table-cell>
          <table:table-cell office:value-type="float" office:value="78.3926846340315" calcext:value-type="float">
            <text:p>78.3926846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327136500227394" calcext:value-type="float">
            <text:p>0.3271365002</text:p>
          </table:table-cell>
          <table:table-cell office:value-type="float" office:value="78.488021869813" calcext:value-type="float">
            <text:p>78.488021869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26803875331794" calcext:value-type="float">
            <text:p>0.3268038753</text:p>
          </table:table-cell>
          <table:table-cell office:value-type="float" office:value="78.5833268070498" calcext:value-type="float">
            <text:p>78.583326807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2647226299339" calcext:value-type="float">
            <text:p>0.326472263</text:p>
          </table:table-cell>
          <table:table-cell office:value-type="float" office:value="78.6785997419742" calcext:value-type="float">
            <text:p>78.67859974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325812055516936" calcext:value-type="float">
            <text:p>0.3258120555</text:p>
          </table:table-cell>
          <table:table-cell office:value-type="float" office:value="78.8690507855699" calcext:value-type="float">
            <text:p>78.86905078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25483450233613" calcext:value-type="float">
            <text:p>0.3254834502</text:p>
          </table:table-cell>
          <table:table-cell office:value-type="float" office:value="78.9642294824891" calcext:value-type="float">
            <text:p>78.96422948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325155837216286" calcext:value-type="float">
            <text:p>0.3251558372</text:p>
          </table:table-cell>
          <table:table-cell office:value-type="float" office:value="79.05937735361" calcext:value-type="float">
            <text:p>79.05937735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24829211481195" calcext:value-type="float">
            <text:p>0.3248292115</text:p>
          </table:table-cell>
          <table:table-cell office:value-type="float" office:value="79.1544946910036" calcext:value-type="float">
            <text:p>79.15449469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24503568079554" calcext:value-type="float">
            <text:p>0.3245035681</text:p>
          </table:table-cell>
          <table:table-cell office:value-type="float" office:value="79.249581785936" calcext:value-type="float">
            <text:p>79.249581785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24178902097235" calcext:value-type="float">
            <text:p>0.3241789021</text:p>
          </table:table-cell>
          <table:table-cell office:value-type="float" office:value="79.3446389288775" calcext:value-type="float">
            <text:p>79.3446389289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32385520865446" calcext:value-type="float">
            <text:p>0.3238552087</text:p>
          </table:table-cell>
          <table:table-cell office:value-type="float" office:value="79.4396664095119" calcext:value-type="float">
            <text:p>79.439666409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23532482905487" calcext:value-type="float">
            <text:p>0.3235324829</text:p>
          </table:table-cell>
          <table:table-cell office:value-type="float" office:value="79.5346645167449" calcext:value-type="float">
            <text:p>79.534664516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32321072003831" calcext:value-type="float">
            <text:p>0.32321072</text:p>
          </table:table-cell>
          <table:table-cell office:value-type="float" office:value="79.6296335387129" calcext:value-type="float">
            <text:p>79.629633538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22570063868192" calcext:value-type="float">
            <text:p>0.3225700639</text:p>
          </table:table-cell>
          <table:table-cell office:value-type="float" office:value="79.8194854756078" calcext:value-type="float">
            <text:p>79.819485475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322251161107217" calcext:value-type="float">
            <text:p>0.3222511611</text:p>
          </table:table-cell>
          <table:table-cell office:value-type="float" office:value="79.914368963041" calcext:value-type="float">
            <text:p>79.91436896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21933202311384" calcext:value-type="float">
            <text:p>0.3219332023</text:p>
          </table:table-cell>
          <table:table-cell office:value-type="float" office:value="80.0092245102396" calcext:value-type="float">
            <text:p>80.009224510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.321616182832905" calcext:value-type="float">
            <text:p>0.3216161828</text:p>
          </table:table-cell>
          <table:table-cell office:value-type="float" office:value="80.1040524016251" calcext:value-type="float">
            <text:p>80.10405240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.321300098055969" calcext:value-type="float">
            <text:p>0.3213000981</text:p>
          </table:table-cell>
          <table:table-cell office:value-type="float" office:value="80.1988529209019" calcext:value-type="float">
            <text:p>80.198852920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20670714301654" calcext:value-type="float">
            <text:p>0.3206707143</text:p>
          </table:table-cell>
          <table:table-cell office:value-type="float" office:value="80.3883729744112" calcext:value-type="float">
            <text:p>80.388372974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35740625" calcext:value-type="float">
            <text:p>0.3203574063</text:p>
          </table:table-cell>
          <table:table-cell office:value-type="float" office:value="80.4830930725418" calcext:value-type="float">
            <text:p>80.4830930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20045014750787" calcext:value-type="float">
            <text:p>0.3200450148</text:p>
          </table:table-cell>
          <table:table-cell office:value-type="float" office:value="80.5777869263765" calcext:value-type="float">
            <text:p>80.577786926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19733535343903" calcext:value-type="float">
            <text:p>0.3197335353</text:p>
          </table:table-cell>
          <table:table-cell office:value-type="float" office:value="80.672454816159" calcext:value-type="float">
            <text:p>80.672454816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.319422963599562" calcext:value-type="float">
            <text:p>0.3194229636</text:p>
          </table:table-cell>
          <table:table-cell office:value-type="float" office:value="80.7670970214654" calcext:value-type="float">
            <text:p>80.767097021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319113295118041" calcext:value-type="float">
            <text:p>0.3191132951</text:p>
          </table:table-cell>
          <table:table-cell office:value-type="float" office:value="80.8617138212127" calcext:value-type="float">
            <text:p>80.861713821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.318804525529416" calcext:value-type="float">
            <text:p>0.3188045255</text:p>
          </table:table-cell>
          <table:table-cell office:value-type="float" office:value="80.9563054936664" calcext:value-type="float">
            <text:p>80.956305493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318496650493302" calcext:value-type="float">
            <text:p>0.3184966505</text:p>
          </table:table-cell>
          <table:table-cell office:value-type="float" office:value="81.0508723164495" calcext:value-type="float">
            <text:p>81.050872316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318189665698602" calcext:value-type="float">
            <text:p>0.3181896657</text:p>
          </table:table-cell>
          <table:table-cell office:value-type="float" office:value="81.1454145665491" calcext:value-type="float">
            <text:p>81.14541456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317883566863248" calcext:value-type="float">
            <text:p>0.3178835669</text:p>
          </table:table-cell>
          <table:table-cell office:value-type="float" office:value="81.2399325203256" calcext:value-type="float">
            <text:p>81.239932520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317578349733951" calcext:value-type="float">
            <text:p>0.3175783497</text:p>
          </table:table-cell>
          <table:table-cell office:value-type="float" office:value="81.3344264535199" calcext:value-type="float">
            <text:p>81.334426453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17274010085957" calcext:value-type="float">
            <text:p>0.3172740101</text:p>
          </table:table-cell>
          <table:table-cell office:value-type="float" office:value="81.4288966412616" calcext:value-type="float">
            <text:p>81.428896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16970543722795" calcext:value-type="float">
            <text:p>0.3169705437</text:p>
          </table:table-cell>
          <table:table-cell office:value-type="float" office:value="81.5233433580765" calcext:value-type="float">
            <text:p>81.523343358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1666794647604" calcext:value-type="float">
            <text:p>0.3166679465</text:p>
          </table:table-cell>
          <table:table-cell office:value-type="float" office:value="81.6177668778947" calcext:value-type="float">
            <text:p>81.617766877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16366214205068" calcext:value-type="float">
            <text:p>0.3163662142</text:p>
          </table:table-cell>
          <table:table-cell office:value-type="float" office:value="81.7121674740579" calcext:value-type="float">
            <text:p>81.712167474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15765328165566" calcext:value-type="float">
            <text:p>0.3157653282</text:p>
          </table:table-cell>
          <table:table-cell office:value-type="float" office:value="81.9009009858921" calcext:value-type="float">
            <text:p>81.900900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15466166252674" calcext:value-type="float">
            <text:p>0.3154661663</text:p>
          </table:table-cell>
          <table:table-cell office:value-type="float" office:value="81.9952344453751" calcext:value-type="float">
            <text:p>81.995234445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15167853026377" calcext:value-type="float">
            <text:p>0.315167853</text:p>
          </table:table-cell>
          <table:table-cell office:value-type="float" office:value="82.089546068842" calcext:value-type="float">
            <text:p>82.08954606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14870384481544" calcext:value-type="float">
            <text:p>0.3148703845</text:p>
          </table:table-cell>
          <table:table-cell office:value-type="float" office:value="82.1838361268084" calcext:value-type="float">
            <text:p>82.183836126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314573756639458" calcext:value-type="float">
            <text:p>0.3145737566</text:p>
          </table:table-cell>
          <table:table-cell office:value-type="float" office:value="82.278104889247" calcext:value-type="float">
            <text:p>82.278104889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14277965547587" calcext:value-type="float">
            <text:p>0.3142779655</text:p>
          </table:table-cell>
          <table:table-cell office:value-type="float" office:value="82.3723526255954" calcext:value-type="float">
            <text:p>82.372352625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13983007279369" calcext:value-type="float">
            <text:p>0.3139830073</text:p>
          </table:table-cell>
          <table:table-cell office:value-type="float" office:value="82.4665796047634" calcext:value-type="float">
            <text:p>82.466579604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13688877933987" calcext:value-type="float">
            <text:p>0.3136888779</text:p>
          </table:table-cell>
          <table:table-cell office:value-type="float" office:value="82.56078609514" calcext:value-type="float">
            <text:p>82.560786095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13395573636159" calcext:value-type="float">
            <text:p>0.3133955736</text:p>
          </table:table-cell>
          <table:table-cell office:value-type="float" office:value="82.6549723646015" calcext:value-type="float">
            <text:p>82.654972364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313103090535917" calcext:value-type="float">
            <text:p>0.3131030905</text:p>
          </table:table-cell>
          <table:table-cell office:value-type="float" office:value="82.749138680518" calcext:value-type="float">
            <text:p>82.749138680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312811424808398" calcext:value-type="float">
            <text:p>0.3128114248</text:p>
          </table:table-cell>
          <table:table-cell office:value-type="float" office:value="82.8432853097611" calcext:value-type="float">
            <text:p>82.843285309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312520572653634" calcext:value-type="float">
            <text:p>0.3125205727</text:p>
          </table:table-cell>
          <table:table-cell office:value-type="float" office:value="82.937412518711" calcext:value-type="float">
            <text:p>82.937412518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12230530296344" calcext:value-type="float">
            <text:p>0.3122305303</text:p>
          </table:table-cell>
          <table:table-cell office:value-type="float" office:value="83.0315205732636" calcext:value-type="float">
            <text:p>83.031520573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311941293985727" calcext:value-type="float">
            <text:p>0.311941294</text:p>
          </table:table-cell>
          <table:table-cell office:value-type="float" office:value="83.1256097388379" calcext:value-type="float">
            <text:p>83.125609738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311652859995259" calcext:value-type="float">
            <text:p>0.31165286</text:p>
          </table:table-cell>
          <table:table-cell office:value-type="float" office:value="83.2196802803827" calcext:value-type="float">
            <text:p>83.219680280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0.311078384188853" calcext:value-type="float">
            <text:p>0.3110783842</text:p>
          </table:table-cell>
          <table:table-cell office:value-type="float" office:value="83.4077665488726" calcext:value-type="float">
            <text:p>83.407766548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310792335039449" calcext:value-type="float">
            <text:p>0.310792335</text:p>
          </table:table-cell>
          <table:table-cell office:value-type="float" office:value="83.5017828034293" calcext:value-type="float">
            <text:p>83.501782803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310507073542866" calcext:value-type="float">
            <text:p>0.3105070735</text:p>
          </table:table-cell>
          <table:table-cell office:value-type="float" office:value="83.5957814891938" calcext:value-type="float">
            <text:p>83.59578148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310222596090984" calcext:value-type="float">
            <text:p>0.3102225961</text:p>
          </table:table-cell>
          <table:table-cell office:value-type="float" office:value="83.689762868871" calcext:value-type="float">
            <text:p>83.689762868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309938899098775" calcext:value-type="float">
            <text:p>0.3099388991</text:p>
          </table:table-cell>
          <table:table-cell office:value-type="float" office:value="83.7837272047377" calcext:value-type="float">
            <text:p>83.78372720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309655979004121" calcext:value-type="float">
            <text:p>0.309655979</text:p>
          </table:table-cell>
          <table:table-cell office:value-type="float" office:value="83.8776747586496" calcext:value-type="float">
            <text:p>83.877674758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309373832267626" calcext:value-type="float">
            <text:p>0.3093738323</text:p>
          </table:table-cell>
          <table:table-cell office:value-type="float" office:value="83.9716057920482" calcext:value-type="float">
            <text:p>83.97160579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.309092455372423" calcext:value-type="float">
            <text:p>0.3090924554</text:p>
          </table:table-cell>
          <table:table-cell office:value-type="float" office:value="84.0655205659677" calcext:value-type="float">
            <text:p>84.06552056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308811844823999" calcext:value-type="float">
            <text:p>0.3088118448</text:p>
          </table:table-cell>
          <table:table-cell office:value-type="float" office:value="84.1594193410418" calcext:value-type="float">
            <text:p>84.15941934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308531997150005" calcext:value-type="float">
            <text:p>0.3085319972</text:p>
          </table:table-cell>
          <table:table-cell office:value-type="float" office:value="84.2533023775104" calcext:value-type="float">
            <text:p>84.253302377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.30825290890008" calcext:value-type="float">
            <text:p>0.3082529089</text:p>
          </table:table-cell>
          <table:table-cell office:value-type="float" office:value="84.3471699352265" calcext:value-type="float">
            <text:p>84.347169935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07974576645671" calcext:value-type="float">
            <text:p>0.3079745766</text:p>
          </table:table-cell>
          <table:table-cell office:value-type="float" office:value="84.4410222736624" calcext:value-type="float">
            <text:p>84.441022273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.307696996979858" calcext:value-type="float">
            <text:p>0.307696997</text:p>
          </table:table-cell>
          <table:table-cell office:value-type="float" office:value="84.5348596519175" calcext:value-type="float">
            <text:p>84.53485965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307420166517174" calcext:value-type="float">
            <text:p>0.3074201665</text:p>
          </table:table-cell>
          <table:table-cell office:value-type="float" office:value="84.6286823287236" calcext:value-type="float">
            <text:p>84.628682328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307144081893437" calcext:value-type="float">
            <text:p>0.3071440819</text:p>
          </table:table-cell>
          <table:table-cell office:value-type="float" office:value="84.7224905624526" calcext:value-type="float">
            <text:p>84.722490562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306594136811459" calcext:value-type="float">
            <text:p>0.3065941368</text:p>
          </table:table-cell>
          <table:table-cell office:value-type="float" office:value="84.9100647324054" calcext:value-type="float">
            <text:p>84.91006473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306320269729729" calcext:value-type="float">
            <text:p>0.3063202697</text:p>
          </table:table-cell>
          <table:table-cell office:value-type="float" office:value="85.0038311836309" calcext:value-type="float">
            <text:p>85.003831183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.306047135239633" calcext:value-type="float">
            <text:p>0.3060471352</text:p>
          </table:table-cell>
          <table:table-cell office:value-type="float" office:value="85.0975842217962" calcext:value-type="float">
            <text:p>85.09758422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305774730080859" calcext:value-type="float">
            <text:p>0.3057747301</text:p>
          </table:table-cell>
          <table:table-cell office:value-type="float" office:value="85.1913241035707" calcext:value-type="float">
            <text:p>85.191324103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.305503051013374" calcext:value-type="float">
            <text:p>0.305503051</text:p>
          </table:table-cell>
          <table:table-cell office:value-type="float" office:value="85.2850510853029" calcext:value-type="float">
            <text:p>85.2850510853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30523209481726" calcext:value-type="float">
            <text:p>0.3052320948</text:p>
          </table:table-cell>
          <table:table-cell office:value-type="float" office:value="85.378765423027" calcext:value-type="float">
            <text:p>85.378765423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304961858292553" calcext:value-type="float">
            <text:p>0.3049618583</text:p>
          </table:table-cell>
          <table:table-cell office:value-type="float" office:value="85.4724673724691" calcext:value-type="float">
            <text:p>85.47246737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04692338259085" calcext:value-type="float">
            <text:p>0.3046923383</text:p>
          </table:table-cell>
          <table:table-cell office:value-type="float" office:value="85.5661571890538" calcext:value-type="float">
            <text:p>85.566157189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.304423531556331" calcext:value-type="float">
            <text:p>0.3044235316</text:p>
          </table:table-cell>
          <table:table-cell office:value-type="float" office:value="85.659835127911" calcext:value-type="float">
            <text:p>85.65983512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303888045598115" calcext:value-type="float">
            <text:p>0.3038880456</text:p>
          </table:table-cell>
          <table:table-cell office:value-type="float" office:value="85.847156391524" calcext:value-type="float">
            <text:p>85.847156391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303621360118402" calcext:value-type="float">
            <text:p>0.3036213601</text:p>
          </table:table-cell>
          <table:table-cell office:value-type="float" office:value="85.9408002251214" calcext:value-type="float">
            <text:p>85.940800225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.303355375520594" calcext:value-type="float">
            <text:p>0.3033553755</text:p>
          </table:table-cell>
          <table:table-cell office:value-type="float" office:value="86.0344331986867" calcext:value-type="float">
            <text:p>86.03443319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303090088740057" calcext:value-type="float">
            <text:p>0.3030900887</text:p>
          </table:table-cell>
          <table:table-cell office:value-type="float" office:value="86.1280555659699" calcext:value-type="float">
            <text:p>86.12805556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.30282549673088" calcext:value-type="float">
            <text:p>0.3028254967</text:p>
          </table:table-cell>
          <table:table-cell office:value-type="float" office:value="86.2216675804641" calcext:value-type="float">
            <text:p>86.221667580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.302298384935738" calcext:value-type="float">
            <text:p>0.3022983849</text:p>
          </table:table-cell>
          <table:table-cell office:value-type="float" office:value="86.4088615638103" calcext:value-type="float">
            <text:p>86.408861563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302035859150278" calcext:value-type="float">
            <text:p>0.3020358592</text:p>
          </table:table-cell>
          <table:table-cell office:value-type="float" office:value="86.5024440384202" calcext:value-type="float">
            <text:p>86.502444038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301774016136906" calcext:value-type="float">
            <text:p>0.3017740161</text:p>
          </table:table-cell>
          <table:table-cell office:value-type="float" office:value="86.596017171769" calcext:value-type="float">
            <text:p>86.596017171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.301512852941176" calcext:value-type="float">
            <text:p>0.3015128529</text:p>
          </table:table-cell>
          <table:table-cell office:value-type="float" office:value="86.6895812161592" calcext:value-type="float">
            <text:p>86.6895812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30125236662651" calcext:value-type="float">
            <text:p>0.3012523666</text:p>
          </table:table-cell>
          <table:table-cell office:value-type="float" office:value="86.7831364236737" calcext:value-type="float">
            <text:p>86.78313642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300992554274058" calcext:value-type="float">
            <text:p>0.3009925543</text:p>
          </table:table-cell>
          <table:table-cell office:value-type="float" office:value="86.8766830461821" calcext:value-type="float">
            <text:p>86.876683046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.300733412982559" calcext:value-type="float">
            <text:p>0.300733413</text:p>
          </table:table-cell>
          <table:table-cell office:value-type="float" office:value="86.9702213353467" calcext:value-type="float">
            <text:p>86.970221335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.300474939868211" calcext:value-type="float">
            <text:p>0.3004749399</text:p>
          </table:table-cell>
          <table:table-cell office:value-type="float" office:value="87.0637515426294" calcext:value-type="float">
            <text:p>87.063751542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.300217132064529" calcext:value-type="float">
            <text:p>0.3002171321</text:p>
          </table:table-cell>
          <table:table-cell office:value-type="float" office:value="87.157273919297" calcext:value-type="float">
            <text:p>87.157273919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299959986722215" calcext:value-type="float">
            <text:p>0.2999599867</text:p>
          </table:table-cell>
          <table:table-cell office:value-type="float" office:value="87.2507887164277" calcext:value-type="float">
            <text:p>87.250788716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.299703501009026" calcext:value-type="float">
            <text:p>0.299703501</text:p>
          </table:table-cell>
          <table:table-cell office:value-type="float" office:value="87.3442961849175" calcext:value-type="float">
            <text:p>87.344296184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299447672109644" calcext:value-type="float">
            <text:p>0.2994476721</text:p>
          </table:table-cell>
          <table:table-cell office:value-type="float" office:value="87.4377965754856" calcext:value-type="float">
            <text:p>87.437796575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.299192497225541" calcext:value-type="float">
            <text:p>0.2991924972</text:p>
          </table:table-cell>
          <table:table-cell office:value-type="float" office:value="87.5312901386813" calcext:value-type="float">
            <text:p>87.531290138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298937973574857" calcext:value-type="float">
            <text:p>0.2989379736</text:p>
          </table:table-cell>
          <table:table-cell office:value-type="float" office:value="87.6247771248895" calcext:value-type="float">
            <text:p>87.6247771249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298684098392267" calcext:value-type="float">
            <text:p>0.2986840984</text:p>
          </table:table-cell>
          <table:table-cell office:value-type="float" office:value="87.7182577843371" calcext:value-type="float">
            <text:p>87.718257784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.298178282452011" calcext:value-type="float">
            <text:p>0.2981782825</text:p>
          </table:table-cell>
          <table:table-cell office:value-type="float" office:value="87.9052011231044" calcext:value-type="float">
            <text:p>87.90520112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297926336245256" calcext:value-type="float">
            <text:p>0.2979263362</text:p>
          </table:table-cell>
          <table:table-cell office:value-type="float" office:value="87.9986643021419" calcext:value-type="float">
            <text:p>87.99866430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297675027608171" calcext:value-type="float">
            <text:p>0.2976750276</text:p>
          </table:table-cell>
          <table:table-cell office:value-type="float" office:value="88.0921221538668" calcext:value-type="float">
            <text:p>88.0921221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297424353856252" calcext:value-type="float">
            <text:p>0.2974243539</text:p>
          </table:table-cell>
          <table:table-cell office:value-type="float" office:value="88.1855749278065" calcext:value-type="float">
            <text:p>88.185574927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297174312320791" calcext:value-type="float">
            <text:p>0.2971743123</text:p>
          </table:table-cell>
          <table:table-cell office:value-type="float" office:value="88.2790228733664" calcext:value-type="float">
            <text:p>88.279022873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296924900348761" calcext:value-type="float">
            <text:p>0.2969249003</text:p>
          </table:table-cell>
          <table:table-cell office:value-type="float" office:value="88.3724662398363" calcext:value-type="float">
            <text:p>88.372466239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.296676115302692" calcext:value-type="float">
            <text:p>0.2966761153</text:p>
          </table:table-cell>
          <table:table-cell office:value-type="float" office:value="88.465905276396" calcext:value-type="float">
            <text:p>88.465905276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.29642795456056" calcext:value-type="float">
            <text:p>0.2964279546</text:p>
          </table:table-cell>
          <table:table-cell office:value-type="float" office:value="88.5593402321218" calcext:value-type="float">
            <text:p>88.559340232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296180415515666" calcext:value-type="float">
            <text:p>0.2961804155</text:p>
          </table:table-cell>
          <table:table-cell office:value-type="float" office:value="88.6527713559918" calcext:value-type="float">
            <text:p>88.65277135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office:value-type="float" office:value="0.295933495576524" calcext:value-type="float">
            <text:p>0.2959334956</text:p>
          </table:table-cell>
          <table:table-cell office:value-type="float" office:value="88.7461988968928" calcext:value-type="float">
            <text:p>88.746198896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.295687192166748" calcext:value-type="float">
            <text:p>0.2956871922</text:p>
          </table:table-cell>
          <table:table-cell office:value-type="float" office:value="88.8396231036254" calcext:value-type="float">
            <text:p>88.839623103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.295441502724932" calcext:value-type="float">
            <text:p>0.2954415027</text:p>
          </table:table-cell>
          <table:table-cell office:value-type="float" office:value="88.9330442249104" calcext:value-type="float">
            <text:p>88.93304422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.29519642470455" calcext:value-type="float">
            <text:p>0.2951964247</text:p>
          </table:table-cell>
          <table:table-cell office:value-type="float" office:value="89.0264625093949" calcext:value-type="float">
            <text:p>89.026462509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294951955573833" calcext:value-type="float">
            <text:p>0.2949519556</text:p>
          </table:table-cell>
          <table:table-cell office:value-type="float" office:value="89.1198782056579" calcext:value-type="float">
            <text:p>89.119878205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294708092815669" calcext:value-type="float">
            <text:p>0.2947080928</text:p>
          </table:table-cell>
          <table:table-cell office:value-type="float" office:value="89.2132915622165" calcext:value-type="float">
            <text:p>89.213291562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.294222176421149" calcext:value-type="float">
            <text:p>0.2942221764</text:p>
          </table:table-cell>
          <table:table-cell office:value-type="float" office:value="89.4001122500151" calcext:value-type="float">
            <text:p>89.400112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.293980117822854" calcext:value-type="float">
            <text:p>0.2939801178</text:p>
          </table:table-cell>
          <table:table-cell office:value-type="float" office:value="89.4935200780331" calcext:value-type="float">
            <text:p>89.49352007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293738655673018" calcext:value-type="float">
            <text:p>0.2937386557</text:p>
          </table:table-cell>
          <table:table-cell office:value-type="float" office:value="89.5869265599148" calcext:value-type="float">
            <text:p>89.5869265599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293497787526178" calcext:value-type="float">
            <text:p>0.2934977875</text:p>
          </table:table-cell>
          <table:table-cell office:value-type="float" office:value="89.6803319439568" calcext:value-type="float">
            <text:p>89.68033194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.293257510950883" calcext:value-type="float">
            <text:p>0.293257511</text:p>
          </table:table-cell>
          <table:table-cell office:value-type="float" office:value="89.7737364784294" calcext:value-type="float">
            <text:p>89.77373647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.293017823529594" calcext:value-type="float">
            <text:p>0.2930178235</text:p>
          </table:table-cell>
          <table:table-cell office:value-type="float" office:value="89.8671404115827" calcext:value-type="float">
            <text:p>89.867140411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0.292778722858582" calcext:value-type="float">
            <text:p>0.2927787229</text:p>
          </table:table-cell>
          <table:table-cell office:value-type="float" office:value="89.9605439916525" calcext:value-type="float">
            <text:p>89.9605439917</text:p>
          </table:table-cell>
          <table:table-cell table:number-columns-repeated="8"/>
        </table:table-row>
      </table:table>
      <table:table table:name="LaB6-660a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 office:value-type="float" office:value="5.70654829457577" calcext:value-type="float">
            <text:p>5.70654829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5692" calcext:value-type="float">
            <text:p>4.15692</text:p>
          </table:table-cell>
          <table:table-cell/>
          <table:table-cell office:value-type="float" office:value="5.70776" calcext:value-type="float">
            <text:p>5.7077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32084998" calcext:value-type="float">
            <text:p>2.9393863208</text:p>
          </table:table-cell>
          <table:table-cell office:value-type="float" office:value="8.07362068008438" calcext:value-type="float">
            <text:p>8.07362068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39386" calcext:value-type="float">
            <text:p>2.939386</text:p>
          </table:table-cell>
          <table:table-cell/>
          <table:table-cell office:value-type="float" office:value="8.07492" calcext:value-type="float">
            <text:p>8.0749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.39999888099974" calcext:value-type="float">
            <text:p>2.399998881</text:p>
          </table:table-cell>
          <table:table-cell office:value-type="float" office:value="9.89222864140232" calcext:value-type="float">
            <text:p>9.892228641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.399999" calcext:value-type="float">
            <text:p>2.399999</text:p>
          </table:table-cell>
          <table:table-cell/>
          <table:table-cell office:value-type="float" office:value="9.89316" calcext:value-type="float">
            <text:p>9.893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 office:value-type="float" office:value="11.4273102607367" calcext:value-type="float">
            <text:p>11.427310260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846" calcext:value-type="float">
            <text:p>2.07846</text:p>
          </table:table-cell>
          <table:table-cell/>
          <table:table-cell office:value-type="float" office:value="11.42844" calcext:value-type="float">
            <text:p>11.428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13940569" calcext:value-type="float">
            <text:p>1.8590311394</text:p>
          </table:table-cell>
          <table:table-cell office:value-type="float" office:value="12.7814422393338" calcext:value-type="float">
            <text:p>12.7814422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9031" calcext:value-type="float">
            <text:p>1.859031</text:p>
          </table:table-cell>
          <table:table-cell/>
          <table:table-cell office:value-type="float" office:value="12.78275" calcext:value-type="float">
            <text:p>12.782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48359504" calcext:value-type="float">
            <text:p>1.6970554836</text:p>
          </table:table-cell>
          <table:table-cell office:value-type="float" office:value="14.0072104501536" calcext:value-type="float">
            <text:p>14.00721045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97055" calcext:value-type="float">
            <text:p>1.697055</text:p>
          </table:table-cell>
          <table:table-cell/>
          <table:table-cell office:value-type="float" office:value="14.00858" calcext:value-type="float">
            <text:p>14.00858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16042499" calcext:value-type="float">
            <text:p>1.4696931604</text:p>
          </table:table-cell>
          <table:table-cell office:value-type="float" office:value="16.1876707917465" calcext:value-type="float">
            <text:p>16.1876707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69693" calcext:value-type="float">
            <text:p>1.469693</text:p>
          </table:table-cell>
          <table:table-cell/>
          <table:table-cell office:value-type="float" office:value="16.18877" calcext:value-type="float">
            <text:p>16.18877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 office:value-type="float" office:value="17.176821407583" calcext:value-type="float">
            <text:p>17.176821407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564" calcext:value-type="float">
            <text:p>1.38564</text:p>
          </table:table-cell>
          <table:table-cell/>
          <table:table-cell office:value-type="float" office:value="17.17813" calcext:value-type="float">
            <text:p>17.178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352511071" calcext:value-type="float">
            <text:p>1.3145335251</text:p>
          </table:table-cell>
          <table:table-cell office:value-type="float" office:value="18.1135702247792" calcext:value-type="float">
            <text:p>18.11357022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14534" calcext:value-type="float">
            <text:p>1.314534</text:p>
          </table:table-cell>
          <table:table-cell/>
          <table:table-cell office:value-type="float" office:value="18.11499" calcext:value-type="float">
            <text:p>18.114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85385022" calcext:value-type="float">
            <text:p>1.2533585385</text:p>
          </table:table-cell>
          <table:table-cell office:value-type="float" office:value="19.0056731025735" calcext:value-type="float">
            <text:p>19.00567310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3359" calcext:value-type="float">
            <text:p>1.253359</text:p>
          </table:table-cell>
          <table:table-cell/>
          <table:table-cell office:value-type="float" office:value="19.00687" calcext:value-type="float">
            <text:p>19.00687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.19999944049987" calcext:value-type="float">
            <text:p>1.1999994405</text:p>
          </table:table-cell>
          <table:table-cell office:value-type="float" office:value="19.8591533831148" calcext:value-type="float">
            <text:p>19.859153383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.199999" calcext:value-type="float">
            <text:p>1.199999</text:p>
          </table:table-cell>
          <table:table-cell/>
          <table:table-cell office:value-type="float" office:value="19.86074" calcext:value-type="float">
            <text:p>19.860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16984629" calcext:value-type="float">
            <text:p>1.1529221698</text:p>
          </table:table-cell>
          <table:table-cell office:value-type="float" office:value="20.6787994058415" calcext:value-type="float">
            <text:p>20.67879940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52922" calcext:value-type="float">
            <text:p>1.152922</text:p>
          </table:table-cell>
          <table:table-cell/>
          <table:table-cell office:value-type="float" office:value="20.67963" calcext:value-type="float">
            <text:p>20.679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36017306" calcext:value-type="float">
            <text:p>1.1109836017</text:p>
          </table:table-cell>
          <table:table-cell office:value-type="float" office:value="21.4684921793504" calcext:value-type="float">
            <text:p>21.46849217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10984" calcext:value-type="float">
            <text:p>1.110984</text:p>
          </table:table-cell>
          <table:table-cell/>
          <table:table-cell office:value-type="float" office:value="21.47002" calcext:value-type="float">
            <text:p>21.470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 office:value-type="float" office:value="22.9702814726459" calcext:value-type="float">
            <text:p>22.970281472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923" calcext:value-type="float">
            <text:p>1.03923</text:p>
          </table:table-cell>
          <table:table-cell/>
          <table:table-cell office:value-type="float" office:value="22.9713" calcext:value-type="float">
            <text:p>22.97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19042603" calcext:value-type="float">
            <text:p>1.0082011904</text:p>
          </table:table-cell>
          <table:table-cell office:value-type="float" office:value="23.6873080702304" calcext:value-type="float">
            <text:p>23.68730807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008201" calcext:value-type="float">
            <text:p>1.008201</text:p>
          </table:table-cell>
          <table:table-cell/>
          <table:table-cell office:value-type="float" office:value="23.6882" calcext:value-type="float">
            <text:p>23.688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79795440283328" calcext:value-type="float">
            <text:p>0.9797954403</text:p>
          </table:table-cell>
          <table:table-cell office:value-type="float" office:value="24.3844392127773" calcext:value-type="float">
            <text:p>24.38443921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795" calcext:value-type="float">
            <text:p>0.979795</text:p>
          </table:table-cell>
          <table:table-cell/>
          <table:table-cell office:value-type="float" office:value="24.3851" calcext:value-type="float">
            <text:p>24.385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2852441216" calcext:value-type="float">
            <text:p>0.9536628524</text:p>
          </table:table-cell>
          <table:table-cell office:value-type="float" office:value="25.0633398827474" calcext:value-type="float">
            <text:p>25.063339882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3663" calcext:value-type="float">
            <text:p>0.953663</text:p>
          </table:table-cell>
          <table:table-cell/>
          <table:table-cell office:value-type="float" office:value="25.065" calcext:value-type="float">
            <text:p>25.0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5569702843" calcext:value-type="float">
            <text:p>0.9295155697</text:p>
          </table:table-cell>
          <table:table-cell office:value-type="float" office:value="25.725458112598" calcext:value-type="float">
            <text:p>25.72545811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29516" calcext:value-type="float">
            <text:p>0.929516</text:p>
          </table:table-cell>
          <table:table-cell/>
          <table:table-cell office:value-type="float" office:value="25.72641" calcext:value-type="float">
            <text:p>25.726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312279802" calcext:value-type="float">
            <text:p>0.9071143123</text:p>
          </table:table-cell>
          <table:table-cell office:value-type="float" office:value="26.3720625819768" calcext:value-type="float">
            <text:p>26.3720625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07114" calcext:value-type="float">
            <text:p>0.907114</text:p>
          </table:table-cell>
          <table:table-cell/>
          <table:table-cell office:value-type="float" office:value="26.37282" calcext:value-type="float">
            <text:p>26.3728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321832964" calcext:value-type="float">
            <text:p>0.8862583218</text:p>
          </table:table-cell>
          <table:table-cell office:value-type="float" office:value="27.0042722344107" calcext:value-type="float">
            <text:p>27.004272234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258" calcext:value-type="float">
            <text:p>0.886258</text:p>
          </table:table-cell>
          <table:table-cell/>
          <table:table-cell office:value-type="float" office:value="27.00523" calcext:value-type="float">
            <text:p>27.005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7741797521" calcext:value-type="float">
            <text:p>0.8485277418</text:p>
          </table:table-cell>
          <table:table-cell office:value-type="float" office:value="28.229371282503" calcext:value-type="float">
            <text:p>28.22937128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48528" calcext:value-type="float">
            <text:p>0.848528</text:p>
          </table:table-cell>
          <table:table-cell/>
          <table:table-cell office:value-type="float" office:value="28.23005" calcext:value-type="float">
            <text:p>28.23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 office:value-type="float" office:value="28.8239405461023" calcext:value-type="float">
            <text:p>28.82394054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1384" calcext:value-type="float">
            <text:p>0.831384</text:p>
          </table:table-cell>
          <table:table-cell/>
          <table:table-cell office:value-type="float" office:value="28.82447" calcext:value-type="float">
            <text:p>28.824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08447862" calcext:value-type="float">
            <text:p>0.8152390845</text:p>
          </table:table-cell>
          <table:table-cell office:value-type="float" office:value="29.4075029502376" calcext:value-type="float">
            <text:p>29.40750295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5239" calcext:value-type="float">
            <text:p>0.815239</text:p>
          </table:table-cell>
          <table:table-cell/>
          <table:table-cell office:value-type="float" office:value="29.40839" calcext:value-type="float">
            <text:p>29.40839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99999626999913" calcext:value-type="float">
            <text:p>0.799999627</text:p>
          </table:table-cell>
          <table:table-cell office:value-type="float" office:value="29.9807054372829" calcext:value-type="float">
            <text:p>29.980705437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9.9818" calcext:value-type="float">
            <text:p>29.98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0665174951" calcext:value-type="float">
            <text:p>0.7719206652</text:p>
          </table:table-cell>
          <table:table-cell office:value-type="float" office:value="31.0983281782503" calcext:value-type="float">
            <text:p>31.0983281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71921" calcext:value-type="float">
            <text:p>0.771921</text:p>
          </table:table-cell>
          <table:table-cell/>
          <table:table-cell office:value-type="float" office:value="31.09914" calcext:value-type="float">
            <text:p>31.099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284581458" calcext:value-type="float">
            <text:p>0.7589462846</text:p>
          </table:table-cell>
          <table:table-cell office:value-type="float" office:value="31.6437731064337" calcext:value-type="float">
            <text:p>31.6437731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8946" calcext:value-type="float">
            <text:p>0.758946</text:p>
          </table:table-cell>
          <table:table-cell/>
          <table:table-cell office:value-type="float" office:value="31.64457" calcext:value-type="float">
            <text:p>31.6445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6580212496" calcext:value-type="float">
            <text:p>0.7348465802</text:p>
          </table:table-cell>
          <table:table-cell office:value-type="float" office:value="32.710178816327" calcext:value-type="float">
            <text:p>32.710178816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734847" calcext:value-type="float">
            <text:p>0.734847</text:p>
          </table:table-cell>
          <table:table-cell/>
          <table:table-cell office:value-type="float" office:value="32.71091" calcext:value-type="float">
            <text:p>32.7109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23626889595359" calcext:value-type="float">
            <text:p>0.7236268896</text:p>
          </table:table-cell>
          <table:table-cell office:value-type="float" office:value="33.231933173308" calcext:value-type="float">
            <text:p>33.23193317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23627" calcext:value-type="float">
            <text:p>0.723627</text:p>
          </table:table-cell>
          <table:table-cell/>
          <table:table-cell office:value-type="float" office:value="33.23234" calcext:value-type="float">
            <text:p>33.232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5898550598" calcext:value-type="float">
            <text:p>0.7129058986</text:p>
          </table:table-cell>
          <table:table-cell office:value-type="float" office:value="33.7465341556514" calcext:value-type="float">
            <text:p>33.74653415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12906" calcext:value-type="float">
            <text:p>0.712906</text:p>
          </table:table-cell>
          <table:table-cell/>
          <table:table-cell office:value-type="float" office:value="33.74727" calcext:value-type="float">
            <text:p>33.747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7724913213" calcext:value-type="float">
            <text:p>0.7026477249</text:p>
          </table:table-cell>
          <table:table-cell office:value-type="float" office:value="34.254308045849" calcext:value-type="float">
            <text:p>34.25430804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2648" calcext:value-type="float">
            <text:p>0.702648</text:p>
          </table:table-cell>
          <table:table-cell/>
          <table:table-cell office:value-type="float" office:value="34.2557" calcext:value-type="float">
            <text:p>34.255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34.755557930921" calcext:value-type="float">
            <text:p>34.7555579309</text:p>
          </table:table-cell>
          <table:table-cell table:number-columns-repeated="6"/>
          <table:table-cell office:value-type="float" office:value="34.75662" calcext:value-type="float">
            <text:p>34.756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3393438309386" calcext:value-type="float">
            <text:p>0.6833934383</text:p>
          </table:table-cell>
          <table:table-cell office:value-type="float" office:value="35.2505659482558" calcext:value-type="float">
            <text:p>35.2505659483</text:p>
          </table:table-cell>
          <table:table-cell table:number-columns-repeated="6"/>
          <table:table-cell office:value-type="float" office:value="35.25155" calcext:value-type="float">
            <text:p>35.251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74341469926889" calcext:value-type="float">
            <text:p>0.6743414699</text:p>
          </table:table-cell>
          <table:table-cell office:value-type="float" office:value="35.7395952596757" calcext:value-type="float">
            <text:p>35.7395952597</text:p>
          </table:table-cell>
          <table:table-cell table:number-columns-repeated="6"/>
          <table:table-cell office:value-type="float" office:value="35.74048" calcext:value-type="float">
            <text:p>35.7404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7266762555357" calcext:value-type="float">
            <text:p>0.6572667626</text:p>
          </table:table-cell>
          <table:table-cell office:value-type="float" office:value="36.7006857827724" calcext:value-type="float">
            <text:p>36.7006857828</text:p>
          </table:table-cell>
          <table:table-cell table:number-columns-repeated="6"/>
          <table:table-cell office:value-type="float" office:value="36.70135" calcext:value-type="float">
            <text:p>36.7013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49201834269984" calcext:value-type="float">
            <text:p>0.6492018343</text:p>
          </table:table-cell>
          <table:table-cell office:value-type="float" office:value="37.1731931404549" calcext:value-type="float">
            <text:p>37.17319314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41426681524419" calcext:value-type="float">
            <text:p>0.6414266815</text:p>
          </table:table-cell>
          <table:table-cell office:value-type="float" office:value="37.6406166722425" calcext:value-type="float">
            <text:p>37.64061667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33924356987011" calcext:value-type="float">
            <text:p>0.633924357</text:p>
          </table:table-cell>
          <table:table-cell office:value-type="float" office:value="38.1031471688929" calcext:value-type="float">
            <text:p>38.10314716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26679269251099" calcext:value-type="float">
            <text:p>0.6266792693</text:p>
          </table:table-cell>
          <table:table-cell office:value-type="float" office:value="38.5609643811982" calcext:value-type="float">
            <text:p>38.56096438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19677046468562" calcext:value-type="float">
            <text:p>0.6196770465</text:p>
          </table:table-cell>
          <table:table-cell office:value-type="float" office:value="39.014237896208" calcext:value-type="float">
            <text:p>39.01423789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12904416379415" calcext:value-type="float">
            <text:p>0.6129044164</text:p>
          </table:table-cell>
          <table:table-cell office:value-type="float" office:value="39.4631279261598" calcext:value-type="float">
            <text:p>39.463127926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.599999720249935" calcext:value-type="float">
            <text:p>0.5999997202</text:p>
          </table:table-cell>
          <table:table-cell office:value-type="float" office:value="40.3483557100439" calcext:value-type="float">
            <text:p>40.34835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3845714285714" calcext:value-type="float">
            <text:p>0.5938457143</text:p>
          </table:table-cell>
          <table:table-cell office:value-type="float" office:value="40.7849730907749" calcext:value-type="float">
            <text:p>40.78497309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7877264169997" calcext:value-type="float">
            <text:p>0.5878772642</text:p>
          </table:table-cell>
          <table:table-cell office:value-type="float" office:value="41.2177673544361" calcext:value-type="float">
            <text:p>41.21776735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2085228689771" calcext:value-type="float">
            <text:p>0.5820852287</text:p>
          </table:table-cell>
          <table:table-cell office:value-type="float" office:value="41.6468612713495" calcext:value-type="float">
            <text:p>41.64686127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76461084923145" calcext:value-type="float">
            <text:p>0.5764610849</text:p>
          </table:table-cell>
          <table:table-cell office:value-type="float" office:value="42.0723716308317" calcext:value-type="float">
            <text:p>42.07237163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0996875489584" calcext:value-type="float">
            <text:p>0.5709968755</text:p>
          </table:table-cell>
          <table:table-cell office:value-type="float" office:value="42.4944096435987" calcext:value-type="float">
            <text:p>42.494409643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65685161198347" calcext:value-type="float">
            <text:p>0.5656851612</text:p>
          </table:table-cell>
          <table:table-cell office:value-type="float" office:value="42.9130813101018" calcext:value-type="float">
            <text:p>42.91308131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55491800865298" calcext:value-type="float">
            <text:p>0.5554918009</text:p>
          </table:table-cell>
          <table:table-cell office:value-type="float" office:value="43.7407255536038" calcext:value-type="float">
            <text:p>43.74072555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50597504573082" calcext:value-type="float">
            <text:p>0.5505975046</text:p>
          </table:table-cell>
          <table:table-cell office:value-type="float" office:value="44.1498869846357" calcext:value-type="float">
            <text:p>44.14988698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45830336883238" calcext:value-type="float">
            <text:p>0.5458303369</text:p>
          </table:table-cell>
          <table:table-cell office:value-type="float" office:value="44.5560603256225" calcext:value-type="float">
            <text:p>44.55606032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541184887834406" calcext:value-type="float">
            <text:p>0.5411848878</text:p>
          </table:table-cell>
          <table:table-cell office:value-type="float" office:value="44.9593300791197" calcext:value-type="float">
            <text:p>44.95933007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32239066930654" calcext:value-type="float">
            <text:p>0.5322390669</text:p>
          </table:table-cell>
          <table:table-cell office:value-type="float" office:value="45.7574793028143" calcext:value-type="float">
            <text:p>45.75747930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27929367929632" calcext:value-type="float">
            <text:p>0.5279293679</text:p>
          </table:table-cell>
          <table:table-cell office:value-type="float" office:value="46.1525108536633" calcext:value-type="float">
            <text:p>46.15251085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615" calcext:value-type="float">
            <text:p>0.519615</text:p>
          </table:table-cell>
          <table:table-cell office:value-type="float" office:value="46.9348454783449" calcext:value-type="float">
            <text:p>46.93484547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15602468908573" calcext:value-type="float">
            <text:p>0.5156024689</text:p>
          </table:table-cell>
          <table:table-cell office:value-type="float" office:value="47.322283283384" calcext:value-type="float">
            <text:p>47.322283283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11681480681808" calcext:value-type="float">
            <text:p>0.5116814807</text:p>
          </table:table-cell>
          <table:table-cell office:value-type="float" office:value="47.7073202958963" calcext:value-type="float">
            <text:p>47.707320295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07848606633612" calcext:value-type="float">
            <text:p>0.5078486066</text:p>
          </table:table-cell>
          <table:table-cell office:value-type="float" office:value="48.0900176738339" calcext:value-type="float">
            <text:p>48.09001767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04100595213017" calcext:value-type="float">
            <text:p>0.5041005952</text:p>
          </table:table-cell>
          <table:table-cell office:value-type="float" office:value="48.4704343252996" calcext:value-type="float">
            <text:p>48.47043432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0434360409296" calcext:value-type="float">
            <text:p>0.5004343604</text:p>
          </table:table-cell>
          <table:table-cell office:value-type="float" office:value="48.8486270248274" calcext:value-type="float">
            <text:p>48.848627024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96846971071433" calcext:value-type="float">
            <text:p>0.4968469711</text:p>
          </table:table-cell>
          <table:table-cell office:value-type="float" office:value="49.224650522095" calcext:value-type="float">
            <text:p>49.224650522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9897720141664" calcext:value-type="float">
            <text:p>0.4898977201</text:p>
          </table:table-cell>
          <table:table-cell office:value-type="float" office:value="49.9703993882667" calcext:value-type="float">
            <text:p>49.9703993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86530685602539" calcext:value-type="float">
            <text:p>0.4865306856</text:p>
          </table:table-cell>
          <table:table-cell office:value-type="float" office:value="50.3402250161938" calcext:value-type="float">
            <text:p>50.34022501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83232134446957" calcext:value-type="float">
            <text:p>0.4832321344</text:p>
          </table:table-cell>
          <table:table-cell office:value-type="float" office:value="50.7080821331237" calcext:value-type="float">
            <text:p>50.708082133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479999776199948" calcext:value-type="float">
            <text:p>0.4799997762</text:p>
          </table:table-cell>
          <table:table-cell office:value-type="float" office:value="51.0740167689084" calcext:value-type="float">
            <text:p>51.07401676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76831426220608" calcext:value-type="float">
            <text:p>0.4768314262</text:p>
          </table:table-cell>
          <table:table-cell office:value-type="float" office:value="51.4380734516237" calcext:value-type="float">
            <text:p>51.43807345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73724999496598" calcext:value-type="float">
            <text:p>0.4737249995</text:p>
          </table:table-cell>
          <table:table-cell office:value-type="float" office:value="51.8002952772476" calcext:value-type="float">
            <text:p>51.800295277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70678504877635" calcext:value-type="float">
            <text:p>0.4706785049</text:p>
          </table:table-cell>
          <table:table-cell office:value-type="float" office:value="52.1607239752743" calcext:value-type="float">
            <text:p>52.16072397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4757784851421" calcext:value-type="float">
            <text:p>0.4647577849</text:p>
          </table:table-cell>
          <table:table-cell office:value-type="float" office:value="52.8763624416037" calcext:value-type="float">
            <text:p>52.87636244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6188" calcext:value-type="float">
            <text:p>0.46188</text:p>
          </table:table-cell>
          <table:table-cell office:value-type="float" office:value="53.231649375679" calcext:value-type="float">
            <text:p>53.23164937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59055019371051" calcext:value-type="float">
            <text:p>0.4590550194</text:p>
          </table:table-cell>
          <table:table-cell office:value-type="float" office:value="53.5852976207498" calcext:value-type="float">
            <text:p>53.58529762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56281247636344" calcext:value-type="float">
            <text:p>0.4562812476</text:p>
          </table:table-cell>
          <table:table-cell office:value-type="float" office:value="53.9373429346633" calcext:value-type="float">
            <text:p>53.93734293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3557156139901" calcext:value-type="float">
            <text:p>0.4535571561</text:p>
          </table:table-cell>
          <table:table-cell office:value-type="float" office:value="54.2878200316351" calcext:value-type="float">
            <text:p>54.28782003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50881279357764" calcext:value-type="float">
            <text:p>0.4508812794</text:p>
          </table:table-cell>
          <table:table-cell office:value-type="float" office:value="54.6367626262584" calcext:value-type="float">
            <text:p>54.636762626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48252211584837" calcext:value-type="float">
            <text:p>0.4482522116</text:p>
          </table:table-cell>
          <table:table-cell office:value-type="float" office:value="54.9842034751903" calcext:value-type="float">
            <text:p>54.984203475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43129160916482" calcext:value-type="float">
            <text:p>0.4431291609</text:p>
          </table:table-cell>
          <table:table-cell office:value-type="float" office:value="55.6747064079558" calcext:value-type="float">
            <text:p>55.6747064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40632638735604" calcext:value-type="float">
            <text:p>0.4406326387</text:p>
          </table:table-cell>
          <table:table-cell office:value-type="float" office:value="56.0178295609622" calcext:value-type="float">
            <text:p>56.0178295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38177841703571" calcext:value-type="float">
            <text:p>0.4381778417</text:p>
          </table:table-cell>
          <table:table-cell office:value-type="float" office:value="56.3595731759582" calcext:value-type="float">
            <text:p>56.3595731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5763620346608" calcext:value-type="float">
            <text:p>0.4357636203</text:p>
          </table:table-cell>
          <table:table-cell office:value-type="float" office:value="56.6999657736929" calcext:value-type="float">
            <text:p>56.69996577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3105252388588" calcext:value-type="float">
            <text:p>0.4310525239</text:p>
          </table:table-cell>
          <table:table-cell office:value-type="float" office:value="57.376808284304" calcext:value-type="float">
            <text:p>57.37680828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2875356069981" calcext:value-type="float">
            <text:p>0.4287535607</text:p>
          </table:table-cell>
          <table:table-cell office:value-type="float" office:value="57.7133116082759" calcext:value-type="float">
            <text:p>57.71331160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2426387089876" calcext:value-type="float">
            <text:p>0.4242638709</text:p>
          </table:table-cell>
          <table:table-cell office:value-type="float" office:value="58.3826108851038" calcext:value-type="float">
            <text:p>58.382610885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422071278076724" calcext:value-type="float">
            <text:p>0.4220712781</text:p>
          </table:table-cell>
          <table:table-cell office:value-type="float" office:value="58.7154563254602" calcext:value-type="float">
            <text:p>58.71545632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19912331549998" calcext:value-type="float">
            <text:p>0.4199123315</text:p>
          </table:table-cell>
          <table:table-cell office:value-type="float" office:value="59.047130953077" calcext:value-type="float">
            <text:p>59.04713095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17786179500732" calcext:value-type="float">
            <text:p>0.4177861795</text:p>
          </table:table-cell>
          <table:table-cell office:value-type="float" office:value="59.3776580363056" calcext:value-type="float">
            <text:p>59.3776580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5692" calcext:value-type="float">
            <text:p>0.415692</text:p>
          </table:table-cell>
          <table:table-cell office:value-type="float" office:value="59.7070602917235" calcext:value-type="float">
            <text:p>59.70706029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13628999672771" calcext:value-type="float">
            <text:p>0.4136289997</text:p>
          </table:table-cell>
          <table:table-cell office:value-type="float" office:value="60.0353599039779" calcext:value-type="float">
            <text:p>60.0353599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41159641243506" calcext:value-type="float">
            <text:p>0.4115964124</text:p>
          </table:table-cell>
          <table:table-cell office:value-type="float" office:value="60.3625785447532" calcext:value-type="float">
            <text:p>60.36257854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0761954223931" calcext:value-type="float">
            <text:p>0.4076195422</text:p>
          </table:table-cell>
          <table:table-cell office:value-type="float" office:value="61.0138571418166" calcext:value-type="float">
            <text:p>61.0138571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05673853124122" calcext:value-type="float">
            <text:p>0.4056738531</text:p>
          </table:table-cell>
          <table:table-cell office:value-type="float" office:value="61.3379580359933" calcext:value-type="float">
            <text:p>61.33795803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03755762695016" calcext:value-type="float">
            <text:p>0.4037557627</text:p>
          </table:table-cell>
          <table:table-cell office:value-type="float" office:value="61.6610598669747" calcext:value-type="float">
            <text:p>61.6610598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0186462460437" calcext:value-type="float">
            <text:p>0.4018646246</text:p>
          </table:table-cell>
          <table:table-cell office:value-type="float" office:value="61.9831819985613" calcext:value-type="float">
            <text:p>61.983181998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9999813499957" calcext:value-type="float">
            <text:p>0.3999998135</text:p>
          </table:table-cell>
          <table:table-cell office:value-type="float" office:value="62.3043433794142" calcext:value-type="float">
            <text:p>62.304343379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8160724156151" calcext:value-type="float">
            <text:p>0.3981607242</text:p>
          </table:table-cell>
          <table:table-cell office:value-type="float" office:value="62.6245625570522" calcext:value-type="float">
            <text:p>62.62456255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96346770648679" calcext:value-type="float">
            <text:p>0.3963467706</text:p>
          </table:table-cell>
          <table:table-cell office:value-type="float" office:value="62.9438576912778" calcext:value-type="float">
            <text:p>62.94385769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91050139220114" calcext:value-type="float">
            <text:p>0.3910501392</text:p>
          </table:table-cell>
          <table:table-cell office:value-type="float" office:value="63.8963748827361" calcext:value-type="float">
            <text:p>63.89637488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89331229188018" calcext:value-type="float">
            <text:p>0.3893312292</text:p>
          </table:table-cell>
          <table:table-cell office:value-type="float" office:value="64.2121481272957" calcext:value-type="float">
            <text:p>64.212148127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87634788747033" calcext:value-type="float">
            <text:p>0.3876347887</text:p>
          </table:table-cell>
          <table:table-cell office:value-type="float" office:value="64.5270827451299" calcext:value-type="float">
            <text:p>64.52708274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85960332587475" calcext:value-type="float">
            <text:p>0.3859603326</text:p>
          </table:table-cell>
          <table:table-cell office:value-type="float" office:value="64.8411948231271" calcext:value-type="float">
            <text:p>64.84119482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84307389948763" calcext:value-type="float">
            <text:p>0.3843073899</text:p>
          </table:table-cell>
          <table:table-cell office:value-type="float" office:value="65.1545001406664" calcext:value-type="float">
            <text:p>65.15450014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8267550406339" calcext:value-type="float">
            <text:p>0.3826755041</text:p>
          </table:table-cell>
          <table:table-cell office:value-type="float" office:value="65.4670141793809" calcext:value-type="float">
            <text:p>65.46701417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79473142290729" calcext:value-type="float">
            <text:p>0.3794731423</text:p>
          </table:table-cell>
          <table:table-cell office:value-type="float" office:value="66.0897289141813" calcext:value-type="float">
            <text:p>66.0897289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7901818181818" calcext:value-type="float">
            <text:p>0.3779018182</text:p>
          </table:table-cell>
          <table:table-cell office:value-type="float" office:value="66.3999591676693" calcext:value-type="float">
            <text:p>66.3999591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76349853439066" calcext:value-type="float">
            <text:p>0.3763498534</text:p>
          </table:table-cell>
          <table:table-cell office:value-type="float" office:value="66.7094572742596" calcext:value-type="float">
            <text:p>66.70945727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74816853774174" calcext:value-type="float">
            <text:p>0.3748168538</text:p>
          </table:table-cell>
          <table:table-cell office:value-type="float" office:value="67.0182373611196" calcext:value-type="float">
            <text:p>67.01823736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71806227881137" calcext:value-type="float">
            <text:p>0.3718062279</text:p>
          </table:table-cell>
          <table:table-cell office:value-type="float" office:value="67.6336987605643" calcext:value-type="float">
            <text:p>67.633698760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70327867243532" calcext:value-type="float">
            <text:p>0.3703278672</text:p>
          </table:table-cell>
          <table:table-cell office:value-type="float" office:value="67.9404071260809" calcext:value-type="float">
            <text:p>67.94040712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7423290106248" calcext:value-type="float">
            <text:p>0.3674232901</text:p>
          </table:table-cell>
          <table:table-cell office:value-type="float" office:value="68.551845127096" calcext:value-type="float">
            <text:p>68.55184512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65996398152311" calcext:value-type="float">
            <text:p>0.3659963982</text:p>
          </table:table-cell>
          <table:table-cell office:value-type="float" office:value="68.8566004888797" calcext:value-type="float">
            <text:p>68.85660048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4586002161778" calcext:value-type="float">
            <text:p>0.3645860022</text:p>
          </table:table-cell>
          <table:table-cell office:value-type="float" office:value="69.160730230233" calcext:value-type="float">
            <text:p>69.16073023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6319178672154" calcext:value-type="float">
            <text:p>0.3631917867</text:p>
          </table:table-cell>
          <table:table-cell office:value-type="float" office:value="69.4642467053827" calcext:value-type="float">
            <text:p>69.46424670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6181344479768" calcext:value-type="float">
            <text:p>0.3618134448</text:p>
          </table:table-cell>
          <table:table-cell office:value-type="float" office:value="69.7671620758537" calcext:value-type="float">
            <text:p>69.76716207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0450677451421" calcext:value-type="float">
            <text:p>0.3604506775</text:p>
          </table:table-cell>
          <table:table-cell office:value-type="float" office:value="70.0694883161996" calcext:value-type="float">
            <text:p>70.06948831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59103193566767" calcext:value-type="float">
            <text:p>0.3591031936</text:p>
          </table:table-cell>
          <table:table-cell office:value-type="float" office:value="70.3712372195485" calcext:value-type="float">
            <text:p>70.37123721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56452949275299" calcext:value-type="float">
            <text:p>0.3564529493</text:p>
          </table:table-cell>
          <table:table-cell office:value-type="float" office:value="70.9730493126882" calcext:value-type="float">
            <text:p>70.97304931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55149643451596" calcext:value-type="float">
            <text:p>0.3551496435</text:p>
          </table:table-cell>
          <table:table-cell office:value-type="float" office:value="71.2731352290937" calcext:value-type="float">
            <text:p>71.27313522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53860529784166" calcext:value-type="float">
            <text:p>0.3538605298</text:p>
          </table:table-cell>
          <table:table-cell office:value-type="float" office:value="71.5726892716525" calcext:value-type="float">
            <text:p>71.5726892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52585352556527" calcext:value-type="float">
            <text:p>0.3525853526</text:p>
          </table:table-cell>
          <table:table-cell office:value-type="float" office:value="71.8717224036262" calcext:value-type="float">
            <text:p>71.871722403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1323862456607" calcext:value-type="float">
            <text:p>0.3513238625</text:p>
          </table:table-cell>
          <table:table-cell office:value-type="float" office:value="72.1702454366653" calcext:value-type="float">
            <text:p>72.17024543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50075816371983" calcext:value-type="float">
            <text:p>0.3500758164</text:p>
          </table:table-cell>
          <table:table-cell office:value-type="float" office:value="72.4682690352628" calcext:value-type="float">
            <text:p>72.46826903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48840977193067" calcext:value-type="float">
            <text:p>0.3488409772</text:p>
          </table:table-cell>
          <table:table-cell office:value-type="float" office:value="72.7658037210768" calcext:value-type="float">
            <text:p>72.76580372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73.359447751864" calcext:value-type="float">
            <text:p>73.35944775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5213416113609" calcext:value-type="float">
            <text:p>0.3452134161</text:p>
          </table:table-cell>
          <table:table-cell office:value-type="float" office:value="73.6555774631402" calcext:value-type="float">
            <text:p>73.655577463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44029147044896" calcext:value-type="float">
            <text:p>0.344029147</text:p>
          </table:table-cell>
          <table:table-cell office:value-type="float" office:value="73.9512590020446" calcext:value-type="float">
            <text:p>73.95125900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.342856982999963" calcext:value-type="float">
            <text:p>0.342856983</text:p>
          </table:table-cell>
          <table:table-cell office:value-type="float" office:value="74.2465022366497" calcext:value-type="float">
            <text:p>74.2465022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1696719154693" calcext:value-type="float">
            <text:p>0.3416967192</text:p>
          </table:table-cell>
          <table:table-cell office:value-type="float" office:value="74.541316915647" calcext:value-type="float">
            <text:p>74.54131691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40548155504401" calcext:value-type="float">
            <text:p>0.3405481555</text:p>
          </table:table-cell>
          <table:table-cell office:value-type="float" office:value="74.8357126718859" calcext:value-type="float">
            <text:p>74.83571267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39411096719008" calcext:value-type="float">
            <text:p>0.3394110967</text:p>
          </table:table-cell>
          <table:table-cell office:value-type="float" office:value="75.1296990258179" calcext:value-type="float">
            <text:p>75.129699025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37170734963445" calcext:value-type="float">
            <text:p>0.337170735</text:p>
          </table:table-cell>
          <table:table-cell office:value-type="float" office:value="75.7164810666049" calcext:value-type="float">
            <text:p>75.716481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36067063475344" calcext:value-type="float">
            <text:p>0.3360670635</text:p>
          </table:table-cell>
          <table:table-cell office:value-type="float" office:value="76.0092952621133" calcext:value-type="float">
            <text:p>76.009295262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34974159561638" calcext:value-type="float">
            <text:p>0.3349741596</text:p>
          </table:table-cell>
          <table:table-cell office:value-type="float" office:value="76.3017370789033" calcext:value-type="float">
            <text:p>76.301737078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33891849270138" calcext:value-type="float">
            <text:p>0.3338918493</text:p>
          </table:table-cell>
          <table:table-cell office:value-type="float" office:value="76.5938155240296" calcext:value-type="float">
            <text:p>76.5938155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1758333178115" calcext:value-type="float">
            <text:p>0.3317583332</text:p>
          </table:table-cell>
          <table:table-cell office:value-type="float" office:value="77.176917862755" calcext:value-type="float">
            <text:p>77.17691786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330706798573578" calcext:value-type="float">
            <text:p>0.3307067986</text:p>
          </table:table-cell>
          <table:table-cell office:value-type="float" office:value="77.4679593142718" calcext:value-type="float">
            <text:p>77.467959314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8633381277678" calcext:value-type="float">
            <text:p>0.3286333813</text:p>
          </table:table-cell>
          <table:table-cell office:value-type="float" office:value="78.0490660339934" calcext:value-type="float">
            <text:p>78.0490660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27611190990344" calcext:value-type="float">
            <text:p>0.327611191</text:p>
          </table:table-cell>
          <table:table-cell office:value-type="float" office:value="78.3391483574385" calcext:value-type="float">
            <text:p>78.3391483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26598480094443" calcext:value-type="float">
            <text:p>0.3265984801</text:p>
          </table:table-cell>
          <table:table-cell office:value-type="float" office:value="78.6289278963242" calcext:value-type="float">
            <text:p>78.628927896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25595102976394" calcext:value-type="float">
            <text:p>0.325595103</text:p>
          </table:table-cell>
          <table:table-cell office:value-type="float" office:value="78.9184129863899" calcext:value-type="float">
            <text:p>78.91841298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24600917134992" calcext:value-type="float">
            <text:p>0.3246009171</text:p>
          </table:table-cell>
          <table:table-cell office:value-type="float" office:value="79.2076118910865" calcext:value-type="float">
            <text:p>79.20761189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23615783096392" calcext:value-type="float">
            <text:p>0.3236157831</text:p>
          </table:table-cell>
          <table:table-cell office:value-type="float" office:value="79.4965328039739" calcext:value-type="float">
            <text:p>79.496532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22639564331917" calcext:value-type="float">
            <text:p>0.3226395643</text:p>
          </table:table-cell>
          <table:table-cell office:value-type="float" office:value="79.7851838510691" calcext:value-type="float">
            <text:p>79.785183851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32071334076221" calcext:value-type="float">
            <text:p>0.3207133408</text:p>
          </table:table-cell>
          <table:table-cell office:value-type="float" office:value="80.3617085279947" calcext:value-type="float">
            <text:p>80.3617085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19763076923077" calcext:value-type="float">
            <text:p>0.3197630769</text:p>
          </table:table-cell>
          <table:table-cell office:value-type="float" office:value="80.6495980926234" calcext:value-type="float">
            <text:p>80.649598092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18821210143941" calcext:value-type="float">
            <text:p>0.3188212101</text:p>
          </table:table-cell>
          <table:table-cell office:value-type="float" office:value="80.9372496654367" calcext:value-type="float">
            <text:p>80.9372496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17887617480405" calcext:value-type="float">
            <text:p>0.3178876175</text:p>
          </table:table-cell>
          <table:table-cell office:value-type="float" office:value="81.2246710683594" calcext:value-type="float">
            <text:p>81.22467106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16962178493506" calcext:value-type="float">
            <text:p>0.3169621785</text:p>
          </table:table-cell>
          <table:table-cell office:value-type="float" office:value="81.5118700689287" calcext:value-type="float">
            <text:p>81.511870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316044775184446" calcext:value-type="float">
            <text:p>0.3160447752</text:p>
          </table:table-cell>
          <table:table-cell office:value-type="float" office:value="81.7988543823466" calcext:value-type="float">
            <text:p>81.79885438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315135291931402" calcext:value-type="float">
            <text:p>0.3151352919</text:p>
          </table:table-cell>
          <table:table-cell office:value-type="float" office:value="82.085631673499" calcext:value-type="float">
            <text:p>82.08563167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13339634625549" calcext:value-type="float">
            <text:p>0.3133396346</text:p>
          </table:table-cell>
          <table:table-cell office:value-type="float" office:value="82.6585956088437" calcext:value-type="float">
            <text:p>82.65859560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312453240672552" calcext:value-type="float">
            <text:p>0.3124532407</text:p>
          </table:table-cell>
          <table:table-cell office:value-type="float" office:value="82.9447973489269" calcext:value-type="float">
            <text:p>82.944797348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311574326862068" calcext:value-type="float">
            <text:p>0.3115743269</text:p>
          </table:table-cell>
          <table:table-cell office:value-type="float" office:value="83.230822262341" calcext:value-type="float">
            <text:p>83.23082226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310702788576238" calcext:value-type="float">
            <text:p>0.3107027886</text:p>
          </table:table-cell>
          <table:table-cell office:value-type="float" office:value="83.5166777915361" calcext:value-type="float">
            <text:p>83.516677791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309838523234281" calcext:value-type="float">
            <text:p>0.3098385232</text:p>
          </table:table-cell>
          <table:table-cell office:value-type="float" office:value="83.8023713400998" calcext:value-type="float">
            <text:p>83.80237134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08981430241777" calcext:value-type="float">
            <text:p>0.3089814302</text:p>
          </table:table-cell>
          <table:table-cell office:value-type="float" office:value="84.0879102745691" calcext:value-type="float">
            <text:p>84.08791027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08131410941486" calcext:value-type="float">
            <text:p>0.3081314109</text:p>
          </table:table-cell>
          <table:table-cell office:value-type="float" office:value="84.3733019262199" calcext:value-type="float">
            <text:p>84.373301926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06452208189708" calcext:value-type="float">
            <text:p>0.3064522082</text:p>
          </table:table-cell>
          <table:table-cell office:value-type="float" office:value="84.9436725404375" calcext:value-type="float">
            <text:p>84.943672540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305622836687419" calcext:value-type="float">
            <text:p>0.3056228367</text:p>
          </table:table-cell>
          <table:table-cell office:value-type="float" office:value="85.2286660050378" calcext:value-type="float">
            <text:p>85.22866600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04800162687282" calcext:value-type="float">
            <text:p>0.3048001627</text:p>
          </table:table-cell>
          <table:table-cell office:value-type="float" office:value="85.5135411943164" calcext:value-type="float">
            <text:p>85.513541194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03984096530255" calcext:value-type="float">
            <text:p>0.3039840965</text:p>
          </table:table-cell>
          <table:table-cell office:value-type="float" office:value="85.7983052893228" calcext:value-type="float">
            <text:p>85.7983052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3023714374266" calcext:value-type="float">
            <text:p>0.3023714374</text:p>
          </table:table-cell>
          <table:table-cell office:value-type="float" office:value="86.3675287975553" calcext:value-type="float">
            <text:p>86.36752879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301574673360731" calcext:value-type="float">
            <text:p>0.3015746734</text:p>
          </table:table-cell>
          <table:table-cell office:value-type="float" office:value="86.65200245467" calcext:value-type="float">
            <text:p>86.652002454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299999860124967" calcext:value-type="float">
            <text:p>0.2999998601</text:p>
          </table:table-cell>
          <table:table-cell office:value-type="float" office:value="87.220709031856" calcext:value-type="float">
            <text:p>87.22070903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299221649060226" calcext:value-type="float">
            <text:p>0.2992216491</text:p>
          </table:table-cell>
          <table:table-cell office:value-type="float" office:value="87.504956080387" calcext:value-type="float">
            <text:p>87.50495608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298449462872125" calcext:value-type="float">
            <text:p>0.2984494629</text:p>
          </table:table-cell>
          <table:table-cell office:value-type="float" office:value="87.7891416947348" calcext:value-type="float">
            <text:p>87.78914169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76832242192" calcext:value-type="float">
            <text:p>0.2976832242</text:p>
          </table:table-cell>
          <table:table-cell office:value-type="float" office:value="88.0732729018357" calcext:value-type="float">
            <text:p>88.07327290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296922857142857" calcext:value-type="float">
            <text:p>0.2969228571</text:p>
          </table:table-cell>
          <table:table-cell office:value-type="float" office:value="88.3573567165511" calcext:value-type="float">
            <text:p>88.35735671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296168287035741" calcext:value-type="float">
            <text:p>0.296168287</text:p>
          </table:table-cell>
          <table:table-cell office:value-type="float" office:value="88.6414001432341" calcext:value-type="float">
            <text:p>88.641400143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95419440610988" calcext:value-type="float">
            <text:p>0.2954194406</text:p>
          </table:table-cell>
          <table:table-cell office:value-type="float" office:value="88.9254101772903" calcext:value-type="float">
            <text:p>88.925410177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3938632084998" calcext:value-type="float">
            <text:p>0.2939386321</text:p>
          </table:table-cell>
          <table:table-cell office:value-type="float" office:value="89.4933580137316" calcext:value-type="float">
            <text:p>89.493358013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293206529747492" calcext:value-type="float">
            <text:p>0.2932065297</text:p>
          </table:table-cell>
          <table:table-cell office:value-type="float" office:value="89.7773097761619" calcext:value-type="float">
            <text:p>89.7773097762</text:p>
          </table:table-cell>
          <table:table-cell table:number-columns-repeated="8"/>
        </table:table-row>
      </table:table>
      <table:table table:name="Al2O3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qxrd</text:p>
          </table:table-cell>
          <table:table-cell table:number-columns-repeated="2"/>
          <table:table-cell office:value-type="string" calcext:value-type="string">
            <text:p>Gsas-ii</text:p>
          </table:table-cell>
          <table:table-cell table:number-columns-repeated="4"/>
          <table:table-cell office:value-type="string" calcext:value-type="string">
            <text:p>11BM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th</text:p>
          </table:table-cell>
          <table:table-cell office:value-type="string" calcext:value-type="string">
            <text:p>extra (Si?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office:value-type="float" office:value="5.47514525752141" calcext:value-type="float">
            <text:p>5.47514525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.330593" calcext:value-type="float">
            <text:p>4.3305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709442205" calcext:value-type="float">
            <text:p>3.9285470944</text:p>
          </table:table-cell>
          <table:table-cell office:value-type="float" office:value="6.03596402311636" calcext:value-type="float">
            <text:p>6.0359640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8546" calcext:value-type="float">
            <text:p>3.9285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1647845" calcext:value-type="float">
            <text:p>3.4801161648</text:p>
          </table:table-cell>
          <table:table-cell office:value-type="float" office:value="6.8145947080233" calcext:value-type="float">
            <text:p>6.8145947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.480116" calcext:value-type="float">
            <text:p>3.480116</text:p>
          </table:table-cell>
          <table:table-cell/>
          <table:table-cell office:value-type="float" office:value="6.813253" calcext:value-type="float">
            <text:p>6.8132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080854199" calcext:value-type="float">
            <text:p>2.5510208085</text:p>
          </table:table-cell>
          <table:table-cell office:value-type="float" office:value="9.30123773748442" calcext:value-type="float">
            <text:p>9.3012377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51021" calcext:value-type="float">
            <text:p>2.551021</text:p>
          </table:table-cell>
          <table:table-cell/>
          <table:table-cell office:value-type="float" office:value="9.299867" calcext:value-type="float">
            <text:p>9.29986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7" calcext:value-type="float">
            <text:p>2.3795457</text:p>
          </table:table-cell>
          <table:table-cell office:value-type="float" office:value="9.97314461544368" calcext:value-type="float">
            <text:p>9.97314461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79545" calcext:value-type="float">
            <text:p>2.379545</text:p>
          </table:table-cell>
          <table:table-cell/>
          <table:table-cell office:value-type="float" office:value="9.971763" calcext:value-type="float">
            <text:p>9.9717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026000692" calcext:value-type="float">
            <text:p>2.19801026</text:p>
          </table:table-cell>
          <table:table-cell office:value-type="float" office:value="10.799187626734" calcext:value-type="float">
            <text:p>10.7991876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.19801" calcext:value-type="float">
            <text:p>2.198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65" calcext:value-type="float">
            <text:p>2.1652965</text:p>
          </table:table-cell>
          <table:table-cell office:value-type="float" office:value="10.9628398874621" calcext:value-type="float">
            <text:p>10.9628398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65297" calcext:value-type="float">
            <text:p>2.165297</text:p>
          </table:table-cell>
          <table:table-cell/>
          <table:table-cell office:value-type="float" office:value="10.96161" calcext:value-type="float">
            <text:p>10.9616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35160737" calcext:value-type="float">
            <text:p>2.0854593516</text:p>
          </table:table-cell>
          <table:table-cell office:value-type="float" office:value="11.3838879839156" calcext:value-type="float">
            <text:p>11.38388798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085459" calcext:value-type="float">
            <text:p>2.085459</text:p>
          </table:table-cell>
          <table:table-cell/>
          <table:table-cell office:value-type="float" office:value="11.383544" calcext:value-type="float">
            <text:p>11.3835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89681889" calcext:value-type="float">
            <text:p>2.0353018968</text:p>
          </table:table-cell>
          <table:table-cell office:value-type="float" office:value="11.6653908803871" calcext:value-type="float">
            <text:p>11.66539088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035301" calcext:value-type="float">
            <text:p>2.0353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54721102" calcext:value-type="float">
            <text:p>1.9642735472</text:p>
          </table:table-cell>
          <table:table-cell office:value-type="float" office:value="12.0887567696791" calcext:value-type="float">
            <text:p>12.0887567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4273" calcext:value-type="float">
            <text:p>1.964273</text:p>
          </table:table-cell>
          <table:table-cell/>
          <table:table-cell office:value-type="float" office:value="12.088435" calcext:value-type="float">
            <text:p>12.0884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08239225" calcext:value-type="float">
            <text:p>1.7400580824</text:p>
          </table:table-cell>
          <table:table-cell office:value-type="float" office:value="13.6534396186105" calcext:value-type="float">
            <text:p>13.653439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740058" calcext:value-type="float">
            <text:p>1.740058</text:p>
          </table:table-cell>
          <table:table-cell/>
          <table:table-cell office:value-type="float" office:value="13.653192" calcext:value-type="float">
            <text:p>13.6531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31062717" calcext:value-type="float">
            <text:p>1.6922983106</text:p>
          </table:table-cell>
          <table:table-cell office:value-type="float" office:value="14.0406776973554" calcext:value-type="float">
            <text:p>14.0406776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692298" calcext:value-type="float">
            <text:p>1.6922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59328951" calcext:value-type="float">
            <text:p>1.6145959329</text:p>
          </table:table-cell>
          <table:table-cell office:value-type="float" office:value="14.7200387540327" calcext:value-type="float">
            <text:p>14.7200387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614596" calcext:value-type="float">
            <text:p>1.6145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498889778" calcext:value-type="float">
            <text:p>1.6014949889</text:p>
          </table:table-cell>
          <table:table-cell office:value-type="float" office:value="14.8411302650698" calcext:value-type="float">
            <text:p>14.84113026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01495" calcext:value-type="float">
            <text:p>1.601495</text:p>
          </table:table-cell>
          <table:table-cell/>
          <table:table-cell office:value-type="float" office:value="14.840008" calcext:value-type="float">
            <text:p>14.8400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40892723" calcext:value-type="float">
            <text:p>1.5466994089</text:p>
          </table:table-cell>
          <table:table-cell office:value-type="float" office:value="15.3700338040423" calcext:value-type="float">
            <text:p>15.3700338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46699" calcext:value-type="float">
            <text:p>1.546699</text:p>
          </table:table-cell>
          <table:table-cell/>
          <table:table-cell office:value-type="float" office:value="15.368926" calcext:value-type="float">
            <text:p>15.3689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20364918" calcext:value-type="float">
            <text:p>1.5148292036</text:p>
          </table:table-cell>
          <table:table-cell office:value-type="float" office:value="15.6954170558239" calcext:value-type="float">
            <text:p>15.69541705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.514829" calcext:value-type="float">
            <text:p>1.514829</text:p>
          </table:table-cell>
          <table:table-cell/>
          <table:table-cell office:value-type="float" office:value="15.693876" calcext:value-type="float">
            <text:p>15.6938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32971014" calcext:value-type="float">
            <text:p>1.5109133297</text:p>
          </table:table-cell>
          <table:table-cell office:value-type="float" office:value="15.7363525934302" calcext:value-type="float">
            <text:p>15.7363525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510913" calcext:value-type="float">
            <text:p>1.510913</text:p>
          </table:table-cell>
          <table:table-cell/>
          <table:table-cell office:value-type="float" office:value="15.735869" calcext:value-type="float">
            <text:p>15.735869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office:value-type="float" office:value="16.4758945364008" calcext:value-type="float">
            <text:p>16.47589453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.443531" calcext:value-type="float">
            <text:p>1.4435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39220631" calcext:value-type="float">
            <text:p>1.4045813922</text:p>
          </table:table-cell>
          <table:table-cell office:value-type="float" office:value="16.9360873054178" calcext:value-type="float">
            <text:p>16.9360873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04581" calcext:value-type="float">
            <text:p>1.404581</text:p>
          </table:table-cell>
          <table:table-cell/>
          <table:table-cell office:value-type="float" office:value="16.934683" calcext:value-type="float">
            <text:p>16.9346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08970111" calcext:value-type="float">
            <text:p>1.3790990897</text:p>
          </table:table-cell>
          <table:table-cell office:value-type="float" office:value="17.2513874482479" calcext:value-type="float">
            <text:p>17.25138744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.379099" calcext:value-type="float">
            <text:p>1.3790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35044402" calcext:value-type="float">
            <text:p>1.3738313504</text:p>
          </table:table-cell>
          <table:table-cell office:value-type="float" office:value="17.3180424158098" calcext:value-type="float">
            <text:p>17.318042415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831" calcext:value-type="float">
            <text:p>1.373831</text:p>
          </table:table-cell>
          <table:table-cell/>
          <table:table-cell office:value-type="float" office:value="17.316624" calcext:value-type="float">
            <text:p>17.3166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00955692" calcext:value-type="float">
            <text:p>1.3360640096</text:p>
          </table:table-cell>
          <table:table-cell office:value-type="float" office:value="17.811506840311" calcext:value-type="float">
            <text:p>17.81150684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.336064" calcext:value-type="float">
            <text:p>1.336064</text:p>
          </table:table-cell>
          <table:table-cell/>
          <table:table-cell office:value-type="float" office:value="17.810547" calcext:value-type="float">
            <text:p>17.8105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.30951569814068" calcext:value-type="float">
            <text:p>1.3095156981</text:p>
          </table:table-cell>
          <table:table-cell office:value-type="float" office:value="18.1756340114078" calcext:value-type="float">
            <text:p>18.1756340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09515" calcext:value-type="float">
            <text:p>1.3095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040427099" calcext:value-type="float">
            <text:p>1.2755104043</text:p>
          </table:table-cell>
          <table:table-cell office:value-type="float" office:value="18.6644721900052" calcext:value-type="float">
            <text:p>18.66447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.27551" calcext:value-type="float">
            <text:p>1.27551</text:p>
          </table:table-cell>
          <table:table-cell/>
          <table:table-cell office:value-type="float" office:value="18.663415" calcext:value-type="float">
            <text:p>18.6634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593291033" calcext:value-type="float">
            <text:p>1.2390759329</text:p>
          </table:table-cell>
          <table:table-cell office:value-type="float" office:value="19.2184201392515" calcext:value-type="float">
            <text:p>19.2184201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39076" calcext:value-type="float">
            <text:p>1.239076</text:p>
          </table:table-cell>
          <table:table-cell/>
          <table:table-cell office:value-type="float" office:value="19.217329" calcext:value-type="float">
            <text:p>19.217329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672908649" calcext:value-type="float">
            <text:p>1.2341867291</text:p>
          </table:table-cell>
          <table:table-cell office:value-type="float" office:value="19.2952797969056" calcext:value-type="float">
            <text:p>19.29527979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234187" calcext:value-type="float">
            <text:p>1.234187</text:p>
          </table:table-cell>
          <table:table-cell/>
          <table:table-cell office:value-type="float" office:value="19.293317" calcext:value-type="float">
            <text:p>19.2933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4288981" calcext:value-type="float">
            <text:p>1.1931894289</text:p>
          </table:table-cell>
          <table:table-cell office:value-type="float" office:value="19.9649285297505" calcext:value-type="float">
            <text:p>19.9649285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193189" calcext:value-type="float">
            <text:p>1.193189</text:p>
          </table:table-cell>
          <table:table-cell/>
          <table:table-cell office:value-type="float" office:value="19.966213" calcext:value-type="float">
            <text:p>19.966213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285" calcext:value-type="float">
            <text:p>1.18977285</text:p>
          </table:table-cell>
          <table:table-cell office:value-type="float" office:value="20.0228500866162" calcext:value-type="float">
            <text:p>20.022850086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89773" calcext:value-type="float">
            <text:p>1.189773</text:p>
          </table:table-cell>
          <table:table-cell/>
          <table:table-cell office:value-type="float" office:value="20.022204" calcext:value-type="float">
            <text:p>20.0222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.16003872159483" calcext:value-type="float">
            <text:p>1.1600387216</text:p>
          </table:table-cell>
          <table:table-cell office:value-type="float" office:value="20.541572837559" calcext:value-type="float">
            <text:p>20.54157283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160039" calcext:value-type="float">
            <text:p>1.160039</text:p>
          </table:table-cell>
          <table:table-cell/>
          <table:table-cell office:value-type="float" office:value="20.540124" calcext:value-type="float">
            <text:p>20.54012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59234853" calcext:value-type="float">
            <text:p>1.1472625923</text:p>
          </table:table-cell>
          <table:table-cell office:value-type="float" office:value="20.7728522188581" calcext:value-type="float">
            <text:p>20.77285221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47262" calcext:value-type="float">
            <text:p>1.147262</text:p>
          </table:table-cell>
          <table:table-cell/>
          <table:table-cell office:value-type="float" office:value="20.771088" calcext:value-type="float">
            <text:p>20.7710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62643892" calcext:value-type="float">
            <text:p>1.1386976264</text:p>
          </table:table-cell>
          <table:table-cell office:value-type="float" office:value="20.930854143291" calcext:value-type="float">
            <text:p>20.9308541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138697" calcext:value-type="float">
            <text:p>1.138697</text:p>
          </table:table-cell>
          <table:table-cell/>
          <table:table-cell office:value-type="float" office:value="20.929063" calcext:value-type="float">
            <text:p>20.9290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276084335" calcext:value-type="float">
            <text:p>1.1353727608</text:p>
          </table:table-cell>
          <table:table-cell office:value-type="float" office:value="20.9928427789884" calcext:value-type="float">
            <text:p>20.992842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.135373" calcext:value-type="float">
            <text:p>1.1353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78362128" calcext:value-type="float">
            <text:p>1.1257987836</text:p>
          </table:table-cell>
          <table:table-cell office:value-type="float" office:value="21.1734201554948" calcext:value-type="float">
            <text:p>21.17342015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25798" calcext:value-type="float">
            <text:p>1.125798</text:p>
          </table:table-cell>
          <table:table-cell/>
          <table:table-cell office:value-type="float" office:value="21.171026" calcext:value-type="float">
            <text:p>21.1710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6050107" calcext:value-type="float">
            <text:p>1.124188605</text:p>
          </table:table-cell>
          <table:table-cell office:value-type="float" office:value="21.2040975829012" calcext:value-type="float">
            <text:p>21.20409758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.124188" calcext:value-type="float">
            <text:p>1.124188</text:p>
          </table:table-cell>
          <table:table-cell/>
          <table:table-cell office:value-type="float" office:value="21.203021" calcext:value-type="float">
            <text:p>21.2030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13000346" calcext:value-type="float">
            <text:p>1.09900513</text:p>
          </table:table-cell>
          <table:table-cell office:value-type="float" office:value="21.6958066894068" calcext:value-type="float">
            <text:p>21.6958066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.099005" calcext:value-type="float">
            <text:p>1.099005</text:p>
          </table:table-cell>
          <table:table-cell/>
          <table:table-cell office:value-type="float" office:value="21.693945" calcext:value-type="float">
            <text:p>21.69394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25" calcext:value-type="float">
            <text:p>1.08264825</text:p>
          </table:table-cell>
          <table:table-cell office:value-type="float" office:value="22.0276577224489" calcext:value-type="float">
            <text:p>22.0276577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.082648" calcext:value-type="float">
            <text:p>1.082648</text:p>
          </table:table-cell>
          <table:table-cell/>
          <table:table-cell office:value-type="float" office:value="22.025893" calcext:value-type="float">
            <text:p>22.0258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02397876" calcext:value-type="float">
            <text:p>1.078266024</text:p>
          </table:table-cell>
          <table:table-cell office:value-type="float" office:value="22.1183074549962" calcext:value-type="float">
            <text:p>22.1183074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.078266" calcext:value-type="float">
            <text:p>1.078266</text:p>
          </table:table-cell>
          <table:table-cell/>
          <table:table-cell office:value-type="float" office:value="22.116879" calcext:value-type="float">
            <text:p>22.1168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035001956" calcext:value-type="float">
            <text:p>1.04632035</text:p>
          </table:table-cell>
          <table:table-cell office:value-type="float" office:value="22.8025280088798" calcext:value-type="float">
            <text:p>22.80252800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4632" calcext:value-type="float">
            <text:p>1.046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67580368" calcext:value-type="float">
            <text:p>1.0427296758</text:p>
          </table:table-cell>
          <table:table-cell office:value-type="float" office:value="22.8821079300672" calcext:value-type="float">
            <text:p>22.882107930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042729" calcext:value-type="float">
            <text:p>1.042729</text:p>
          </table:table-cell>
          <table:table-cell/>
          <table:table-cell office:value-type="float" office:value="22.880761" calcext:value-type="float">
            <text:p>22.880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1846934" calcext:value-type="float">
            <text:p>1.0271481847</text:p>
          </table:table-cell>
          <table:table-cell office:value-type="float" office:value="23.2340200581159" calcext:value-type="float">
            <text:p>23.23402005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27148" calcext:value-type="float">
            <text:p>1.0271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586557467" calcext:value-type="float">
            <text:p>1.0247058656</text:p>
          </table:table-cell>
          <table:table-cell office:value-type="float" office:value="23.2901711777683" calcext:value-type="float">
            <text:p>23.2901711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024706" calcext:value-type="float">
            <text:p>1.02470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094840945" calcext:value-type="float">
            <text:p>1.0176509484</text:p>
          </table:table-cell>
          <table:table-cell office:value-type="float" office:value="23.4539162364662" calcext:value-type="float">
            <text:p>23.45391623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017651" calcext:value-type="float">
            <text:p>1.017651</text:p>
          </table:table-cell>
          <table:table-cell/>
          <table:table-cell office:value-type="float" office:value="23.451672" calcext:value-type="float">
            <text:p>23.45167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1813490246" calcext:value-type="float">
            <text:p>0.9977318135</text:p>
          </table:table-cell>
          <table:table-cell office:value-type="float" office:value="23.9290157511334" calcext:value-type="float">
            <text:p>23.9290157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97732" calcext:value-type="float">
            <text:p>0.997732</text:p>
          </table:table-cell>
          <table:table-cell/>
          <table:table-cell office:value-type="float" office:value="23.927598" calcext:value-type="float">
            <text:p>23.9275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9951738777804" calcext:value-type="float">
            <text:p>0.9951738778</text:p>
          </table:table-cell>
          <table:table-cell office:value-type="float" office:value="23.9914349507108" calcext:value-type="float">
            <text:p>23.99143495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995174" calcext:value-type="float">
            <text:p>0.99517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4896075716" calcext:value-type="float">
            <text:p>0.9854448961</text:p>
          </table:table-cell>
          <table:table-cell office:value-type="float" office:value="24.2318710544867" calcext:value-type="float">
            <text:p>24.23187105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85445" calcext:value-type="float">
            <text:p>0.9854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6773605512" calcext:value-type="float">
            <text:p>0.9821367736</text:p>
          </table:table-cell>
          <table:table-cell office:value-type="float" office:value="24.3147362381157" calcext:value-type="float">
            <text:p>24.31473623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82137" calcext:value-type="float">
            <text:p>0.982137</text:p>
          </table:table-cell>
          <table:table-cell/>
          <table:table-cell office:value-type="float" office:value="24.313538" calcext:value-type="float">
            <text:p>24.3135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545553888" calcext:value-type="float">
            <text:p>0.9733025456</text:p>
          </table:table-cell>
          <table:table-cell office:value-type="float" office:value="24.5388503351798" calcext:value-type="float">
            <text:p>24.5388503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973302" calcext:value-type="float">
            <text:p>0.9733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3783725715" calcext:value-type="float">
            <text:p>0.9712237837</text:p>
          </table:table-cell>
          <table:table-cell office:value-type="float" office:value="24.5921926720709" calcext:value-type="float">
            <text:p>24.5921926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971224" calcext:value-type="float">
            <text:p>0.9712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581420764" calcext:value-type="float">
            <text:p>0.9578135814</text:p>
          </table:table-cell>
          <table:table-cell office:value-type="float" office:value="24.9420062819957" calcext:value-type="float">
            <text:p>24.942006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957813" calcext:value-type="float">
            <text:p>0.9578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302092755" calcext:value-type="float">
            <text:p>0.9430413021</text:p>
          </table:table-cell>
          <table:table-cell office:value-type="float" office:value="25.3391527740122" calcext:value-type="float">
            <text:p>25.3391527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43041" calcext:value-type="float">
            <text:p>0.943041</text:p>
          </table:table-cell>
          <table:table-cell/>
          <table:table-cell office:value-type="float" office:value="25.338379" calcext:value-type="float">
            <text:p>25.338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009791432" calcext:value-type="float">
            <text:p>0.9411500979</text:p>
          </table:table-cell>
          <table:table-cell office:value-type="float" office:value="25.3909199035629" calcext:value-type="float">
            <text:p>25.3909199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94115" calcext:value-type="float">
            <text:p>0.941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25553077" calcext:value-type="float">
            <text:p>0.9356752555</text:p>
          </table:table-cell>
          <table:table-cell office:value-type="float" office:value="25.5419903666782" calcext:value-type="float">
            <text:p>25.5419903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935675" calcext:value-type="float">
            <text:p>0.9356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0226706387" calcext:value-type="float">
            <text:p>0.9347502267</text:p>
          </table:table-cell>
          <table:table-cell office:value-type="float" office:value="25.5676944617658" calcext:value-type="float">
            <text:p>25.56769446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475" calcext:value-type="float">
            <text:p>0.93475</text:p>
          </table:table-cell>
          <table:table-cell/>
          <table:table-cell office:value-type="float" office:value="25.566344" calcext:value-type="float">
            <text:p>25.56634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4878153116" calcext:value-type="float">
            <text:p>0.9181148782</text:p>
          </table:table-cell>
          <table:table-cell office:value-type="float" office:value="26.0390211711152" calcext:value-type="float">
            <text:p>26.03902117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918115" calcext:value-type="float">
            <text:p>0.918115</text:p>
          </table:table-cell>
          <table:table-cell/>
          <table:table-cell office:value-type="float" office:value="26.038271" calcext:value-type="float">
            <text:p>26.0382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7903712169" calcext:value-type="float">
            <text:p>0.9078479037</text:p>
          </table:table-cell>
          <table:table-cell office:value-type="float" office:value="26.3387663535112" calcext:value-type="float">
            <text:p>26.338766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07848" calcext:value-type="float">
            <text:p>0.907848</text:p>
          </table:table-cell>
          <table:table-cell/>
          <table:table-cell office:value-type="float" office:value="26.337224" calcext:value-type="float">
            <text:p>26.3372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19957377203" calcext:value-type="float">
            <text:p>0.9053199574</text:p>
          </table:table-cell>
          <table:table-cell office:value-type="float" office:value="26.4136415771304" calcext:value-type="float">
            <text:p>26.4136415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90532" calcext:value-type="float">
            <text:p>0.90532</text:p>
          </table:table-cell>
          <table:table-cell/>
          <table:table-cell office:value-type="float" office:value="26.412213" calcext:value-type="float">
            <text:p>26.4122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6838411597" calcext:value-type="float">
            <text:p>0.9008568384</text:p>
          </table:table-cell>
          <table:table-cell office:value-type="float" office:value="26.5468889583913" calcext:value-type="float">
            <text:p>26.54688895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00857" calcext:value-type="float">
            <text:p>0.90085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736501873" calcext:value-type="float">
            <text:p>0.8993837365</text:p>
          </table:table-cell>
          <table:table-cell office:value-type="float" office:value="26.5911670957917" calcext:value-type="float">
            <text:p>26.59116709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99383" calcext:value-type="float">
            <text:p>0.899383</text:p>
          </table:table-cell>
          <table:table-cell/>
          <table:table-cell office:value-type="float" office:value="26.588185" calcext:value-type="float">
            <text:p>26.5881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781119862" calcext:value-type="float">
            <text:p>0.8992078112</text:p>
          </table:table-cell>
          <table:table-cell office:value-type="float" office:value="26.5964649835991" calcext:value-type="float">
            <text:p>26.59646498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899208" calcext:value-type="float">
            <text:p>0.89920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53408079" calcext:value-type="float">
            <text:p>0.8885335341</text:p>
          </table:table-cell>
          <table:table-cell office:value-type="float" office:value="26.9219514176142" calcext:value-type="float">
            <text:p>26.92195141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888533" calcext:value-type="float">
            <text:p>0.88853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880593517729134" calcext:value-type="float">
            <text:p>0.8805935177</text:p>
          </table:table-cell>
          <table:table-cell office:value-type="float" office:value="27.169328796039" calcext:value-type="float">
            <text:p>27.1693287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80593" calcext:value-type="float">
            <text:p>0.880593</text:p>
          </table:table-cell>
          <table:table-cell/>
          <table:table-cell office:value-type="float" office:value="27.168095" calcext:value-type="float">
            <text:p>27.1680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041196126" calcext:value-type="float">
            <text:p>0.8700290412</text:p>
          </table:table-cell>
          <table:table-cell office:value-type="float" office:value="27.505680965706" calcext:value-type="float">
            <text:p>27.50568096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870029" calcext:value-type="float">
            <text:p>0.870029</text:p>
          </table:table-cell>
          <table:table-cell/>
          <table:table-cell office:value-type="float" office:value="27.505043" calcext:value-type="float">
            <text:p>27.50504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86" calcext:value-type="float">
            <text:p>0.8661186</text:p>
          </table:table-cell>
          <table:table-cell office:value-type="float" office:value="27.6323248742238" calcext:value-type="float">
            <text:p>27.6323248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866119" calcext:value-type="float">
            <text:p>0.86611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095154357" calcext:value-type="float">
            <text:p>0.8581970952</text:p>
          </table:table-cell>
          <table:table-cell office:value-type="float" office:value="27.8925166208289" calcext:value-type="float">
            <text:p>27.8925166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858197" calcext:value-type="float">
            <text:p>0.85819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850340269513995" calcext:value-type="float">
            <text:p>0.8503402695</text:p>
          </table:table-cell>
          <table:table-cell office:value-type="float" office:value="28.1555214805394" calcext:value-type="float">
            <text:p>28.1555214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5034" calcext:value-type="float">
            <text:p>0.8503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155313585" calcext:value-type="float">
            <text:p>0.8461491553</text:p>
          </table:table-cell>
          <table:table-cell office:value-type="float" office:value="28.2978784105762" calcext:value-type="float">
            <text:p>28.2978784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846149" calcext:value-type="float">
            <text:p>0.8461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1795525766" calcext:value-type="float">
            <text:p>0.8425017955</text:p>
          </table:table-cell>
          <table:table-cell office:value-type="float" office:value="28.4229553839459" calcext:value-type="float">
            <text:p>28.42295538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42502" calcext:value-type="float">
            <text:p>0.8425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452354635" calcext:value-type="float">
            <text:p>0.8411524524</text:p>
          </table:table-cell>
          <table:table-cell office:value-type="float" office:value="28.4695113853615" calcext:value-type="float">
            <text:p>28.4695113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41152" calcext:value-type="float">
            <text:p>0.841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830584329929299" calcext:value-type="float">
            <text:p>0.8305843299</text:p>
          </table:table-cell>
          <table:table-cell office:value-type="float" office:value="28.8395433463309" calcext:value-type="float">
            <text:p>28.83954334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30584" calcext:value-type="float">
            <text:p>0.8305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648564464" calcext:value-type="float">
            <text:p>0.8226446486</text:p>
          </table:table-cell>
          <table:table-cell office:value-type="float" office:value="29.1240061507732" calcext:value-type="float">
            <text:p>29.12400615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822644" calcext:value-type="float">
            <text:p>0.8226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34289318" calcext:value-type="float">
            <text:p>0.8213883429</text:p>
          </table:table-cell>
          <table:table-cell office:value-type="float" office:value="29.1695379611877" calcext:value-type="float">
            <text:p>29.1695379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821388" calcext:value-type="float">
            <text:p>0.82138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281905451" calcext:value-type="float">
            <text:p>0.8177412819</text:p>
          </table:table-cell>
          <table:table-cell office:value-type="float" office:value="29.3025365693174" calcext:value-type="float">
            <text:p>29.30253656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17741" calcext:value-type="float">
            <text:p>0.8177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578919662" calcext:value-type="float">
            <text:p>0.8171235789</text:p>
          </table:table-cell>
          <table:table-cell office:value-type="float" office:value="29.3251841373398" calcext:value-type="float">
            <text:p>29.32518413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817123" calcext:value-type="float">
            <text:p>0.8171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432262025" calcext:value-type="float">
            <text:p>0.8138814323</text:p>
          </table:table-cell>
          <table:table-cell office:value-type="float" office:value="29.4446379032179" calcext:value-type="float">
            <text:p>29.44463790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813881" calcext:value-type="float">
            <text:p>0.8138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7966447552" calcext:value-type="float">
            <text:p>0.8072979664</text:p>
          </table:table-cell>
          <table:table-cell office:value-type="float" office:value="29.6902544963426" calcext:value-type="float">
            <text:p>29.69025449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807298" calcext:value-type="float">
            <text:p>0.8072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494448889" calcext:value-type="float">
            <text:p>0.8007474944</text:p>
          </table:table-cell>
          <table:table-cell office:value-type="float" office:value="29.9387905917402" calcext:value-type="float">
            <text:p>29.938790591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800747" calcext:value-type="float">
            <text:p>0.8007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566375621" calcext:value-type="float">
            <text:p>0.7989695664</text:p>
          </table:table-cell>
          <table:table-cell office:value-type="float" office:value="30.0069765310543" calcext:value-type="float">
            <text:p>30.00697653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798969" calcext:value-type="float">
            <text:p>0.7989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4808487713" calcext:value-type="float">
            <text:p>0.7972448085</text:p>
          </table:table-cell>
          <table:table-cell office:value-type="float" office:value="30.0734243980989" calcext:value-type="float">
            <text:p>30.07342439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797245" calcext:value-type="float">
            <text:p>0.7972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366625939" calcext:value-type="float">
            <text:p>0.7966723666</text:p>
          </table:table-cell>
          <table:table-cell office:value-type="float" office:value="30.0955441288863" calcext:value-type="float">
            <text:p>30.09554412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796672" calcext:value-type="float">
            <text:p>0.79667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19" calcext:value-type="float">
            <text:p>0.7931819</text:p>
          </table:table-cell>
          <table:table-cell office:value-type="float" office:value="30.2311352637057" calcext:value-type="float">
            <text:p>30.231135263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93182" calcext:value-type="float">
            <text:p>0.7931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41888441" calcext:value-type="float">
            <text:p>0.7857094189</text:p>
          </table:table-cell>
          <table:table-cell office:value-type="float" office:value="30.5256119756053" calcext:value-type="float">
            <text:p>30.52561197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85709" calcext:value-type="float">
            <text:p>0.785709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78020319769971" calcext:value-type="float">
            <text:p>0.7802031977</text:p>
          </table:table-cell>
          <table:table-cell office:value-type="float" office:value="30.7463468924175" calcext:value-type="float">
            <text:p>30.746346892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.780203" calcext:value-type="float">
            <text:p>0.7802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145853035" calcext:value-type="float">
            <text:p>0.7774931459</text:p>
          </table:table-cell>
          <table:table-cell office:value-type="float" office:value="30.8561797766716" calcext:value-type="float">
            <text:p>30.85617977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777493" calcext:value-type="float">
            <text:p>0.777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294906328" calcext:value-type="float">
            <text:p>0.7764322949</text:p>
          </table:table-cell>
          <table:table-cell office:value-type="float" office:value="30.8993906723519" calcext:value-type="float">
            <text:p>30.89939067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776432" calcext:value-type="float">
            <text:p>0.7764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704463615" calcext:value-type="float">
            <text:p>0.7733497045</text:p>
          </table:table-cell>
          <table:table-cell office:value-type="float" office:value="31.0256502149705" calcext:value-type="float">
            <text:p>31.025650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73349" calcext:value-type="float">
            <text:p>0.7733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8660876475" calcext:value-type="float">
            <text:p>0.7644986609</text:p>
          </table:table-cell>
          <table:table-cell office:value-type="float" office:value="31.3940595355649" calcext:value-type="float">
            <text:p>31.39405953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64499" calcext:value-type="float">
            <text:p>0.76449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763346089054263" calcext:value-type="float">
            <text:p>0.7633460891</text:p>
          </table:table-cell>
          <table:table-cell office:value-type="float" office:value="31.4426868045088" calcext:value-type="float">
            <text:p>31.44268680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763346" calcext:value-type="float">
            <text:p>0.7633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60182459" calcext:value-type="float">
            <text:p>0.7574146018</text:p>
          </table:table-cell>
          <table:table-cell office:value-type="float" office:value="31.6953718961853" calcext:value-type="float">
            <text:p>31.69537189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757414" calcext:value-type="float">
            <text:p>0.7574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6664855068" calcext:value-type="float">
            <text:p>0.7554566649</text:p>
          </table:table-cell>
          <table:table-cell office:value-type="float" office:value="31.7796874319456" calcext:value-type="float">
            <text:p>31.77968743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755457" calcext:value-type="float">
            <text:p>0.7554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0524970499" calcext:value-type="float">
            <text:p>0.753340525</text:p>
          </table:table-cell>
          <table:table-cell office:value-type="float" office:value="31.8713285833844" calcext:value-type="float">
            <text:p>31.87132858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75334" calcext:value-type="float">
            <text:p>0.753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37900821" calcext:value-type="float">
            <text:p>0.752375379</text:p>
          </table:table-cell>
          <table:table-cell office:value-type="float" office:value="31.9133031674565" calcext:value-type="float">
            <text:p>31.91330316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752375" calcext:value-type="float">
            <text:p>0.7523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3933070978" calcext:value-type="float">
            <text:p>0.7514139331</text:p>
          </table:table-cell>
          <table:table-cell office:value-type="float" office:value="31.9552284325429" calcext:value-type="float">
            <text:p>31.9552284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751414" calcext:value-type="float">
            <text:p>0.7514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302894658" calcext:value-type="float">
            <text:p>0.7460893029</text:p>
          </table:table-cell>
          <table:table-cell office:value-type="float" office:value="32.1894540012191" calcext:value-type="float">
            <text:p>32.1894540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46089" calcext:value-type="float">
            <text:p>0.74608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172967552" calcext:value-type="float">
            <text:p>0.744784173</text:p>
          </table:table-cell>
          <table:table-cell office:value-type="float" office:value="32.2473977850933" calcext:value-type="float">
            <text:p>32.247397785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744784" calcext:value-type="float">
            <text:p>0.7447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517367061" calcext:value-type="float">
            <text:p>0.7390435174</text:p>
          </table:table-cell>
          <table:table-cell office:value-type="float" office:value="32.5047977677514" calcext:value-type="float">
            <text:p>32.504797767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043" calcext:value-type="float">
            <text:p>0.7390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219385685" calcext:value-type="float">
            <text:p>0.7381322194</text:p>
          </table:table-cell>
          <table:table-cell office:value-type="float" office:value="32.5460424824186" calcext:value-type="float">
            <text:p>32.5460424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738132" calcext:value-type="float">
            <text:p>0.7381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156577523" calcext:value-type="float">
            <text:p>0.7354821566</text:p>
          </table:table-cell>
          <table:table-cell office:value-type="float" office:value="32.6665881216688" calcext:value-type="float">
            <text:p>32.6665881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735482" calcext:value-type="float">
            <text:p>0.73548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643465014" calcext:value-type="float">
            <text:p>0.7350326435</text:p>
          </table:table-cell>
          <table:table-cell office:value-type="float" office:value="32.6871254289719" calcext:value-type="float">
            <text:p>32.6871254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35032" calcext:value-type="float">
            <text:p>0.7350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732670086668974" calcext:value-type="float">
            <text:p>0.7326700867</text:p>
          </table:table-cell>
          <table:table-cell office:value-type="float" office:value="32.7954978499199" calcext:value-type="float">
            <text:p>32.7954978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73267" calcext:value-type="float">
            <text:p>0.732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55" calcext:value-type="float">
            <text:p>0.7217655</text:p>
          </table:table-cell>
          <table:table-cell office:value-type="float" office:value="33.3053008763622" calcext:value-type="float">
            <text:p>33.3053008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721766" calcext:value-type="float">
            <text:p>0.72176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479513838" calcext:value-type="float">
            <text:p>0.7217347951</text:p>
          </table:table-cell>
          <table:table-cell office:value-type="float" office:value="33.3067590841813" calcext:value-type="float">
            <text:p>33.30675908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21735" calcext:value-type="float">
            <text:p>0.7217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2672412209" calcext:value-type="float">
            <text:p>0.7204626724</text:p>
          </table:table-cell>
          <table:table-cell office:value-type="float" office:value="33.3672877473121" calcext:value-type="float">
            <text:p>33.3672877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720463" calcext:value-type="float">
            <text:p>0.7204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0123985673" calcext:value-type="float">
            <text:p>0.720040124</text:p>
          </table:table-cell>
          <table:table-cell office:value-type="float" office:value="33.3874423995054" calcext:value-type="float">
            <text:p>33.3874423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72004" calcext:value-type="float">
            <text:p>0.720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164932621" calcext:value-type="float">
            <text:p>0.7182071649</text:p>
          </table:table-cell>
          <table:table-cell office:value-type="float" office:value="33.475157563164" calcext:value-type="float">
            <text:p>33.4751575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718207" calcext:value-type="float">
            <text:p>0.71820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0706789452" calcext:value-type="float">
            <text:p>0.7173707068</text:p>
          </table:table-cell>
          <table:table-cell office:value-type="float" office:value="33.5153414588706" calcext:value-type="float">
            <text:p>33.51534145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717371" calcext:value-type="float">
            <text:p>0.7173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164391839" calcext:value-type="float">
            <text:p>0.7165371644</text:p>
          </table:table-cell>
          <table:table-cell office:value-type="float" office:value="33.5554828450213" calcext:value-type="float">
            <text:p>33.5554828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16537" calcext:value-type="float">
            <text:p>0.71653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635061884" calcext:value-type="float">
            <text:p>0.7119156351</text:p>
          </table:table-cell>
          <table:table-cell office:value-type="float" office:value="33.7798280984743" calcext:value-type="float">
            <text:p>33.77982809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711915" calcext:value-type="float">
            <text:p>0.7119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0696103155" calcext:value-type="float">
            <text:p>0.7022906961</text:p>
          </table:table-cell>
          <table:table-cell office:value-type="float" office:value="34.2569788667339" calcext:value-type="float">
            <text:p>34.2569788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02291" calcext:value-type="float">
            <text:p>0.70229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139035167" calcext:value-type="float">
            <text:p>0.700229139</text:p>
          </table:table-cell>
          <table:table-cell office:value-type="float" office:value="34.3609659653121" calcext:value-type="float">
            <text:p>34.36096596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700229" calcext:value-type="float">
            <text:p>0.7002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696023232956901" calcext:value-type="float">
            <text:p>0.696023233</text:p>
          </table:table-cell>
          <table:table-cell office:value-type="float" office:value="34.5751186128765" calcext:value-type="float">
            <text:p>34.57511861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695153117202456" calcext:value-type="float">
            <text:p>0.6951531172</text:p>
          </table:table-cell>
          <table:table-cell office:value-type="float" office:value="34.6197615730422" calcext:value-type="float">
            <text:p>34.6197615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691812110475354" calcext:value-type="float">
            <text:p>0.6918121105</text:p>
          </table:table-cell>
          <table:table-cell office:value-type="float" office:value="34.7922727698256" calcext:value-type="float">
            <text:p>34.79227276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690691502380688" calcext:value-type="float">
            <text:p>0.6906915024</text:p>
          </table:table-cell>
          <table:table-cell office:value-type="float" office:value="34.8505269246548" calcext:value-type="float">
            <text:p>34.850526924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689549544850556" calcext:value-type="float">
            <text:p>0.6895495449</text:p>
          </table:table-cell>
          <table:table-cell office:value-type="float" office:value="34.9100953150067" calcext:value-type="float">
            <text:p>34.9100953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87571312195392" calcext:value-type="float">
            <text:p>0.6875713122</text:p>
          </table:table-cell>
          <table:table-cell office:value-type="float" office:value="35.0137781727546" calcext:value-type="float">
            <text:p>35.01377817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6915675222008" calcext:value-type="float">
            <text:p>0.6869156752</text:p>
          </table:table-cell>
          <table:table-cell office:value-type="float" office:value="35.0482796442914" calcext:value-type="float">
            <text:p>35.048279644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686837285956712" calcext:value-type="float">
            <text:p>0.686837286</text:p>
          </table:table-cell>
          <table:table-cell office:value-type="float" office:value="35.0524093373057" calcext:value-type="float">
            <text:p>35.052409337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686105605569294" calcext:value-type="float">
            <text:p>0.6861056056</text:p>
          </table:table-cell>
          <table:table-cell office:value-type="float" office:value="35.0910034112387" calcext:value-type="float">
            <text:p>35.09100341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678433965606298" calcext:value-type="float">
            <text:p>0.6784339656</text:p>
          </table:table-cell>
          <table:table-cell office:value-type="float" office:value="35.5009274760237" calcext:value-type="float">
            <text:p>35.5009274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649826248882" calcext:value-type="float">
            <text:p>0.6766498262</text:p>
          </table:table-cell>
          <table:table-cell office:value-type="float" office:value="35.5976610793698" calcext:value-type="float">
            <text:p>35.59766107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675950190205822" calcext:value-type="float">
            <text:p>0.6759501902</text:p>
          </table:table-cell>
          <table:table-cell office:value-type="float" office:value="35.6357409639765" calcext:value-type="float">
            <text:p>35.63574096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674557404162688" calcext:value-type="float">
            <text:p>0.6745574042</text:p>
          </table:table-cell>
          <table:table-cell office:value-type="float" office:value="35.7117950332726" calcext:value-type="float">
            <text:p>35.711795033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673913265529573" calcext:value-type="float">
            <text:p>0.6739132655</text:p>
          </table:table-cell>
          <table:table-cell office:value-type="float" office:value="35.7470805130226" calcext:value-type="float">
            <text:p>35.7470805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673567404348174" calcext:value-type="float">
            <text:p>0.6735674043</text:p>
          </table:table-cell>
          <table:table-cell office:value-type="float" office:value="35.7660558503055" calcext:value-type="float">
            <text:p>35.766055850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66803200477846" calcext:value-type="float">
            <text:p>0.6680320048</text:p>
          </table:table-cell>
          <table:table-cell office:value-type="float" office:value="36.0725646620352" calcext:value-type="float">
            <text:p>36.0725646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63289917781126" calcext:value-type="float">
            <text:p>0.6632899178</text:p>
          </table:table-cell>
          <table:table-cell office:value-type="float" office:value="36.339431636926" calcext:value-type="float">
            <text:p>36.33943163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662302082252068" calcext:value-type="float">
            <text:p>0.6623020823</text:p>
          </table:table-cell>
          <table:table-cell office:value-type="float" office:value="36.3955301772727" calcext:value-type="float">
            <text:p>36.39553017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661973783232445" calcext:value-type="float">
            <text:p>0.6619737832</text:p>
          </table:table-cell>
          <table:table-cell office:value-type="float" office:value="36.4142131370773" calcext:value-type="float">
            <text:p>36.4142131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996723335845" calcext:value-type="float">
            <text:p>0.6599672334</text:p>
          </table:table-cell>
          <table:table-cell office:value-type="float" office:value="36.5288285331077" calcext:value-type="float">
            <text:p>36.52882853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655644076565123" calcext:value-type="float">
            <text:p>0.6556440766</text:p>
          </table:table-cell>
          <table:table-cell office:value-type="float" office:value="36.7782849138153" calcext:value-type="float">
            <text:p>36.7782849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654757849070341" calcext:value-type="float">
            <text:p>0.6547578491</text:p>
          </table:table-cell>
          <table:table-cell office:value-type="float" office:value="36.829851667418" calcext:value-type="float">
            <text:p>36.8298516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652434424054748" calcext:value-type="float">
            <text:p>0.6524344241</text:p>
          </table:table-cell>
          <table:table-cell office:value-type="float" office:value="36.9657464786049" calcext:value-type="float">
            <text:p>36.96574647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650224490092105" calcext:value-type="float">
            <text:p>0.6502244901</text:p>
          </table:table-cell>
          <table:table-cell office:value-type="float" office:value="37.0959550116" calcext:value-type="float">
            <text:p>37.09595501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648984465030097" calcext:value-type="float">
            <text:p>0.648984465</text:p>
          </table:table-cell>
          <table:table-cell office:value-type="float" office:value="37.1694271385227" calcext:value-type="float">
            <text:p>37.16942713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643167173768244" calcext:value-type="float">
            <text:p>0.6431671738</text:p>
          </table:table-cell>
          <table:table-cell office:value-type="float" office:value="37.5181031608864" calcext:value-type="float">
            <text:p>37.518103160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641668022889508" calcext:value-type="float">
            <text:p>0.6416680229</text:p>
          </table:table-cell>
          <table:table-cell office:value-type="float" office:value="37.6090427054934" calcext:value-type="float">
            <text:p>37.60904270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639840015432575" calcext:value-type="float">
            <text:p>0.6398400154</text:p>
          </table:table-cell>
          <table:table-cell office:value-type="float" office:value="37.7205410756534" calcext:value-type="float">
            <text:p>37.72054107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638953153514768" calcext:value-type="float">
            <text:p>0.6389531535</text:p>
          </table:table-cell>
          <table:table-cell office:value-type="float" office:value="37.7748780227651" calcext:value-type="float">
            <text:p>37.77487802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7755202135496" calcext:value-type="float">
            <text:p>0.6377552021</text:p>
          </table:table-cell>
          <table:table-cell office:value-type="float" office:value="37.8485290485719" calcext:value-type="float">
            <text:p>37.84852904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636480519878936" calcext:value-type="float">
            <text:p>0.6364805199</text:p>
          </table:table-cell>
          <table:table-cell office:value-type="float" office:value="37.9272199336145" calcext:value-type="float">
            <text:p>37.92721993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635898130856126" calcext:value-type="float">
            <text:p>0.6358981309</text:p>
          </table:table-cell>
          <table:table-cell office:value-type="float" office:value="37.9632841768952" calcext:value-type="float">
            <text:p>37.9632841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63531733759677" calcext:value-type="float">
            <text:p>0.6353173376</text:p>
          </table:table-cell>
          <table:table-cell office:value-type="float" office:value="37.9993193501835" calcext:value-type="float">
            <text:p>37.99931935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631295078617682" calcext:value-type="float">
            <text:p>0.6312950786</text:p>
          </table:table-cell>
          <table:table-cell office:value-type="float" office:value="38.250807888435" calcext:value-type="float">
            <text:p>38.25080788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7787719693776" calcext:value-type="float">
            <text:p>0.6277877197</text:p>
          </table:table-cell>
          <table:table-cell office:value-type="float" office:value="38.472891947059" calcext:value-type="float">
            <text:p>38.47289194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627228847571511" calcext:value-type="float">
            <text:p>0.6272288476</text:p>
          </table:table-cell>
          <table:table-cell office:value-type="float" office:value="38.5085227923129" calcext:value-type="float">
            <text:p>38.50852279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626115566456982" calcext:value-type="float">
            <text:p>0.6261155665</text:p>
          </table:table-cell>
          <table:table-cell office:value-type="float" office:value="38.5797010832528" calcext:value-type="float">
            <text:p>38.5797010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25600370756536" calcext:value-type="float">
            <text:p>0.6256003708</text:p>
          </table:table-cell>
          <table:table-cell office:value-type="float" office:value="38.6127314245642" calcext:value-type="float">
            <text:p>38.61273142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625323659383031" calcext:value-type="float">
            <text:p>0.6253236594</text:p>
          </table:table-cell>
          <table:table-cell office:value-type="float" office:value="38.6304958513018" calcext:value-type="float">
            <text:p>38.63049585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623867009375229" calcext:value-type="float">
            <text:p>0.6238670094</text:p>
          </table:table-cell>
          <table:table-cell office:value-type="float" office:value="38.7242862803785" calcext:value-type="float">
            <text:p>38.724286280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620269086956438" calcext:value-type="float">
            <text:p>0.620269087</text:p>
          </table:table-cell>
          <table:table-cell office:value-type="float" office:value="38.9579536988562" calcext:value-type="float">
            <text:p>38.95795369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619537966455166" calcext:value-type="float">
            <text:p>0.6195379665</text:p>
          </table:table-cell>
          <table:table-cell office:value-type="float" office:value="39.0057889201459" calcext:value-type="float">
            <text:p>39.00578892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18656142857143" calcext:value-type="float">
            <text:p>0.6186561429</text:p>
          </table:table-cell>
          <table:table-cell office:value-type="float" office:value="39.0636441056209" calcext:value-type="float">
            <text:p>39.06364410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617093364543246" calcext:value-type="float">
            <text:p>0.6170933645</text:p>
          </table:table-cell>
          <table:table-cell office:value-type="float" office:value="39.1666075706714" calcext:value-type="float">
            <text:p>39.16660757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617074174371046" calcext:value-type="float">
            <text:p>0.6170741744</text:p>
          </table:table-cell>
          <table:table-cell office:value-type="float" office:value="39.1678753591688" calcext:value-type="float">
            <text:p>39.16787535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16278533626992" calcext:value-type="float">
            <text:p>0.6162785336</text:p>
          </table:table-cell>
          <table:table-cell office:value-type="float" office:value="39.2205128458012" calcext:value-type="float">
            <text:p>39.220512845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616014003182783" calcext:value-type="float">
            <text:p>0.6160140032</text:p>
          </table:table-cell>
          <table:table-cell office:value-type="float" office:value="39.2380455108994" calcext:value-type="float">
            <text:p>39.23804551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614339965130054" calcext:value-type="float">
            <text:p>0.6143399651</text:p>
          </table:table-cell>
          <table:table-cell office:value-type="float" office:value="39.3493705834587" calcext:value-type="float">
            <text:p>39.349370583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613816214115647" calcext:value-type="float">
            <text:p>0.6138162141</text:p>
          </table:table-cell>
          <table:table-cell office:value-type="float" office:value="39.3843331911143" calcext:value-type="float">
            <text:p>39.384333191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10903470203072" calcext:value-type="float">
            <text:p>0.6109034702</text:p>
          </table:table-cell>
          <table:table-cell office:value-type="float" office:value="39.5799355164167" calcext:value-type="float">
            <text:p>39.57993551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00772578503305" calcext:value-type="float">
            <text:p>0.6007725785</text:p>
          </table:table-cell>
          <table:table-cell office:value-type="float" office:value="40.2760142016781" calcext:value-type="float">
            <text:p>40.27601420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600212764514394" calcext:value-type="float">
            <text:p>0.6002127645</text:p>
          </table:table-cell>
          <table:table-cell office:value-type="float" office:value="40.3152091210866" calcext:value-type="float">
            <text:p>40.31520912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599550223038743" calcext:value-type="float">
            <text:p>0.599550223</text:p>
          </table:table-cell>
          <table:table-cell office:value-type="float" office:value="40.3616973755193" calcext:value-type="float">
            <text:p>40.361697375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598750916277249" calcext:value-type="float">
            <text:p>0.5987509163</text:p>
          </table:table-cell>
          <table:table-cell office:value-type="float" office:value="40.4179281727361" calcext:value-type="float">
            <text:p>40.4179281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596594714449052" calcext:value-type="float">
            <text:p>0.5965947144</text:p>
          </table:table-cell>
          <table:table-cell office:value-type="float" office:value="40.5704184122534" calcext:value-type="float">
            <text:p>40.57041841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595312121296467" calcext:value-type="float">
            <text:p>0.5953121213</text:p>
          </table:table-cell>
          <table:table-cell office:value-type="float" office:value="40.6616853879182" calcext:value-type="float">
            <text:p>40.661685387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4886425" calcext:value-type="float">
            <text:p>0.594886425</text:p>
          </table:table-cell>
          <table:table-cell office:value-type="float" office:value="40.6920701141204" calcext:value-type="float">
            <text:p>40.69207011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94835507499753" calcext:value-type="float">
            <text:p>0.5948355075</text:p>
          </table:table-cell>
          <table:table-cell office:value-type="float" office:value="40.6957075410009" calcext:value-type="float">
            <text:p>40.69570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594360036620715" calcext:value-type="float">
            <text:p>0.5943600366</text:p>
          </table:table-cell>
          <table:table-cell office:value-type="float" office:value="40.7297062193752" calcext:value-type="float">
            <text:p>40.72970621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89351858671776" calcext:value-type="float">
            <text:p>0.5893518587</text:p>
          </table:table-cell>
          <table:table-cell office:value-type="float" office:value="41.0913818112265" calcext:value-type="float">
            <text:p>41.09138181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58818114622712" calcext:value-type="float">
            <text:p>0.5881811462</text:p>
          </table:table-cell>
          <table:table-cell office:value-type="float" office:value="41.1768776592316" calcext:value-type="float">
            <text:p>41.17687765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587721442369001" calcext:value-type="float">
            <text:p>0.5877214424</text:p>
          </table:table-cell>
          <table:table-cell office:value-type="float" office:value="41.2105490340752" calcext:value-type="float">
            <text:p>41.21054903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586805259024443" calcext:value-type="float">
            <text:p>0.586805259</text:p>
          </table:table-cell>
          <table:table-cell office:value-type="float" office:value="41.2778241008195" calcext:value-type="float">
            <text:p>41.27782410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586381073442677" calcext:value-type="float">
            <text:p>0.5863810734</text:p>
          </table:table-cell>
          <table:table-cell office:value-type="float" office:value="41.3090481714185" calcext:value-type="float">
            <text:p>41.30904817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586153191012611" calcext:value-type="float">
            <text:p>0.586153191</text:p>
          </table:table-cell>
          <table:table-cell office:value-type="float" office:value="41.3258424603325" calcext:value-type="float">
            <text:p>41.32584246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584952978647624" calcext:value-type="float">
            <text:p>0.5849529786</text:p>
          </table:table-cell>
          <table:table-cell office:value-type="float" office:value="41.4145260549299" calcext:value-type="float">
            <text:p>41.414526054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84565418590167" calcext:value-type="float">
            <text:p>0.5845654186</text:p>
          </table:table-cell>
          <table:table-cell office:value-type="float" office:value="41.4432461764083" calcext:value-type="float">
            <text:p>41.4432461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580019360797417" calcext:value-type="float">
            <text:p>0.5800193608</text:p>
          </table:table-cell>
          <table:table-cell office:value-type="float" office:value="41.7832044956266" calcext:value-type="float">
            <text:p>41.78320449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579342588516847" calcext:value-type="float">
            <text:p>0.5793425885</text:p>
          </table:table-cell>
          <table:table-cell office:value-type="float" office:value="41.8343035789126" calcext:value-type="float">
            <text:p>41.83430357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578684005057574" calcext:value-type="float">
            <text:p>0.5786840051</text:p>
          </table:table-cell>
          <table:table-cell office:value-type="float" office:value="41.8841524686497" calcext:value-type="float">
            <text:p>41.88415246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578464975842411" calcext:value-type="float">
            <text:p>0.5784649758</text:p>
          </table:table-cell>
          <table:table-cell office:value-type="float" office:value="41.9007580194084" calcext:value-type="float">
            <text:p>41.900758019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574226953647568" calcext:value-type="float">
            <text:p>0.5742269536</text:p>
          </table:table-cell>
          <table:table-cell office:value-type="float" office:value="42.2247394469908" calcext:value-type="float">
            <text:p>42.2247394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73631296174266" calcext:value-type="float">
            <text:p>0.5736312962</text:p>
          </table:table-cell>
          <table:table-cell office:value-type="float" office:value="42.2706875676772" calcext:value-type="float">
            <text:p>42.270687567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70996106425251" calcext:value-type="float">
            <text:p>0.5709961064</text:p>
          </table:table-cell>
          <table:table-cell office:value-type="float" office:value="42.4751988139584" calcext:value-type="float">
            <text:p>42.47519881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69737074734672" calcext:value-type="float">
            <text:p>0.5697370747</text:p>
          </table:table-cell>
          <table:table-cell office:value-type="float" office:value="42.5736278475321" calcext:value-type="float">
            <text:p>42.57362784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6934881321946" calcext:value-type="float">
            <text:p>0.5693488132</text:p>
          </table:table-cell>
          <table:table-cell office:value-type="float" office:value="42.604075984851" calcext:value-type="float">
            <text:p>42.60407598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567686380421673" calcext:value-type="float">
            <text:p>0.5676863804</text:p>
          </table:table-cell>
          <table:table-cell office:value-type="float" office:value="42.7349537262405" calcext:value-type="float">
            <text:p>42.73495372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56578905907" calcext:value-type="float">
            <text:p>0.5657890591</text:p>
          </table:table-cell>
          <table:table-cell office:value-type="float" office:value="42.8853354360535" calcext:value-type="float">
            <text:p>42.88533543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564767694829952" calcext:value-type="float">
            <text:p>0.5647676948</text:p>
          </table:table-cell>
          <table:table-cell office:value-type="float" office:value="42.9667394482825" calcext:value-type="float">
            <text:p>42.96673944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564099436875723" calcext:value-type="float">
            <text:p>0.5640994369</text:p>
          </table:table-cell>
          <table:table-cell office:value-type="float" office:value="43.0201723448976" calcext:value-type="float">
            <text:p>43.02017234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563520097799109" calcext:value-type="float">
            <text:p>0.5635200978</text:p>
          </table:table-cell>
          <table:table-cell office:value-type="float" office:value="43.0666059517995" calcext:value-type="float">
            <text:p>43.06660595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562913958326857" calcext:value-type="float">
            <text:p>0.5629139583</text:p>
          </table:table-cell>
          <table:table-cell office:value-type="float" office:value="43.1152978764283" calcext:value-type="float">
            <text:p>43.11529787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2899391810642" calcext:value-type="float">
            <text:p>0.5628993918</text:p>
          </table:table-cell>
          <table:table-cell office:value-type="float" office:value="43.1164694134497" calcext:value-type="float">
            <text:p>43.11646941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562094302505349" calcext:value-type="float">
            <text:p>0.5620943025</text:p>
          </table:table-cell>
          <table:table-cell office:value-type="float" office:value="43.1813219054807" calcext:value-type="float">
            <text:p>43.18132190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561221013488864" calcext:value-type="float">
            <text:p>0.5612210135</text:p>
          </table:table-cell>
          <table:table-cell office:value-type="float" office:value="43.2518949782845" calcext:value-type="float">
            <text:p>43.25189497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60821628058286" calcext:value-type="float">
            <text:p>0.5608216281</text:p>
          </table:table-cell>
          <table:table-cell office:value-type="float" office:value="43.2842494995525" calcext:value-type="float">
            <text:p>43.28424949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560423094067852" calcext:value-type="float">
            <text:p>0.5604230941</text:p>
          </table:table-cell>
          <table:table-cell office:value-type="float" office:value="43.3165846337121" calcext:value-type="float">
            <text:p>43.31658463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559628568338482" calcext:value-type="float">
            <text:p>0.5596285683</text:p>
          </table:table-cell>
          <table:table-cell office:value-type="float" office:value="43.3811969209035" calcext:value-type="float">
            <text:p>43.38119692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558203624129357" calcext:value-type="float">
            <text:p>0.5582036241</text:p>
          </table:table-cell>
          <table:table-cell office:value-type="float" office:value="43.4975733045481" calcext:value-type="float">
            <text:p>43.49757330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55484763683524" calcext:value-type="float">
            <text:p>0.5548476368</text:p>
          </table:table-cell>
          <table:table-cell office:value-type="float" office:value="43.7742107308619" calcext:value-type="float">
            <text:p>43.774210730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554076556914585" calcext:value-type="float">
            <text:p>0.5540765569</text:p>
          </table:table-cell>
          <table:table-cell office:value-type="float" office:value="43.8382832537713" calcext:value-type="float">
            <text:p>43.8382832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55352752358805" calcext:value-type="float">
            <text:p>0.5535275236</text:p>
          </table:table-cell>
          <table:table-cell office:value-type="float" office:value="43.884022539473" calcext:value-type="float">
            <text:p>43.88402253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552189809293992" calcext:value-type="float">
            <text:p>0.5521898093</text:p>
          </table:table-cell>
          <table:table-cell office:value-type="float" office:value="43.9958776410562" calcext:value-type="float">
            <text:p>43.99587764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550012518227405" calcext:value-type="float">
            <text:p>0.5500125182</text:p>
          </table:table-cell>
          <table:table-cell office:value-type="float" office:value="44.1791941852042" calcext:value-type="float">
            <text:p>44.17919418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549502565001731" calcext:value-type="float">
            <text:p>0.549502565</text:p>
          </table:table-cell>
          <table:table-cell office:value-type="float" office:value="44.2223568409286" calcext:value-type="float">
            <text:p>44.22235684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548886984492845" calcext:value-type="float">
            <text:p>0.5488869845</text:p>
          </table:table-cell>
          <table:table-cell office:value-type="float" office:value="44.2745755048771" calcext:value-type="float">
            <text:p>44.274575504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547224437794064" calcext:value-type="float">
            <text:p>0.5472244378</text:p>
          </table:table-cell>
          <table:table-cell office:value-type="float" office:value="44.4162424611955" calcext:value-type="float">
            <text:p>44.41624246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547039212565086" calcext:value-type="float">
            <text:p>0.5470392126</text:p>
          </table:table-cell>
          <table:table-cell office:value-type="float" office:value="44.4320834050918" calcext:value-type="float">
            <text:p>44.43208340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46234132098463" calcext:value-type="float">
            <text:p>0.5462341321</text:p>
          </table:table-cell>
          <table:table-cell office:value-type="float" office:value="44.5010712431499" calcext:value-type="float">
            <text:p>44.501071243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90522304404" calcext:value-type="float">
            <text:p>0.545905223</text:p>
          </table:table-cell>
          <table:table-cell office:value-type="float" office:value="44.5293191090688" calcext:value-type="float">
            <text:p>44.52931910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545498361291031" calcext:value-type="float">
            <text:p>0.5454983613</text:p>
          </table:table-cell>
          <table:table-cell office:value-type="float" office:value="44.5643129110817" calcext:value-type="float">
            <text:p>44.56431291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544765555719508" calcext:value-type="float">
            <text:p>0.5447655557</text:p>
          </table:table-cell>
          <table:table-cell office:value-type="float" office:value="44.6274837839119" calcext:value-type="float">
            <text:p>44.627483783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54161886504883" calcext:value-type="float">
            <text:p>0.541618865</text:p>
          </table:table-cell>
          <table:table-cell office:value-type="float" office:value="44.9008494725354" calcext:value-type="float">
            <text:p>44.9008494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41324125" calcext:value-type="float">
            <text:p>0.541324125</text:p>
          </table:table-cell>
          <table:table-cell office:value-type="float" office:value="44.9266313851536" calcext:value-type="float">
            <text:p>44.926631385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539133011989378" calcext:value-type="float">
            <text:p>0.539133012</text:p>
          </table:table-cell>
          <table:table-cell office:value-type="float" office:value="45.1192551929641" calcext:value-type="float">
            <text:p>45.1192551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538198644298368" calcext:value-type="float">
            <text:p>0.5381986443</text:p>
          </table:table-cell>
          <table:table-cell office:value-type="float" office:value="45.2019149845295" calcext:value-type="float">
            <text:p>45.20191498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536281880665965" calcext:value-type="float">
            <text:p>0.5362818807</text:p>
          </table:table-cell>
          <table:table-cell office:value-type="float" office:value="45.3724634175884" calcext:value-type="float">
            <text:p>45.37246341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53541188759341" calcext:value-type="float">
            <text:p>0.5354118876</text:p>
          </table:table-cell>
          <table:table-cell office:value-type="float" office:value="45.4503111882514" calcext:value-type="float">
            <text:p>45.45031118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533831662965926" calcext:value-type="float">
            <text:p>0.533831663</text:p>
          </table:table-cell>
          <table:table-cell office:value-type="float" office:value="45.5924172692282" calcext:value-type="float">
            <text:p>45.592417269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53204615954383" calcext:value-type="float">
            <text:p>0.5320461595</text:p>
          </table:table-cell>
          <table:table-cell office:value-type="float" office:value="45.7540894116821" calcext:value-type="float">
            <text:p>45.75408941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531705841228196" calcext:value-type="float">
            <text:p>0.5317058412</text:p>
          </table:table-cell>
          <table:table-cell office:value-type="float" office:value="45.7850384090909" calcext:value-type="float">
            <text:p>45.78503840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531027159146056" calcext:value-type="float">
            <text:p>0.5310271591</text:p>
          </table:table-cell>
          <table:table-cell office:value-type="float" office:value="45.8468876675478" calcext:value-type="float">
            <text:p>45.84688766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529341297833375" calcext:value-type="float">
            <text:p>0.5293412978</text:p>
          </table:table-cell>
          <table:table-cell office:value-type="float" office:value="46.0012705056841" calcext:value-type="float">
            <text:p>46.00127050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527838083002018" calcext:value-type="float">
            <text:p>0.527838083</text:p>
          </table:table-cell>
          <table:table-cell office:value-type="float" office:value="46.139834328091" calcext:value-type="float">
            <text:p>46.13983432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7268463504378" calcext:value-type="float">
            <text:p>0.5272684635</text:p>
          </table:table-cell>
          <table:table-cell office:value-type="float" office:value="46.1925660462409" calcext:value-type="float">
            <text:p>46.1925660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526937225451556" calcext:value-type="float">
            <text:p>0.5269372255</text:p>
          </table:table-cell>
          <table:table-cell office:value-type="float" office:value="46.2232871325292" calcext:value-type="float">
            <text:p>46.22328713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526276617841406" calcext:value-type="float">
            <text:p>0.5262766178</text:p>
          </table:table-cell>
          <table:table-cell office:value-type="float" office:value="46.2846820123347" calcext:value-type="float">
            <text:p>46.28468201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525970556651137" calcext:value-type="float">
            <text:p>0.5259705567</text:p>
          </table:table-cell>
          <table:table-cell office:value-type="float" office:value="46.3131834706521" calcext:value-type="float">
            <text:p>46.31318347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524939193885045" calcext:value-type="float">
            <text:p>0.5249391939</text:p>
          </table:table-cell>
          <table:table-cell office:value-type="float" office:value="46.4094946175112" calcext:value-type="float">
            <text:p>46.409494617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524659046126028" calcext:value-type="float">
            <text:p>0.5246590461</text:p>
          </table:table-cell>
          <table:table-cell office:value-type="float" office:value="46.4357268965511" calcext:value-type="float">
            <text:p>46.43572689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23160175009782" calcext:value-type="float">
            <text:p>0.523160175</text:p>
          </table:table-cell>
          <table:table-cell office:value-type="float" office:value="46.5765984945343" calcext:value-type="float">
            <text:p>46.57659849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521364837901842" calcext:value-type="float">
            <text:p>0.5213648379</text:p>
          </table:table-cell>
          <table:table-cell office:value-type="float" office:value="46.7464987847944" calcext:value-type="float">
            <text:p>46.74649878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20873153719126" calcext:value-type="float">
            <text:p>0.5208731537</text:p>
          </table:table-cell>
          <table:table-cell office:value-type="float" office:value="46.793252305421" calcext:value-type="float">
            <text:p>46.79325230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5203943667924" calcext:value-type="float">
            <text:p>0.5203943668</text:p>
          </table:table-cell>
          <table:table-cell office:value-type="float" office:value="46.8388723024488" calcext:value-type="float">
            <text:p>46.83887230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52023506431144" calcext:value-type="float">
            <text:p>0.5202350643</text:p>
          </table:table-cell>
          <table:table-cell office:value-type="float" office:value="46.8540713988677" calcext:value-type="float">
            <text:p>46.85407139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9259442374128" calcext:value-type="float">
            <text:p>0.5192594424</text:p>
          </table:table-cell>
          <table:table-cell office:value-type="float" office:value="46.9473783756062" calcext:value-type="float">
            <text:p>46.94737837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517145890672332" calcext:value-type="float">
            <text:p>0.5171458907</text:p>
          </table:table-cell>
          <table:table-cell office:value-type="float" office:value="47.1508371387188" calcext:value-type="float">
            <text:p>47.150837138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15588854728804" calcext:value-type="float">
            <text:p>0.5155888547</text:p>
          </table:table-cell>
          <table:table-cell office:value-type="float" office:value="47.3018924787281" calcext:value-type="float">
            <text:p>47.301892478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51556646964241" calcext:value-type="float">
            <text:p>0.5155664696</text:p>
          </table:table-cell>
          <table:table-cell office:value-type="float" office:value="47.304071450769" calcext:value-type="float">
            <text:p>47.3040714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14782166553024" calcext:value-type="float">
            <text:p>0.5147821666</text:p>
          </table:table-cell>
          <table:table-cell office:value-type="float" office:value="47.3805469201859" calcext:value-type="float">
            <text:p>47.38054692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514473894280928" calcext:value-type="float">
            <text:p>0.5144738943</text:p>
          </table:table-cell>
          <table:table-cell office:value-type="float" office:value="47.4106757744259" calcext:value-type="float">
            <text:p>47.41067577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513859007549576" calcext:value-type="float">
            <text:p>0.5138590075</text:p>
          </table:table-cell>
          <table:table-cell office:value-type="float" office:value="47.470889844052" calcext:value-type="float">
            <text:p>47.47088984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13574092346701" calcext:value-type="float">
            <text:p>0.5135740923</text:p>
          </table:table-cell>
          <table:table-cell office:value-type="float" office:value="47.4988443720941" calcext:value-type="float">
            <text:p>47.498844372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512352932787336" calcext:value-type="float">
            <text:p>0.5123529328</text:p>
          </table:table-cell>
          <table:table-cell office:value-type="float" office:value="47.6190451607993" calcext:value-type="float">
            <text:p>47.61904516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510612264688872" calcext:value-type="float">
            <text:p>0.5106122647</text:p>
          </table:table-cell>
          <table:table-cell office:value-type="float" office:value="47.7914730528152" calcext:value-type="float">
            <text:p>47.791473052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510204161708397" calcext:value-type="float">
            <text:p>0.5102041617</text:p>
          </table:table-cell>
          <table:table-cell office:value-type="float" office:value="47.8320860676047" calcext:value-type="float">
            <text:p>47.83208606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5097113190347" calcext:value-type="float">
            <text:p>0.509711319</text:p>
          </table:table-cell>
          <table:table-cell office:value-type="float" office:value="47.8812273135364" calcext:value-type="float">
            <text:p>47.88122731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508825474204723" calcext:value-type="float">
            <text:p>0.5088254742</text:p>
          </table:table-cell>
          <table:table-cell office:value-type="float" office:value="47.9698176962379" calcext:value-type="float">
            <text:p>47.969817696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07584796026298" calcext:value-type="float">
            <text:p>0.507584796</text:p>
          </table:table-cell>
          <table:table-cell office:value-type="float" office:value="48.0944651950508" calcext:value-type="float">
            <text:p>48.09446519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507289266669594" calcext:value-type="float">
            <text:p>0.5072892667</text:p>
          </table:table-cell>
          <table:table-cell office:value-type="float" office:value="48.1242550727167" calcext:value-type="float">
            <text:p>48.12425507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506994252907667" calcext:value-type="float">
            <text:p>0.5069942529</text:p>
          </table:table-cell>
          <table:table-cell office:value-type="float" office:value="48.1540310714691" calcext:value-type="float">
            <text:p>48.15403107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506405766184317" calcext:value-type="float">
            <text:p>0.5064057662</text:p>
          </table:table-cell>
          <table:table-cell office:value-type="float" office:value="48.2135415417981" calcext:value-type="float">
            <text:p>48.21354154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05349205300777" calcext:value-type="float">
            <text:p>0.5053492053</text:p>
          </table:table-cell>
          <table:table-cell office:value-type="float" office:value="48.3207685336656" calcext:value-type="float">
            <text:p>48.32076853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0494306788306" calcext:value-type="float">
            <text:p>0.5049430679</text:p>
          </table:table-cell>
          <table:table-cell office:value-type="float" office:value="48.3621175384886" calcext:value-type="float">
            <text:p>48.362117538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503896014803204" calcext:value-type="float">
            <text:p>0.5038960148</text:p>
          </table:table-cell>
          <table:table-cell office:value-type="float" office:value="48.4690569174368" calcext:value-type="float">
            <text:p>48.469056917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503637776570046" calcext:value-type="float">
            <text:p>0.5036377766</text:p>
          </table:table-cell>
          <table:table-cell office:value-type="float" office:value="48.4955070181963" calcext:value-type="float">
            <text:p>48.49550701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503142895837397" calcext:value-type="float">
            <text:p>0.5031428958</text:p>
          </table:table-cell>
          <table:table-cell office:value-type="float" office:value="48.5462788504627" calcext:value-type="float">
            <text:p>48.54627885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50228084621167" calcext:value-type="float">
            <text:p>0.5022808462</text:p>
          </table:table-cell>
          <table:table-cell office:value-type="float" office:value="48.634983311442" calcext:value-type="float">
            <text:p>48.634983311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2014749415953" calcext:value-type="float">
            <text:p>0.5020147494</text:p>
          </table:table-cell>
          <table:table-cell office:value-type="float" office:value="48.6624323491759" calcext:value-type="float">
            <text:p>48.66243234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01871732289734" calcext:value-type="float">
            <text:p>0.5018717323</text:p>
          </table:table-cell>
          <table:table-cell office:value-type="float" office:value="48.6771984414336" calcext:value-type="float">
            <text:p>48.677198441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500874023212128" calcext:value-type="float">
            <text:p>0.5008740232</text:p>
          </table:table-cell>
          <table:table-cell office:value-type="float" office:value="48.7804676057932" calcext:value-type="float">
            <text:p>48.780467605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98865906745123" calcext:value-type="float">
            <text:p>0.4988659067</text:p>
          </table:table-cell>
          <table:table-cell office:value-type="float" office:value="48.9897020899442" calcext:value-type="float">
            <text:p>48.98970208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4975869388902" calcext:value-type="float">
            <text:p>0.4975869389</text:p>
          </table:table-cell>
          <table:table-cell office:value-type="float" office:value="49.1239352796179" calcext:value-type="float">
            <text:p>49.123935279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497576877911141" calcext:value-type="float">
            <text:p>0.4975768779</text:p>
          </table:table-cell>
          <table:table-cell office:value-type="float" office:value="49.1249942436668" calcext:value-type="float">
            <text:p>49.12499424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497159452112072" calcext:value-type="float">
            <text:p>0.4971594521</text:p>
          </table:table-cell>
          <table:table-cell office:value-type="float" office:value="49.1689719472499" calcext:value-type="float">
            <text:p>49.168971947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497020543462201" calcext:value-type="float">
            <text:p>0.4970205435</text:p>
          </table:table-cell>
          <table:table-cell office:value-type="float" office:value="49.1836246999885" calcext:value-type="float">
            <text:p>49.18362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496416491638592" calcext:value-type="float">
            <text:p>0.4964164916</text:p>
          </table:table-cell>
          <table:table-cell office:value-type="float" office:value="49.2474483612859" calcext:value-type="float">
            <text:p>49.247448361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496140033155538" calcext:value-type="float">
            <text:p>0.4961400332</text:p>
          </table:table-cell>
          <table:table-cell office:value-type="float" office:value="49.2767160438521" calcext:value-type="float">
            <text:p>49.276716043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96051432205043" calcext:value-type="float">
            <text:p>0.4960514322</text:p>
          </table:table-cell>
          <table:table-cell office:value-type="float" office:value="49.286103542348" calcext:value-type="float">
            <text:p>49.28610354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9531342081739" calcext:value-type="float">
            <text:p>0.4953134208</text:p>
          </table:table-cell>
          <table:table-cell office:value-type="float" office:value="49.36444200377" calcext:value-type="float">
            <text:p>49.36444200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4324645213164" calcext:value-type="float">
            <text:p>0.4943246452</text:p>
          </table:table-cell>
          <table:table-cell office:value-type="float" office:value="49.4698040444806" calcext:value-type="float">
            <text:p>49.46980404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92964249192519" calcext:value-type="float">
            <text:p>0.4929642492</text:p>
          </table:table-cell>
          <table:table-cell office:value-type="float" office:value="49.6155295987777" calcext:value-type="float">
            <text:p>49.61552959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492722448037858" calcext:value-type="float">
            <text:p>0.492722448</text:p>
          </table:table-cell>
          <table:table-cell office:value-type="float" office:value="49.6415245452839" calcext:value-type="float">
            <text:p>49.641524545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91068386802756" calcext:value-type="float">
            <text:p>0.4910683868</text:p>
          </table:table-cell>
          <table:table-cell office:value-type="float" office:value="49.8201054773497" calcext:value-type="float">
            <text:p>49.82010547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490361990786983" calcext:value-type="float">
            <text:p>0.4903619908</text:p>
          </table:table-cell>
          <table:table-cell office:value-type="float" office:value="49.896778353307" calcext:value-type="float">
            <text:p>49.89677835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88910931985673" calcext:value-type="float">
            <text:p>0.488910932</text:p>
          </table:table-cell>
          <table:table-cell office:value-type="float" office:value="50.0550481308638" calcext:value-type="float">
            <text:p>50.055048130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488609070510899" calcext:value-type="float">
            <text:p>0.4886090705</text:p>
          </table:table-cell>
          <table:table-cell office:value-type="float" office:value="50.0881037324312" calcext:value-type="float">
            <text:p>50.08810373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488251448277259" calcext:value-type="float">
            <text:p>0.4882514483</text:p>
          </table:table-cell>
          <table:table-cell office:value-type="float" office:value="50.1273241390463" calcext:value-type="float">
            <text:p>50.1273241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487819471988525" calcext:value-type="float">
            <text:p>0.487819472</text:p>
          </table:table-cell>
          <table:table-cell office:value-type="float" office:value="50.1747840264421" calcext:value-type="float">
            <text:p>50.17478402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487444661349998" calcext:value-type="float">
            <text:p>0.4874446613</text:p>
          </table:table-cell>
          <table:table-cell office:value-type="float" office:value="50.2160389347664" calcext:value-type="float">
            <text:p>50.21603893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487052200179647" calcext:value-type="float">
            <text:p>0.4870522002</text:p>
          </table:table-cell>
          <table:table-cell office:value-type="float" office:value="50.2593121430679" calcext:value-type="float">
            <text:p>50.25931214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486651272776944" calcext:value-type="float">
            <text:p>0.4866512728</text:p>
          </table:table-cell>
          <table:table-cell office:value-type="float" office:value="50.3035988537739" calcext:value-type="float">
            <text:p>50.3035988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485954368871274" calcext:value-type="float">
            <text:p>0.4859543689</text:p>
          </table:table-cell>
          <table:table-cell office:value-type="float" office:value="50.3807724427442" calcext:value-type="float">
            <text:p>50.38077244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85611891862858" calcext:value-type="float">
            <text:p>0.4856118919</text:p>
          </table:table-cell>
          <table:table-cell office:value-type="float" office:value="50.4187877417958" calcext:value-type="float">
            <text:p>50.418787741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485436075718031" calcext:value-type="float">
            <text:p>0.4854360757</text:p>
          </table:table-cell>
          <table:table-cell office:value-type="float" office:value="50.4383266603203" calcext:value-type="float">
            <text:p>50.438326660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84919437387165" calcext:value-type="float">
            <text:p>0.4849194374</text:p>
          </table:table-cell>
          <table:table-cell office:value-type="float" office:value="50.4958331548158" calcext:value-type="float">
            <text:p>50.4958331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82052219387162" calcext:value-type="float">
            <text:p>0.4820522194</text:p>
          </table:table-cell>
          <table:table-cell office:value-type="float" office:value="50.8174719374898" calcext:value-type="float">
            <text:p>50.81747193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481799059865415" calcext:value-type="float">
            <text:p>0.4817990599</text:p>
          </table:table-cell>
          <table:table-cell office:value-type="float" office:value="50.8460755058611" calcext:value-type="float">
            <text:p>50.84607550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481293935089266" calcext:value-type="float">
            <text:p>0.4812939351</text:p>
          </table:table-cell>
          <table:table-cell office:value-type="float" office:value="50.9032477967507" calcext:value-type="float">
            <text:p>50.90324779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81177" calcext:value-type="float">
            <text:p>0.481177</text:p>
          </table:table-cell>
          <table:table-cell office:value-type="float" office:value="50.9165020834491" calcext:value-type="float">
            <text:p>50.91650208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481059803941438" calcext:value-type="float">
            <text:p>0.4810598039</text:p>
          </table:table-cell>
          <table:table-cell office:value-type="float" office:value="50.9297931484583" calcext:value-type="float">
            <text:p>50.929793148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480933954586287" calcext:value-type="float">
            <text:p>0.4809339546</text:p>
          </table:table-cell>
          <table:table-cell office:value-type="float" office:value="50.9440736043578" calcext:value-type="float">
            <text:p>50.94407360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480055766001323" calcext:value-type="float">
            <text:p>0.480055766</text:p>
          </table:table-cell>
          <table:table-cell office:value-type="float" office:value="51.0439560954012" calcext:value-type="float">
            <text:p>51.04395609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478906790710382" calcext:value-type="float">
            <text:p>0.4789067907</text:p>
          </table:table-cell>
          <table:table-cell office:value-type="float" office:value="51.1752534321783" calcext:value-type="float">
            <text:p>51.17525343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7150565535328" calcext:value-type="float">
            <text:p>0.4771505655</text:p>
          </table:table-cell>
          <table:table-cell office:value-type="float" office:value="51.3773059711802" calcext:value-type="float">
            <text:p>51.37730597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476659905974052" calcext:value-type="float">
            <text:p>0.476659906</text:p>
          </table:table-cell>
          <table:table-cell office:value-type="float" office:value="51.4340529063668" calcext:value-type="float">
            <text:p>51.434052906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7590914" calcext:value-type="float">
            <text:p>0.47590914</text:p>
          </table:table-cell>
          <table:table-cell office:value-type="float" office:value="51.5211351122511" calcext:value-type="float">
            <text:p>51.521135112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75804881839802" calcext:value-type="float">
            <text:p>0.4758048818</text:p>
          </table:table-cell>
          <table:table-cell office:value-type="float" office:value="51.5332523963851" calcext:value-type="float">
            <text:p>51.533252396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474280385103758" calcext:value-type="float">
            <text:p>0.4742803851</text:p>
          </table:table-cell>
          <table:table-cell office:value-type="float" office:value="51.7111149790861" calcext:value-type="float">
            <text:p>51.71111497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73078462797779" calcext:value-type="float">
            <text:p>0.4730784628</text:p>
          </table:table-cell>
          <table:table-cell office:value-type="float" office:value="51.8522461917556" calcext:value-type="float">
            <text:p>51.85224619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73061170519538" calcext:value-type="float">
            <text:p>0.4730611705</text:p>
          </table:table-cell>
          <table:table-cell office:value-type="float" office:value="51.8542825234159" calcext:value-type="float">
            <text:p>51.854282523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472455078646386" calcext:value-type="float">
            <text:p>0.4724550786</text:p>
          </table:table-cell>
          <table:table-cell office:value-type="float" office:value="51.9257609812136" calcext:value-type="float">
            <text:p>51.92576098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72216733091671" calcext:value-type="float">
            <text:p>0.4722167331</text:p>
          </table:table-cell>
          <table:table-cell office:value-type="float" office:value="51.953926101741" calcext:value-type="float">
            <text:p>51.95392610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471631011053194" calcext:value-type="float">
            <text:p>0.4716310111</text:p>
          </table:table-cell>
          <table:table-cell office:value-type="float" office:value="52.0232757642665" calcext:value-type="float">
            <text:p>52.02327576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1520651046378" calcext:value-type="float">
            <text:p>0.471520651</text:p>
          </table:table-cell>
          <table:table-cell office:value-type="float" office:value="52.0363640076086" calcext:value-type="float">
            <text:p>52.036364007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47057504895716" calcext:value-type="float">
            <text:p>0.470575049</text:p>
          </table:table-cell>
          <table:table-cell office:value-type="float" office:value="52.1487902517758" calcext:value-type="float">
            <text:p>52.14879025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469492660282407" calcext:value-type="float">
            <text:p>0.4694926603</text:p>
          </table:table-cell>
          <table:table-cell office:value-type="float" office:value="52.2781021885839" calcext:value-type="float">
            <text:p>52.278102188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468908583908683" calcext:value-type="float">
            <text:p>0.4689085839</text:p>
          </table:table-cell>
          <table:table-cell office:value-type="float" office:value="52.348159110644" calcext:value-type="float">
            <text:p>52.3481591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468193797402103" calcext:value-type="float">
            <text:p>0.4681937974</text:p>
          </table:table-cell>
          <table:table-cell office:value-type="float" office:value="52.4341606600521" calcext:value-type="float">
            <text:p>52.43416066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467837627765385" calcext:value-type="float">
            <text:p>0.4678376278</text:p>
          </table:table-cell>
          <table:table-cell office:value-type="float" office:value="52.4771242105508" calcext:value-type="float">
            <text:p>52.477124210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467375113353194" calcext:value-type="float">
            <text:p>0.4673751134</text:p>
          </table:table-cell>
          <table:table-cell office:value-type="float" office:value="52.5330253890588" calcext:value-type="float">
            <text:p>52.53302538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66872725031186" calcext:value-type="float">
            <text:p>0.466872725</text:p>
          </table:table-cell>
          <table:table-cell office:value-type="float" office:value="52.5938866676803" calcext:value-type="float">
            <text:p>52.59388666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466642724563533" calcext:value-type="float">
            <text:p>0.4666427246</text:p>
          </table:table-cell>
          <table:table-cell office:value-type="float" office:value="52.6217988922458" calcext:value-type="float">
            <text:p>52.62179889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46641306368402" calcext:value-type="float">
            <text:p>0.4664130637</text:p>
          </table:table-cell>
          <table:table-cell office:value-type="float" office:value="52.6497007326233" calcext:value-type="float">
            <text:p>52.64970073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465954757352971" calcext:value-type="float">
            <text:p>0.4659547574</text:p>
          </table:table-cell>
          <table:table-cell office:value-type="float" office:value="52.7054733335327" calcext:value-type="float">
            <text:p>52.705473333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65131305460093" calcext:value-type="float">
            <text:p>0.4651313055</text:p>
          </table:table-cell>
          <table:table-cell office:value-type="float" office:value="52.8059916412574" calcext:value-type="float">
            <text:p>52.80599164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4814563968477" calcext:value-type="float">
            <text:p>0.464814564</text:p>
          </table:table-cell>
          <table:table-cell office:value-type="float" office:value="52.8447626323592" calcext:value-type="float">
            <text:p>52.844762632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63997442298198" calcext:value-type="float">
            <text:p>0.4639974423</text:p>
          </table:table-cell>
          <table:table-cell office:value-type="float" office:value="52.9450577188155" calcext:value-type="float">
            <text:p>52.94505771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463795793656271" calcext:value-type="float">
            <text:p>0.4637957937</text:p>
          </table:table-cell>
          <table:table-cell office:value-type="float" office:value="52.9698695689256" calcext:value-type="float">
            <text:p>52.969869568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3409227952419" calcext:value-type="float">
            <text:p>0.463409228</text:p>
          </table:table-cell>
          <table:table-cell office:value-type="float" office:value="53.0175024102586" calcext:value-type="float">
            <text:p>53.0175024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463184305926524" calcext:value-type="float">
            <text:p>0.4631843059</text:p>
          </table:table-cell>
          <table:table-cell office:value-type="float" office:value="53.0452585693771" calcext:value-type="float">
            <text:p>53.0452585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462735442650365" calcext:value-type="float">
            <text:p>0.4627354427</text:p>
          </table:table-cell>
          <table:table-cell office:value-type="float" office:value="53.100740569063" calcext:value-type="float">
            <text:p>53.10074056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462527353092667" calcext:value-type="float">
            <text:p>0.4625273531</text:p>
          </table:table-cell>
          <table:table-cell office:value-type="float" office:value="53.1265026917735" calcext:value-type="float">
            <text:p>53.126502691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46241549203391" calcext:value-type="float">
            <text:p>0.462415492</text:p>
          </table:table-cell>
          <table:table-cell office:value-type="float" office:value="53.1403622123411" calcext:value-type="float">
            <text:p>53.14036221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461825527958376" calcext:value-type="float">
            <text:p>0.461825528</text:p>
          </table:table-cell>
          <table:table-cell office:value-type="float" office:value="53.213583421188" calcext:value-type="float">
            <text:p>53.213583421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46163473052574" calcext:value-type="float">
            <text:p>0.4616347305</text:p>
          </table:table-cell>
          <table:table-cell office:value-type="float" office:value="53.2373086137318" calcext:value-type="float">
            <text:p>53.23730861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61079458833366" calcext:value-type="float">
            <text:p>0.4610794588</text:p>
          </table:table-cell>
          <table:table-cell office:value-type="float" office:value="53.3064810650146" calcext:value-type="float">
            <text:p>53.30648106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459699696567038" calcext:value-type="float">
            <text:p>0.4596996966</text:p>
          </table:table-cell>
          <table:table-cell office:value-type="float" office:value="53.4791786914169" calcext:value-type="float">
            <text:p>53.47917869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459057439076558" calcext:value-type="float">
            <text:p>0.4590574391</text:p>
          </table:table-cell>
          <table:table-cell office:value-type="float" office:value="53.5599657655748" calcext:value-type="float">
            <text:p>53.5599657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5904953890762" calcext:value-type="float">
            <text:p>0.4590495389</text:p>
          </table:table-cell>
          <table:table-cell office:value-type="float" office:value="53.5609610837035" calcext:value-type="float">
            <text:p>53.560961083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458721701336662" calcext:value-type="float">
            <text:p>0.4587217013</text:p>
          </table:table-cell>
          <table:table-cell office:value-type="float" office:value="53.6022984212224" calcext:value-type="float">
            <text:p>53.60229842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458137891861424" calcext:value-type="float">
            <text:p>0.4581378919</text:p>
          </table:table-cell>
          <table:table-cell office:value-type="float" office:value="53.6760766933609" calcext:value-type="float">
            <text:p>53.676076693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7943783481339" calcext:value-type="float">
            <text:p>0.4579437835</text:p>
          </table:table-cell>
          <table:table-cell office:value-type="float" office:value="53.7006539279853" calcext:value-type="float">
            <text:p>53.70065392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457920554823421" calcext:value-type="float">
            <text:p>0.4579205548</text:p>
          </table:table-cell>
          <table:table-cell office:value-type="float" office:value="53.7035966234468" calcext:value-type="float">
            <text:p>53.70359662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457850890052365" calcext:value-type="float">
            <text:p>0.4578508901</text:p>
          </table:table-cell>
          <table:table-cell office:value-type="float" office:value="53.7124240439025" calcext:value-type="float">
            <text:p>53.71242404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457703526801222" calcext:value-type="float">
            <text:p>0.4577035268</text:p>
          </table:table-cell>
          <table:table-cell office:value-type="float" office:value="53.7311068485056" calcext:value-type="float">
            <text:p>53.73110684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457270394880312" calcext:value-type="float">
            <text:p>0.4572703949</text:p>
          </table:table-cell>
          <table:table-cell office:value-type="float" office:value="53.7860982498877" calcext:value-type="float">
            <text:p>53.78609824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456492055997188" calcext:value-type="float">
            <text:p>0.456492056</text:p>
          </table:table-cell>
          <table:table-cell office:value-type="float" office:value="53.8852139633808" calcext:value-type="float">
            <text:p>53.88521396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45542006285252" calcext:value-type="float">
            <text:p>0.4554200629</text:p>
          </table:table-cell>
          <table:table-cell office:value-type="float" office:value="54.0223508618623" calcext:value-type="float">
            <text:p>54.02235086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455404635517699" calcext:value-type="float">
            <text:p>0.4554046355</text:p>
          </table:table-cell>
          <table:table-cell office:value-type="float" office:value="54.0243297591784" calcext:value-type="float">
            <text:p>54.024329759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454128287657117" calcext:value-type="float">
            <text:p>0.4541282877</text:p>
          </table:table-cell>
          <table:table-cell office:value-type="float" office:value="54.1885761258058" calcext:value-type="float">
            <text:p>54.188576125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453923951856084" calcext:value-type="float">
            <text:p>0.4539239519</text:p>
          </table:table-cell>
          <table:table-cell office:value-type="float" office:value="54.2149679963596" calcext:value-type="float">
            <text:p>54.21496799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52659978688602" calcext:value-type="float">
            <text:p>0.4526599787</text:p>
          </table:table-cell>
          <table:table-cell office:value-type="float" office:value="54.3788211225572" calcext:value-type="float">
            <text:p>54.37882112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52218335684432" calcext:value-type="float">
            <text:p>0.4522183357</text:p>
          </table:table-cell>
          <table:table-cell office:value-type="float" office:value="54.4363172347354" calcext:value-type="float">
            <text:p>54.436317234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451979432991107" calcext:value-type="float">
            <text:p>0.451979433</text:p>
          </table:table-cell>
          <table:table-cell office:value-type="float" office:value="54.4674722510384" calcext:value-type="float">
            <text:p>54.46747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451696316768752" calcext:value-type="float">
            <text:p>0.4516963168</text:p>
          </table:table-cell>
          <table:table-cell office:value-type="float" office:value="54.5044414255637" calcext:value-type="float">
            <text:p>54.50444142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451354217619819" calcext:value-type="float">
            <text:p>0.4513542176</text:p>
          </table:table-cell>
          <table:table-cell office:value-type="float" office:value="54.549182655554" calcext:value-type="float">
            <text:p>54.5491826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450428419205799" calcext:value-type="float">
            <text:p>0.4504284192</text:p>
          </table:table-cell>
          <table:table-cell office:value-type="float" office:value="54.6706488967824" calcext:value-type="float">
            <text:p>54.67064889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49875667199041" calcext:value-type="float">
            <text:p>0.4498756672</text:p>
          </table:table-cell>
          <table:table-cell office:value-type="float" office:value="54.7434410743832" calcext:value-type="float">
            <text:p>54.743441074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9691868250936" calcext:value-type="float">
            <text:p>0.4496918683</text:p>
          </table:table-cell>
          <table:table-cell office:value-type="float" office:value="54.767690604547" calcext:value-type="float">
            <text:p>54.76769060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449669872747956" calcext:value-type="float">
            <text:p>0.4496698727</text:p>
          </table:table-cell>
          <table:table-cell office:value-type="float" office:value="54.7705940894081" calcext:value-type="float">
            <text:p>54.770594089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44960390559931" calcext:value-type="float">
            <text:p>0.4496039056</text:p>
          </table:table-cell>
          <table:table-cell office:value-type="float" office:value="54.7793039206548" calcext:value-type="float">
            <text:p>54.77930392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449054179793583" calcext:value-type="float">
            <text:p>0.4490541798</text:p>
          </table:table-cell>
          <table:table-cell office:value-type="float" office:value="54.8519986895494" calcext:value-type="float">
            <text:p>54.85199868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448033341479898" calcext:value-type="float">
            <text:p>0.4480333415</text:p>
          </table:table-cell>
          <table:table-cell office:value-type="float" office:value="54.9875296710192" calcext:value-type="float">
            <text:p>54.98752967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447286811135738" calcext:value-type="float">
            <text:p>0.4472868111</text:p>
          </table:table-cell>
          <table:table-cell office:value-type="float" office:value="55.0870870660685" calcext:value-type="float">
            <text:p>55.08708706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47120764985852" calcext:value-type="float">
            <text:p>0.447120765</text:p>
          </table:table-cell>
          <table:table-cell office:value-type="float" office:value="55.1092823460831" calcext:value-type="float">
            <text:p>55.10928234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446572813035232" calcext:value-type="float">
            <text:p>0.446572813</text:p>
          </table:table-cell>
          <table:table-cell office:value-type="float" office:value="55.1826598000653" calcext:value-type="float">
            <text:p>55.182659800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446170490957208" calcext:value-type="float">
            <text:p>0.446170491</text:p>
          </table:table-cell>
          <table:table-cell office:value-type="float" office:value="55.2366660665753" calcext:value-type="float">
            <text:p>55.23666606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446077329028494" calcext:value-type="float">
            <text:p>0.446077329</text:p>
          </table:table-cell>
          <table:table-cell office:value-type="float" office:value="55.2491875801511" calcext:value-type="float">
            <text:p>55.24918758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44588366473569" calcext:value-type="float">
            <text:p>0.4458836647</text:p>
          </table:table-cell>
          <table:table-cell office:value-type="float" office:value="55.2752362437303" calcext:value-type="float">
            <text:p>55.275236243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45369098167886" calcext:value-type="float">
            <text:p>0.4453690982</text:p>
          </table:table-cell>
          <table:table-cell office:value-type="float" office:value="55.3445727896966" calcext:value-type="float">
            <text:p>55.344572789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445354669852307" calcext:value-type="float">
            <text:p>0.4453546699</text:p>
          </table:table-cell>
          <table:table-cell office:value-type="float" office:value="55.3465195954655" calcext:value-type="float">
            <text:p>55.346519595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445183559768171" calcext:value-type="float">
            <text:p>0.4451835598</text:p>
          </table:table-cell>
          <table:table-cell office:value-type="float" office:value="55.3696183440412" calcext:value-type="float">
            <text:p>55.3696183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444685499041461" calcext:value-type="float">
            <text:p>0.444685499</text:p>
          </table:table-cell>
          <table:table-cell office:value-type="float" office:value="55.4369684281083" calcext:value-type="float">
            <text:p>55.436968428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444266767040395" calcext:value-type="float">
            <text:p>0.444266767</text:p>
          </table:table-cell>
          <table:table-cell office:value-type="float" office:value="55.4937243060156" calcext:value-type="float">
            <text:p>55.49372430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442569268072644" calcext:value-type="float">
            <text:p>0.4425692681</text:p>
          </table:table-cell>
          <table:table-cell office:value-type="float" office:value="55.725060426415" calcext:value-type="float">
            <text:p>55.725060426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442471268603301" calcext:value-type="float">
            <text:p>0.4424712686</text:p>
          </table:table-cell>
          <table:table-cell office:value-type="float" office:value="55.7384776059344" calcext:value-type="float">
            <text:p>55.73847760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441787090314929" calcext:value-type="float">
            <text:p>0.4417870903</text:p>
          </table:table-cell>
          <table:table-cell office:value-type="float" office:value="55.8323380447275" calcext:value-type="float">
            <text:p>55.83233804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440296758864567" calcext:value-type="float">
            <text:p>0.4402967589</text:p>
          </table:table-cell>
          <table:table-cell office:value-type="float" office:value="56.0379444494293" calcext:value-type="float">
            <text:p>56.0379444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439602052001385" calcext:value-type="float">
            <text:p>0.439602052</text:p>
          </table:table-cell>
          <table:table-cell office:value-type="float" office:value="56.1343302310423" calcext:value-type="float">
            <text:p>56.1343302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438910360242639" calcext:value-type="float">
            <text:p>0.4389103602</text:p>
          </table:table-cell>
          <table:table-cell office:value-type="float" office:value="56.230643993696" calcext:value-type="float">
            <text:p>56.23064399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438528376847703" calcext:value-type="float">
            <text:p>0.4385283768</text:p>
          </table:table-cell>
          <table:table-cell office:value-type="float" office:value="56.2839816239648" calcext:value-type="float">
            <text:p>56.2839816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37767392501244" calcext:value-type="float">
            <text:p>0.4377673925</text:p>
          </table:table-cell>
          <table:table-cell office:value-type="float" office:value="56.3905576504857" calcext:value-type="float">
            <text:p>56.3905576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36720416830654" calcext:value-type="float">
            <text:p>0.4367204168</text:p>
          </table:table-cell>
          <table:table-cell office:value-type="float" office:value="56.5378813429357" calcext:value-type="float">
            <text:p>56.53788134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436505232713561" calcext:value-type="float">
            <text:p>0.4365052327</text:p>
          </table:table-cell>
          <table:table-cell office:value-type="float" office:value="56.5682608774675" calcext:value-type="float">
            <text:p>56.568260877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436250194911649" calcext:value-type="float">
            <text:p>0.4362501949</text:p>
          </table:table-cell>
          <table:table-cell office:value-type="float" office:value="56.6043113581467" calcext:value-type="float">
            <text:p>56.60431135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435674420760939" calcext:value-type="float">
            <text:p>0.4356744208</text:p>
          </table:table-cell>
          <table:table-cell office:value-type="float" office:value="56.6858767848725" calcext:value-type="float">
            <text:p>56.68587678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435394127658723" calcext:value-type="float">
            <text:p>0.4353941277</text:p>
          </table:table-cell>
          <table:table-cell office:value-type="float" office:value="56.7256731534329" calcext:value-type="float">
            <text:p>56.72567315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435014520598063" calcext:value-type="float">
            <text:p>0.4350145206</text:p>
          </table:table-cell>
          <table:table-cell office:value-type="float" office:value="56.7796639306303" calcext:value-type="float">
            <text:p>56.7796639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34423785708085" calcext:value-type="float">
            <text:p>0.4344237857</text:p>
          </table:table-cell>
          <table:table-cell office:value-type="float" office:value="56.8638981363029" calcext:value-type="float">
            <text:p>56.86389813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434238467943159" calcext:value-type="float">
            <text:p>0.4342384679</text:p>
          </table:table-cell>
          <table:table-cell office:value-type="float" office:value="56.8903771571877" calcext:value-type="float">
            <text:p>56.89037715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433868542782815" calcext:value-type="float">
            <text:p>0.4338685428</text:p>
          </table:table-cell>
          <table:table-cell office:value-type="float" office:value="56.9433112782875" calcext:value-type="float">
            <text:p>56.9433112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330593" calcext:value-type="float">
            <text:p>0.4330593</text:p>
          </table:table-cell>
          <table:table-cell office:value-type="float" office:value="57.0594709669771" calcext:value-type="float">
            <text:p>57.0594709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432287048775326" calcext:value-type="float">
            <text:p>0.4322870488</text:p>
          </table:table-cell>
          <table:table-cell office:value-type="float" office:value="57.1707864247904" calcext:value-type="float">
            <text:p>57.17078642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431811259643398" calcext:value-type="float">
            <text:p>0.4318112596</text:p>
          </table:table-cell>
          <table:table-cell office:value-type="float" office:value="57.239596293824" calcext:value-type="float">
            <text:p>57.23959629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431629263793168" calcext:value-type="float">
            <text:p>0.4316292638</text:p>
          </table:table-cell>
          <table:table-cell office:value-type="float" office:value="57.2659630940919" calcext:value-type="float">
            <text:p>57.26596309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43109749004325" calcext:value-type="float">
            <text:p>0.43109749</text:p>
          </table:table-cell>
          <table:table-cell office:value-type="float" office:value="57.3431508613947" calcext:value-type="float">
            <text:p>57.343150861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430542100215872" calcext:value-type="float">
            <text:p>0.4305421002</text:p>
          </table:table-cell>
          <table:table-cell office:value-type="float" office:value="57.4240005832292" calcext:value-type="float">
            <text:p>57.424000583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430374475441049" calcext:value-type="float">
            <text:p>0.4303744754</text:p>
          </table:table-cell>
          <table:table-cell office:value-type="float" office:value="57.4484493558877" calcext:value-type="float">
            <text:p>57.448449355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429924434389451" calcext:value-type="float">
            <text:p>0.4299244344</text:p>
          </table:table-cell>
          <table:table-cell office:value-type="float" office:value="57.5141982084358" calcext:value-type="float">
            <text:p>57.51419820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429341240103094" calcext:value-type="float">
            <text:p>0.4293412401</text:p>
          </table:table-cell>
          <table:table-cell office:value-type="float" office:value="57.5996360857394" calcext:value-type="float">
            <text:p>57.59963608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429098547577179" calcext:value-type="float">
            <text:p>0.4290985476</text:p>
          </table:table-cell>
          <table:table-cell office:value-type="float" office:value="57.6352692804765" calcext:value-type="float">
            <text:p>57.63526928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428805234381183" calcext:value-type="float">
            <text:p>0.4288052344</text:p>
          </table:table-cell>
          <table:table-cell office:value-type="float" office:value="57.6783968122705" calcext:value-type="float">
            <text:p>57.67839681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428277402148446" calcext:value-type="float">
            <text:p>0.4282774021</text:p>
          </table:table-cell>
          <table:table-cell office:value-type="float" office:value="57.7561784325834" calcext:value-type="float">
            <text:p>57.75617843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428011136089785" calcext:value-type="float">
            <text:p>0.4280111361</text:p>
          </table:table-cell>
          <table:table-cell office:value-type="float" office:value="57.7954994054934" calcext:value-type="float">
            <text:p>57.79549940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427922491036832" calcext:value-type="float">
            <text:p>0.427922491</text:p>
          </table:table-cell>
          <table:table-cell office:value-type="float" office:value="57.8086026191027" calcext:value-type="float">
            <text:p>57.80860261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7379024135014" calcext:value-type="float">
            <text:p>0.4273790241</text:p>
          </table:table-cell>
          <table:table-cell office:value-type="float" office:value="57.8890730316976" calcext:value-type="float">
            <text:p>57.88907303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427360142852633" calcext:value-type="float">
            <text:p>0.4273601429</text:p>
          </table:table-cell>
          <table:table-cell office:value-type="float" office:value="57.8918729988497" calcext:value-type="float">
            <text:p>57.89187299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427303514016847" calcext:value-type="float">
            <text:p>0.427303514</text:p>
          </table:table-cell>
          <table:table-cell office:value-type="float" office:value="57.9002723852155" calcext:value-type="float">
            <text:p>57.9002723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427183714948094" calcext:value-type="float">
            <text:p>0.4271837149</text:p>
          </table:table-cell>
          <table:table-cell office:value-type="float" office:value="57.9180498626845" calcext:value-type="float">
            <text:p>57.918049862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426198283548969" calcext:value-type="float">
            <text:p>0.4261982835</text:p>
          </table:table-cell>
          <table:table-cell office:value-type="float" office:value="58.0647195771176" calcext:value-type="float">
            <text:p>58.064719577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426060942331398" calcext:value-type="float">
            <text:p>0.4260609423</text:p>
          </table:table-cell>
          <table:table-cell office:value-type="float" office:value="58.0852233412623" calcext:value-type="float">
            <text:p>58.08522334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42532546567956" calcext:value-type="float">
            <text:p>0.4253254657</text:p>
          </table:table-cell>
          <table:table-cell office:value-type="float" office:value="58.1952833058095" calcext:value-type="float">
            <text:p>58.195283305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42531289897494" calcext:value-type="float">
            <text:p>0.425312899</text:p>
          </table:table-cell>
          <table:table-cell office:value-type="float" office:value="58.1971676621419" calcext:value-type="float">
            <text:p>58.19716766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425170134756998" calcext:value-type="float">
            <text:p>0.4251701348</text:p>
          </table:table-cell>
          <table:table-cell office:value-type="float" office:value="58.2185839506028" calcext:value-type="float">
            <text:p>58.21858395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424272654191048" calcext:value-type="float">
            <text:p>0.4242726542</text:p>
          </table:table-cell>
          <table:table-cell office:value-type="float" office:value="58.3535978804113" calcext:value-type="float">
            <text:p>58.35359788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23074577656793" calcext:value-type="float">
            <text:p>0.4230745777</text:p>
          </table:table-cell>
          <table:table-cell office:value-type="float" office:value="58.5348648400483" calcext:value-type="float">
            <text:p>58.534864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421765164637297" calcext:value-type="float">
            <text:p>0.4217651646</text:p>
          </table:table-cell>
          <table:table-cell office:value-type="float" office:value="58.7343402973785" calcext:value-type="float">
            <text:p>58.734340297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421510853914774" calcext:value-type="float">
            <text:p>0.4215108539</text:p>
          </table:table-cell>
          <table:table-cell office:value-type="float" office:value="58.7732483583717" calcext:value-type="float">
            <text:p>58.77324835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21250897762883" calcext:value-type="float">
            <text:p>0.4212508978</text:p>
          </table:table-cell>
          <table:table-cell office:value-type="float" office:value="58.8130763960037" calcext:value-type="float">
            <text:p>58.8130763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420798650775271" calcext:value-type="float">
            <text:p>0.4207986508</text:p>
          </table:table-cell>
          <table:table-cell office:value-type="float" office:value="58.8825013538385" calcext:value-type="float">
            <text:p>58.88250135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420630221942797" calcext:value-type="float">
            <text:p>0.4206302219</text:p>
          </table:table-cell>
          <table:table-cell office:value-type="float" office:value="58.9084012887981" calcext:value-type="float">
            <text:p>58.90840128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420576226177317" calcext:value-type="float">
            <text:p>0.4205762262</text:p>
          </table:table-cell>
          <table:table-cell office:value-type="float" office:value="58.9167095120753" calcext:value-type="float">
            <text:p>58.91670951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420461995194487" calcext:value-type="float">
            <text:p>0.4204619952</text:p>
          </table:table-cell>
          <table:table-cell office:value-type="float" office:value="58.9342941654349" calcext:value-type="float">
            <text:p>58.934294165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42012614633635" calcext:value-type="float">
            <text:p>0.4201261463</text:p>
          </table:table-cell>
          <table:table-cell office:value-type="float" office:value="58.9860587879251" calcext:value-type="float">
            <text:p>58.986058787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419289803332903" calcext:value-type="float">
            <text:p>0.4192898033</text:p>
          </table:table-cell>
          <table:table-cell office:value-type="float" office:value="59.1153831185346" calcext:value-type="float">
            <text:p>59.11538311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418541554761976" calcext:value-type="float">
            <text:p>0.4185415548</text:p>
          </table:table-cell>
          <table:table-cell office:value-type="float" office:value="59.2315939676709" calcext:value-type="float">
            <text:p>59.23159396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418257397061885" calcext:value-type="float">
            <text:p>0.4182573971</text:p>
          </table:table-cell>
          <table:table-cell office:value-type="float" office:value="59.275853177342" calcext:value-type="float">
            <text:p>59.27585317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417761794055223" calcext:value-type="float">
            <text:p>0.4177617941</text:p>
          </table:table-cell>
          <table:table-cell office:value-type="float" office:value="59.3532136605265" calcext:value-type="float">
            <text:p>59.353213660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7608652757328" calcext:value-type="float">
            <text:p>0.4176086528</text:p>
          </table:table-cell>
          <table:table-cell office:value-type="float" office:value="59.3771612092963" calcext:value-type="float">
            <text:p>59.377161209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417526314012666" calcext:value-type="float">
            <text:p>0.417526314</text:p>
          </table:table-cell>
          <table:table-cell office:value-type="float" office:value="59.3900454147496" calcext:value-type="float">
            <text:p>59.39004541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417103722281613" calcext:value-type="float">
            <text:p>0.4171037223</text:p>
          </table:table-cell>
          <table:table-cell office:value-type="float" office:value="59.4562648283171" calcext:value-type="float">
            <text:p>59.45626482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417091870321474" calcext:value-type="float">
            <text:p>0.4170918703</text:p>
          </table:table-cell>
          <table:table-cell office:value-type="float" office:value="59.4581242602393" calcext:value-type="float">
            <text:p>59.45812426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416951303279773" calcext:value-type="float">
            <text:p>0.4169513033</text:p>
          </table:table-cell>
          <table:table-cell office:value-type="float" office:value="59.4801869381955" calcext:value-type="float">
            <text:p>59.48018693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416939689678373" calcext:value-type="float">
            <text:p>0.4169396897</text:p>
          </table:table-cell>
          <table:table-cell office:value-type="float" office:value="59.4820105230628" calcext:value-type="float">
            <text:p>59.482010523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416542032784416" calcext:value-type="float">
            <text:p>0.4165420328</text:p>
          </table:table-cell>
          <table:table-cell office:value-type="float" office:value="59.5445225763325" calcext:value-type="float">
            <text:p>59.54452257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41529216496465" calcext:value-type="float">
            <text:p>0.415292165</text:p>
          </table:table-cell>
          <table:table-cell office:value-type="float" office:value="59.7419106089554" calcext:value-type="float">
            <text:p>59.7419106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415043538822741" calcext:value-type="float">
            <text:p>0.4150435388</text:p>
          </table:table-cell>
          <table:table-cell office:value-type="float" office:value="59.7813405554273" calcext:value-type="float">
            <text:p>59.781340555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414801187194539" calcext:value-type="float">
            <text:p>0.4148011872</text:p>
          </table:table-cell>
          <table:table-cell office:value-type="float" office:value="59.8198284324705" calcext:value-type="float">
            <text:p>59.81982843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414720497611939" calcext:value-type="float">
            <text:p>0.4147204976</text:p>
          </table:table-cell>
          <table:table-cell office:value-type="float" office:value="59.8326543832121" calcext:value-type="float">
            <text:p>59.83265438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41415698594562" calcext:value-type="float">
            <text:p>0.4141569859</text:p>
          </table:table-cell>
          <table:table-cell office:value-type="float" office:value="59.922389388698" calcext:value-type="float">
            <text:p>59.9223893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13150424151856" calcext:value-type="float">
            <text:p>0.4131504242</text:p>
          </table:table-cell>
          <table:table-cell office:value-type="float" office:value="60.0833874821234" calcext:value-type="float">
            <text:p>60.08338748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413025310970111" calcext:value-type="float">
            <text:p>0.413025311</text:p>
          </table:table-cell>
          <table:table-cell office:value-type="float" office:value="60.1034631474547" calcext:value-type="float">
            <text:p>60.103463147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412355192718377" calcext:value-type="float">
            <text:p>0.4123551927</text:p>
          </table:table-cell>
          <table:table-cell office:value-type="float" office:value="60.2112325064013" calcext:value-type="float">
            <text:p>60.21123250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942167257286" calcext:value-type="float">
            <text:p>0.4119421673</text:p>
          </table:table-cell>
          <table:table-cell office:value-type="float" office:value="60.2778598745959" calcext:value-type="float">
            <text:p>60.2778598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411468650976946" calcext:value-type="float">
            <text:p>0.411468651</text:p>
          </table:table-cell>
          <table:table-cell office:value-type="float" office:value="60.354437699782" calcext:value-type="float">
            <text:p>60.35443769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.411395576362164" calcext:value-type="float">
            <text:p>0.4113955764</text:p>
          </table:table-cell>
          <table:table-cell office:value-type="float" office:value="60.3662738007747" calcext:value-type="float">
            <text:p>60.366273800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411322324282232" calcext:value-type="float">
            <text:p>0.4113223243</text:p>
          </table:table-cell>
          <table:table-cell office:value-type="float" office:value="60.3781435812536" calcext:value-type="float">
            <text:p>60.37814358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410839828536813" calcext:value-type="float">
            <text:p>0.4108398285</text:p>
          </table:table-cell>
          <table:table-cell office:value-type="float" office:value="60.4564509708416" calcext:value-type="float">
            <text:p>60.456450970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41069417144659" calcext:value-type="float">
            <text:p>0.4106941714</text:p>
          </table:table-cell>
          <table:table-cell office:value-type="float" office:value="60.4801329068381" calcext:value-type="float">
            <text:p>60.480132906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410683072875508" calcext:value-type="float">
            <text:p>0.4106830729</text:p>
          </table:table-cell>
          <table:table-cell office:value-type="float" office:value="60.4819381949765" calcext:value-type="float">
            <text:p>60.4819381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409974044341722" calcext:value-type="float">
            <text:p>0.4099740443</text:p>
          </table:table-cell>
          <table:table-cell office:value-type="float" office:value="60.597505532066" calcext:value-type="float">
            <text:p>60.59750553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409796008714084" calcext:value-type="float">
            <text:p>0.4097960087</text:p>
          </table:table-cell>
          <table:table-cell office:value-type="float" office:value="60.6265977936014" calcext:value-type="float">
            <text:p>60.62659779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409584959123174" calcext:value-type="float">
            <text:p>0.4095849591</text:p>
          </table:table-cell>
          <table:table-cell office:value-type="float" office:value="60.6611231305435" calcext:value-type="float">
            <text:p>60.66112313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409329846445433" calcext:value-type="float">
            <text:p>0.4093298464</text:p>
          </table:table-cell>
          <table:table-cell office:value-type="float" office:value="60.7029123612773" calcext:value-type="float">
            <text:p>60.7029123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08870640952725" calcext:value-type="float">
            <text:p>0.408870641</text:p>
          </table:table-cell>
          <table:table-cell office:value-type="float" office:value="60.7782873945352" calcext:value-type="float">
            <text:p>60.7782873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408561789459831" calcext:value-type="float">
            <text:p>0.4085617895</text:p>
          </table:table-cell>
          <table:table-cell office:value-type="float" office:value="60.829094682863" calcext:value-type="float">
            <text:p>60.829094682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408226066416754" calcext:value-type="float">
            <text:p>0.4082260664</text:p>
          </table:table-cell>
          <table:table-cell office:value-type="float" office:value="60.8844246904447" calcext:value-type="float">
            <text:p>60.88442469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40791867221571" calcext:value-type="float">
            <text:p>0.4079186722</text:p>
          </table:table-cell>
          <table:table-cell office:value-type="float" office:value="60.9351795404399" calcext:value-type="float">
            <text:p>60.93517954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407611971373972" calcext:value-type="float">
            <text:p>0.4076119714</text:p>
          </table:table-cell>
          <table:table-cell office:value-type="float" office:value="60.9859094140963" calcext:value-type="float">
            <text:p>60.98590941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407060379363779" calcext:value-type="float">
            <text:p>0.4070603794</text:p>
          </table:table-cell>
          <table:table-cell office:value-type="float" office:value="61.0773713195585" calcext:value-type="float">
            <text:p>61.0773713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406940716131012" calcext:value-type="float">
            <text:p>0.4069407161</text:p>
          </table:table-cell>
          <table:table-cell office:value-type="float" office:value="61.0972516323942" calcext:value-type="float">
            <text:p>61.09725163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90462145589" calcext:value-type="float">
            <text:p>0.4059046215</text:p>
          </table:table-cell>
          <table:table-cell office:value-type="float" office:value="61.2699595924841" calcext:value-type="float">
            <text:p>61.26995959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405753445215807" calcext:value-type="float">
            <text:p>0.4057534452</text:p>
          </table:table-cell>
          <table:table-cell office:value-type="float" office:value="61.2952460141729" calcext:value-type="float">
            <text:p>61.295246014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405451598785092" calcext:value-type="float">
            <text:p>0.4054515988</text:p>
          </table:table-cell>
          <table:table-cell office:value-type="float" office:value="61.3458005384564" calcext:value-type="float">
            <text:p>61.345800538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405311595869024" calcext:value-type="float">
            <text:p>0.4053115959</text:p>
          </table:table-cell>
          <table:table-cell office:value-type="float" office:value="61.3692788816299" calcext:value-type="float">
            <text:p>61.36927888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405236317480217" calcext:value-type="float">
            <text:p>0.4052363175</text:p>
          </table:table-cell>
          <table:table-cell office:value-type="float" office:value="61.3819108764555" calcext:value-type="float">
            <text:p>61.38191087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404849921362145" calcext:value-type="float">
            <text:p>0.4048499214</text:p>
          </table:table-cell>
          <table:table-cell office:value-type="float" office:value="61.4468365717255" calcext:value-type="float">
            <text:p>61.44683657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404839083559585" calcext:value-type="float">
            <text:p>0.4048390836</text:p>
          </table:table-cell>
          <table:table-cell office:value-type="float" office:value="61.4486597374999" calcext:value-type="float">
            <text:p>61.4486597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404699920074035" calcext:value-type="float">
            <text:p>0.4046999201</text:p>
          </table:table-cell>
          <table:table-cell office:value-type="float" office:value="61.4720804227278" calcext:value-type="float">
            <text:p>61.47208042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404336236162701" calcext:value-type="float">
            <text:p>0.4043362362</text:p>
          </table:table-cell>
          <table:table-cell office:value-type="float" office:value="61.5333766346008" calcext:value-type="float">
            <text:p>61.533376634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404037539226934" calcext:value-type="float">
            <text:p>0.4040375392</text:p>
          </table:table-cell>
          <table:table-cell office:value-type="float" office:value="61.5838169461755" calcext:value-type="float">
            <text:p>61.58381694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403648983223776" calcext:value-type="float">
            <text:p>0.4036489832</text:p>
          </table:table-cell>
          <table:table-cell office:value-type="float" office:value="61.6495631429671" calcext:value-type="float">
            <text:p>61.64956314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2965222798943" calcext:value-type="float">
            <text:p>0.4029652228</text:p>
          </table:table-cell>
          <table:table-cell office:value-type="float" office:value="61.7656226608625" calcext:value-type="float">
            <text:p>61.76562266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402669551797261" calcext:value-type="float">
            <text:p>0.4026695518</text:p>
          </table:table-cell>
          <table:table-cell office:value-type="float" office:value="61.8159529129608" calcext:value-type="float">
            <text:p>61.8159529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402348134230657" calcext:value-type="float">
            <text:p>0.4023481342</text:p>
          </table:table-cell>
          <table:table-cell office:value-type="float" office:value="61.8707648109899" calcext:value-type="float">
            <text:p>61.87076481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402153689891766" calcext:value-type="float">
            <text:p>0.4021536899</text:p>
          </table:table-cell>
          <table:table-cell office:value-type="float" office:value="61.9039739198483" calcext:value-type="float">
            <text:p>61.90397391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402053818503289" calcext:value-type="float">
            <text:p>0.4020538185</text:p>
          </table:table-cell>
          <table:table-cell office:value-type="float" office:value="61.9210456659329" calcext:value-type="float">
            <text:p>61.92104566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401760147704077" calcext:value-type="float">
            <text:p>0.4017601477</text:p>
          </table:table-cell>
          <table:table-cell office:value-type="float" office:value="61.9713029922606" calcext:value-type="float">
            <text:p>61.9713029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401231942276134" calcext:value-type="float">
            <text:p>0.4012319423</text:p>
          </table:table-cell>
          <table:table-cell office:value-type="float" office:value="62.061915992769" calcext:value-type="float">
            <text:p>62.06191599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400503447080618" calcext:value-type="float">
            <text:p>0.4005034471</text:p>
          </table:table-cell>
          <table:table-cell office:value-type="float" office:value="62.1873517309224" calcext:value-type="float">
            <text:p>62.187351730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400373747224445" calcext:value-type="float">
            <text:p>0.4003737472</text:p>
          </table:table-cell>
          <table:table-cell office:value-type="float" office:value="62.2097406347946" calcext:value-type="float">
            <text:p>62.20974063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99484783187811" calcext:value-type="float">
            <text:p>0.3994847832</text:p>
          </table:table-cell>
          <table:table-cell office:value-type="float" office:value="62.3636571724624" calcext:value-type="float">
            <text:p>62.36365717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99104208444927" calcext:value-type="float">
            <text:p>0.3991042084</text:p>
          </table:table-cell>
          <table:table-cell office:value-type="float" office:value="62.4297984487364" calcext:value-type="float">
            <text:p>62.42979844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98622404243856" calcext:value-type="float">
            <text:p>0.3986224042</text:p>
          </table:table-cell>
          <table:table-cell office:value-type="float" office:value="62.5137471720596" calcext:value-type="float">
            <text:p>62.513747172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833618331297" calcext:value-type="float">
            <text:p>0.3983361833</text:p>
          </table:table-cell>
          <table:table-cell office:value-type="float" office:value="62.5637316857877" calcext:value-type="float">
            <text:p>62.56373168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98320699008394" calcext:value-type="float">
            <text:p>0.398320699</text:p>
          </table:table-cell>
          <table:table-cell office:value-type="float" office:value="62.5664382308567" calcext:value-type="float">
            <text:p>62.566438230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97963829937652" calcext:value-type="float">
            <text:p>0.3979638299</text:p>
          </table:table-cell>
          <table:table-cell office:value-type="float" office:value="62.6288855313889" calcext:value-type="float">
            <text:p>62.62888553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97729809632701" calcext:value-type="float">
            <text:p>0.3977298096</text:p>
          </table:table-cell>
          <table:table-cell office:value-type="float" office:value="62.6699080479635" calcext:value-type="float">
            <text:p>62.6699080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97526589495689" calcext:value-type="float">
            <text:p>0.3975265895</text:p>
          </table:table-cell>
          <table:table-cell office:value-type="float" office:value="62.7055779073574" calcext:value-type="float">
            <text:p>62.70557790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397313631012745" calcext:value-type="float">
            <text:p>0.397313631</text:p>
          </table:table-cell>
          <table:table-cell office:value-type="float" office:value="62.7430034988192" calcext:value-type="float">
            <text:p>62.74300349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96717007051804" calcext:value-type="float">
            <text:p>0.3967170071</text:p>
          </table:table-cell>
          <table:table-cell office:value-type="float" office:value="62.8481087782665" calcext:value-type="float">
            <text:p>62.8481087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659095" calcext:value-type="float">
            <text:p>0.39659095</text:p>
          </table:table-cell>
          <table:table-cell office:value-type="float" office:value="62.8703638517631" calcext:value-type="float">
            <text:p>62.87036385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96575862257124" calcext:value-type="float">
            <text:p>0.3965758623</text:p>
          </table:table-cell>
          <table:table-cell office:value-type="float" office:value="62.8730286821019" calcext:value-type="float">
            <text:p>62.87302868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96434868005685" calcext:value-type="float">
            <text:p>0.396434868</text:p>
          </table:table-cell>
          <table:table-cell office:value-type="float" office:value="62.8979430343817" calcext:value-type="float">
            <text:p>62.897943034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493829429476" calcext:value-type="float">
            <text:p>0.3949382943</text:p>
          </table:table-cell>
          <table:table-cell office:value-type="float" office:value="63.1636975749056" calcext:value-type="float">
            <text:p>63.16369757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9458541418373" calcext:value-type="float">
            <text:p>0.3945854142</text:p>
          </table:table-cell>
          <table:table-cell office:value-type="float" office:value="63.2267095525728" calcext:value-type="float">
            <text:p>63.226709552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94446531539658" calcext:value-type="float">
            <text:p>0.3944465315</text:p>
          </table:table-cell>
          <table:table-cell office:value-type="float" office:value="63.2515458843214" calcext:value-type="float">
            <text:p>63.251545884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394169205628546" calcext:value-type="float">
            <text:p>0.3941692056</text:p>
          </table:table-cell>
          <table:table-cell office:value-type="float" office:value="63.3012022812261" calcext:value-type="float">
            <text:p>63.30120228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94104964394343" calcext:value-type="float">
            <text:p>0.3941049644</text:p>
          </table:table-cell>
          <table:table-cell office:value-type="float" office:value="63.3127168135823" calcext:value-type="float">
            <text:p>63.3127168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94040564319861" calcext:value-type="float">
            <text:p>0.3940405643</text:p>
          </table:table-cell>
          <table:table-cell office:value-type="float" office:value="63.3242643011324" calcext:value-type="float">
            <text:p>63.32426430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9397139194909" calcext:value-type="float">
            <text:p>0.3939713919</text:p>
          </table:table-cell>
          <table:table-cell office:value-type="float" office:value="63.3366725074979" calcext:value-type="float">
            <text:p>63.33667250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393690272727273" calcext:value-type="float">
            <text:p>0.3936902727</text:p>
          </table:table-cell>
          <table:table-cell office:value-type="float" office:value="63.3871533582678" calcext:value-type="float">
            <text:p>63.38715335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93616304125584" calcext:value-type="float">
            <text:p>0.3936163041</text:p>
          </table:table-cell>
          <table:table-cell office:value-type="float" office:value="63.4004502382015" calcext:value-type="float">
            <text:p>63.400450238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93488203217977" calcext:value-type="float">
            <text:p>0.3934882032</text:p>
          </table:table-cell>
          <table:table-cell office:value-type="float" office:value="63.4234922314557" calcext:value-type="float">
            <text:p>63.423492231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93478441909354" calcext:value-type="float">
            <text:p>0.3934784419</text:p>
          </table:table-cell>
          <table:table-cell office:value-type="float" office:value="63.4252487674405" calcext:value-type="float">
            <text:p>63.4252487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93144154846884" calcext:value-type="float">
            <text:p>0.3931441548</text:p>
          </table:table-cell>
          <table:table-cell office:value-type="float" office:value="63.4854660374554" calcext:value-type="float">
            <text:p>63.485466037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92869564976626" calcext:value-type="float">
            <text:p>0.392869565</text:p>
          </table:table-cell>
          <table:table-cell office:value-type="float" office:value="63.5350210101663" calcext:value-type="float">
            <text:p>63.53502101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92854709442205" calcext:value-type="float">
            <text:p>0.3928547094</text:p>
          </table:table-cell>
          <table:table-cell office:value-type="float" office:value="63.5377043282037" calcext:value-type="float">
            <text:p>63.53770432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91883519031085" calcext:value-type="float">
            <text:p>0.391883519</text:p>
          </table:table-cell>
          <table:table-cell office:value-type="float" office:value="63.7136544165607" calcext:value-type="float">
            <text:p>63.713654416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91679496923378" calcext:value-type="float">
            <text:p>0.3916794969</text:p>
          </table:table-cell>
          <table:table-cell office:value-type="float" office:value="63.7507493089856" calcext:value-type="float">
            <text:p>63.7507493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94903326818" calcext:value-type="float">
            <text:p>0.3911949033</text:p>
          </table:table-cell>
          <table:table-cell office:value-type="float" office:value="63.8390422877807" calcext:value-type="float">
            <text:p>63.8390422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391136991966234" calcext:value-type="float">
            <text:p>0.391136992</text:p>
          </table:table-cell>
          <table:table-cell office:value-type="float" office:value="63.8496112137577" calcext:value-type="float">
            <text:p>63.8496112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90288782418438" calcext:value-type="float">
            <text:p>0.3902887824</text:p>
          </table:table-cell>
          <table:table-cell office:value-type="float" office:value="64.0048403653574" calcext:value-type="float">
            <text:p>64.0048403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90183305388107" calcext:value-type="float">
            <text:p>0.3901833054</text:p>
          </table:table-cell>
          <table:table-cell office:value-type="float" office:value="64.0241998954272" calcext:value-type="float">
            <text:p>64.0241998954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390101598849855" calcext:value-type="float">
            <text:p>0.3901015988</text:p>
          </table:table-cell>
          <table:table-cell office:value-type="float" office:value="64.0392051295601" calcext:value-type="float">
            <text:p>64.03920512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89618184803357" calcext:value-type="float">
            <text:p>0.3896181848</text:p>
          </table:table-cell>
          <table:table-cell office:value-type="float" office:value="64.1281371004534" calcext:value-type="float">
            <text:p>64.12813710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8960852478391" calcext:value-type="float">
            <text:p>0.3896085248</text:p>
          </table:table-cell>
          <table:table-cell office:value-type="float" office:value="64.129916910096" calcext:value-type="float">
            <text:p>64.12991691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89269727129138" calcext:value-type="float">
            <text:p>0.3892697271</text:p>
          </table:table-cell>
          <table:table-cell office:value-type="float" office:value="64.1924055192877" calcext:value-type="float">
            <text:p>64.19240551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89136380230043" calcext:value-type="float">
            <text:p>0.3891363802</text:p>
          </table:table-cell>
          <table:table-cell office:value-type="float" office:value="64.217036035893" calcext:value-type="float">
            <text:p>64.217036035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8887009702586" calcext:value-type="float">
            <text:p>0.388870097</text:p>
          </table:table-cell>
          <table:table-cell office:value-type="float" office:value="64.2662817359797" calcext:value-type="float">
            <text:p>64.2662817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8880841164076" calcext:value-type="float">
            <text:p>0.3888084116</text:p>
          </table:table-cell>
          <table:table-cell office:value-type="float" office:value="64.277701186165" calcext:value-type="float">
            <text:p>64.27770118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88746572926517" calcext:value-type="float">
            <text:p>0.3887465729</text:p>
          </table:table-cell>
          <table:table-cell office:value-type="float" office:value="64.2891533768023" calcext:value-type="float">
            <text:p>64.28915337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388410199182414" calcext:value-type="float">
            <text:p>0.3884101992</text:p>
          </table:table-cell>
          <table:table-cell office:value-type="float" office:value="64.3515244427979" calcext:value-type="float">
            <text:p>64.35152444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88339166454609" calcext:value-type="float">
            <text:p>0.3883391665</text:p>
          </table:table-cell>
          <table:table-cell office:value-type="float" office:value="64.3647120196774" calcext:value-type="float">
            <text:p>64.36471201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88216147453164" calcext:value-type="float">
            <text:p>0.3882161475</text:p>
          </table:table-cell>
          <table:table-cell office:value-type="float" office:value="64.3875647829067" calcext:value-type="float">
            <text:p>64.387564782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388206773255423" calcext:value-type="float">
            <text:p>0.3882067733</text:p>
          </table:table-cell>
          <table:table-cell office:value-type="float" office:value="64.3893069028699" calcext:value-type="float">
            <text:p>64.389306902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87607738088684" calcext:value-type="float">
            <text:p>0.3876077381</text:p>
          </table:table-cell>
          <table:table-cell office:value-type="float" office:value="64.5008422852193" calcext:value-type="float">
            <text:p>64.50084228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87278872400448" calcext:value-type="float">
            <text:p>0.3872788724</text:p>
          </table:table-cell>
          <table:table-cell office:value-type="float" office:value="64.5622502816646" calcext:value-type="float">
            <text:p>64.56225028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86679573864945" calcext:value-type="float">
            <text:p>0.3866795739</text:p>
          </table:table-cell>
          <table:table-cell office:value-type="float" office:value="64.6744776308654" calcext:value-type="float">
            <text:p>64.674477630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86674852231808" calcext:value-type="float">
            <text:p>0.3866748522</text:p>
          </table:table-cell>
          <table:table-cell office:value-type="float" office:value="64.6753634829556" calcext:value-type="float">
            <text:p>64.67536348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86129519479478" calcext:value-type="float">
            <text:p>0.3861295195</text:p>
          </table:table-cell>
          <table:table-cell office:value-type="float" office:value="64.7778514491639" calcext:value-type="float">
            <text:p>64.777851449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85999372639399" calcext:value-type="float">
            <text:p>0.3859993726</text:p>
          </table:table-cell>
          <table:table-cell office:value-type="float" office:value="64.8023622127305" calcext:value-type="float">
            <text:p>64.802362212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85609720301746" calcext:value-type="float">
            <text:p>0.3856097203</text:p>
          </table:table-cell>
          <table:table-cell office:value-type="float" office:value="64.875864937629" calcext:value-type="float">
            <text:p>64.87586493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85142616217291" calcext:value-type="float">
            <text:p>0.3851426162</text:p>
          </table:table-cell>
          <table:table-cell office:value-type="float" office:value="64.9642135601999" calcext:value-type="float">
            <text:p>64.96421356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84962736404197" calcext:value-type="float">
            <text:p>0.3849627364</text:p>
          </table:table-cell>
          <table:table-cell office:value-type="float" office:value="64.9983050114476" calcext:value-type="float">
            <text:p>64.998305011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84498153448009" calcext:value-type="float">
            <text:p>0.3844981534</text:p>
          </table:table-cell>
          <table:table-cell office:value-type="float" office:value="65.0865319808276" calcext:value-type="float">
            <text:p>65.08653198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84383385658243" calcext:value-type="float">
            <text:p>0.3843833857</text:p>
          </table:table-cell>
          <table:table-cell office:value-type="float" office:value="65.1083665802845" calcext:value-type="float">
            <text:p>65.10836658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84035072341238" calcext:value-type="float">
            <text:p>0.3840350723</text:p>
          </table:table-cell>
          <table:table-cell office:value-type="float" office:value="65.1747294847932" calcext:value-type="float">
            <text:p>65.17472948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8377911797406" calcext:value-type="float">
            <text:p>0.383779118</text:p>
          </table:table-cell>
          <table:table-cell office:value-type="float" office:value="65.2235880456226" calcext:value-type="float">
            <text:p>65.22358804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835965312185" calcext:value-type="float">
            <text:p>0.3835965312</text:p>
          </table:table-cell>
          <table:table-cell office:value-type="float" office:value="65.2584896314201" calcext:value-type="float">
            <text:p>65.25848963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83268740809594" calcext:value-type="float">
            <text:p>0.3832687408</text:p>
          </table:table-cell>
          <table:table-cell office:value-type="float" office:value="65.3212475563939" calcext:value-type="float">
            <text:p>65.32124755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83259545400264" calcext:value-type="float">
            <text:p>0.3832595454</text:p>
          </table:table-cell>
          <table:table-cell office:value-type="float" office:value="65.3230099521415" calcext:value-type="float">
            <text:p>65.32300995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83150476372764" calcext:value-type="float">
            <text:p>0.3831504764</text:p>
          </table:table-cell>
          <table:table-cell office:value-type="float" office:value="65.3439219433428" calcext:value-type="float">
            <text:p>65.34392194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83141464359103" calcext:value-type="float">
            <text:p>0.3831414644</text:p>
          </table:table-cell>
          <table:table-cell office:value-type="float" office:value="65.3456504741485" calcext:value-type="float">
            <text:p>65.345650474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82832816766355" calcext:value-type="float">
            <text:p>0.3828328168</text:p>
          </table:table-cell>
          <table:table-cell office:value-type="float" office:value="65.4049092300522" calcext:value-type="float">
            <text:p>65.404909230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82579257160191" calcext:value-type="float">
            <text:p>0.3825792572</text:p>
          </table:table-cell>
          <table:table-cell office:value-type="float" office:value="65.4536776700443" calcext:value-type="float">
            <text:p>65.45367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382420864116177" calcext:value-type="float">
            <text:p>0.3824208641</text:p>
          </table:table-cell>
          <table:table-cell office:value-type="float" office:value="65.484181825699" calcext:value-type="float">
            <text:p>65.48418182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382249330438238" calcext:value-type="float">
            <text:p>0.3822493304</text:p>
          </table:table-cell>
          <table:table-cell office:value-type="float" office:value="65.5172510840691" calcext:value-type="float">
            <text:p>65.51725108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81673044527132" calcext:value-type="float">
            <text:p>0.3816730445</text:p>
          </table:table-cell>
          <table:table-cell office:value-type="float" office:value="65.6286136765841" calcext:value-type="float">
            <text:p>65.628613676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81480016386834" calcext:value-type="float">
            <text:p>0.3814800164</text:p>
          </table:table-cell>
          <table:table-cell office:value-type="float" office:value="65.6660056667163" calcext:value-type="float">
            <text:p>65.66600566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81417249235975" calcext:value-type="float">
            <text:p>0.3814172492</text:p>
          </table:table-cell>
          <table:table-cell office:value-type="float" office:value="65.6781743089016" calcext:value-type="float">
            <text:p>65.67817430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81144051148874" calcext:value-type="float">
            <text:p>0.3811440511</text:p>
          </table:table-cell>
          <table:table-cell office:value-type="float" office:value="65.7311955337861" calcext:value-type="float">
            <text:p>65.73119553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1032259835834" calcext:value-type="float">
            <text:p>0.3810322598</text:p>
          </table:table-cell>
          <table:table-cell office:value-type="float" office:value="65.7529180552131" calcext:value-type="float">
            <text:p>65.75291805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81018879006817" calcext:value-type="float">
            <text:p>0.381018879</text:p>
          </table:table-cell>
          <table:table-cell office:value-type="float" office:value="65.7555191587369" calcext:value-type="float">
            <text:p>65.7555191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8097874497636" calcext:value-type="float">
            <text:p>0.380978745</text:p>
          </table:table-cell>
          <table:table-cell office:value-type="float" office:value="65.7633221502728" calcext:value-type="float">
            <text:p>65.763322150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80644101230789" calcext:value-type="float">
            <text:p>0.3806441012</text:p>
          </table:table-cell>
          <table:table-cell office:value-type="float" office:value="65.8284621650031" calcext:value-type="float">
            <text:p>65.82846216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80479444425154" calcext:value-type="float">
            <text:p>0.3804794444</text:p>
          </table:table-cell>
          <table:table-cell office:value-type="float" office:value="65.8605642784664" calcext:value-type="float">
            <text:p>65.860564278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38009728497104" calcext:value-type="float">
            <text:p>0.380097285</text:p>
          </table:table-cell>
          <table:table-cell office:value-type="float" office:value="65.9352012348619" calcext:value-type="float">
            <text:p>65.935201234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37956587547964" calcext:value-type="float">
            <text:p>0.3795658755</text:p>
          </table:table-cell>
          <table:table-cell office:value-type="float" office:value="66.0392896425317" calcext:value-type="float">
            <text:p>66.03928964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78707300912295" calcext:value-type="float">
            <text:p>0.3787073009</text:p>
          </table:table-cell>
          <table:table-cell office:value-type="float" office:value="66.2082086467389" calcext:value-type="float">
            <text:p>66.208208646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78457586947782" calcext:value-type="float">
            <text:p>0.3784575869</text:p>
          </table:table-cell>
          <table:table-cell office:value-type="float" office:value="66.2575127079212" calcext:value-type="float">
            <text:p>66.25751270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77728332427534" calcext:value-type="float">
            <text:p>0.3777283324</text:p>
          </table:table-cell>
          <table:table-cell office:value-type="float" office:value="66.4019511646923" calcext:value-type="float">
            <text:p>66.40195116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77715129091751" calcext:value-type="float">
            <text:p>0.3777151291</text:p>
          </table:table-cell>
          <table:table-cell office:value-type="float" office:value="66.4045724990953" calcext:value-type="float">
            <text:p>66.404572499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377575885973902" calcext:value-type="float">
            <text:p>0.377575886</text:p>
          </table:table-cell>
          <table:table-cell office:value-type="float" office:value="66.4322307916456" calcext:value-type="float">
            <text:p>66.4322307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77410786849273" calcext:value-type="float">
            <text:p>0.3774107868</text:p>
          </table:table-cell>
          <table:table-cell office:value-type="float" office:value="66.4650570603644" calcext:value-type="float">
            <text:p>66.46505706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377211166779675" calcext:value-type="float">
            <text:p>0.3772111668</text:p>
          </table:table-cell>
          <table:table-cell office:value-type="float" office:value="66.5047936651654" calcext:value-type="float">
            <text:p>66.5047936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76670262485249" calcext:value-type="float">
            <text:p>0.3766702625</text:p>
          </table:table-cell>
          <table:table-cell office:value-type="float" office:value="66.6127239960955" calcext:value-type="float">
            <text:p>66.61272399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37622632820877" calcext:value-type="float">
            <text:p>0.3762263282</text:p>
          </table:table-cell>
          <table:table-cell office:value-type="float" office:value="66.7015872286396" calcext:value-type="float">
            <text:p>66.70158722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76187689504105" calcext:value-type="float">
            <text:p>0.3761876895</text:p>
          </table:table-cell>
          <table:table-cell office:value-type="float" office:value="66.709333686699" calcext:value-type="float">
            <text:p>66.709333686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76105937413326" calcext:value-type="float">
            <text:p>0.3761059374</text:p>
          </table:table-cell>
          <table:table-cell office:value-type="float" office:value="66.7257300900885" calcext:value-type="float">
            <text:p>66.72573009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75865502136923" calcext:value-type="float">
            <text:p>0.3758655021</text:p>
          </table:table-cell>
          <table:table-cell office:value-type="float" office:value="66.7740026945345" calcext:value-type="float">
            <text:p>66.77400269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75706966535489" calcext:value-type="float">
            <text:p>0.3757069665</text:p>
          </table:table-cell>
          <table:table-cell office:value-type="float" office:value="66.8058733040736" calcext:value-type="float">
            <text:p>66.805873304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375266261207095" calcext:value-type="float">
            <text:p>0.3752662612</text:p>
          </table:table-cell>
          <table:table-cell office:value-type="float" office:value="66.8946411370447" calcext:value-type="float">
            <text:p>66.89464113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74729535003566" calcext:value-type="float">
            <text:p>0.374729535</text:p>
          </table:table-cell>
          <table:table-cell office:value-type="float" office:value="67.0030933297028" calcext:value-type="float">
            <text:p>67.003093329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4525556129545" calcext:value-type="float">
            <text:p>0.3745255561</text:p>
          </table:table-cell>
          <table:table-cell office:value-type="float" office:value="67.0444091686137" calcext:value-type="float">
            <text:p>67.044409168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74406790169241" calcext:value-type="float">
            <text:p>0.3744067902</text:p>
          </table:table-cell>
          <table:table-cell office:value-type="float" office:value="67.0684904539156" calcext:value-type="float">
            <text:p>67.06849045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374114645029401" calcext:value-type="float">
            <text:p>0.374114645</text:p>
          </table:table-cell>
          <table:table-cell office:value-type="float" office:value="67.1278059067365" calcext:value-type="float">
            <text:p>67.1278059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74059554708029" calcext:value-type="float">
            <text:p>0.3740595547</text:p>
          </table:table-cell>
          <table:table-cell office:value-type="float" office:value="67.1390037938563" calcext:value-type="float">
            <text:p>67.13900379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373759854941672" calcext:value-type="float">
            <text:p>0.3737598549</text:p>
          </table:table-cell>
          <table:table-cell office:value-type="float" office:value="67.1999925879086" calcext:value-type="float">
            <text:p>67.19999258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73696559360545" calcext:value-type="float">
            <text:p>0.3736965594</text:p>
          </table:table-cell>
          <table:table-cell office:value-type="float" office:value="67.2128884886616" calcext:value-type="float">
            <text:p>67.212888488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37358693396314" calcext:value-type="float">
            <text:p>0.373586934</text:p>
          </table:table-cell>
          <table:table-cell office:value-type="float" office:value="67.2352362914845" calcext:value-type="float">
            <text:p>67.23523629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7357858005832" calcext:value-type="float">
            <text:p>0.3735785801</text:p>
          </table:table-cell>
          <table:table-cell office:value-type="float" office:value="67.2369399423683" calcext:value-type="float">
            <text:p>67.23693994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73292454143483" calcext:value-type="float">
            <text:p>0.3732924541</text:p>
          </table:table-cell>
          <table:table-cell office:value-type="float" office:value="67.2953471575913" calcext:value-type="float">
            <text:p>67.29534715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73057371017044" calcext:value-type="float">
            <text:p>0.373057371</text:p>
          </table:table-cell>
          <table:table-cell office:value-type="float" office:value="67.3434168557775" calcext:value-type="float">
            <text:p>67.34341685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73044651447329" calcext:value-type="float">
            <text:p>0.3730446514</text:p>
          </table:table-cell>
          <table:table-cell office:value-type="float" office:value="67.3460198589948" calcext:value-type="float">
            <text:p>67.34601985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72392086483776" calcext:value-type="float">
            <text:p>0.3723920865</text:p>
          </table:table-cell>
          <table:table-cell office:value-type="float" office:value="67.4798560614232" calcext:value-type="float">
            <text:p>67.479856061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372212793491708" calcext:value-type="float">
            <text:p>0.3722127935</text:p>
          </table:table-cell>
          <table:table-cell office:value-type="float" office:value="67.5167282258273" calcext:value-type="float">
            <text:p>67.516728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372037964557404" calcext:value-type="float">
            <text:p>0.3720379646</text:p>
          </table:table-cell>
          <table:table-cell office:value-type="float" office:value="67.5527242142424" calcext:value-type="float">
            <text:p>67.55272421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371979742968072" calcext:value-type="float">
            <text:p>0.371979743</text:p>
          </table:table-cell>
          <table:table-cell office:value-type="float" office:value="67.5647208003409" calcext:value-type="float">
            <text:p>67.564720800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71109686250041" calcext:value-type="float">
            <text:p>0.3711096863</text:p>
          </table:table-cell>
          <table:table-cell office:value-type="float" office:value="67.7445455924821" calcext:value-type="float">
            <text:p>67.744545592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70845533663424" calcext:value-type="float">
            <text:p>0.3708455337</text:p>
          </table:table-cell>
          <table:table-cell office:value-type="float" office:value="67.7993456913152" calcext:value-type="float">
            <text:p>67.79934569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702701047826" calcext:value-type="float">
            <text:p>0.3702701048</text:p>
          </table:table-cell>
          <table:table-cell office:value-type="float" office:value="67.9190539363772" calcext:value-type="float">
            <text:p>67.91905393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369970985272884" calcext:value-type="float">
            <text:p>0.3699709853</text:p>
          </table:table-cell>
          <table:table-cell office:value-type="float" office:value="67.9814611624183" calcext:value-type="float">
            <text:p>67.98146116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369856498423567" calcext:value-type="float">
            <text:p>0.3698564984</text:p>
          </table:table-cell>
          <table:table-cell office:value-type="float" office:value="68.0053800740419" calcext:value-type="float">
            <text:p>68.00538007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69697346238398" calcext:value-type="float">
            <text:p>0.3696973462</text:p>
          </table:table-cell>
          <table:table-cell office:value-type="float" office:value="68.0386608061767" calcext:value-type="float">
            <text:p>68.038660806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6952175868353" calcext:value-type="float">
            <text:p>0.3695217587</text:p>
          </table:table-cell>
          <table:table-cell office:value-type="float" office:value="68.0754192251399" calcext:value-type="float">
            <text:p>68.075419225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69066109692843" calcext:value-type="float">
            <text:p>0.3690661097</text:p>
          </table:table-cell>
          <table:table-cell office:value-type="float" office:value="68.1710076116216" calcext:value-type="float">
            <text:p>68.171007611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69058055401435" calcext:value-type="float">
            <text:p>0.3690580554</text:p>
          </table:table-cell>
          <table:table-cell office:value-type="float" office:value="68.1726998909844" calcext:value-type="float">
            <text:p>68.172699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368413901889107" calcext:value-type="float">
            <text:p>0.3684139019</text:p>
          </table:table-cell>
          <table:table-cell office:value-type="float" office:value="68.3083369905041" calcext:value-type="float">
            <text:p>68.308336990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6807507017115" calcext:value-type="float">
            <text:p>0.3680750702</text:p>
          </table:table-cell>
          <table:table-cell office:value-type="float" office:value="68.3799179903385" calcext:value-type="float">
            <text:p>68.379917990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367913983612589" calcext:value-type="float">
            <text:p>0.3679139836</text:p>
          </table:table-cell>
          <table:table-cell office:value-type="float" office:value="68.4140057706565" calcext:value-type="float">
            <text:p>68.41400577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67745139729596" calcext:value-type="float">
            <text:p>0.3677451397</text:p>
          </table:table-cell>
          <table:table-cell office:value-type="float" office:value="68.4497745565686" calcext:value-type="float">
            <text:p>68.449774556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367741078288762" calcext:value-type="float">
            <text:p>0.3677410783</text:p>
          </table:table-cell>
          <table:table-cell office:value-type="float" office:value="68.4506354519056" calcext:value-type="float">
            <text:p>68.4506354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367516321732507" calcext:value-type="float">
            <text:p>0.3675163217</text:p>
          </table:table-cell>
          <table:table-cell office:value-type="float" office:value="68.4983131730561" calcext:value-type="float">
            <text:p>68.4983131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367271899929084" calcext:value-type="float">
            <text:p>0.3672718999</text:p>
          </table:table-cell>
          <table:table-cell office:value-type="float" office:value="68.5502440941444" calcext:value-type="float">
            <text:p>68.550244094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367159899769758" calcext:value-type="float">
            <text:p>0.3671598998</text:p>
          </table:table-cell>
          <table:table-cell office:value-type="float" office:value="68.5740686015213" calcext:value-type="float">
            <text:p>68.57406860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367048002011867" calcext:value-type="float">
            <text:p>0.367048002</text:p>
          </table:table-cell>
          <table:table-cell office:value-type="float" office:value="68.5978892219995" calcext:value-type="float">
            <text:p>68.5978892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66824513076935" calcext:value-type="float">
            <text:p>0.3668245131</text:p>
          </table:table-cell>
          <table:table-cell office:value-type="float" office:value="68.6455188263208" calcext:value-type="float">
            <text:p>68.645518826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66422333711229" calcext:value-type="float">
            <text:p>0.3664223337</text:p>
          </table:table-cell>
          <table:table-cell office:value-type="float" office:value="68.7314111682551" calcext:value-type="float">
            <text:p>68.73141116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66335043334487" calcext:value-type="float">
            <text:p>0.3663350433</text:p>
          </table:table-cell>
          <table:table-cell office:value-type="float" office:value="68.7500842655706" calcext:value-type="float">
            <text:p>68.75008426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65867219605329" calcext:value-type="float">
            <text:p>0.3658672196</text:p>
          </table:table-cell>
          <table:table-cell office:value-type="float" office:value="68.8503482422928" calcext:value-type="float">
            <text:p>68.85034824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5578635949157" calcext:value-type="float">
            <text:p>0.3655786359</text:p>
          </table:table-cell>
          <table:table-cell office:value-type="float" office:value="68.9123555347832" calcext:value-type="float">
            <text:p>68.912355534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65314620801362" calcext:value-type="float">
            <text:p>0.3653146208</text:p>
          </table:table-cell>
          <table:table-cell office:value-type="float" office:value="68.9691898781193" calcext:value-type="float">
            <text:p>68.96918987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365247559997234" calcext:value-type="float">
            <text:p>0.36524756</text:p>
          </table:table-cell>
          <table:table-cell office:value-type="float" office:value="68.9836421794757" calcext:value-type="float">
            <text:p>68.9836421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365145201383414" calcext:value-type="float">
            <text:p>0.3651452014</text:p>
          </table:table-cell>
          <table:table-cell office:value-type="float" office:value="69.0057141780911" calcext:value-type="float">
            <text:p>69.00571417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65090155757673" calcext:value-type="float">
            <text:p>0.3650901558</text:p>
          </table:table-cell>
          <table:table-cell office:value-type="float" office:value="69.0175902137538" calcext:value-type="float">
            <text:p>69.017590213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364807521368911" calcext:value-type="float">
            <text:p>0.3648075214</text:p>
          </table:table-cell>
          <table:table-cell office:value-type="float" office:value="69.0786380855575" calcext:value-type="float">
            <text:p>69.07863808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64705532161522" calcext:value-type="float">
            <text:p>0.3647055322</text:p>
          </table:table-cell>
          <table:table-cell office:value-type="float" office:value="69.1006960729735" calcext:value-type="float">
            <text:p>69.10069607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64697759992711" calcext:value-type="float">
            <text:p>0.36469776</text:p>
          </table:table-cell>
          <table:table-cell office:value-type="float" office:value="69.1023776453061" calcext:value-type="float">
            <text:p>69.102377645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64431544077427" calcext:value-type="float">
            <text:p>0.3644315441</text:p>
          </table:table-cell>
          <table:table-cell office:value-type="float" office:value="69.1600292208607" calcext:value-type="float">
            <text:p>69.160029220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64212797659598" calcext:value-type="float">
            <text:p>0.3642127977</text:p>
          </table:table-cell>
          <table:table-cell office:value-type="float" office:value="69.2074789013018" calcext:value-type="float">
            <text:p>69.207478901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363749116709131" calcext:value-type="float">
            <text:p>0.3637491167</text:p>
          </table:table-cell>
          <table:table-cell office:value-type="float" office:value="69.3082925918445" calcext:value-type="float">
            <text:p>69.30829259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3426752845557" calcext:value-type="float">
            <text:p>0.3634267528</text:p>
          </table:table-cell>
          <table:table-cell office:value-type="float" office:value="69.3785689084404" calcext:value-type="float">
            <text:p>69.378568908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36326400907441" calcext:value-type="float">
            <text:p>0.3632640091</text:p>
          </table:table-cell>
          <table:table-cell office:value-type="float" office:value="69.4141062837365" calcext:value-type="float">
            <text:p>69.4141062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363209809716182" calcext:value-type="float">
            <text:p>0.3632098097</text:p>
          </table:table-cell>
          <table:table-cell office:value-type="float" office:value="69.4259502352376" calcext:value-type="float">
            <text:p>69.42595023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.362973874455602" calcext:value-type="float">
            <text:p>0.3629738745</text:p>
          </table:table-cell>
          <table:table-cell office:value-type="float" office:value="69.4775592597149" calcext:value-type="float">
            <text:p>69.477559259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2877317291097" calcext:value-type="float">
            <text:p>0.3628773173</text:p>
          </table:table-cell>
          <table:table-cell office:value-type="float" office:value="69.4987044031301" calcext:value-type="float">
            <text:p>69.49870440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62865759379284" calcext:value-type="float">
            <text:p>0.3628657594</text:p>
          </table:table-cell>
          <table:table-cell office:value-type="float" office:value="69.5012364165733" calcext:value-type="float">
            <text:p>69.50123641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62831092269026" calcext:value-type="float">
            <text:p>0.3628310923</text:p>
          </table:table-cell>
          <table:table-cell office:value-type="float" office:value="69.5088322059374" calcext:value-type="float">
            <text:p>69.508832205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362757740854632" calcext:value-type="float">
            <text:p>0.3627577409</text:p>
          </table:table-cell>
          <table:table-cell office:value-type="float" office:value="69.5249099159808" calcext:value-type="float">
            <text:p>69.5249099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362541992886134" calcext:value-type="float">
            <text:p>0.3625419929</text:p>
          </table:table-cell>
          <table:table-cell office:value-type="float" office:value="69.572245965372" calcext:value-type="float">
            <text:p>69.57224596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62399719558489" calcext:value-type="float">
            <text:p>0.3623997196</text:p>
          </table:table-cell>
          <table:table-cell office:value-type="float" office:value="69.6034996382315" calcext:value-type="float">
            <text:p>69.60349963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362153720716594" calcext:value-type="float">
            <text:p>0.3621537207</text:p>
          </table:table-cell>
          <table:table-cell office:value-type="float" office:value="69.6576109985948" calcext:value-type="float">
            <text:p>69.65761099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62069444892594" calcext:value-type="float">
            <text:p>0.3620694449</text:p>
          </table:table-cell>
          <table:table-cell office:value-type="float" office:value="69.6761698103439" calcext:value-type="float">
            <text:p>69.676169810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61617753584641" calcext:value-type="float">
            <text:p>0.3616177536</text:p>
          </table:table-cell>
          <table:table-cell office:value-type="float" office:value="69.7758222835054" calcext:value-type="float">
            <text:p>69.77582228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0.361610030126188" calcext:value-type="float">
            <text:p>0.3616100301</text:p>
          </table:table-cell>
          <table:table-cell office:value-type="float" office:value="69.777528929427" calcext:value-type="float">
            <text:p>69.777528929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61084159034581" calcext:value-type="float">
            <text:p>0.361084159</text:p>
          </table:table-cell>
          <table:table-cell office:value-type="float" office:value="69.8939437853007" calcext:value-type="float">
            <text:p>69.89394378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60970040772929" calcext:value-type="float">
            <text:p>0.3609700408</text:p>
          </table:table-cell>
          <table:table-cell office:value-type="float" office:value="69.9192624711012" calcext:value-type="float">
            <text:p>69.91926247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36088275" calcext:value-type="float">
            <text:p>0.36088275</text:p>
          </table:table-cell>
          <table:table-cell office:value-type="float" office:value="69.9386425652279" calcext:value-type="float">
            <text:p>69.9386425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36086739756919" calcext:value-type="float">
            <text:p>0.3608673976</text:p>
          </table:table-cell>
          <table:table-cell office:value-type="float" office:value="69.9420522827751" calcext:value-type="float">
            <text:p>69.94205228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60651317729137" calcext:value-type="float">
            <text:p>0.3606513177</text:p>
          </table:table-cell>
          <table:table-cell office:value-type="float" office:value="69.9900811453615" calcext:value-type="float">
            <text:p>69.99008114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360586791958833" calcext:value-type="float">
            <text:p>0.360586792</text:p>
          </table:table-cell>
          <table:table-cell office:value-type="float" office:value="70.0044374223429" calcext:value-type="float">
            <text:p>70.00443742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60231336206105" calcext:value-type="float">
            <text:p>0.3602313362</text:p>
          </table:table-cell>
          <table:table-cell office:value-type="float" office:value="70.0836372807865" calcext:value-type="float">
            <text:p>70.08363728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60020061992836" calcext:value-type="float">
            <text:p>0.360020062</text:p>
          </table:table-cell>
          <table:table-cell office:value-type="float" office:value="70.1308040756905" calcext:value-type="float">
            <text:p>70.13080407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.360008629862262" calcext:value-type="float">
            <text:p>0.3600086299</text:p>
          </table:table-cell>
          <table:table-cell office:value-type="float" office:value="70.1333582571226" calcext:value-type="float">
            <text:p>70.1333582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359745084196567" calcext:value-type="float">
            <text:p>0.3597450842</text:p>
          </table:table-cell>
          <table:table-cell office:value-type="float" office:value="70.1922960814449" calcext:value-type="float">
            <text:p>70.19229608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.359422007992919" calcext:value-type="float">
            <text:p>0.359422008</text:p>
          </table:table-cell>
          <table:table-cell office:value-type="float" office:value="70.2646940433058" calcext:value-type="float">
            <text:p>70.2646940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.359103582466311" calcext:value-type="float">
            <text:p>0.3591035825</text:p>
          </table:table-cell>
          <table:table-cell office:value-type="float" office:value="70.3362088992718" calcext:value-type="float">
            <text:p>70.33620889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8823295116761" calcext:value-type="float">
            <text:p>0.3588232951</text:p>
          </table:table-cell>
          <table:table-cell office:value-type="float" office:value="70.3992894716104" calcext:value-type="float">
            <text:p>70.39928947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358685353394726" calcext:value-type="float">
            <text:p>0.3586853534</text:p>
          </table:table-cell>
          <table:table-cell office:value-type="float" office:value="70.4303794001992" calcext:value-type="float">
            <text:p>70.43037940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0.358614487230698" calcext:value-type="float">
            <text:p>0.3586144872</text:p>
          </table:table-cell>
          <table:table-cell office:value-type="float" office:value="70.4463631532886" calcext:value-type="float">
            <text:p>70.446363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358406043451849" calcext:value-type="float">
            <text:p>0.3584060435</text:p>
          </table:table-cell>
          <table:table-cell office:value-type="float" office:value="70.4934231025681" calcext:value-type="float">
            <text:p>70.49342310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58268582195919" calcext:value-type="float">
            <text:p>0.3582685822</text:p>
          </table:table-cell>
          <table:table-cell office:value-type="float" office:value="70.5244949119383" calcext:value-type="float">
            <text:p>70.524494911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.357886377515446" calcext:value-type="float">
            <text:p>0.3578863775</text:p>
          </table:table-cell>
          <table:table-cell office:value-type="float" office:value="70.6110455029941" calcext:value-type="float">
            <text:p>70.6110455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57420733511134" calcext:value-type="float">
            <text:p>0.3574207335</text:p>
          </table:table-cell>
          <table:table-cell office:value-type="float" office:value="70.7168039681957" calcext:value-type="float">
            <text:p>70.716803968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357243721539157" calcext:value-type="float">
            <text:p>0.3572437215</text:p>
          </table:table-cell>
          <table:table-cell office:value-type="float" office:value="70.7570979920369" calcext:value-type="float">
            <text:p>70.7570979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57140644947459" calcext:value-type="float">
            <text:p>0.3571406449</text:p>
          </table:table-cell>
          <table:table-cell office:value-type="float" office:value="70.780584817918" calcext:value-type="float">
            <text:p>70.780584817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0.356934759150153" calcext:value-type="float">
            <text:p>0.3569347592</text:p>
          </table:table-cell>
          <table:table-cell office:value-type="float" office:value="70.8275484072838" calcext:value-type="float">
            <text:p>70.827548407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356839229724091" calcext:value-type="float">
            <text:p>0.3568392297</text:p>
          </table:table-cell>
          <table:table-cell office:value-type="float" office:value="70.8493622110887" calcext:value-type="float">
            <text:p>70.84936221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356802692755971" calcext:value-type="float">
            <text:p>0.3568026928</text:p>
          </table:table-cell>
          <table:table-cell office:value-type="float" office:value="70.8577091668312" calcext:value-type="float">
            <text:p>70.857709166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0.356787855152135" calcext:value-type="float">
            <text:p>0.3567878552</text:p>
          </table:table-cell>
          <table:table-cell office:value-type="float" office:value="70.861099463703" calcext:value-type="float">
            <text:p>70.86109946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56524053511055" calcext:value-type="float">
            <text:p>0.3565240535</text:p>
          </table:table-cell>
          <table:table-cell office:value-type="float" office:value="70.9214354868962" calcext:value-type="float">
            <text:p>70.921435486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.356516651845139" calcext:value-type="float">
            <text:p>0.3565166518</text:p>
          </table:table-cell>
          <table:table-cell office:value-type="float" office:value="70.9231299909292" calcext:value-type="float">
            <text:p>70.923129990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56421598430679" calcext:value-type="float">
            <text:p>0.3564215984</text:p>
          </table:table-cell>
          <table:table-cell office:value-type="float" office:value="70.9448989340925" calcext:value-type="float">
            <text:p>70.944898934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55968868073077" calcext:value-type="float">
            <text:p>0.3559688681</text:p>
          </table:table-cell>
          <table:table-cell office:value-type="float" office:value="71.0487824855069" calcext:value-type="float">
            <text:p>71.048782485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.355957817530942" calcext:value-type="float">
            <text:p>0.3559578175</text:p>
          </table:table-cell>
          <table:table-cell office:value-type="float" office:value="71.0513222890853" calcext:value-type="float">
            <text:p>71.05132228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.355234894132717" calcext:value-type="float">
            <text:p>0.3552348941</text:p>
          </table:table-cell>
          <table:table-cell office:value-type="float" office:value="71.2179066600741" calcext:value-type="float">
            <text:p>71.21790666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0.355032284818288" calcext:value-type="float">
            <text:p>0.3550322848</text:p>
          </table:table-cell>
          <table:table-cell office:value-type="float" office:value="71.2647471590885" calcext:value-type="float">
            <text:p>71.2647471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354678551165171" calcext:value-type="float">
            <text:p>0.3546785512</text:p>
          </table:table-cell>
          <table:table-cell office:value-type="float" office:value="71.3466868145129" calcext:value-type="float">
            <text:p>71.34668681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54275575929454" calcext:value-type="float">
            <text:p>0.3542755759</text:p>
          </table:table-cell>
          <table:table-cell office:value-type="float" office:value="71.4402837331009" calcext:value-type="float">
            <text:p>71.44028373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.354045742740987" calcext:value-type="float">
            <text:p>0.3540457427</text:p>
          </table:table-cell>
          <table:table-cell office:value-type="float" office:value="71.4937859636708" calcext:value-type="float">
            <text:p>71.493785963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53544924544534" calcext:value-type="float">
            <text:p>0.3535449245</text:p>
          </table:table-cell>
          <table:table-cell office:value-type="float" office:value="71.6106735392846" calcext:value-type="float">
            <text:p>71.61067353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353184819406727" calcext:value-type="float">
            <text:p>0.3531848194</text:p>
          </table:table-cell>
          <table:table-cell office:value-type="float" office:value="71.6949778706519" calcext:value-type="float">
            <text:p>71.69497787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53046225661985" calcext:value-type="float">
            <text:p>0.3530462257</text:p>
          </table:table-cell>
          <table:table-cell office:value-type="float" office:value="71.7274818929922" calcext:value-type="float">
            <text:p>71.72748189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52985695726646" calcext:value-type="float">
            <text:p>0.3529856957</text:p>
          </table:table-cell>
          <table:table-cell office:value-type="float" office:value="71.7416879185579" calcext:value-type="float">
            <text:p>71.74168791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35293955779241" calcext:value-type="float">
            <text:p>0.3529395578</text:p>
          </table:table-cell>
          <table:table-cell office:value-type="float" office:value="71.7525203530609" calcext:value-type="float">
            <text:p>71.75252035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352641619515334" calcext:value-type="float">
            <text:p>0.3526416195</text:p>
          </table:table-cell>
          <table:table-cell office:value-type="float" office:value="71.8225575309983" calcext:value-type="float">
            <text:p>71.82255753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52588456665941" calcext:value-type="float">
            <text:p>0.3525884567</text:p>
          </table:table-cell>
          <table:table-cell office:value-type="float" office:value="71.8350703764427" calcext:value-type="float">
            <text:p>71.835070376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52040737510618" calcext:value-type="float">
            <text:p>0.3520407375</text:p>
          </table:table-cell>
          <table:table-cell office:value-type="float" office:value="71.9642639883755" calcext:value-type="float">
            <text:p>71.96426398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0.351927994169828" calcext:value-type="float">
            <text:p>0.3519279942</text:p>
          </table:table-cell>
          <table:table-cell office:value-type="float" office:value="71.9909204556372" calcext:value-type="float">
            <text:p>71.99092045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351794294343378" calcext:value-type="float">
            <text:p>0.3517942943</text:p>
          </table:table-cell>
          <table:table-cell office:value-type="float" office:value="72.0225597592566" calcext:value-type="float">
            <text:p>72.022559759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1" calcext:value-type="float">
            <text:p>-21</text:p>
          </table:table-cell>
          <table:table-cell office:value-type="float" office:value="0.351632608188788" calcext:value-type="float">
            <text:p>0.3516326082</text:p>
          </table:table-cell>
          <table:table-cell office:value-type="float" office:value="72.0608625056483" calcext:value-type="float">
            <text:p>72.0608625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351145348051577" calcext:value-type="float">
            <text:p>0.3511453481</text:p>
          </table:table-cell>
          <table:table-cell office:value-type="float" office:value="72.1765621951199" calcext:value-type="float">
            <text:p>72.176562195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0.350932137575274" calcext:value-type="float">
            <text:p>0.3509321376</text:p>
          </table:table-cell>
          <table:table-cell office:value-type="float" office:value="72.2273168268436" calcext:value-type="float">
            <text:p>72.227316826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.350834426848695" calcext:value-type="float">
            <text:p>0.3508344268</text:p>
          </table:table-cell>
          <table:table-cell office:value-type="float" office:value="72.250602910138" calcext:value-type="float">
            <text:p>72.25060291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350736797694064" calcext:value-type="float">
            <text:p>0.3507367977</text:p>
          </table:table-cell>
          <table:table-cell office:value-type="float" office:value="72.2738859645169" calcext:value-type="float">
            <text:p>72.273885964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350114569517584" calcext:value-type="float">
            <text:p>0.3501145695</text:p>
          </table:table-cell>
          <table:table-cell office:value-type="float" office:value="72.4226645297854" calcext:value-type="float">
            <text:p>72.42266452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49861787395829" calcext:value-type="float">
            <text:p>0.3498617874</text:p>
          </table:table-cell>
          <table:table-cell office:value-type="float" office:value="72.4832979801162" calcext:value-type="float">
            <text:p>72.48329798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349706109624775" calcext:value-type="float">
            <text:p>0.3497061096</text:p>
          </table:table-cell>
          <table:table-cell office:value-type="float" office:value="72.5206948837336" calcext:value-type="float">
            <text:p>72.52069488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0.349619756014749" calcext:value-type="float">
            <text:p>0.349619756</text:p>
          </table:table-cell>
          <table:table-cell office:value-type="float" office:value="72.5414569663735" calcext:value-type="float">
            <text:p>72.54145696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49454077863943" calcext:value-type="float">
            <text:p>0.3494540779</text:p>
          </table:table-cell>
          <table:table-cell office:value-type="float" office:value="72.5813275948878" calcext:value-type="float">
            <text:p>72.581327594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0.349357596223238" calcext:value-type="float">
            <text:p>0.3493575962</text:p>
          </table:table-cell>
          <table:table-cell office:value-type="float" office:value="72.6045681292926" calcext:value-type="float">
            <text:p>72.604568129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49223457667581" calcext:value-type="float">
            <text:p>0.3492234577</text:p>
          </table:table-cell>
          <table:table-cell office:value-type="float" office:value="72.6369065745488" calcext:value-type="float">
            <text:p>72.636906574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349164872440082" calcext:value-type="float">
            <text:p>0.3491648724</text:p>
          </table:table-cell>
          <table:table-cell office:value-type="float" office:value="72.6510403440014" calcext:value-type="float">
            <text:p>72.65104034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349075445209035" calcext:value-type="float">
            <text:p>0.3490754452</text:p>
          </table:table-cell>
          <table:table-cell office:value-type="float" office:value="72.6726264121393" calcext:value-type="float">
            <text:p>72.67262641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49041241319187" calcext:value-type="float">
            <text:p>0.3490412413</text:p>
          </table:table-cell>
          <table:table-cell office:value-type="float" office:value="72.6808863096227" calcext:value-type="float">
            <text:p>72.6808863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.349027351045576" calcext:value-type="float">
            <text:p>0.349027351</text:p>
          </table:table-cell>
          <table:table-cell office:value-type="float" office:value="72.684241259137" calcext:value-type="float">
            <text:p>72.68424125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0.348773450006522" calcext:value-type="float">
            <text:p>0.34877345</text:p>
          </table:table-cell>
          <table:table-cell office:value-type="float" office:value="72.7456264032468" calcext:value-type="float">
            <text:p>72.745626403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0.348691247584692" calcext:value-type="float">
            <text:p>0.3486912476</text:p>
          </table:table-cell>
          <table:table-cell office:value-type="float" office:value="72.7655246700854" calcext:value-type="float">
            <text:p>72.76552467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48684454930539" calcext:value-type="float">
            <text:p>0.3486844549</text:p>
          </table:table-cell>
          <table:table-cell office:value-type="float" office:value="72.7671694623229" calcext:value-type="float">
            <text:p>72.76716946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348451767287147" calcext:value-type="float">
            <text:p>0.3484517673</text:p>
          </table:table-cell>
          <table:table-cell office:value-type="float" office:value="72.8235623456758" calcext:value-type="float">
            <text:p>72.8235623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48260537907817" calcext:value-type="float">
            <text:p>0.3482605379</text:p>
          </table:table-cell>
          <table:table-cell office:value-type="float" office:value="72.8699794028664" calcext:value-type="float">
            <text:p>72.86997940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.34801161647845" calcext:value-type="float">
            <text:p>0.3480116165</text:p>
          </table:table-cell>
          <table:table-cell office:value-type="float" office:value="72.9304972966924" calcext:value-type="float">
            <text:p>72.93049729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347576558601228" calcext:value-type="float">
            <text:p>0.3475765586</text:p>
          </table:table-cell>
          <table:table-cell office:value-type="float" office:value="73.0365338612615" calcext:value-type="float">
            <text:p>73.03653386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757312941153" calcext:value-type="float">
            <text:p>0.3475731294</text:p>
          </table:table-cell>
          <table:table-cell office:value-type="float" office:value="73.0373710001946" calcext:value-type="float">
            <text:p>73.03737100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47430759842785" calcext:value-type="float">
            <text:p>0.3474307598</text:p>
          </table:table-cell>
          <table:table-cell office:value-type="float" office:value="73.072145059445" calcext:value-type="float">
            <text:p>73.07214505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0.347082298971226" calcext:value-type="float">
            <text:p>0.347082299</text:p>
          </table:table-cell>
          <table:table-cell office:value-type="float" office:value="73.1574107976571" calcext:value-type="float">
            <text:p>73.15741079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0.34705196129122" calcext:value-type="float">
            <text:p>0.3470519613</text:p>
          </table:table-cell>
          <table:table-cell office:value-type="float" office:value="73.1648445308256" calcext:value-type="float">
            <text:p>73.16484453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7" calcext:value-type="float">
            <text:p>-17</text:p>
          </table:table-cell>
          <table:table-cell office:value-type="float" office:value="0.346987767988833" calcext:value-type="float">
            <text:p>0.346987768</text:p>
          </table:table-cell>
          <table:table-cell office:value-type="float" office:value="73.1805794750164" calcext:value-type="float">
            <text:p>73.18057947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46674399039215" calcext:value-type="float">
            <text:p>0.346674399</text:p>
          </table:table-cell>
          <table:table-cell office:value-type="float" office:value="73.2574986424476" calcext:value-type="float">
            <text:p>73.25749864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0.346459035413047" calcext:value-type="float">
            <text:p>0.3464590354</text:p>
          </table:table-cell>
          <table:table-cell office:value-type="float" office:value="73.310464523328" calcext:value-type="float">
            <text:p>73.31046452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4614045045438" calcext:value-type="float">
            <text:p>0.3461404505</text:p>
          </table:table-cell>
          <table:table-cell office:value-type="float" office:value="73.3889707225825" calcext:value-type="float">
            <text:p>73.38897072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345989685545494" calcext:value-type="float">
            <text:p>0.3459896855</text:p>
          </table:table-cell>
          <table:table-cell office:value-type="float" office:value="73.4261868412338" calcext:value-type="float">
            <text:p>73.42618684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0.345906055237677" calcext:value-type="float">
            <text:p>0.3459060552</text:p>
          </table:table-cell>
          <table:table-cell office:value-type="float" office:value="73.4468487517092" calcext:value-type="float">
            <text:p>73.446848751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45522238016469" calcext:value-type="float">
            <text:p>0.345522238</text:p>
          </table:table-cell>
          <table:table-cell office:value-type="float" office:value="73.5418396396169" calcext:value-type="float">
            <text:p>73.54183963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.345345751190344" calcext:value-type="float">
            <text:p>0.3453457512</text:p>
          </table:table-cell>
          <table:table-cell office:value-type="float" office:value="73.5856090076278" calcext:value-type="float">
            <text:p>73.585609007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0.344774772425278" calcext:value-type="float">
            <text:p>0.3447747724</text:p>
          </table:table-cell>
          <table:table-cell office:value-type="float" office:value="73.7276068953183" calcext:value-type="float">
            <text:p>73.72760689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0.344579505639795" calcext:value-type="float">
            <text:p>0.3445795056</text:p>
          </table:table-cell>
          <table:table-cell office:value-type="float" office:value="73.7763065410937" calcext:value-type="float">
            <text:p>73.776306541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0.344348392058251" calcext:value-type="float">
            <text:p>0.3443483921</text:p>
          </table:table-cell>
          <table:table-cell office:value-type="float" office:value="73.8340378873088" calcext:value-type="float">
            <text:p>73.83403788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.34406501574885" calcext:value-type="float">
            <text:p>0.3440650157</text:p>
          </table:table-cell>
          <table:table-cell office:value-type="float" office:value="73.9049600314174" calcext:value-type="float">
            <text:p>73.90496003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.343926911991592" calcext:value-type="float">
            <text:p>0.343926912</text:p>
          </table:table-cell>
          <table:table-cell office:value-type="float" office:value="73.9395783625397" calcext:value-type="float">
            <text:p>73.93957836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343785656097696" calcext:value-type="float">
            <text:p>0.3437856561</text:p>
          </table:table-cell>
          <table:table-cell office:value-type="float" office:value="73.9750237651629" calcext:value-type="float">
            <text:p>73.97502376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43539704308944" calcext:value-type="float">
            <text:p>0.3435397043</text:p>
          </table:table-cell>
          <table:table-cell office:value-type="float" office:value="74.0368298697949" calcext:value-type="float">
            <text:p>74.03682986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457837611004" calcext:value-type="float">
            <text:p>0.3434578376</text:p>
          </table:table-cell>
          <table:table-cell office:value-type="float" office:value="74.057427663475" calcext:value-type="float">
            <text:p>74.057427663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43448037694735" calcext:value-type="float">
            <text:p>0.3434480377</text:p>
          </table:table-cell>
          <table:table-cell office:value-type="float" office:value="74.0598941835768" calcext:value-type="float">
            <text:p>74.059894183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.343418642978356" calcext:value-type="float">
            <text:p>0.343418643</text:p>
          </table:table-cell>
          <table:table-cell office:value-type="float" office:value="74.0672935619464" calcext:value-type="float">
            <text:p>74.067293561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3" calcext:value-type="float">
            <text:p>-23</text:p>
          </table:table-cell>
          <table:table-cell office:value-type="float" office:value="0.343173477495341" calcext:value-type="float">
            <text:p>0.3431734775</text:p>
          </table:table-cell>
          <table:table-cell office:value-type="float" office:value="74.129071234623" calcext:value-type="float">
            <text:p>74.12907123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43052802784647" calcext:value-type="float">
            <text:p>0.3430528028</text:p>
          </table:table-cell>
          <table:table-cell office:value-type="float" office:value="74.1595209588042" calcext:value-type="float">
            <text:p>74.159520958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42535389130501" calcext:value-type="float">
            <text:p>0.3425353891</text:p>
          </table:table-cell>
          <table:table-cell office:value-type="float" office:value="74.2903922555512" calcext:value-type="float">
            <text:p>74.290392255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342382728231134" calcext:value-type="float">
            <text:p>0.3423827282</text:p>
          </table:table-cell>
          <table:table-cell office:value-type="float" office:value="74.3291025765422" calcext:value-type="float">
            <text:p>74.32910257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.342062171476019" calcext:value-type="float">
            <text:p>0.3420621715</text:p>
          </table:table-cell>
          <table:table-cell office:value-type="float" office:value="74.4105311655847" calcext:value-type="float">
            <text:p>74.410531165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0.34188126474124" calcext:value-type="float">
            <text:p>0.3418812647</text:p>
          </table:table-cell>
          <table:table-cell office:value-type="float" office:value="74.4565723624001" calcext:value-type="float">
            <text:p>74.45657236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0.341752168044763" calcext:value-type="float">
            <text:p>0.341752168</text:p>
          </table:table-cell>
          <table:table-cell office:value-type="float" office:value="74.4894661901154" calcext:value-type="float">
            <text:p>74.489466190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341568621858224" calcext:value-type="float">
            <text:p>0.3415686219</text:p>
          </table:table-cell>
          <table:table-cell office:value-type="float" office:value="74.5362889318406" calcext:value-type="float">
            <text:p>74.536288931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341520310692071" calcext:value-type="float">
            <text:p>0.3415203107</text:p>
          </table:table-cell>
          <table:table-cell office:value-type="float" office:value="74.5486239280711" calcext:value-type="float">
            <text:p>74.548623928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0.341436628126981" calcext:value-type="float">
            <text:p>0.3414366281</text:p>
          </table:table-cell>
          <table:table-cell office:value-type="float" office:value="74.5700007414442" calcext:value-type="float">
            <text:p>74.57000074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341430250674767" calcext:value-type="float">
            <text:p>0.3414302507</text:p>
          </table:table-cell>
          <table:table-cell office:value-type="float" office:value="74.5716304236548" calcext:value-type="float">
            <text:p>74.571630423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0.341211776830504" calcext:value-type="float">
            <text:p>0.3412117768</text:p>
          </table:table-cell>
          <table:table-cell office:value-type="float" office:value="74.6275062880494" calcext:value-type="float">
            <text:p>74.6275062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34103221528389" calcext:value-type="float">
            <text:p>0.3410322153</text:p>
          </table:table-cell>
          <table:table-cell office:value-type="float" office:value="74.673499300219" calcext:value-type="float">
            <text:p>74.67349930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40718663538868" calcext:value-type="float">
            <text:p>0.3407186635</text:p>
          </table:table-cell>
          <table:table-cell office:value-type="float" office:value="74.7539627510173" calcext:value-type="float">
            <text:p>74.75396275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0.340252925313453" calcext:value-type="float">
            <text:p>0.3402529253</text:p>
          </table:table-cell>
          <table:table-cell office:value-type="float" office:value="74.8738339702462" calcext:value-type="float">
            <text:p>74.87383397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0.340208385893602" calcext:value-type="float">
            <text:p>0.3402083859</text:p>
          </table:table-cell>
          <table:table-cell office:value-type="float" office:value="74.885319709592" calcext:value-type="float">
            <text:p>74.885319709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99351" calcext:value-type="float">
            <text:p>0.3399351</text:p>
          </table:table-cell>
          <table:table-cell office:value-type="float" office:value="74.9558793832613" calcext:value-type="float">
            <text:p>74.95587938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0.339897098927704" calcext:value-type="float">
            <text:p>0.3398970989</text:p>
          </table:table-cell>
          <table:table-cell office:value-type="float" office:value="74.9657025045438" calcext:value-type="float">
            <text:p>74.96570250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339542386550107" calcext:value-type="float">
            <text:p>0.3395423866</text:p>
          </table:table-cell>
          <table:table-cell office:value-type="float" office:value="75.057531491644" calcext:value-type="float">
            <text:p>75.057531491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.339270701207765" calcext:value-type="float">
            <text:p>0.3392707012</text:p>
          </table:table-cell>
          <table:table-cell office:value-type="float" office:value="75.1280343977324" calcext:value-type="float">
            <text:p>75.12803439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.339216982803149" calcext:value-type="float">
            <text:p>0.3392169828</text:p>
          </table:table-cell>
          <table:table-cell office:value-type="float" office:value="75.1419917610263" calcext:value-type="float">
            <text:p>75.14199176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338892633850196" calcext:value-type="float">
            <text:p>0.3388926339</text:p>
          </table:table-cell>
          <table:table-cell office:value-type="float" office:value="75.2263874840093" calcext:value-type="float">
            <text:p>75.22638748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.338669595626209" calcext:value-type="float">
            <text:p>0.3386695956</text:p>
          </table:table-cell>
          <table:table-cell office:value-type="float" office:value="75.2845437765012" calcext:value-type="float">
            <text:p>75.284543776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38459662125434" calcext:value-type="float">
            <text:p>0.3384596621</text:p>
          </table:table-cell>
          <table:table-cell office:value-type="float" office:value="75.3393739356892" calcext:value-type="float">
            <text:p>75.33937393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33840632798758" calcext:value-type="float">
            <text:p>0.338406328</text:p>
          </table:table-cell>
          <table:table-cell office:value-type="float" office:value="75.3533177427637" calcext:value-type="float">
            <text:p>75.35331774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338365673439219" calcext:value-type="float">
            <text:p>0.3383656734</text:p>
          </table:table-cell>
          <table:table-cell office:value-type="float" office:value="75.3639503998803" calcext:value-type="float">
            <text:p>75.36395039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38324913124441" calcext:value-type="float">
            <text:p>0.3383249131</text:p>
          </table:table-cell>
          <table:table-cell office:value-type="float" office:value="75.3746140494344" calcext:value-type="float">
            <text:p>75.37461404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338103113384984" calcext:value-type="float">
            <text:p>0.3381031134</text:p>
          </table:table-cell>
          <table:table-cell office:value-type="float" office:value="75.4326994735149" calcext:value-type="float">
            <text:p>75.432699473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338056257624793" calcext:value-type="float">
            <text:p>0.3380562576</text:p>
          </table:table-cell>
          <table:table-cell office:value-type="float" office:value="75.4449828345714" calcext:value-type="float">
            <text:p>75.444982834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337975095102911" calcext:value-type="float">
            <text:p>0.3379750951</text:p>
          </table:table-cell>
          <table:table-cell office:value-type="float" office:value="75.4662702748891" calcext:value-type="float">
            <text:p>75.466270274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337968909653935" calcext:value-type="float">
            <text:p>0.3379689097</text:p>
          </table:table-cell>
          <table:table-cell office:value-type="float" office:value="75.4678931494733" calcext:value-type="float">
            <text:p>75.4678931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37573418711261" calcext:value-type="float">
            <text:p>0.3375734187</text:p>
          </table:table-cell>
          <table:table-cell office:value-type="float" office:value="75.5718185220862" calcext:value-type="float">
            <text:p>75.571818522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37356108844051" calcext:value-type="float">
            <text:p>0.3373561088</text:p>
          </table:table-cell>
          <table:table-cell office:value-type="float" office:value="75.6290571716816" calcext:value-type="float">
            <text:p>75.62905717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37278702081344" calcext:value-type="float">
            <text:p>0.3372787021</text:p>
          </table:table-cell>
          <table:table-cell office:value-type="float" office:value="75.6494690201655" calcext:value-type="float">
            <text:p>75.649469020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0.336959757221916" calcext:value-type="float">
            <text:p>0.3369597572</text:p>
          </table:table-cell>
          <table:table-cell office:value-type="float" office:value="75.7337022759182" calcext:value-type="float">
            <text:p>75.7337022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.336956632764787" calcext:value-type="float">
            <text:p>0.3369566328</text:p>
          </table:table-cell>
          <table:table-cell office:value-type="float" office:value="75.7345284712395" calcext:value-type="float">
            <text:p>75.73452847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0.336783702174087" calcext:value-type="float">
            <text:p>0.3367837022</text:p>
          </table:table-cell>
          <table:table-cell office:value-type="float" office:value="75.7802873752324" calcext:value-type="float">
            <text:p>75.780287375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0.336509362265835" calcext:value-type="float">
            <text:p>0.3365093623</text:p>
          </table:table-cell>
          <table:table-cell office:value-type="float" office:value="75.8530057855472" calcext:value-type="float">
            <text:p>75.85300578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336423207585825" calcext:value-type="float">
            <text:p>0.3364232076</text:p>
          </table:table-cell>
          <table:table-cell office:value-type="float" office:value="75.8758744333522" calcext:value-type="float">
            <text:p>75.875874433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36251096559098" calcext:value-type="float">
            <text:p>0.3362510966</text:p>
          </table:table-cell>
          <table:table-cell office:value-type="float" office:value="75.9216048436158" calcext:value-type="float">
            <text:p>75.92160484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35941247675942" calcext:value-type="float">
            <text:p>0.3359412477</text:p>
          </table:table-cell>
          <table:table-cell office:value-type="float" office:value="76.0040867221806" calcext:value-type="float">
            <text:p>76.004086722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.33582185423787" calcext:value-type="float">
            <text:p>0.3358218542</text:p>
          </table:table-cell>
          <table:table-cell office:value-type="float" office:value="76.0359223218749" calcext:value-type="float">
            <text:p>76.035922321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35650781615933" calcext:value-type="float">
            <text:p>0.3356507816</text:p>
          </table:table-cell>
          <table:table-cell office:value-type="float" office:value="76.0815894375761" calcext:value-type="float">
            <text:p>76.08158943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0.335437043982417" calcext:value-type="float">
            <text:p>0.335437044</text:p>
          </table:table-cell>
          <table:table-cell office:value-type="float" office:value="76.1387313068888" calcext:value-type="float">
            <text:p>76.138731306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5290713452948" calcext:value-type="float">
            <text:p>0.3352907135</text:p>
          </table:table-cell>
          <table:table-cell office:value-type="float" office:value="76.1779070704974" calcext:value-type="float">
            <text:p>76.177907070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0.335205491162998" calcext:value-type="float">
            <text:p>0.3352054912</text:p>
          </table:table-cell>
          <table:table-cell office:value-type="float" office:value="76.2007434746042" calcext:value-type="float">
            <text:p>76.200743474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33508699718515" calcext:value-type="float">
            <text:p>0.3350869972</text:p>
          </table:table-cell>
          <table:table-cell office:value-type="float" office:value="76.2325206945925" calcext:value-type="float">
            <text:p>76.232520694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.334956234848129" calcext:value-type="float">
            <text:p>0.3349562348</text:p>
          </table:table-cell>
          <table:table-cell office:value-type="float" office:value="76.2676221225845" calcext:value-type="float">
            <text:p>76.267622122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34926015377326" calcext:value-type="float">
            <text:p>0.3349260154</text:p>
          </table:table-cell>
          <table:table-cell office:value-type="float" office:value="76.2757392421544" calcext:value-type="float">
            <text:p>76.27573924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334695518511969" calcext:value-type="float">
            <text:p>0.3346955185</text:p>
          </table:table-cell>
          <table:table-cell office:value-type="float" office:value="76.3377151076673" calcext:value-type="float">
            <text:p>76.337715107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0.334689394806853" calcext:value-type="float">
            <text:p>0.3346893948</text:p>
          </table:table-cell>
          <table:table-cell office:value-type="float" office:value="76.3393631695547" calcext:value-type="float">
            <text:p>76.339363169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334616752042307" calcext:value-type="float">
            <text:p>0.334616752</text:p>
          </table:table-cell>
          <table:table-cell office:value-type="float" office:value="76.3589194121824" calcext:value-type="float">
            <text:p>76.358919412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334405098729203" calcext:value-type="float">
            <text:p>0.3344050987</text:p>
          </table:table-cell>
          <table:table-cell office:value-type="float" office:value="76.4159622795146" calcext:value-type="float">
            <text:p>76.415962279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.334236064946187" calcext:value-type="float">
            <text:p>0.3342360649</text:p>
          </table:table-cell>
          <table:table-cell office:value-type="float" office:value="76.4615866923945" calcext:value-type="float">
            <text:p>76.46158669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34130432916068" calcext:value-type="float">
            <text:p>0.3341304329</text:p>
          </table:table-cell>
          <table:table-cell office:value-type="float" office:value="76.4901288611771" calcext:value-type="float">
            <text:p>76.490128861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0.33401600238923" calcext:value-type="float">
            <text:p>0.3340160024</text:p>
          </table:table-cell>
          <table:table-cell office:value-type="float" office:value="76.5210751183315" calcext:value-type="float">
            <text:p>76.52107511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3394087160271" calcext:value-type="float">
            <text:p>0.3339408716</text:p>
          </table:table-cell>
          <table:table-cell office:value-type="float" office:value="76.541408389599" calcext:value-type="float">
            <text:p>76.54140838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333877601852851" calcext:value-type="float">
            <text:p>0.3338776019</text:p>
          </table:table-cell>
          <table:table-cell office:value-type="float" office:value="76.5585409169968" calcext:value-type="float">
            <text:p>76.5585409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33628261092898" calcext:value-type="float">
            <text:p>0.3336282611</text:p>
          </table:table-cell>
          <table:table-cell office:value-type="float" office:value="76.6261417564963" calcext:value-type="float">
            <text:p>76.626141756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0.333502343021756" calcext:value-type="float">
            <text:p>0.333502343</text:p>
          </table:table-cell>
          <table:table-cell office:value-type="float" office:value="76.6603308548061" calcext:value-type="float">
            <text:p>76.660330854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333460402003438" calcext:value-type="float">
            <text:p>0.333460402</text:p>
          </table:table-cell>
          <table:table-cell office:value-type="float" office:value="76.6717261453541" calcext:value-type="float">
            <text:p>76.671726145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.333277794161536" calcext:value-type="float">
            <text:p>0.3332777942</text:p>
          </table:table-cell>
          <table:table-cell office:value-type="float" office:value="76.721384219606" calcext:value-type="float">
            <text:p>76.721384219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333122538461538" calcext:value-type="float">
            <text:p>0.3331225385</text:p>
          </table:table-cell>
          <table:table-cell office:value-type="float" office:value="76.7636604381735" calcext:value-type="float">
            <text:p>76.76366043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333110463244942" calcext:value-type="float">
            <text:p>0.3331104632</text:p>
          </table:table-cell>
          <table:table-cell office:value-type="float" office:value="76.7669506964708" calcext:value-type="float">
            <text:p>76.76695069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0.332943384114241" calcext:value-type="float">
            <text:p>0.3329433841</text:p>
          </table:table-cell>
          <table:table-cell office:value-type="float" office:value="76.8125086532454" calcext:value-type="float">
            <text:p>76.81250865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332833179509641" calcext:value-type="float">
            <text:p>0.3328331795</text:p>
          </table:table-cell>
          <table:table-cell office:value-type="float" office:value="76.8425913700778" calcext:value-type="float">
            <text:p>76.84259137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.332642581418298" calcext:value-type="float">
            <text:p>0.3326425814</text:p>
          </table:table-cell>
          <table:table-cell office:value-type="float" office:value="76.8946810796343" calcext:value-type="float">
            <text:p>76.894681079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332577271163415" calcext:value-type="float">
            <text:p>0.3325772712</text:p>
          </table:table-cell>
          <table:table-cell office:value-type="float" office:value="76.9125481786799" calcext:value-type="float">
            <text:p>76.91254817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332360580883274" calcext:value-type="float">
            <text:p>0.3323605809</text:p>
          </table:table-cell>
          <table:table-cell office:value-type="float" office:value="76.9718948903658" calcext:value-type="float">
            <text:p>76.971894890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0.332227107744541" calcext:value-type="float">
            <text:p>0.3322271077</text:p>
          </table:table-cell>
          <table:table-cell office:value-type="float" office:value="77.0085009636094" calcext:value-type="float">
            <text:p>77.00850096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331813186983415" calcext:value-type="float">
            <text:p>0.331813187</text:p>
          </table:table-cell>
          <table:table-cell office:value-type="float" office:value="77.1222687058546" calcext:value-type="float">
            <text:p>77.12226870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0.3317246259268" calcext:value-type="float">
            <text:p>0.3317246259</text:p>
          </table:table-cell>
          <table:table-cell office:value-type="float" office:value="77.1466586427028" calcext:value-type="float">
            <text:p>77.146658642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331644958890563" calcext:value-type="float">
            <text:p>0.3316449589</text:p>
          </table:table-cell>
          <table:table-cell office:value-type="float" office:value="77.1686138139444" calcext:value-type="float">
            <text:p>77.16861381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0.331151041126034" calcext:value-type="float">
            <text:p>0.3311510411</text:p>
          </table:table-cell>
          <table:table-cell office:value-type="float" office:value="77.3050419693893" calcext:value-type="float">
            <text:p>77.30504196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0.330986891616223" calcext:value-type="float">
            <text:p>0.3309868916</text:p>
          </table:table-cell>
          <table:table-cell office:value-type="float" office:value="77.3505017240326" calcext:value-type="float">
            <text:p>77.35050172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0.330884309403254" calcext:value-type="float">
            <text:p>0.3308843094</text:p>
          </table:table-cell>
          <table:table-cell office:value-type="float" office:value="77.3789412002387" calcext:value-type="float">
            <text:p>77.3789412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0.330638770461448" calcext:value-type="float">
            <text:p>0.3306387705</text:p>
          </table:table-cell>
          <table:table-cell office:value-type="float" office:value="77.4471081036805" calcext:value-type="float">
            <text:p>77.447108103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30056219278456" calcext:value-type="float">
            <text:p>0.3300562193</text:p>
          </table:table-cell>
          <table:table-cell office:value-type="float" office:value="77.6093734688504" calcext:value-type="float">
            <text:p>77.6093734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29983616679225" calcext:value-type="float">
            <text:p>0.3299836167</text:p>
          </table:table-cell>
          <table:table-cell office:value-type="float" office:value="77.6296495146889" calcext:value-type="float">
            <text:p>77.62964951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329974925461382" calcext:value-type="float">
            <text:p>0.3299749255</text:p>
          </table:table-cell>
          <table:table-cell office:value-type="float" office:value="77.6320775406095" calcext:value-type="float">
            <text:p>77.632077540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329905420432261" calcext:value-type="float">
            <text:p>0.3299054204</text:p>
          </table:table-cell>
          <table:table-cell office:value-type="float" office:value="77.6515009361682" calcext:value-type="float">
            <text:p>77.6515009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0.329893691683452" calcext:value-type="float">
            <text:p>0.3298936917</text:p>
          </table:table-cell>
          <table:table-cell office:value-type="float" office:value="77.6547796397594" calcext:value-type="float">
            <text:p>77.65477963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0.329731403949684" calcext:value-type="float">
            <text:p>0.3297314039</text:p>
          </table:table-cell>
          <table:table-cell office:value-type="float" office:value="77.7001779365376" calcext:value-type="float">
            <text:p>77.700177936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329165277297424" calcext:value-type="float">
            <text:p>0.3291652773</text:p>
          </table:table-cell>
          <table:table-cell office:value-type="float" office:value="77.8590104364559" calcext:value-type="float">
            <text:p>77.859010436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0.329029797123969" calcext:value-type="float">
            <text:p>0.3290297971</text:p>
          </table:table-cell>
          <table:table-cell office:value-type="float" office:value="77.8971282397621" calcext:value-type="float">
            <text:p>77.897128239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328825659438004" calcext:value-type="float">
            <text:p>0.3288256594</text:p>
          </table:table-cell>
          <table:table-cell office:value-type="float" office:value="77.9546417822847" calcext:value-type="float">
            <text:p>77.95464178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.328584671695026" calcext:value-type="float">
            <text:p>0.3285846717</text:p>
          </table:table-cell>
          <table:table-cell office:value-type="float" office:value="78.0226595382533" calcext:value-type="float">
            <text:p>78.02265953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7" calcext:value-type="float">
            <text:p>-27</text:p>
          </table:table-cell>
          <table:table-cell office:value-type="float" office:value="0.328547454803991" calcext:value-type="float">
            <text:p>0.3285474548</text:p>
          </table:table-cell>
          <table:table-cell office:value-type="float" office:value="78.0331756587051" calcext:value-type="float">
            <text:p>78.03317565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8510140319696" calcext:value-type="float">
            <text:p>0.3285101403</text:p>
          </table:table-cell>
          <table:table-cell office:value-type="float" office:value="78.0437225328984" calcext:value-type="float">
            <text:p>78.043722532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328481632025239" calcext:value-type="float">
            <text:p>0.328481632</text:p>
          </table:table-cell>
          <table:table-cell office:value-type="float" office:value="78.0517824977781" calcext:value-type="float">
            <text:p>78.05178249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0.328470054471633" calcext:value-type="float">
            <text:p>0.3284700545</text:p>
          </table:table-cell>
          <table:table-cell office:value-type="float" office:value="78.0550562749697" calcext:value-type="float">
            <text:p>78.0550562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328307077763559" calcext:value-type="float">
            <text:p>0.3283070778</text:p>
          </table:table-cell>
          <table:table-cell office:value-type="float" office:value="78.1011736507988" calcext:value-type="float">
            <text:p>78.101173650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0.328264177360702" calcext:value-type="float">
            <text:p>0.3282641774</text:p>
          </table:table-cell>
          <table:table-cell office:value-type="float" office:value="78.1133232587344" calcext:value-type="float">
            <text:p>78.113323258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0.328189863812268" calcext:value-type="float">
            <text:p>0.3281898638</text:p>
          </table:table-cell>
          <table:table-cell office:value-type="float" office:value="78.1343792181125" calcext:value-type="float">
            <text:p>78.13437921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328184200202744" calcext:value-type="float">
            <text:p>0.3281842002</text:p>
          </table:table-cell>
          <table:table-cell office:value-type="float" office:value="78.1359844619635" calcext:value-type="float">
            <text:p>78.1359844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.327990166050509" calcext:value-type="float">
            <text:p>0.3279901661</text:p>
          </table:table-cell>
          <table:table-cell office:value-type="float" office:value="78.1910243306175" calcext:value-type="float">
            <text:p>78.191024330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0.327822038282562" calcext:value-type="float">
            <text:p>0.3278220383</text:p>
          </table:table-cell>
          <table:table-cell office:value-type="float" office:value="78.2387856662893" calcext:value-type="float">
            <text:p>78.23878566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7552111032291" calcext:value-type="float">
            <text:p>0.327552111</text:p>
          </table:table-cell>
          <table:table-cell office:value-type="float" office:value="78.315602460601" calcext:value-type="float">
            <text:p>78.315602460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.327378924535171" calcext:value-type="float">
            <text:p>0.3273789245</text:p>
          </table:table-cell>
          <table:table-cell office:value-type="float" office:value="78.36497729054" calcext:value-type="float">
            <text:p>78.36497729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.327257085801988" calcext:value-type="float">
            <text:p>0.3272570858</text:p>
          </table:table-cell>
          <table:table-cell office:value-type="float" office:value="78.3997547833341" calcext:value-type="float">
            <text:p>78.39975478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327138242135304" calcext:value-type="float">
            <text:p>0.3271382421</text:p>
          </table:table-cell>
          <table:table-cell office:value-type="float" office:value="78.4337106301286" calcext:value-type="float">
            <text:p>78.433710630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0.327098656342571" calcext:value-type="float">
            <text:p>0.3270986563</text:p>
          </table:table-cell>
          <table:table-cell office:value-type="float" office:value="78.4450283299633" calcext:value-type="float">
            <text:p>78.445028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0.326821957581052" calcext:value-type="float">
            <text:p>0.3268219576</text:p>
          </table:table-cell>
          <table:table-cell office:value-type="float" office:value="78.5242394591275" calcext:value-type="float">
            <text:p>78.52423945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4" calcext:value-type="float">
            <text:p>-34</text:p>
          </table:table-cell>
          <table:table-cell office:value-type="float" office:value="0.326506588629393" calcext:value-type="float">
            <text:p>0.3265065886</text:p>
          </table:table-cell>
          <table:table-cell office:value-type="float" office:value="78.614739259026" calcext:value-type="float">
            <text:p>78.61473925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26326648263571" calcext:value-type="float">
            <text:p>0.3263266483</text:p>
          </table:table-cell>
          <table:table-cell office:value-type="float" office:value="78.6664804713355" calcext:value-type="float">
            <text:p>78.66648047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0.326217212027374" calcext:value-type="float">
            <text:p>0.326217212</text:p>
          </table:table-cell>
          <table:table-cell office:value-type="float" office:value="78.6979857613747" calcext:value-type="float">
            <text:p>78.697985761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0.325934366429138" calcext:value-type="float">
            <text:p>0.3259343664</text:p>
          </table:table-cell>
          <table:table-cell office:value-type="float" office:value="78.7795443798488" calcext:value-type="float">
            <text:p>78.77954437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32565214789427" calcext:value-type="float">
            <text:p>0.3256521479</text:p>
          </table:table-cell>
          <table:table-cell office:value-type="float" office:value="78.8611110462276" calcext:value-type="float">
            <text:p>78.861111046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0.325543495904396" calcext:value-type="float">
            <text:p>0.3255434959</text:p>
          </table:table-cell>
          <table:table-cell office:value-type="float" office:value="78.8925640452097" calcext:value-type="float">
            <text:p>78.892564045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0.325496036827882" calcext:value-type="float">
            <text:p>0.3254960368</text:p>
          </table:table-cell>
          <table:table-cell office:value-type="float" office:value="78.9063115021264" calcext:value-type="float">
            <text:p>78.906311502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.325184487041864" calcext:value-type="float">
            <text:p>0.325184487</text:p>
          </table:table-cell>
          <table:table-cell office:value-type="float" office:value="78.9966914729919" calcext:value-type="float">
            <text:p>78.9966914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.325112245046053" calcext:value-type="float">
            <text:p>0.325112245</text:p>
          </table:table-cell>
          <table:table-cell office:value-type="float" office:value="79.0176818746644" calcext:value-type="float">
            <text:p>79.017681874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0.325106739276833" calcext:value-type="float">
            <text:p>0.3251067393</text:p>
          </table:table-cell>
          <table:table-cell office:value-type="float" office:value="79.0192821258602" calcext:value-type="float">
            <text:p>79.01928212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24754659477095" calcext:value-type="float">
            <text:p>0.3247546595</text:p>
          </table:table-cell>
          <table:table-cell office:value-type="float" office:value="79.1217651499696" calcext:value-type="float">
            <text:p>79.121765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24561163414502" calcext:value-type="float">
            <text:p>0.3245611634</text:p>
          </table:table-cell>
          <table:table-cell office:value-type="float" office:value="79.1782147827157" calcext:value-type="float">
            <text:p>79.178214782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324492232515048" calcext:value-type="float">
            <text:p>0.3244922325</text:p>
          </table:table-cell>
          <table:table-cell office:value-type="float" office:value="79.1983461838483" calcext:value-type="float">
            <text:p>79.198346183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.324434181851296" calcext:value-type="float">
            <text:p>0.3244341819</text:p>
          </table:table-cell>
          <table:table-cell office:value-type="float" office:value="79.2153088979331" calcext:value-type="float">
            <text:p>79.215308897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0.324323851881106" calcext:value-type="float">
            <text:p>0.3243238519</text:p>
          </table:table-cell>
          <table:table-cell office:value-type="float" office:value="79.2475703761396" calcext:value-type="float">
            <text:p>79.247570376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0.324208174151586" calcext:value-type="float">
            <text:p>0.3242081742</text:p>
          </table:table-cell>
          <table:table-cell office:value-type="float" office:value="79.2814272535487" calcext:value-type="float">
            <text:p>79.281427253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.323883760565542" calcext:value-type="float">
            <text:p>0.3238837606</text:p>
          </table:table-cell>
          <table:table-cell office:value-type="float" office:value="79.3765508913053" calcext:value-type="float">
            <text:p>79.376550891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23790623479954" calcext:value-type="float">
            <text:p>0.3237906235</text:p>
          </table:table-cell>
          <table:table-cell office:value-type="float" office:value="79.4039076281987" calcext:value-type="float">
            <text:p>79.403907628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323741261241905" calcext:value-type="float">
            <text:p>0.3237412612</text:p>
          </table:table-cell>
          <table:table-cell office:value-type="float" office:value="79.4184151580459" calcext:value-type="float">
            <text:p>79.41841515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.323730177705502" calcext:value-type="float">
            <text:p>0.3237301777</text:p>
          </table:table-cell>
          <table:table-cell office:value-type="float" office:value="79.4216734201873" calcext:value-type="float">
            <text:p>79.421673420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323576813121427" calcext:value-type="float">
            <text:p>0.3235768131</text:p>
          </table:table-cell>
          <table:table-cell office:value-type="float" office:value="79.4667893136398" calcext:value-type="float">
            <text:p>79.46678931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0.323041748558206" calcext:value-type="float">
            <text:p>0.3230417486</text:p>
          </table:table-cell>
          <table:table-cell office:value-type="float" office:value="79.6246431323014" calcext:value-type="float">
            <text:p>79.62464313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22919186579021" calcext:value-type="float">
            <text:p>0.3229191866</text:p>
          </table:table-cell>
          <table:table-cell office:value-type="float" office:value="79.6609003618728" calcext:value-type="float">
            <text:p>79.66090036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.322720715914528" calcext:value-type="float">
            <text:p>0.3227207159</text:p>
          </table:table-cell>
          <table:table-cell office:value-type="float" office:value="79.7196922257711" calcext:value-type="float">
            <text:p>79.71969222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office:value-type="float" office:value="0.322644721558478" calcext:value-type="float">
            <text:p>0.3226447216</text:p>
          </table:table-cell>
          <table:table-cell office:value-type="float" office:value="79.7422294373919" calcext:value-type="float">
            <text:p>79.742229437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322492893763974" calcext:value-type="float">
            <text:p>0.3224928938</text:p>
          </table:table-cell>
          <table:table-cell office:value-type="float" office:value="79.7872990519305" calcext:value-type="float">
            <text:p>79.78729905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242243044249" calcext:value-type="float">
            <text:p>0.3224224304</text:p>
          </table:table-cell>
          <table:table-cell office:value-type="float" office:value="79.8082353326976" calcext:value-type="float">
            <text:p>79.8082353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322384531822364" calcext:value-type="float">
            <text:p>0.3223845318</text:p>
          </table:table-cell>
          <table:table-cell office:value-type="float" office:value="79.819500996866" calcext:value-type="float">
            <text:p>79.819500996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0.322189880081626" calcext:value-type="float">
            <text:p>0.3221898801</text:p>
          </table:table-cell>
          <table:table-cell office:value-type="float" office:value="79.8774191532994" calcext:value-type="float">
            <text:p>79.877419153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0.322114260025356" calcext:value-type="float">
            <text:p>0.32211426</text:p>
          </table:table-cell>
          <table:table-cell office:value-type="float" office:value="79.8999452159883" calcext:value-type="float">
            <text:p>79.8999452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0.321779965681813" calcext:value-type="float">
            <text:p>0.3217799657</text:p>
          </table:table-cell>
          <table:table-cell office:value-type="float" office:value="79.9996978519381" calcext:value-type="float">
            <text:p>79.99969785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0.321685705611602" calcext:value-type="float">
            <text:p>0.3216857056</text:p>
          </table:table-cell>
          <table:table-cell office:value-type="float" office:value="80.0278754934343" calcext:value-type="float">
            <text:p>80.02787549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21583586884122" calcext:value-type="float">
            <text:p>0.3215835869</text:p>
          </table:table-cell>
          <table:table-cell office:value-type="float" office:value="80.0584275769333" calcext:value-type="float">
            <text:p>80.058427576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321516535392638" calcext:value-type="float">
            <text:p>0.3215165354</text:p>
          </table:table-cell>
          <table:table-cell office:value-type="float" office:value="80.0785024546963" calcext:value-type="float">
            <text:p>80.078502454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0.32123750641483" calcext:value-type="float">
            <text:p>0.3212375064</text:p>
          </table:table-cell>
          <table:table-cell office:value-type="float" office:value="80.1621641454333" calcext:value-type="float">
            <text:p>80.16216414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21087655638945" calcext:value-type="float">
            <text:p>0.3210876556</text:p>
          </table:table-cell>
          <table:table-cell office:value-type="float" office:value="80.2071754058431" calcext:value-type="float">
            <text:p>80.207175405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0.320849886810761" calcext:value-type="float">
            <text:p>0.3208498868</text:p>
          </table:table-cell>
          <table:table-cell office:value-type="float" office:value="80.2787118711803" calcext:value-type="float">
            <text:p>80.27871187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20834011444754" calcext:value-type="float">
            <text:p>0.3208340114</text:p>
          </table:table-cell>
          <table:table-cell office:value-type="float" office:value="80.2834933410444" calcext:value-type="float">
            <text:p>80.2834933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320825920624904" calcext:value-type="float">
            <text:p>0.3208259206</text:p>
          </table:table-cell>
          <table:table-cell office:value-type="float" office:value="80.2859304457284" calcext:value-type="float">
            <text:p>80.28593044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320785988913548" calcext:value-type="float">
            <text:p>0.3207859889</text:p>
          </table:table-cell>
          <table:table-cell office:value-type="float" office:value="80.2979610574098" calcext:value-type="float">
            <text:p>80.29796105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0.32062600108733" calcext:value-type="float">
            <text:p>0.3206260011</text:p>
          </table:table-cell>
          <table:table-cell office:value-type="float" office:value="80.346202889977" calcext:value-type="float">
            <text:p>80.346202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0.320527577215471" calcext:value-type="float">
            <text:p>0.3205275772</text:p>
          </table:table-cell>
          <table:table-cell office:value-type="float" office:value="80.3759135291617" calcext:value-type="float">
            <text:p>80.375913529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20357337070893" calcext:value-type="float">
            <text:p>0.3203573371</text:p>
          </table:table-cell>
          <table:table-cell office:value-type="float" office:value="80.4273614131141" calcext:value-type="float">
            <text:p>80.42736141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320298997779556" calcext:value-type="float">
            <text:p>0.3202989978</text:p>
          </table:table-cell>
          <table:table-cell office:value-type="float" office:value="80.4450090756065" calcext:value-type="float">
            <text:p>80.44500907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7" calcext:value-type="float">
            <text:p>-37</text:p>
          </table:table-cell>
          <table:table-cell office:value-type="float" office:value="0.32010541833934" calcext:value-type="float">
            <text:p>0.3201054183</text:p>
          </table:table-cell>
          <table:table-cell office:value-type="float" office:value="80.5036295294835" calcext:value-type="float">
            <text:p>80.503629529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319986166974898" calcext:value-type="float">
            <text:p>0.319986167</text:p>
          </table:table-cell>
          <table:table-cell office:value-type="float" office:value="80.5397896374862" calcext:value-type="float">
            <text:p>80.53978963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19920007716288" calcext:value-type="float">
            <text:p>0.3199200077</text:p>
          </table:table-cell>
          <table:table-cell office:value-type="float" office:value="80.5598666406596" calcext:value-type="float">
            <text:p>80.5598666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319616284023804" calcext:value-type="float">
            <text:p>0.319616284</text:p>
          </table:table-cell>
          <table:table-cell office:value-type="float" office:value="80.6521811135933" calcext:value-type="float">
            <text:p>80.652181113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0.319537132167568" calcext:value-type="float">
            <text:p>0.3195371322</text:p>
          </table:table-cell>
          <table:table-cell office:value-type="float" office:value="80.6762779195263" calcext:value-type="float">
            <text:p>80.676277919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0.319476576757384" calcext:value-type="float">
            <text:p>0.3194765768</text:p>
          </table:table-cell>
          <table:table-cell office:value-type="float" office:value="80.6947242362364" calcext:value-type="float">
            <text:p>80.69472423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3" calcext:value-type="float">
            <text:p>-33</text:p>
          </table:table-cell>
          <table:table-cell office:value-type="float" office:value="0.319315981405608" calcext:value-type="float">
            <text:p>0.3193159814</text:p>
          </table:table-cell>
          <table:table-cell office:value-type="float" office:value="80.7436907172596" calcext:value-type="float">
            <text:p>80.74369071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0.319271193806921" calcext:value-type="float">
            <text:p>0.3192711938</text:p>
          </table:table-cell>
          <table:table-cell office:value-type="float" office:value="80.7573586830054" calcext:value-type="float">
            <text:p>80.7573586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18877601067748" calcext:value-type="float">
            <text:p>0.3188776011</text:p>
          </table:table-cell>
          <table:table-cell office:value-type="float" office:value="80.8776975449341" calcext:value-type="float">
            <text:p>80.877697544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.318869657354304" calcext:value-type="float">
            <text:p>0.3188696574</text:p>
          </table:table-cell>
          <table:table-cell office:value-type="float" office:value="80.8801304607436" calcext:value-type="float">
            <text:p>80.880130460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0.318686485187829" calcext:value-type="float">
            <text:p>0.3186864852</text:p>
          </table:table-cell>
          <table:table-cell office:value-type="float" office:value="80.9362763538305" calcext:value-type="float">
            <text:p>80.936276353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318240259939468" calcext:value-type="float">
            <text:p>0.3182402599</text:p>
          </table:table-cell>
          <table:table-cell office:value-type="float" office:value="81.0734224160277" calcext:value-type="float">
            <text:p>81.07342241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.318045132310139" calcext:value-type="float">
            <text:p>0.3180451323</text:p>
          </table:table-cell>
          <table:table-cell office:value-type="float" office:value="81.1335595106986" calcext:value-type="float">
            <text:p>81.133559510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17972392614743" calcext:value-type="float">
            <text:p>0.3179723926</text:p>
          </table:table-cell>
          <table:table-cell office:value-type="float" office:value="81.1560032285737" calcext:value-type="float">
            <text:p>81.156003228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17956940536613" calcext:value-type="float">
            <text:p>0.3179569405</text:p>
          </table:table-cell>
          <table:table-cell office:value-type="float" office:value="81.1607727502032" calcext:value-type="float">
            <text:p>81.16077275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0.317949065428063" calcext:value-type="float">
            <text:p>0.3179490654</text:p>
          </table:table-cell>
          <table:table-cell office:value-type="float" office:value="81.1632037673652" calcext:value-type="float">
            <text:p>81.16320376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0.317899702805136" calcext:value-type="float">
            <text:p>0.3178997028</text:p>
          </table:table-cell>
          <table:table-cell office:value-type="float" office:value="81.17844557861" calcext:value-type="float">
            <text:p>81.178445578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317658668798385" calcext:value-type="float">
            <text:p>0.3176586688</text:p>
          </table:table-cell>
          <table:table-cell office:value-type="float" office:value="81.2529632522003" calcext:value-type="float">
            <text:p>81.252963252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317247730005121" calcext:value-type="float">
            <text:p>0.31724773</text:p>
          </table:table-cell>
          <table:table-cell office:value-type="float" office:value="81.3803657848232" calcext:value-type="float">
            <text:p>81.38036578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0.317067238065217" calcext:value-type="float">
            <text:p>0.3170672381</text:p>
          </table:table-cell>
          <table:table-cell office:value-type="float" office:value="81.4364663137736" calcext:value-type="float">
            <text:p>81.436466313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6943647233015" calcext:value-type="float">
            <text:p>0.3169436472</text:p>
          </table:table-cell>
          <table:table-cell office:value-type="float" office:value="81.4749313452396" calcext:value-type="float">
            <text:p>81.47493134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316871660510205" calcext:value-type="float">
            <text:p>0.3168716605</text:p>
          </table:table-cell>
          <table:table-cell office:value-type="float" office:value="81.4973546476849" calcext:value-type="float">
            <text:p>81.497354647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0.316727834093837" calcext:value-type="float">
            <text:p>0.3167278341</text:p>
          </table:table-cell>
          <table:table-cell office:value-type="float" office:value="81.5421973206624" calcext:value-type="float">
            <text:p>81.54219732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316661081768486" calcext:value-type="float">
            <text:p>0.3166610818</text:p>
          </table:table-cell>
          <table:table-cell office:value-type="float" office:value="81.5630285662777" calcext:value-type="float">
            <text:p>81.563028566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0.316635548114174" calcext:value-type="float">
            <text:p>0.3166355481</text:p>
          </table:table-cell>
          <table:table-cell office:value-type="float" office:value="81.5709999818987" calcext:value-type="float">
            <text:p>81.57099998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316625178462469" calcext:value-type="float">
            <text:p>0.3166251785</text:p>
          </table:table-cell>
          <table:table-cell office:value-type="float" office:value="81.5742378131986" calcext:value-type="float">
            <text:p>81.57423781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0.316435592433039" calcext:value-type="float">
            <text:p>0.3164355924</text:p>
          </table:table-cell>
          <table:table-cell office:value-type="float" office:value="81.6334857066415" calcext:value-type="float">
            <text:p>81.63348570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0.316374196798591" calcext:value-type="float">
            <text:p>0.3163741968</text:p>
          </table:table-cell>
          <table:table-cell office:value-type="float" office:value="81.6526934721113" calcext:value-type="float">
            <text:p>81.652693472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316369123133761" calcext:value-type="float">
            <text:p>0.3163691231</text:p>
          </table:table-cell>
          <table:table-cell office:value-type="float" office:value="81.654281237776" calcext:value-type="float">
            <text:p>81.654281237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0.316195289154523" calcext:value-type="float">
            <text:p>0.3161952892</text:p>
          </table:table-cell>
          <table:table-cell office:value-type="float" office:value="81.7087235704948" calcext:value-type="float">
            <text:p>81.70872357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316052381363217" calcext:value-type="float">
            <text:p>0.3160523814</text:p>
          </table:table-cell>
          <table:table-cell office:value-type="float" office:value="81.753541898211" calcext:value-type="float">
            <text:p>81.75354189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1594027452787" calcext:value-type="float">
            <text:p>0.3159402745</text:p>
          </table:table-cell>
          <table:table-cell office:value-type="float" office:value="81.7887395319494" calcext:value-type="float">
            <text:p>81.788739531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315802758294171" calcext:value-type="float">
            <text:p>0.3158027583</text:p>
          </table:table-cell>
          <table:table-cell office:value-type="float" office:value="81.8319617645311" calcext:value-type="float">
            <text:p>81.831961764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 office:value-type="float" office:value="0.315647539308841" calcext:value-type="float">
            <text:p>0.3156475393</text:p>
          </table:table-cell>
          <table:table-cell office:value-type="float" office:value="81.8808103363911" calcext:value-type="float">
            <text:p>81.880810336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1553833054068" calcext:value-type="float">
            <text:p>0.3155383305</text:p>
          </table:table-cell>
          <table:table-cell office:value-type="float" office:value="81.9152187922698" calcext:value-type="float">
            <text:p>81.915218792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0.31543179810057" calcext:value-type="float">
            <text:p>0.3154317981</text:p>
          </table:table-cell>
          <table:table-cell office:value-type="float" office:value="81.9488156253336" calcext:value-type="float">
            <text:p>81.948815625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5178527476499" calcext:value-type="float">
            <text:p>0.3151785275</text:p>
          </table:table-cell>
          <table:table-cell office:value-type="float" office:value="82.0288144834698" calcext:value-type="float">
            <text:p>82.02881448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0.315148238269116" calcext:value-type="float">
            <text:p>0.3151482383</text:p>
          </table:table-cell>
          <table:table-cell office:value-type="float" office:value="82.0383935908987" calcext:value-type="float">
            <text:p>82.038393590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314704060611793" calcext:value-type="float">
            <text:p>0.3147040606</text:p>
          </table:table-cell>
          <table:table-cell office:value-type="float" office:value="82.1791590548458" calcext:value-type="float">
            <text:p>82.17915905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0.314648755112936" calcext:value-type="float">
            <text:p>0.3146487551</text:p>
          </table:table-cell>
          <table:table-cell office:value-type="float" office:value="82.196724455341" calcext:value-type="float">
            <text:p>82.196724455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0.31435217428781" calcext:value-type="float">
            <text:p>0.3143521743</text:p>
          </table:table-cell>
          <table:table-cell office:value-type="float" office:value="82.2910661656155" calcext:value-type="float">
            <text:p>82.291066165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0.314347100697585" calcext:value-type="float">
            <text:p>0.3143471007</text:p>
          </table:table-cell>
          <table:table-cell office:value-type="float" office:value="82.2926822030867" calcext:value-type="float">
            <text:p>82.292682203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4169075639227" calcext:value-type="float">
            <text:p>0.3141690756</text:p>
          </table:table-cell>
          <table:table-cell office:value-type="float" office:value="82.3494323355462" calcext:value-type="float">
            <text:p>82.349432335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0.314001465715275" calcext:value-type="float">
            <text:p>0.3140014657</text:p>
          </table:table-cell>
          <table:table-cell office:value-type="float" office:value="82.4029436974812" calcext:value-type="float">
            <text:p>82.40294369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3893859846888" calcext:value-type="float">
            <text:p>0.3138938598</text:p>
          </table:table-cell>
          <table:table-cell office:value-type="float" office:value="82.4373397552817" calcext:value-type="float">
            <text:p>82.43733975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3" calcext:value-type="float">
            <text:p>-33</text:p>
          </table:table-cell>
          <table:table-cell office:value-type="float" office:value="0.313716699304773" calcext:value-type="float">
            <text:p>0.3137166993</text:p>
          </table:table-cell>
          <table:table-cell office:value-type="float" office:value="82.4940400074869" calcext:value-type="float">
            <text:p>82.494040007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0.313614423785756" calcext:value-type="float">
            <text:p>0.3136144238</text:p>
          </table:table-cell>
          <table:table-cell office:value-type="float" office:value="82.5268136816279" calcext:value-type="float">
            <text:p>82.52681368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0.31360948173872" calcext:value-type="float">
            <text:p>0.3136094817</text:p>
          </table:table-cell>
          <table:table-cell office:value-type="float" office:value="82.5283980854497" calcext:value-type="float">
            <text:p>82.52839808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.313293414306581" calcext:value-type="float">
            <text:p>0.3132934143</text:p>
          </table:table-cell>
          <table:table-cell office:value-type="float" office:value="82.6298721274088" calcext:value-type="float">
            <text:p>82.62987212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13191743129829" calcext:value-type="float">
            <text:p>0.3131917431</text:p>
          </table:table-cell>
          <table:table-cell office:value-type="float" office:value="82.6625742055586" calcext:value-type="float">
            <text:p>82.662574205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0.313119679567831" calcext:value-type="float">
            <text:p>0.3131196796</text:p>
          </table:table-cell>
          <table:table-cell office:value-type="float" office:value="82.6857709632098" calcext:value-type="float">
            <text:p>82.68577096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3057783228491" calcext:value-type="float">
            <text:p>0.3130577832</text:p>
          </table:table-cell>
          <table:table-cell office:value-type="float" office:value="82.7057067893034" calcext:value-type="float">
            <text:p>82.70570678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0.3130056546528" calcext:value-type="float">
            <text:p>0.3130056547</text:p>
          </table:table-cell>
          <table:table-cell office:value-type="float" office:value="82.7225050600852" calcext:value-type="float">
            <text:p>82.722505060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12800185378268" calcext:value-type="float">
            <text:p>0.3128001854</text:p>
          </table:table-cell>
          <table:table-cell office:value-type="float" office:value="82.7887925788761" calcext:value-type="float">
            <text:p>82.78879257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.312661829691515" calcext:value-type="float">
            <text:p>0.3126618297</text:p>
          </table:table-cell>
          <table:table-cell office:value-type="float" office:value="82.8334963928713" calcext:value-type="float">
            <text:p>82.83349639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12511288857136" calcext:value-type="float">
            <text:p>0.3125112889</text:p>
          </table:table-cell>
          <table:table-cell office:value-type="float" office:value="82.8821997971326" calcext:value-type="float">
            <text:p>82.88219979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.312442279578429" calcext:value-type="float">
            <text:p>0.3124422796</text:p>
          </table:table-cell>
          <table:table-cell office:value-type="float" office:value="82.904547681292" calcext:value-type="float">
            <text:p>82.90454768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0.312427619741619" calcext:value-type="float">
            <text:p>0.3124276197</text:p>
          </table:table-cell>
          <table:table-cell office:value-type="float" office:value="82.9092968729658" calcext:value-type="float">
            <text:p>82.90929687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0.312383273466577" calcext:value-type="float">
            <text:p>0.3123832735</text:p>
          </table:table-cell>
          <table:table-cell office:value-type="float" office:value="82.923667037439" calcext:value-type="float">
            <text:p>82.92366703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312235525717118" calcext:value-type="float">
            <text:p>0.3122355257</text:p>
          </table:table-cell>
          <table:table-cell office:value-type="float" office:value="82.9715848382222" calcext:value-type="float">
            <text:p>82.971584838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0.311987390491586" calcext:value-type="float">
            <text:p>0.3119873905</text:p>
          </table:table-cell>
          <table:table-cell office:value-type="float" office:value="83.0522025703974" calcext:value-type="float">
            <text:p>83.052202570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0.311933504687614" calcext:value-type="float">
            <text:p>0.3119335047</text:p>
          </table:table-cell>
          <table:table-cell office:value-type="float" office:value="83.0697333592108" calcext:value-type="float">
            <text:p>83.069733359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.31189175184359" calcext:value-type="float">
            <text:p>0.3118917518</text:p>
          </table:table-cell>
          <table:table-cell office:value-type="float" office:value="83.0833227047827" calcext:value-type="float">
            <text:p>83.08332270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311754691782853" calcext:value-type="float">
            <text:p>0.3117546918</text:p>
          </table:table-cell>
          <table:table-cell office:value-type="float" office:value="83.127967436344" calcext:value-type="float">
            <text:p>83.12796743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11644528778672" calcext:value-type="float">
            <text:p>0.3116445288</text:p>
          </table:table-cell>
          <table:table-cell office:value-type="float" office:value="83.1638906202776" calcext:value-type="float">
            <text:p>83.163890620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0.311583408902129" calcext:value-type="float">
            <text:p>0.3115834089</text:p>
          </table:table-cell>
          <table:table-cell office:value-type="float" office:value="83.1838365425219" calcext:value-type="float">
            <text:p>83.18383654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.3114661181347" calcext:value-type="float">
            <text:p>0.3114661181</text:p>
          </table:table-cell>
          <table:table-cell office:value-type="float" office:value="83.2221438975318" calcext:value-type="float">
            <text:p>83.222143897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311397798781003" calcext:value-type="float">
            <text:p>0.3113977988</text:p>
          </table:table-cell>
          <table:table-cell office:value-type="float" office:value="83.2444756562217" calcext:value-type="float">
            <text:p>83.244475656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0.311302794961051" calcext:value-type="float">
            <text:p>0.311302795</text:p>
          </table:table-cell>
          <table:table-cell office:value-type="float" office:value="83.2755525759542" calcext:value-type="float">
            <text:p>83.27555257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31126129483642" calcext:value-type="float">
            <text:p>0.3112612948</text:p>
          </table:table-cell>
          <table:table-cell office:value-type="float" office:value="83.2891360841356" calcext:value-type="float">
            <text:p>83.289136084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11197938834427" calcext:value-type="float">
            <text:p>0.3111979388</text:p>
          </table:table-cell>
          <table:table-cell office:value-type="float" office:value="83.3098830441969" calcext:value-type="float">
            <text:p>83.309883044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31116386170297" calcext:value-type="float">
            <text:p>0.3111638617</text:p>
          </table:table-cell>
          <table:table-cell office:value-type="float" office:value="83.3210470355869" calcext:value-type="float">
            <text:p>83.32104703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0.310988824622382" calcext:value-type="float">
            <text:p>0.3109888246</text:p>
          </table:table-cell>
          <table:table-cell office:value-type="float" office:value="83.3784446810127" calcext:value-type="float">
            <text:p>83.37844468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310925634821719" calcext:value-type="float">
            <text:p>0.3109256348</text:p>
          </table:table-cell>
          <table:table-cell office:value-type="float" office:value="83.3991878678178" calcext:value-type="float">
            <text:p>83.399187867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.31092081879871" calcext:value-type="float">
            <text:p>0.3109208188</text:p>
          </table:table-cell>
          <table:table-cell office:value-type="float" office:value="83.4007692968739" calcext:value-type="float">
            <text:p>83.40076929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28" calcext:value-type="float">
            <text:p>-28</text:p>
          </table:table-cell>
          <table:table-cell office:value-type="float" office:value="0.310755807368706" calcext:value-type="float">
            <text:p>0.3107558074</text:p>
          </table:table-cell>
          <table:table-cell office:value-type="float" office:value="83.4549951901183" calcext:value-type="float">
            <text:p>83.45499519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0.310620145584991" calcext:value-type="float">
            <text:p>0.3106201456</text:p>
          </table:table-cell>
          <table:table-cell office:value-type="float" office:value="83.499636555528" calcext:value-type="float">
            <text:p>83.49963655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1" calcext:value-type="float">
            <text:p>-41</text:p>
          </table:table-cell>
          <table:table-cell office:value-type="float" office:value="0.310513718633314" calcext:value-type="float">
            <text:p>0.3105137186</text:p>
          </table:table-cell>
          <table:table-cell office:value-type="float" office:value="83.5346959832693" calcext:value-type="float">
            <text:p>83.53469598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office:value-type="float" office:value="0.310383164379162" calcext:value-type="float">
            <text:p>0.3103831644</text:p>
          </table:table-cell>
          <table:table-cell office:value-type="float" office:value="83.5777494265316" calcext:value-type="float">
            <text:p>83.577749426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.310134543478219" calcext:value-type="float">
            <text:p>0.3101345435</text:p>
          </table:table-cell>
          <table:table-cell office:value-type="float" office:value="83.6598785533763" calcext:value-type="float">
            <text:p>83.659878553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.310132107396748" calcext:value-type="float">
            <text:p>0.3101321074</text:p>
          </table:table-cell>
          <table:table-cell office:value-type="float" office:value="83.6606841978066" calcext:value-type="float">
            <text:p>83.660684197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31003095570134" calcext:value-type="float">
            <text:p>0.3100309557</text:p>
          </table:table-cell>
          <table:table-cell office:value-type="float" office:value="83.6941520614279" calcext:value-type="float">
            <text:p>83.69415206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309997260457371" calcext:value-type="float">
            <text:p>0.3099972605</text:p>
          </table:table-cell>
          <table:table-cell office:value-type="float" office:value="83.7053075353497" calcext:value-type="float">
            <text:p>83.70530753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09850533938551" calcext:value-type="float">
            <text:p>0.3098505339</text:p>
          </table:table-cell>
          <table:table-cell office:value-type="float" office:value="83.7539238822695" calcext:value-type="float">
            <text:p>83.75392388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309768983227583" calcext:value-type="float">
            <text:p>0.3097689832</text:p>
          </table:table-cell>
          <table:table-cell office:value-type="float" office:value="83.7809728015475" calcext:value-type="float">
            <text:p>83.78097280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309761700966729" calcext:value-type="float">
            <text:p>0.309761701</text:p>
          </table:table-cell>
          <table:table-cell office:value-type="float" office:value="83.783389169135" calcext:value-type="float">
            <text:p>83.783389169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309716053795142" calcext:value-type="float">
            <text:p>0.3097160538</text:p>
          </table:table-cell>
          <table:table-cell office:value-type="float" office:value="83.7985392418265" calcext:value-type="float">
            <text:p>83.79853924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30958174859955" calcext:value-type="float">
            <text:p>0.3095817486</text:p>
          </table:table-cell>
          <table:table-cell office:value-type="float" office:value="83.8431508266918" calcext:value-type="float">
            <text:p>83.84315082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309493146540383" calcext:value-type="float">
            <text:p>0.3094931465</text:p>
          </table:table-cell>
          <table:table-cell office:value-type="float" office:value="83.8726111400071" calcext:value-type="float">
            <text:p>83.87261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9339881785446" calcext:value-type="float">
            <text:p>0.3093398818</text:p>
          </table:table-cell>
          <table:table-cell office:value-type="float" office:value="83.9236278321777" calcext:value-type="float">
            <text:p>83.92362783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309328071428571" calcext:value-type="float">
            <text:p>0.3093280714</text:p>
          </table:table-cell>
          <table:table-cell office:value-type="float" office:value="83.9275620494014" calcext:value-type="float">
            <text:p>83.92756204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.308546682271623" calcext:value-type="float">
            <text:p>0.3085466823</text:p>
          </table:table-cell>
          <table:table-cell office:value-type="float" office:value="84.18879634929" calcext:value-type="float">
            <text:p>84.188796349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.308537087185523" calcext:value-type="float">
            <text:p>0.3085370872</text:p>
          </table:table-cell>
          <table:table-cell office:value-type="float" office:value="84.1920157554089" calcext:value-type="float">
            <text:p>84.192015755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0.30836165398601" calcext:value-type="float">
            <text:p>0.308361654</text:p>
          </table:table-cell>
          <table:table-cell office:value-type="float" office:value="84.2509280023488" calcext:value-type="float">
            <text:p>84.25092800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08139266813496" calcext:value-type="float">
            <text:p>0.3081392668</text:p>
          </table:table-cell>
          <table:table-cell office:value-type="float" office:value="84.3257437575098" calcext:value-type="float">
            <text:p>84.325743757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308007001591392" calcext:value-type="float">
            <text:p>0.3080070016</text:p>
          </table:table-cell>
          <table:table-cell office:value-type="float" office:value="84.3703128311886" calcext:value-type="float">
            <text:p>84.37031283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07999842887789" calcext:value-type="float">
            <text:p>0.3079998429</text:p>
          </table:table-cell>
          <table:table-cell office:value-type="float" office:value="84.3727266215139" calcext:value-type="float">
            <text:p>84.37272662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0.307924331482859" calcext:value-type="float">
            <text:p>0.3079243315</text:p>
          </table:table-cell>
          <table:table-cell office:value-type="float" office:value="84.3981973982328" calcext:value-type="float">
            <text:p>84.398197398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0.307834762129211" calcext:value-type="float">
            <text:p>0.3078347621</text:p>
          </table:table-cell>
          <table:table-cell office:value-type="float" office:value="84.4284329312648" calcext:value-type="float">
            <text:p>84.428432931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0.307533533705713" calcext:value-type="float">
            <text:p>0.3075335337</text:p>
          </table:table-cell>
          <table:table-cell office:value-type="float" office:value="84.5302997748226" calcext:value-type="float">
            <text:p>84.530299774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0.307256603772981" calcext:value-type="float">
            <text:p>0.3072566038</text:p>
          </table:table-cell>
          <table:table-cell office:value-type="float" office:value="84.6241986448154" calcext:value-type="float">
            <text:p>84.624198644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0.307191016612027" calcext:value-type="float">
            <text:p>0.3071910166</text:p>
          </table:table-cell>
          <table:table-cell office:value-type="float" office:value="84.6464724076365" calcext:value-type="float">
            <text:p>84.64647240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307177083558839" calcext:value-type="float">
            <text:p>0.3071770836</text:p>
          </table:table-cell>
          <table:table-cell office:value-type="float" office:value="84.6512058824287" calcext:value-type="float">
            <text:p>84.651205882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0.307169982565027" calcext:value-type="float">
            <text:p>0.3071699826</text:p>
          </table:table-cell>
          <table:table-cell office:value-type="float" office:value="84.6536185360672" calcext:value-type="float">
            <text:p>84.653618536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307134935419634" calcext:value-type="float">
            <text:p>0.3071349354</text:p>
          </table:table-cell>
          <table:table-cell office:value-type="float" office:value="84.6655285648209" calcext:value-type="float">
            <text:p>84.665528564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0.307125471433962" calcext:value-type="float">
            <text:p>0.3071254714</text:p>
          </table:table-cell>
          <table:table-cell office:value-type="float" office:value="84.6687453590621" calcext:value-type="float">
            <text:p>84.668745359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0.306994506847486" calcext:value-type="float">
            <text:p>0.3069945068</text:p>
          </table:table-cell>
          <table:table-cell office:value-type="float" office:value="84.713288841542" calcext:value-type="float">
            <text:p>84.71328884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0.306908107057824" calcext:value-type="float">
            <text:p>0.3069081071</text:p>
          </table:table-cell>
          <table:table-cell office:value-type="float" office:value="84.7427044761955" calcext:value-type="float">
            <text:p>84.742704476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06747131717537" calcext:value-type="float">
            <text:p>0.3067471317</text:p>
          </table:table-cell>
          <table:table-cell office:value-type="float" office:value="84.7975726740911" calcext:value-type="float">
            <text:p>84.797572674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7" calcext:value-type="float">
            <text:p>-37</text:p>
          </table:table-cell>
          <table:table-cell office:value-type="float" office:value="0.306537446696309" calcext:value-type="float">
            <text:p>0.3065374467</text:p>
          </table:table-cell>
          <table:table-cell office:value-type="float" office:value="84.8691659786546" calcext:value-type="float">
            <text:p>84.869165978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6263107229408" calcext:value-type="float">
            <text:p>0.3062631072</text:p>
          </table:table-cell>
          <table:table-cell office:value-type="float" office:value="84.9630444092142" calcext:value-type="float">
            <text:p>84.963044409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.306198154096163" calcext:value-type="float">
            <text:p>0.3061981541</text:p>
          </table:table-cell>
          <table:table-cell office:value-type="float" office:value="84.9853061984076" calcext:value-type="float">
            <text:p>84.985306198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306038292717705" calcext:value-type="float">
            <text:p>0.3060382927</text:p>
          </table:table-cell>
          <table:table-cell office:value-type="float" office:value="85.0401536318169" calcext:value-type="float">
            <text:p>85.040153631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.306008133489441" calcext:value-type="float">
            <text:p>0.3060081335</text:p>
          </table:table-cell>
          <table:table-cell office:value-type="float" office:value="85.0505101996411" calcext:value-type="float">
            <text:p>85.050510199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305975732806595" calcext:value-type="float">
            <text:p>0.3059757328</text:p>
          </table:table-cell>
          <table:table-cell office:value-type="float" office:value="85.0616397064972" calcext:value-type="float">
            <text:p>85.061639706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05809301251966" calcext:value-type="float">
            <text:p>0.3058093013</text:p>
          </table:table-cell>
          <table:table-cell office:value-type="float" office:value="85.1188611158169" calcext:value-type="float">
            <text:p>85.118861115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0.305749215834913" calcext:value-type="float">
            <text:p>0.3057492158</text:p>
          </table:table-cell>
          <table:table-cell office:value-type="float" office:value="85.1395410483374" calcext:value-type="float">
            <text:p>85.13954104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305587725658188" calcext:value-type="float">
            <text:p>0.3055877257</text:p>
          </table:table-cell>
          <table:table-cell office:value-type="float" office:value="85.195179341692" calcext:value-type="float">
            <text:p>85.195179341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0.305458717593368" calcext:value-type="float">
            <text:p>0.3054587176</text:p>
          </table:table-cell>
          <table:table-cell office:value-type="float" office:value="85.2396867041908" calcext:value-type="float">
            <text:p>85.239686704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305451735101536" calcext:value-type="float">
            <text:p>0.3054517351</text:p>
          </table:table-cell>
          <table:table-cell office:value-type="float" office:value="85.2420971675717" calcext:value-type="float">
            <text:p>85.24209716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0535750659846" calcext:value-type="float">
            <text:p>0.3053575066</text:p>
          </table:table-cell>
          <table:table-cell office:value-type="float" office:value="85.2746416433929" calcext:value-type="float">
            <text:p>85.27464164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0.305233346092687" calcext:value-type="float">
            <text:p>0.3052333461</text:p>
          </table:table-cell>
          <table:table-cell office:value-type="float" office:value="85.3175676776916" calcext:value-type="float">
            <text:p>85.317567677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04994569855523" calcext:value-type="float">
            <text:p>0.3049945699</text:p>
          </table:table-cell>
          <table:table-cell office:value-type="float" office:value="85.4002598269849" calcext:value-type="float">
            <text:p>85.4002598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304898360727675" calcext:value-type="float">
            <text:p>0.3048983607</text:p>
          </table:table-cell>
          <table:table-cell office:value-type="float" office:value="85.4336308286181" calcext:value-type="float">
            <text:p>85.433630828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0.304866311245204" calcext:value-type="float">
            <text:p>0.3048663112</text:p>
          </table:table-cell>
          <table:table-cell office:value-type="float" office:value="85.4447541503123" calcext:value-type="float">
            <text:p>85.444754150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669607085739" calcext:value-type="float">
            <text:p>0.3046696071</text:p>
          </table:table-cell>
          <table:table-cell office:value-type="float" office:value="85.5130968425822" calcext:value-type="float">
            <text:p>85.513096842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0.304386778588305" calcext:value-type="float">
            <text:p>0.3043867786</text:p>
          </table:table-cell>
          <table:table-cell office:value-type="float" office:value="85.6115835692898" calcext:value-type="float">
            <text:p>85.611583569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0.304240972017815" calcext:value-type="float">
            <text:p>0.304240972</text:p>
          </table:table-cell>
          <table:table-cell office:value-type="float" office:value="85.6624586542593" calcext:value-type="float">
            <text:p>85.662458654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0.304191000578379" calcext:value-type="float">
            <text:p>0.3041910006</text:p>
          </table:table-cell>
          <table:table-cell office:value-type="float" office:value="85.6799108205866" calcext:value-type="float">
            <text:p>85.679910820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303922994756912" calcext:value-type="float">
            <text:p>0.3039229948</text:p>
          </table:table-cell>
          <table:table-cell office:value-type="float" office:value="85.7736500362801" calcext:value-type="float">
            <text:p>85.77365003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.303918409566789" calcext:value-type="float">
            <text:p>0.3039184096</text:p>
          </table:table-cell>
          <table:table-cell office:value-type="float" office:value="85.7752558365503" calcext:value-type="float">
            <text:p>85.775255836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0.303694140313649" calcext:value-type="float">
            <text:p>0.3036941403</text:p>
          </table:table-cell>
          <table:table-cell office:value-type="float" office:value="85.8538829515715" calcext:value-type="float">
            <text:p>85.85388295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0.303606012417709" calcext:value-type="float">
            <text:p>0.3036060124</text:p>
          </table:table-cell>
          <table:table-cell office:value-type="float" office:value="85.8848254745854" calcext:value-type="float">
            <text:p>85.88482547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0.303567514637766" calcext:value-type="float">
            <text:p>0.3035675146</text:p>
          </table:table-cell>
          <table:table-cell office:value-type="float" office:value="85.8983504827836" calcext:value-type="float">
            <text:p>85.898350482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0.303538166882858" calcext:value-type="float">
            <text:p>0.3035381669</text:p>
          </table:table-cell>
          <table:table-cell office:value-type="float" office:value="85.9086642148533" calcext:value-type="float">
            <text:p>85.908664214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303348579962225" calcext:value-type="float">
            <text:p>0.30334858</text:p>
          </table:table-cell>
          <table:table-cell office:value-type="float" office:value="85.9753600273583" calcext:value-type="float">
            <text:p>85.97536002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0.303314737731413" calcext:value-type="float">
            <text:p>0.3033147377</text:p>
          </table:table-cell>
          <table:table-cell office:value-type="float" office:value="85.987278148374" calcext:value-type="float">
            <text:p>85.987278148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.302965840729836" calcext:value-type="float">
            <text:p>0.3029658407</text:p>
          </table:table-cell>
          <table:table-cell office:value-type="float" office:value="86.1103710490875" calcext:value-type="float">
            <text:p>86.11037104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0.302873893477828" calcext:value-type="float">
            <text:p>0.3028738935</text:p>
          </table:table-cell>
          <table:table-cell office:value-type="float" office:value="86.1428783983342" calcext:value-type="float">
            <text:p>86.142878398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0.302615967904056" calcext:value-type="float">
            <text:p>0.3026159679</text:p>
          </table:table-cell>
          <table:table-cell office:value-type="float" office:value="86.2342178699241" calcext:value-type="float">
            <text:p>86.23421786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02258369154284" calcext:value-type="float">
            <text:p>0.3022583692</text:p>
          </table:table-cell>
          <table:table-cell office:value-type="float" office:value="86.3612258710215" calcext:value-type="float">
            <text:p>86.3612258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302195930340158" calcext:value-type="float">
            <text:p>0.3021959303</text:p>
          </table:table-cell>
          <table:table-cell office:value-type="float" office:value="86.3834465943819" calcext:value-type="float">
            <text:p>86.383446594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0.302182665942027" calcext:value-type="float">
            <text:p>0.3021826659</text:p>
          </table:table-cell>
          <table:table-cell office:value-type="float" office:value="86.3881688316924" calcext:value-type="float">
            <text:p>86.388168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302133530204816" calcext:value-type="float">
            <text:p>0.3021335302</text:p>
          </table:table-cell>
          <table:table-cell office:value-type="float" office:value="86.4056667730732" calcext:value-type="float">
            <text:p>86.405666773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0.302008845810877" calcext:value-type="float">
            <text:p>0.3020088458</text:p>
          </table:table-cell>
          <table:table-cell office:value-type="float" office:value="86.450105509975" calcext:value-type="float">
            <text:p>86.4501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0.301773319125734" calcext:value-type="float">
            <text:p>0.3017733191</text:p>
          </table:table-cell>
          <table:table-cell office:value-type="float" office:value="86.5341940425206" calcext:value-type="float">
            <text:p>86.534194042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.301697723530003" calcext:value-type="float">
            <text:p>0.3016977235</text:p>
          </table:table-cell>
          <table:table-cell office:value-type="float" office:value="86.5612235989173" calcext:value-type="float">
            <text:p>86.561223598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0.301573662964703" calcext:value-type="float">
            <text:p>0.301573663</text:p>
          </table:table-cell>
          <table:table-cell office:value-type="float" office:value="86.6056244289333" calcext:value-type="float">
            <text:p>86.60562442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0.301473940776971" calcext:value-type="float">
            <text:p>0.3014739408</text:p>
          </table:table-cell>
          <table:table-cell office:value-type="float" office:value="86.6413529041804" calcext:value-type="float">
            <text:p>86.64135290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0.30141861067327" calcext:value-type="float">
            <text:p>0.3014186107</text:p>
          </table:table-cell>
          <table:table-cell office:value-type="float" office:value="86.6611913117066" calcext:value-type="float">
            <text:p>86.661191311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301325830130849" calcext:value-type="float">
            <text:p>0.3013258301</text:p>
          </table:table-cell>
          <table:table-cell office:value-type="float" office:value="86.6944810688744" calcext:value-type="float">
            <text:p>86.694481068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301250570247001" calcext:value-type="float">
            <text:p>0.3012505702</text:p>
          </table:table-cell>
          <table:table-cell office:value-type="float" office:value="86.7215061701546" calcext:value-type="float">
            <text:p>86.72150617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01164551952642" calcext:value-type="float">
            <text:p>0.301164552</text:p>
          </table:table-cell>
          <table:table-cell office:value-type="float" office:value="86.7524184335068" calcext:value-type="float">
            <text:p>86.752418433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301126975354228" calcext:value-type="float">
            <text:p>0.3011269754</text:p>
          </table:table-cell>
          <table:table-cell office:value-type="float" office:value="86.7659302951945" calcext:value-type="float">
            <text:p>86.765930295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office:value-type="float" office:value="0.301047662376196" calcext:value-type="float">
            <text:p>0.3010476624</text:p>
          </table:table-cell>
          <table:table-cell office:value-type="float" office:value="86.7944658215" calcext:value-type="float">
            <text:p>86.79446582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301038750010794" calcext:value-type="float">
            <text:p>0.30103875</text:p>
          </table:table-cell>
          <table:table-cell office:value-type="float" office:value="86.7976737061591" calcext:value-type="float">
            <text:p>86.797673706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0.30088024125176" calcext:value-type="float">
            <text:p>0.3008802413</text:p>
          </table:table-cell>
          <table:table-cell office:value-type="float" office:value="86.8547727336688" calcext:value-type="float">
            <text:p>86.85477273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300823014103176" calcext:value-type="float">
            <text:p>0.3008230141</text:p>
          </table:table-cell>
          <table:table-cell office:value-type="float" office:value="86.8754088659802" calcext:value-type="float">
            <text:p>86.8754088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0.300818652433377" calcext:value-type="float">
            <text:p>0.3008186524</text:p>
          </table:table-cell>
          <table:table-cell office:value-type="float" office:value="86.8769821521879" calcext:value-type="float">
            <text:p>86.876982152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0.300669200684226" calcext:value-type="float">
            <text:p>0.3006692007</text:p>
          </table:table-cell>
          <table:table-cell office:value-type="float" office:value="86.9309304471444" calcext:value-type="float">
            <text:p>86.93093044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float" office:value="0.300449912084788" calcext:value-type="float">
            <text:p>0.3004499121</text:p>
          </table:table-cell>
          <table:table-cell office:value-type="float" office:value="87.0102289173102" calcext:value-type="float">
            <text:p>87.01022891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00386289251653" calcext:value-type="float">
            <text:p>0.3003862893</text:p>
          </table:table-cell>
          <table:table-cell office:value-type="float" office:value="87.0332674387997" calcext:value-type="float">
            <text:p>87.033267438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00331639970818" calcext:value-type="float">
            <text:p>0.30033164</text:p>
          </table:table-cell>
          <table:table-cell office:value-type="float" office:value="87.0530678460989" calcext:value-type="float">
            <text:p>87.053067846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office:value-type="float" office:value="0.300285612803866" calcext:value-type="float">
            <text:p>0.3002856128</text:p>
          </table:table-cell>
          <table:table-cell office:value-type="float" office:value="87.0697524218157" calcext:value-type="float">
            <text:p>87.069752421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0.300106382257197" calcext:value-type="float">
            <text:p>0.3001063823</text:p>
          </table:table-cell>
          <table:table-cell office:value-type="float" office:value="87.1347932387529" calcext:value-type="float">
            <text:p>87.1347932388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0.300012518566858" calcext:value-type="float">
            <text:p>0.3000125186</text:p>
          </table:table-cell>
          <table:table-cell office:value-type="float" office:value="87.168900387615" calcext:value-type="float">
            <text:p>87.168900387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0.299981985104073" calcext:value-type="float">
            <text:p>0.2999819851</text:p>
          </table:table-cell>
          <table:table-cell office:value-type="float" office:value="87.1800019840656" calcext:value-type="float">
            <text:p>87.180001984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99794578833958" calcext:value-type="float">
            <text:p>0.2997945788</text:p>
          </table:table-cell>
          <table:table-cell office:value-type="float" office:value="87.2482126375091" calcext:value-type="float">
            <text:p>87.248212637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299788061382239" calcext:value-type="float">
            <text:p>0.2997880614</text:p>
          </table:table-cell>
          <table:table-cell office:value-type="float" office:value="87.2505870392126" calcext:value-type="float">
            <text:p>87.250587039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40" calcext:value-type="float">
            <text:p>-40</text:p>
          </table:table-cell>
          <table:table-cell office:value-type="float" office:value="0.299775111519372" calcext:value-type="float">
            <text:p>0.2997751115</text:p>
          </table:table-cell>
          <table:table-cell office:value-type="float" office:value="87.2553053066619" calcext:value-type="float">
            <text:p>87.255305306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9768511577164" calcext:value-type="float">
            <text:p>0.2997685116</text:p>
          </table:table-cell>
          <table:table-cell office:value-type="float" office:value="87.2577102159876" calcext:value-type="float">
            <text:p>87.25771021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0.299735937066207" calcext:value-type="float">
            <text:p>0.2997359371</text:p>
          </table:table-cell>
          <table:table-cell office:value-type="float" office:value="87.269582083073" calcext:value-type="float">
            <text:p>87.26958208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299525098989921" calcext:value-type="float">
            <text:p>0.299525099</text:p>
          </table:table-cell>
          <table:table-cell office:value-type="float" office:value="87.3465134512531" calcext:value-type="float">
            <text:p>87.346513451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299375458138624" calcext:value-type="float">
            <text:p>0.2993754581</text:p>
          </table:table-cell>
          <table:table-cell office:value-type="float" office:value="87.4012106789183" calcext:value-type="float">
            <text:p>87.401210678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299180520543355" calcext:value-type="float">
            <text:p>0.2991805205</text:p>
          </table:table-cell>
          <table:table-cell office:value-type="float" office:value="87.4725845050081" calcext:value-type="float">
            <text:p>87.47258450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299083152843693" calcext:value-type="float">
            <text:p>0.2990831528</text:p>
          </table:table-cell>
          <table:table-cell office:value-type="float" office:value="87.5082851972729" calcext:value-type="float">
            <text:p>87.508285197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.299078783232157" calcext:value-type="float">
            <text:p>0.2990787832</text:p>
          </table:table-cell>
          <table:table-cell office:value-type="float" office:value="87.509888147117" calcext:value-type="float">
            <text:p>87.50988814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0.298938536343049" calcext:value-type="float">
            <text:p>0.2989385363</text:p>
          </table:table-cell>
          <table:table-cell office:value-type="float" office:value="87.561372674599" calcext:value-type="float">
            <text:p>87.561372674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298781059123813" calcext:value-type="float">
            <text:p>0.2987810591</text:p>
          </table:table-cell>
          <table:table-cell office:value-type="float" office:value="87.6192665217557" calcext:value-type="float">
            <text:p>87.61926652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7" calcext:value-type="float">
            <text:p>-27</text:p>
          </table:table-cell>
          <table:table-cell office:value-type="float" office:value="0.298716396407489" calcext:value-type="float">
            <text:p>0.2987163964</text:p>
          </table:table-cell>
          <table:table-cell office:value-type="float" office:value="87.6430644929551" calcext:value-type="float">
            <text:p>87.64306449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.298535696280504" calcext:value-type="float">
            <text:p>0.2985356963</text:p>
          </table:table-cell>
          <table:table-cell office:value-type="float" office:value="87.7096478432789" calcext:value-type="float">
            <text:p>87.709647843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298297357224526" calcext:value-type="float">
            <text:p>0.2982973572</text:p>
          </table:table-cell>
          <table:table-cell office:value-type="float" office:value="87.7976500455379" calcext:value-type="float">
            <text:p>87.797650045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8170865266447" calcext:value-type="float">
            <text:p>0.2981708653</text:p>
          </table:table-cell>
          <table:table-cell office:value-type="float" office:value="87.8444384290456" calcext:value-type="float">
            <text:p>87.84443842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.298102353255851" calcext:value-type="float">
            <text:p>0.2981023533</text:p>
          </table:table-cell>
          <table:table-cell office:value-type="float" office:value="87.8698047513537" calcext:value-type="float">
            <text:p>87.869804751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0.298021082270238" calcext:value-type="float">
            <text:p>0.2980210823</text:p>
          </table:table-cell>
          <table:table-cell office:value-type="float" office:value="87.8999171834374" calcext:value-type="float">
            <text:p>87.89991718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1" calcext:value-type="float">
            <text:p>-21</text:p>
          </table:table-cell>
          <table:table-cell office:value-type="float" office:value="0.297922764515338" calcext:value-type="float">
            <text:p>0.2979227645</text:p>
          </table:table-cell>
          <table:table-cell office:value-type="float" office:value="87.9363779328989" calcext:value-type="float">
            <text:p>87.936377932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0.297656060648233" calcext:value-type="float">
            <text:p>0.2976560606</text:p>
          </table:table-cell>
          <table:table-cell office:value-type="float" office:value="88.0354618239243" calcext:value-type="float">
            <text:p>88.035461823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74432125" calcext:value-type="float">
            <text:p>0.2974432125</text:p>
          </table:table-cell>
          <table:table-cell office:value-type="float" office:value="88.11472469093" calcext:value-type="float">
            <text:p>88.114724690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0.297436847199559" calcext:value-type="float">
            <text:p>0.2974368472</text:p>
          </table:table-cell>
          <table:table-cell office:value-type="float" office:value="88.1170976398997" calcext:value-type="float">
            <text:p>88.11709763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97424199634709" calcext:value-type="float">
            <text:p>0.2974241996</text:p>
          </table:table-cell>
          <table:table-cell office:value-type="float" office:value="88.1218130249911" calcext:value-type="float">
            <text:p>88.1218130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297417753749877" calcext:value-type="float">
            <text:p>0.2974177537</text:p>
          </table:table-cell>
          <table:table-cell office:value-type="float" office:value="88.12421646744" calcext:value-type="float">
            <text:p>88.124216467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0.29738593950325" calcext:value-type="float">
            <text:p>0.2973859395</text:p>
          </table:table-cell>
          <table:table-cell office:value-type="float" office:value="88.1360811156899" calcext:value-type="float">
            <text:p>88.136081115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297377348399461" calcext:value-type="float">
            <text:p>0.2973773484</text:p>
          </table:table-cell>
          <table:table-cell office:value-type="float" office:value="88.1392856788408" calcext:value-type="float">
            <text:p>88.139285678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0.297258457839176" calcext:value-type="float">
            <text:p>0.2972584578</text:p>
          </table:table-cell>
          <table:table-cell office:value-type="float" office:value="88.1836609226457" calcext:value-type="float">
            <text:p>88.18366092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34" calcext:value-type="float">
            <text:p>-34</text:p>
          </table:table-cell>
          <table:table-cell office:value-type="float" office:value="0.297180018310358" calcext:value-type="float">
            <text:p>0.2971800183</text:p>
          </table:table-cell>
          <table:table-cell office:value-type="float" office:value="88.2129666084609" calcext:value-type="float">
            <text:p>88.212966608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296961772747585" calcext:value-type="float">
            <text:p>0.2969617727</text:p>
          </table:table-cell>
          <table:table-cell office:value-type="float" office:value="88.2946248227236" calcext:value-type="float">
            <text:p>88.294624822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296744088560929" calcext:value-type="float">
            <text:p>0.2967440886</text:p>
          </table:table-cell>
          <table:table-cell office:value-type="float" office:value="88.3762490731158" calcext:value-type="float">
            <text:p>88.37624907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296607099023305" calcext:value-type="float">
            <text:p>0.296607099</text:p>
          </table:table-cell>
          <table:table-cell office:value-type="float" office:value="88.4277059980543" calcext:value-type="float">
            <text:p>88.42770599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.296594313624077" calcext:value-type="float">
            <text:p>0.2965943136</text:p>
          </table:table-cell>
          <table:table-cell office:value-type="float" office:value="88.4325121078083" calcext:value-type="float">
            <text:p>88.43251210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.296535318910241" calcext:value-type="float">
            <text:p>0.2965353189</text:p>
          </table:table-cell>
          <table:table-cell office:value-type="float" office:value="88.4546964917751" calcext:value-type="float">
            <text:p>88.454696491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0.296417435015809" calcext:value-type="float">
            <text:p>0.296417435</text:p>
          </table:table-cell>
          <table:table-cell office:value-type="float" office:value="88.4990645678805" calcext:value-type="float">
            <text:p>88.499064567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29636271628896" calcext:value-type="float">
            <text:p>0.2963627163</text:p>
          </table:table-cell>
          <table:table-cell office:value-type="float" office:value="88.5196767942843" calcext:value-type="float">
            <text:p>88.519676794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36" calcext:value-type="float">
            <text:p>-36</text:p>
          </table:table-cell>
          <table:table-cell office:value-type="float" office:value="0.29634178451099" calcext:value-type="float">
            <text:p>0.2963417845</text:p>
          </table:table-cell>
          <table:table-cell office:value-type="float" office:value="88.5275646420138" calcext:value-type="float">
            <text:p>88.52756464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0.296213598602776" calcext:value-type="float">
            <text:p>0.2962135986</text:p>
          </table:table-cell>
          <table:table-cell office:value-type="float" office:value="88.5759055860598" calcext:value-type="float">
            <text:p>88.575905586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96182088382466" calcext:value-type="float">
            <text:p>0.2961820884</text:p>
          </table:table-cell>
          <table:table-cell office:value-type="float" office:value="88.5877980460886" calcext:value-type="float">
            <text:p>88.587798046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0.296177844693597" calcext:value-type="float">
            <text:p>0.2961778447</text:p>
          </table:table-cell>
          <table:table-cell office:value-type="float" office:value="88.5893999673577" calcext:value-type="float">
            <text:p>88.589399967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0.296123339261796" calcext:value-type="float">
            <text:p>0.2961233393</text:p>
          </table:table-cell>
          <table:table-cell office:value-type="float" office:value="88.6099808779926" calcext:value-type="float">
            <text:p>88.60998087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0.295863549657527" calcext:value-type="float">
            <text:p>0.2958635497</text:p>
          </table:table-cell>
          <table:table-cell office:value-type="float" office:value="88.7082297433913" calcext:value-type="float">
            <text:p>88.708229743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295771577185744" calcext:value-type="float">
            <text:p>0.2957715772</text:p>
          </table:table-cell>
          <table:table-cell office:value-type="float" office:value="88.7430736096562" calcext:value-type="float">
            <text:p>88.743073609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8" calcext:value-type="float">
            <text:p>-38</text:p>
          </table:table-cell>
          <table:table-cell office:value-type="float" office:value="0.295658742311266" calcext:value-type="float">
            <text:p>0.2956587423</text:p>
          </table:table-cell>
          <table:table-cell office:value-type="float" office:value="88.7858650098904" calcext:value-type="float">
            <text:p>88.78586500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.295441722786026" calcext:value-type="float">
            <text:p>0.2954417228</text:p>
          </table:table-cell>
          <table:table-cell office:value-type="float" office:value="88.8683032940465" calcext:value-type="float">
            <text:p>88.8683032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295354271115991" calcext:value-type="float">
            <text:p>0.2953542711</text:p>
          </table:table-cell>
          <table:table-cell office:value-type="float" office:value="88.9015738941118" calcext:value-type="float">
            <text:p>88.901573894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295325137812084" calcext:value-type="float">
            <text:p>0.2953251378</text:p>
          </table:table-cell>
          <table:table-cell office:value-type="float" office:value="88.9126640112632" calcext:value-type="float">
            <text:p>88.912664011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0.295121445787278" calcext:value-type="float">
            <text:p>0.2951214458</text:p>
          </table:table-cell>
          <table:table-cell office:value-type="float" office:value="88.9902937138412" calcext:value-type="float">
            <text:p>88.99029371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29488917019476" calcext:value-type="float">
            <text:p>0.2948891702</text:p>
          </table:table-cell>
          <table:table-cell office:value-type="float" office:value="89.0790111124042" calcext:value-type="float">
            <text:p>89.07901111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94756584893667" calcext:value-type="float">
            <text:p>0.2947565849</text:p>
          </table:table-cell>
          <table:table-cell office:value-type="float" office:value="89.1297449654024" calcext:value-type="float">
            <text:p>89.129744965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294675929335888" calcext:value-type="float">
            <text:p>0.2946759293</text:p>
          </table:table-cell>
          <table:table-cell office:value-type="float" office:value="89.1606410372391" calcext:value-type="float">
            <text:p>89.160641037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office:value-type="float" office:value="0.294512889279405" calcext:value-type="float">
            <text:p>0.2945128893</text:p>
          </table:table-cell>
          <table:table-cell office:value-type="float" office:value="89.2231722698007" calcext:value-type="float">
            <text:p>89.223172269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0.294467400209308" calcext:value-type="float">
            <text:p>0.2944674002</text:p>
          </table:table-cell>
          <table:table-cell office:value-type="float" office:value="89.2406371931944" calcext:value-type="float">
            <text:p>89.24063719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94316880323859" calcext:value-type="float">
            <text:p>0.2943168803</text:p>
          </table:table-cell>
          <table:table-cell office:value-type="float" office:value="89.2984845479622" calcext:value-type="float">
            <text:p>89.2984845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35" calcext:value-type="float">
            <text:p>-35</text:p>
          </table:table-cell>
          <table:table-cell office:value-type="float" office:value="0.294179065012562" calcext:value-type="float">
            <text:p>0.294179065</text:p>
          </table:table-cell>
          <table:table-cell office:value-type="float" office:value="89.3515265763861" calcext:value-type="float">
            <text:p>89.35152657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0.29409057311356" calcext:value-type="float">
            <text:p>0.2940905731</text:p>
          </table:table-cell>
          <table:table-cell office:value-type="float" office:value="89.3856241510288" calcext:value-type="float">
            <text:p>89.3856241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0.293914065467486" calcext:value-type="float">
            <text:p>0.2939140655</text:p>
          </table:table-cell>
          <table:table-cell office:value-type="float" office:value="89.4537271951338" calcext:value-type="float">
            <text:p>89.45372719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0.293860721184501" calcext:value-type="float">
            <text:p>0.2938607212</text:p>
          </table:table-cell>
          <table:table-cell office:value-type="float" office:value="89.4743333477813" calcext:value-type="float">
            <text:p>89.47433334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29385665539714" calcext:value-type="float">
            <text:p>0.2938566554</text:p>
          </table:table-cell>
          <table:table-cell office:value-type="float" office:value="89.4759043621895" calcext:value-type="float">
            <text:p>89.475904362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.293531172576378" calcext:value-type="float">
            <text:p>0.2935311726</text:p>
          </table:table-cell>
          <table:table-cell office:value-type="float" office:value="89.6018811523059" calcext:value-type="float">
            <text:p>89.601881152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293512900026389" calcext:value-type="float">
            <text:p>0.2935129</text:p>
          </table:table-cell>
          <table:table-cell office:value-type="float" office:value="89.6089658318872" calcext:value-type="float">
            <text:p>89.60896583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293453582280787" calcext:value-type="float">
            <text:p>0.2934535823</text:p>
          </table:table-cell>
          <table:table-cell office:value-type="float" office:value="89.631973740668" calcext:value-type="float">
            <text:p>89.631973740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0.293402629512221" calcext:value-type="float">
            <text:p>0.2934026295</text:p>
          </table:table-cell>
          <table:table-cell office:value-type="float" office:value="89.6517481736366" calcext:value-type="float">
            <text:p>89.651748173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.293278139962686" calcext:value-type="float">
            <text:p>0.29327814</text:p>
          </table:table-cell>
          <table:table-cell office:value-type="float" office:value="89.7001049356429" calcext:value-type="float">
            <text:p>89.700104935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293190536721338" calcext:value-type="float">
            <text:p>0.2931905367</text:p>
          </table:table-cell>
          <table:table-cell office:value-type="float" office:value="89.7341703680899" calcext:value-type="float">
            <text:p>89.734170368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293076595506306" calcext:value-type="float">
            <text:p>0.2930765955</text:p>
          </table:table-cell>
          <table:table-cell office:value-type="float" office:value="89.778523169148" calcext:value-type="float">
            <text:p>89.778523169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0.292952598500597" calcext:value-type="float">
            <text:p>0.2929525985</text:p>
          </table:table-cell>
          <table:table-cell office:value-type="float" office:value="89.8268489574281" calcext:value-type="float">
            <text:p>89.826848957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292895749888839" calcext:value-type="float">
            <text:p>0.2928957499</text:p>
          </table:table-cell>
          <table:table-cell office:value-type="float" office:value="89.8490252457327" calcext:value-type="float">
            <text:p>89.8490252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292883672788992" calcext:value-type="float">
            <text:p>0.2928836728</text:p>
          </table:table-cell>
          <table:table-cell office:value-type="float" office:value="89.8537381070499" calcext:value-type="float">
            <text:p>89.85373810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.292838934359337" calcext:value-type="float">
            <text:p>0.2928389344</text:p>
          </table:table-cell>
          <table:table-cell office:value-type="float" office:value="89.8712015114201" calcext:value-type="float">
            <text:p>89.871201511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.292520906155303" calcext:value-type="float">
            <text:p>0.2925209062</text:p>
          </table:table-cell>
          <table:table-cell office:value-type="float" office:value="89.9955728697814" calcext:value-type="float">
            <text:p>89.995572869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.292510919302783" calcext:value-type="float">
            <text:p>0.2925109193</text:p>
          </table:table-cell>
          <table:table-cell office:value-type="float" office:value="89.9994849976174" calcext:value-type="float">
            <text:p>89.999484997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2:11.592000906</meta:creation-date>
    <dc:date>2015-08-26T16:54:19.140811196</dc:date>
    <meta:editing-duration>PT25M35S</meta:editing-duration>
    <meta:editing-cycles>3</meta:editing-cycles>
    <meta:generator>LibreOffice/4.4.5.2$Linux_X86_64 LibreOffice_project/40$Build-2</meta:generator>
    <meta:document-statistic meta:table-count="4" meta:cell-count="10397" meta:object-count="0"/>
  </office:meta>
</office:document-meta>
</file>